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1" svg:font-family="'Lohit Hindi'"/>
    <style:font-face style:name="OpenSymbol" svg:font-family="OpenSymbol"/>
    <style:font-face style:name="Rubik" svg:font-family="Rubik"/>
    <style:font-face style:name="StarSymbol" svg:font-family="StarSymbol"/>
    <style:font-face style:font-family-generic="modern" style:name="Courier New" svg:font-family="'Courier New'"/>
    <style:font-face style:font-family-generic="roman" style:name="Times New Roman1" svg:font-family="'Times New Roman'"/>
    <style:font-face style:font-family-generic="roman" style:font-pitch="variable" style:name="Liberation Serif" svg:font-family="'Liberation Serif'"/>
    <style:font-face style:font-family-generic="roman" style:font-pitch="variable" style:name="Times New Roman2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adornments="Gras" style:font-family-generic="swiss" style:font-pitch="variable" style:name="Calibri" svg:font-family="Calibri"/>
    <style:font-face style:font-family-generic="swiss" style:font-pitch="variable" style:name="Liberation Sans" svg:font-family="'Liberation Sans'"/>
    <style:font-face style:font-family-generic="system" style:font-pitch="variable" style:name="Arial Unicode MS" svg:font-family="'Arial Unicode MS'"/>
    <style:font-face style:font-family-generic="system" style:font-pitch="variable" style:name="Lohit Hindi" svg:font-family="'Lohit Hindi'"/>
    <style:font-face style:font-family-generic="system" style:font-pitch="variable" style:name="Mangal" svg:font-family="Mangal"/>
    <style:font-face style:font-family-generic="system" style:font-pitch="variable" style:name="WenQuanYi Micro Hei" svg:font-family="'WenQuanYi Micro Hei'"/>
  </office:font-face-decls>
  <office:automatic-styles>
    <style:style style:family="table" style:name="Tableau2">
      <style:table-properties fo:margin-left="-0.132cm" style:width="17.194cm" style:writing-mode="lr-tb" table:align="left"/>
    </style:style>
    <style:style style:family="table-column" style:name="Tableau2.A">
      <style:table-column-properties style:column-width="4.299cm"/>
    </style:style>
    <style:style style:family="table-row" style:name="Tableau2.1">
      <style:table-row-properties fo:keep-together="auto" style:min-row-height="1.217cm"/>
    </style:style>
    <style:style style:family="table-cell" style:name="Tableau2.A1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middle" style:writing-mode="lr-tb"/>
    </style:style>
    <style:style style:family="table-cell" style:name="Tableau2.D1">
      <style:table-cell-properties fo:border="0.5pt solid #000000" fo:padding-bottom="0cm" fo:padding-left="0.123cm" fo:padding-right="0.123cm" fo:padding-top="0cm" style:vertical-align="middle" style:writing-mode="lr-tb"/>
    </style:style>
    <style:style style:family="table-row" style:name="Tableau2.2">
      <style:table-row-properties fo:keep-together="auto" style:min-row-height="1.492cm"/>
    </style:style>
    <style:style style:family="paragraph" style:name="P1" style:parent-style-name="UrbanBody">
      <style:paragraph-properties fo:margin-bottom="0cm" fo:margin-top="0cm" fo:text-align="justify" loext:contextual-spacing="false" style:justify-single-word="false"/>
      <style:text-properties fo:font-size="10pt" style:font-name="Arial" style:font-size-asian="10pt" style:font-size-complex="10pt"/>
    </style:style>
    <style:style style:family="paragraph" style:name="P2" style:parent-style-name="UrbanBody">
      <style:paragraph-properties fo:margin-bottom="0cm" fo:margin-top="0cm" fo:text-align="start" loext:contextual-spacing="false" style:justify-single-word="false"/>
      <style:text-properties fo:font-size="10pt" officeooo:paragraph-rsid="0018a05b" style:font-name="Arial" style:font-size-asian="10pt" style:font-size-complex="10pt"/>
    </style:style>
    <style:style style:family="paragraph" style:name="P3" style:parent-style-name="UrbanBody">
      <style:paragraph-properties fo:margin-bottom="0cm" fo:margin-top="0cm" fo:text-align="justify" loext:contextual-spacing="false" style:justify-single-word="false"/>
      <style:text-properties fo:font-size="11pt" officeooo:paragraph-rsid="002d6398" officeooo:rsid="0020eb3a" style:font-name="Arial" style:font-size-asian="11pt" style:font-size-complex="11pt"/>
    </style:style>
    <style:style style:family="paragraph" style:name="P4" style:parent-style-name="UrbanBody">
      <style:paragraph-properties fo:margin-bottom="0cm" fo:margin-top="0cm" fo:text-align="justify" loext:contextual-spacing="false" style:justify-single-word="false"/>
      <style:text-properties fo:font-size="11pt" officeooo:paragraph-rsid="002d6398" officeooo:rsid="002d6398" style:font-name="Arial" style:font-size-asian="11pt" style:font-size-complex="11pt"/>
    </style:style>
    <style:style style:family="paragraph" style:name="P5" style:parent-style-name="UrbanBody">
      <style:paragraph-properties fo:margin-bottom="0cm" fo:margin-top="0cm" fo:text-align="start" loext:contextual-spacing="false" style:justify-single-word="false"/>
      <style:text-properties fo:font-size="11pt" officeooo:paragraph-rsid="0039cbe2" style:font-name="Arial" style:font-size-asian="11pt" style:font-size-complex="11pt"/>
    </style:style>
    <style:style style:family="paragraph" style:name="P6" style:parent-style-name="UrbanBody">
      <style:paragraph-properties fo:margin-bottom="0cm" fo:margin-top="0cm" fo:text-align="start" loext:contextual-spacing="false" style:justify-single-word="false"/>
      <style:text-properties fo:font-size="11pt" officeooo:paragraph-rsid="0038bac9" officeooo:rsid="0038bac9" style:font-name="Arial" style:font-size-asian="11pt" style:font-size-complex="11pt"/>
    </style:style>
    <style:style style:family="paragraph" style:name="P7" style:parent-style-name="UrbanBody">
      <style:paragraph-properties fo:margin-bottom="0cm" fo:margin-top="0cm" fo:text-align="justify" loext:contextual-spacing="false" style:justify-single-word="false"/>
      <style:text-properties fo:font-size="11pt" fo:font-weight="normal" officeooo:paragraph-rsid="00186935" officeooo:rsid="0016c3f7" style:font-name="Arial" style:font-name-complex="Arial" style:font-size-asian="11pt" style:font-size-complex="11pt" style:font-weight-asian="normal" style:font-weight-complex="normal"/>
    </style:style>
    <style:style style:family="paragraph" style:name="P8" style:parent-style-name="UrbanBody">
      <style:paragraph-properties fo:margin-bottom="0cm" fo:margin-top="0cm" fo:text-align="justify" loext:contextual-spacing="false" style:justify-single-word="false"/>
      <style:text-properties fo:color="#111111" fo:font-size="11pt" officeooo:paragraph-rsid="002d6398" officeooo:rsid="0024ef65" style:font-name="Arial" style:font-name-complex="Arial" style:font-size-asian="11pt" style:font-size-complex="11pt"/>
    </style:style>
    <style:style style:family="paragraph" style:name="P9" style:parent-style-name="UrbanTitle">
      <style:paragraph-properties fo:margin-bottom="0cm" fo:margin-top="0cm" fo:text-align="start" loext:contextual-spacing="false" style:justify-single-word="false"/>
      <style:text-properties fo:font-size="10pt" fo:font-weight="normal" style:font-name="Arial" style:font-size-asian="10pt" style:font-size-complex="10pt" style:font-weight-asian="normal" style:font-weight-complex="normal" style:text-underline-style="none"/>
    </style:style>
    <style:style style:family="paragraph" style:name="P10" style:parent-style-name="UrbanTitle">
      <style:paragraph-properties fo:margin-bottom="0cm" fo:margin-top="0cm" fo:text-align="start" loext:contextual-spacing="false" style:justify-single-word="false"/>
      <style:text-properties fo:font-size="10pt" style:font-name="Arial" style:font-size-asian="10pt" style:font-size-complex="10pt"/>
    </style:style>
    <style:style style:family="paragraph" style:name="P11" style:parent-style-name="UrbanTitle">
      <style:paragraph-properties fo:margin-bottom="0cm" fo:margin-top="0cm" fo:text-align="start" loext:contextual-spacing="false" style:justify-single-word="false"/>
      <style:text-properties fo:font-size="14pt" fo:font-weight="normal" style:font-name="Arial" style:font-size-asian="14pt" style:font-size-complex="14pt" style:font-weight-asian="normal" style:font-weight-complex="normal"/>
    </style:style>
    <style:style style:family="paragraph" style:name="P12" style:parent-style-name="UrbanTitle">
      <style:paragraph-properties fo:margin-bottom="0cm" fo:margin-top="0cm" fo:text-align="start" loext:contextual-spacing="false" style:justify-single-word="false"/>
      <style:text-properties fo:font-size="14pt" fo:font-weight="normal" fo:text-transform="uppercase" style:font-name="Arial" style:font-size-asian="14pt" style:font-size-complex="14pt" style:font-weight-asian="normal" style:font-weight-complex="normal"/>
    </style:style>
    <style:style style:family="paragraph" style:name="P13" style:parent-style-name="Standard">
      <style:paragraph-properties fo:margin-bottom="0cm" fo:margin-top="0cm" fo:text-align="start" loext:contextual-spacing="false" style:justify-single-word="false"/>
      <style:text-properties fo:font-size="10pt" fo:font-weight="bold" style:font-name="Arial" style:font-size-asian="10pt" style:font-size-complex="10pt" style:font-weight-asian="bold" style:font-weight-complex="bold"/>
    </style:style>
    <style:style style:family="paragraph" style:name="P14" style:parent-style-name="Standard">
      <style:paragraph-properties fo:margin-bottom="0cm" fo:margin-top="0cm" fo:text-align="justify" loext:contextual-spacing="false" style:justify-single-word="false"/>
      <style:text-properties fo:font-size="11pt" fo:font-weight="normal" officeooo:paragraph-rsid="00186935" officeooo:rsid="0016c3f7" style:font-name="Arial" style:font-size-asian="11pt" style:font-size-complex="11pt" style:font-weight-asian="normal" style:font-weight-complex="normal"/>
    </style:style>
    <style:style style:family="paragraph" style:name="P15" style:parent-style-name="Standard">
      <style:paragraph-properties fo:margin-bottom="0cm" fo:margin-top="0cm" fo:text-align="center" loext:contextual-spacing="false" style:justify-single-word="false" style:line-height-at-least="0.176cm"/>
      <style:text-properties fo:font-size="15pt" officeooo:paragraph-rsid="003ef27d" style:font-name="Rubik" style:font-name-complex="Rubik" style:font-size-asian="15pt" style:font-size-complex="15pt"/>
    </style:style>
    <style:style style:family="paragraph" style:name="P16" style:parent-style-name="Text_20_body">
      <style:paragraph-properties fo:margin-bottom="0cm" fo:margin-top="0cm" fo:text-align="start" loext:contextual-spacing="false" style:justify-single-word="false"/>
      <style:text-properties fo:font-size="11pt" fo:font-weight="normal" officeooo:paragraph-rsid="001bb43e" officeooo:rsid="0016c3f7" style:font-name="Arial" style:font-size-asian="11pt" style:font-size-complex="11pt" style:font-weight-asian="normal" style:font-weight-complex="normal"/>
    </style:style>
    <style:style style:family="paragraph" style:name="P17" style:parent-style-name="Standard">
      <style:paragraph-properties fo:text-align="start" style:justify-single-word="false"/>
      <style:text-properties fo:font-size="10.5pt" fo:font-weight="normal" style:font-name="Arial" style:font-size-asian="10.5pt" style:font-size-complex="10.5pt" style:font-weight-asian="normal" style:font-weight-complex="normal"/>
    </style:style>
    <style:style style:family="paragraph" style:name="P18" style:parent-style-name="Preformatted_20_Text">
      <style:paragraph-properties fo:text-align="justify" style:justify-single-word="false"/>
      <style:text-properties fo:font-size="10pt" officeooo:paragraph-rsid="00186935" style:font-name="Arial" style:font-name-complex="Arial" style:font-size-asian="10pt" style:font-size-complex="10pt"/>
    </style:style>
    <style:style style:family="paragraph" style:name="P19" style:parent-style-name="Preformatted_20_Text">
      <style:paragraph-properties fo:text-align="justify" style:justify-single-word="false"/>
      <style:text-properties fo:font-size="11pt" officeooo:paragraph-rsid="00186935" style:font-name="Arial" style:font-name-complex="Arial" style:font-size-asian="11pt" style:font-size-complex="11pt"/>
    </style:style>
    <style:style style:family="paragraph" style:name="P20" style:parent-style-name="Preformatted_20_Text">
      <style:paragraph-properties fo:text-align="start" style:justify-single-word="false"/>
      <style:text-properties fo:font-size="11pt" officeooo:paragraph-rsid="005139cf" style:font-name="Arial" style:font-size-asian="11pt" style:font-size-complex="11pt"/>
    </style:style>
    <style:style style:family="paragraph" style:name="P21" style:parent-style-name="Preformatted_20_Text">
      <style:paragraph-properties fo:text-align="start" style:justify-single-word="false"/>
      <style:text-properties fo:font-size="11pt" officeooo:paragraph-rsid="00535cd0" style:font-name="Arial" style:font-size-asian="11pt" style:font-size-complex="11pt"/>
    </style:style>
    <style:style style:family="paragraph" style:name="P22" style:parent-style-name="Preformatted_20_Text">
      <style:paragraph-properties fo:text-align="start" style:justify-single-word="false"/>
      <style:text-properties fo:font-size="11pt" officeooo:paragraph-rsid="0055c485" style:font-name="Arial" style:font-size-asian="11pt" style:font-size-complex="11pt"/>
    </style:style>
    <style:style style:family="paragraph" style:name="P23" style:parent-style-name="Preformatted_20_Text">
      <style:paragraph-properties fo:text-align="start" style:justify-single-word="false"/>
      <style:text-properties fo:font-size="11pt" fo:font-weight="normal" officeooo:paragraph-rsid="001f4b30" officeooo:rsid="0024ef65" style:font-name="Arial" style:font-name-complex="Arial" style:font-size-asian="11pt" style:font-size-complex="11pt" style:font-weight-asian="normal" style:font-weight-complex="normal"/>
    </style:style>
    <style:style style:family="paragraph" style:name="P24" style:parent-style-name="Preformatted_20_Text">
      <style:paragraph-properties fo:text-align="start" style:justify-single-word="false"/>
      <style:text-properties fo:background-color="#fff200" fo:color="#ff3333" fo:font-size="11pt" fo:font-style="normal" fo:font-weight="bold" officeooo:paragraph-rsid="00535cd0" officeooo:rsid="00230ea8" style:font-name="Arial" style:font-name-complex="Arial" style:font-size-asian="11pt" style:font-size-complex="11pt" style:font-style-asian="normal" style:font-weight-asian="bold" style:font-weight-complex="bold" style:text-underline-color="font-color" style:text-underline-style="solid" style:text-underline-width="auto"/>
    </style:style>
    <style:style style:family="paragraph" style:name="P25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country="FR" fo:font-size="10pt" fo:font-weight="normal" fo:language="fr" officeooo:paragraph-rsid="0020eb3a" style:font-name="Arial" style:font-size-asian="10pt" style:font-size-complex="10pt" style:font-weight-asian="normal" style:font-weight-complex="normal"/>
    </style:style>
    <style:style style:family="paragraph" style:name="P26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#fff200" fo:color="#ff3333" fo:country="FR" fo:font-size="10pt" fo:language="fr" officeooo:paragraph-rsid="002d6398" officeooo:rsid="002d6398" style:font-name="Arial" style:font-size-asian="10pt" style:font-size-complex="10pt"/>
    </style:style>
    <style:style style:family="paragraph" style:name="P27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#ffff00" fo:color="#ff3333" fo:country="FR" fo:font-size="10pt" fo:language="fr" officeooo:paragraph-rsid="002d6398" officeooo:rsid="002d6398" style:font-name="Arial" style:font-size-asian="10pt" style:font-size-complex="10pt" style:text-underline-style="none"/>
    </style:style>
    <style:style style:family="paragraph" style:name="P28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transparent" fo:country="FR" fo:font-size="10pt" fo:font-weight="bold" fo:language="fr" officeooo:paragraph-rsid="0020eb3a" style:font-name="Arial" style:font-size-asian="10pt" style:font-size-complex="10pt" style:font-weight-asian="normal" style:font-weight-complex="normal" style:text-underline-color="font-color" style:text-underline-style="solid" style:text-underline-width="auto" style:use-window-font-color="true"/>
    </style:style>
    <style:style style:family="paragraph" style:name="P29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transparent" fo:country="FR" fo:font-size="10pt" fo:font-weight="bold" fo:language="fr" officeooo:paragraph-rsid="0020eb3a" style:font-name="Arial" style:font-size-asian="10pt" style:font-size-complex="10pt" style:use-window-font-color="true"/>
    </style:style>
    <style:style style:family="paragraph" style:name="P30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officeooo:paragraph-rsid="002d6398"/>
    </style:style>
    <style:style style:family="paragraph" style:name="P31" style:parent-style-name="Standard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font-size="10pt" fo:font-weight="bold" officeooo:paragraph-rsid="0020eb3a" style:font-name="Arial" style:font-size-asian="10pt" style:font-size-complex="10pt" style:font-weight-asian="bold" style:font-weight-complex="bold"/>
    </style:style>
    <style:style style:family="paragraph" style:name="P32" style:parent-style-name="Standard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font-size="10pt" fo:font-weight="normal" officeooo:paragraph-rsid="0020eb3a" style:font-name="Arial" style:font-size-asian="10pt" style:font-size-complex="10pt" style:font-weight-asian="normal" style:font-weight-complex="normal"/>
    </style:style>
    <style:style style:family="paragraph" style:name="P33" style:parent-style-name="Standard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transparent" fo:font-size="10pt" fo:font-weight="normal" officeooo:paragraph-rsid="0020eb3a" style:font-name="Arial" style:font-size-asian="10pt" style:font-size-complex="10pt" style:font-weight-asian="normal" style:font-weight-complex="normal"/>
    </style:style>
    <style:style style:family="paragraph" style:name="P34" style:parent-style-name="Standard">
      <style:paragraph-properties fo:margin-bottom="0cm" fo:margin-left="0cm" fo:margin-right="0cm" fo:margin-top="0cm" fo:text-align="start" fo:text-indent="0cm" loext:contextual-spacing="false" style:auto-text-indent="false" style:justify-single-word="false" style:writing-mode="lr-tb"/>
      <style:text-properties fo:font-size="11pt" officeooo:paragraph-rsid="0020eb3a" officeooo:rsid="0016c3f7" style:font-name="Arial" style:font-size-asian="11pt" style:font-size-complex="11pt"/>
    </style:style>
    <style:style style:family="paragraph" style:name="P35" style:parent-style-name="UrbanBody">
      <style:paragraph-properties fo:margin-bottom="0cm" fo:margin-left="0cm" fo:margin-right="0cm" fo:margin-top="0cm" fo:text-align="start" fo:text-indent="0cm" loext:contextual-spacing="false" style:auto-text-indent="false" style:justify-single-word="false" style:writing-mode="lr-tb"/>
      <style:text-properties fo:font-size="11pt" officeooo:paragraph-rsid="0020eb3a" style:font-name="Arial" style:font-size-asian="11pt" style:font-size-complex="11pt"/>
    </style:style>
    <style:style style:family="paragraph" style:name="P36" style:parent-style-name="Text_20_body">
      <style:paragraph-properties fo:margin-bottom="0cm" fo:margin-left="0cm" fo:margin-right="0cm" fo:margin-top="0cm" fo:text-align="start" fo:text-indent="0cm" loext:contextual-spacing="false" style:auto-text-indent="false" style:justify-single-word="false" style:shadow="none" style:writing-mode="lr-tb"/>
      <style:text-properties fo:country="FR" fo:font-size="11pt" fo:font-weight="normal" fo:language="fr" officeooo:paragraph-rsid="0020eb3a" officeooo:rsid="0024ef65" style:font-name="Arial" style:font-name-complex="Arial" style:font-size-asian="11pt" style:font-size-complex="11pt" style:font-weight-asian="normal" style:font-weight-complex="normal"/>
    </style:style>
    <style:style style:family="paragraph" style:name="P37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officeooo:paragraph-rsid="0020eb3a" style:font-name="Arial" style:font-size-asian="11pt" style:font-size-complex="11pt"/>
    </style:style>
    <style:style style:family="paragraph" style:name="P38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officeooo:paragraph-rsid="0022f8f1" style:font-name="Arial" style:font-size-asian="11pt" style:font-size-complex="11pt"/>
    </style:style>
    <style:style style:family="paragraph" style:name="P39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0eb3a" officeooo:rsid="0016c3f7" style:font-name="Arial" style:font-name-complex="Arial" style:font-size-asian="11pt" style:font-size-complex="11pt" style:font-weight-asian="normal" style:font-weight-complex="normal" style:text-underline-style="none"/>
    </style:style>
    <style:style style:family="paragraph" style:name="P40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2e82c" officeooo:rsid="0016c3f7" style:font-name="Arial" style:font-name-complex="Arial" style:font-size-asian="11pt" style:font-size-complex="11pt" style:font-weight-asian="normal" style:font-weight-complex="normal" style:text-underline-style="none"/>
    </style:style>
    <style:style style:family="paragraph" style:name="P41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2e82c" officeooo:rsid="0024ef65" style:font-name="Arial" style:font-name-complex="Arial" style:font-size-asian="11pt" style:font-size-complex="11pt" style:font-weight-asian="normal" style:font-weight-complex="normal"/>
    </style:style>
    <style:style style:family="paragraph" style:name="P42" style:parent-style-name="Preformatted_20_Text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0eb3a" officeooo:rsid="0016c3f7" style:font-name="Arial" style:font-size-asian="11pt" style:font-size-complex="11pt" style:font-weight-asian="normal" style:font-weight-complex="normal"/>
    </style:style>
    <style:style style:family="paragraph" style:name="P43" style:parent-style-name="Preformatted_20_Text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2e82c" officeooo:rsid="0016c3f7" style:font-name="Arial" style:font-name-complex="Arial" style:font-size-asian="11pt" style:font-size-complex="11pt" style:font-weight-asian="normal" style:font-weight-complex="normal" style:text-underline-style="none"/>
    </style:style>
    <style:style style:family="paragraph" style:name="P44" style:parent-style-name="Heading_20_4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font-size="10pt" fo:font-weight="bold" officeooo:paragraph-rsid="0020eb3a" style:font-name="Arial" style:font-size-asian="10pt" style:font-size-complex="10pt" style:font-weight-asian="bold" style:font-weight-complex="bold"/>
    </style:style>
    <style:style style:family="paragraph" style:name="P45" style:parent-style-name="Heading_20_4">
      <style:paragraph-properties fo:line-height="100%" fo:margin-bottom="0cm" fo:margin-left="-0.042cm" fo:margin-right="-0.021cm" fo:margin-top="0cm" fo:text-align="center" fo:text-indent="0cm" loext:contextual-spacing="false" style:auto-text-indent="false" style:justify-single-word="false"/>
      <style:text-properties fo:font-size="10pt" fo:font-weight="bold" officeooo:paragraph-rsid="0020eb3a" style:font-name="Arial" style:font-size-asian="10pt" style:font-size-complex="10pt" style:font-weight-asian="bold" style:font-weight-complex="bold"/>
    </style:style>
    <style:style style:family="paragraph" style:name="P46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fo:font-weight="normal" officeooo:rsid="0024ef65" style:font-name-complex="Arial" style:font-style-asian="normal" style:font-weight-asian="normal" style:text-underline-color="font-color" style:text-underline-style="solid" style:text-underline-width="auto"/>
    </style:style>
    <style:style style:family="text" style:name="T2">
      <style:text-properties fo:background-color="transparent" fo:font-style="normal" fo:font-weight="bold" loext:char-shading-value="0" style:font-style-asian="normal" style:font-style-complex="normal" style:font-weight-asian="bold" style:font-weight-complex="bold" style:text-underline-style="none"/>
    </style:style>
    <style:style style:family="text" style:name="T3">
      <style:text-properties fo:font-style="normal" fo:font-weight="bold" style:font-style-asian="normal" style:font-style-complex="normal" style:font-weight-asian="bold" style:font-weight-complex="bold" style:text-underline-style="none"/>
    </style:style>
    <style:style style:family="text" style:name="T4">
      <style:text-properties fo:font-style="normal" fo:font-weight="normal" officeooo:rsid="001dc90b" style:font-style-asian="normal" style:font-weight-asian="normal" style:font-weight-complex="normal" style:text-underline-style="none"/>
    </style:style>
    <style:style style:family="text" style:name="T5">
      <style:text-properties fo:font-weight="normal" style:font-weight-asian="normal" style:font-weight-complex="normal"/>
    </style:style>
    <style:style style:family="text" style:name="T6">
      <style:text-properties fo:font-weight="normal" officeooo:rsid="0022e82c" style:font-weight-asian="normal" style:font-weight-complex="normal"/>
    </style:style>
    <style:style style:family="text" style:name="T7">
      <style:text-properties fo:font-weight="normal" officeooo:rsid="0033d800" style:font-weight-asian="normal" style:font-weight-complex="normal"/>
    </style:style>
    <style:style style:family="text" style:name="T8">
      <style:text-properties fo:font-weight="normal" officeooo:rsid="00358cac" style:font-weight-asian="normal" style:font-weight-complex="normal"/>
    </style:style>
    <style:style style:family="text" style:name="T9">
      <style:text-properties fo:font-weight="normal" style:font-name-complex="Arial" style:font-weight-asian="normal" style:font-weight-complex="normal"/>
    </style:style>
    <style:style style:family="text" style:name="T10">
      <style:text-properties fo:font-weight="normal" officeooo:rsid="0024ef65" style:font-name-complex="Arial" style:font-weight-asian="normal" style:font-weight-complex="normal"/>
    </style:style>
    <style:style style:family="text" style:name="T11">
      <style:text-properties fo:font-weight="normal" officeooo:rsid="00230ea8" style:font-name-complex="Arial" style:font-weight-asian="normal" style:font-weight-complex="normal"/>
    </style:style>
    <style:style style:family="text" style:name="T12">
      <style:text-properties fo:font-weight="normal" officeooo:rsid="0016c3f7" style:font-name-complex="Arial" style:font-weight-asian="normal" style:font-weight-complex="normal"/>
    </style:style>
    <style:style style:family="text" style:name="T13">
      <style:text-properties fo:font-weight="bold" officeooo:rsid="00230ea8" style:font-name-complex="Arial" style:font-weight-asian="bold" style:font-weight-complex="bold"/>
    </style:style>
    <style:style style:family="text" style:name="T14">
      <style:text-properties fo:font-weight="bold" style:font-weight-asian="bold" style:font-weight-complex="bold"/>
    </style:style>
    <style:style style:family="text" style:name="T15">
      <style:text-properties fo:font-weight="bold" officeooo:rsid="0024ef65" style:font-name-complex="Arial" style:font-weight-asian="normal" style:font-weight-complex="normal"/>
    </style:style>
    <style:style style:family="text" style:name="T16">
      <style:text-properties style:text-underline-color="font-color" style:text-underline-style="solid" style:text-underline-width="auto"/>
    </style:style>
    <style:style style:family="text" style:name="T17">
      <style:text-properties fo:font-weight="bold" officeooo:rsid="0024ef65" style:font-name-complex="Arial" style:text-underline-color="font-color" style:text-underline-style="solid" style:text-underline-width="auto"/>
    </style:style>
    <style:style style:family="text" style:name="T18">
      <style:text-properties fo:font-weight="bold" officeooo:rsid="0016c3f7" style:font-name-complex="Arial" style:text-underline-color="font-color" style:text-underline-style="solid" style:text-underline-width="auto"/>
    </style:style>
    <style:style style:family="text" style:name="T19">
      <style:text-properties fo:font-weight="bold" officeooo:rsid="0049f285" style:font-name-complex="Arial" style:text-underline-color="font-color" style:text-underline-style="solid" style:text-underline-width="auto"/>
    </style:style>
    <style:style style:family="text" style:name="T20">
      <style:text-properties officeooo:rsid="0024ef65" style:font-name-complex="Arial" style:text-underline-color="font-color" style:text-underline-style="solid" style:text-underline-width="auto"/>
    </style:style>
    <style:style style:family="text" style:name="T21">
      <style:text-properties fo:font-style="normal" fo:font-weight="normal" officeooo:rsid="0024ef65" style:font-name-complex="Arial" style:font-style-asian="normal" style:font-weight-asian="normal" style:text-underline-color="font-color" style:text-underline-style="solid" style:text-underline-width="auto" style:use-window-font-color="true"/>
    </style:style>
    <style:style style:family="text" style:name="T22">
      <style:text-properties fo:font-style="normal" fo:font-weight="normal" officeooo:rsid="0024ef65" style:font-name-complex="Arial" style:font-style-asian="normal" style:font-weight-asian="normal" style:font-weight-complex="normal" style:text-underline-color="font-color" style:text-underline-style="solid" style:text-underline-width="auto" style:use-window-font-color="true"/>
    </style:style>
    <style:style style:family="text" style:name="T23">
      <style:text-properties officeooo:rsid="0024ef65" style:font-name-complex="Arial" style:use-window-font-color="true"/>
    </style:style>
    <style:style style:family="text" style:name="T24">
      <style:text-properties fo:background-color="transparent" fo:country="FR" fo:font-size="10pt" fo:font-weight="bold" fo:language="fr" loext:char-shading-value="0" style:font-name="Arial" style:font-size-asian="10pt" style:font-size-complex="10pt" style:text-underline-color="font-color" style:text-underline-style="solid" style:text-underline-width="auto" style:use-window-font-color="true"/>
    </style:style>
    <style:style style:family="text" style:name="T25">
      <style:text-properties fo:background-color="transparent" fo:country="FR" fo:font-size="10pt" fo:language="fr" loext:char-shading-value="0" style:font-name="Arial" style:font-size-asian="10pt" style:font-size-complex="10pt" style:text-underline-color="font-color" style:text-underline-style="solid" style:text-underline-width="auto" style:use-window-font-color="true"/>
    </style:style>
    <style:style style:family="text" style:name="T26">
      <style:text-properties fo:background-color="transparent" fo:font-size="10pt" loext:char-shading-value="0" style:font-name="Arial" style:font-size-asian="10pt" style:font-size-complex="10pt" style:text-underline-color="font-color" style:text-underline-style="solid" style:text-underline-width="auto" style:use-window-font-color="true"/>
    </style:style>
    <style:style style:family="text" style:name="T27">
      <style:text-properties fo:background-color="transparent" loext:char-shading-value="0" officeooo:rsid="0032d9c9" style:use-window-font-color="true"/>
    </style:style>
    <style:style style:family="text" style:name="T28">
      <style:text-properties fo:background-color="transparent" loext:char-shading-value="0" officeooo:rsid="0016c3f7" style:text-underline-style="none" style:use-window-font-color="true"/>
    </style:style>
    <style:style style:family="text" style:name="T29">
      <style:text-properties fo:background-color="transparent" fo:font-weight="bold" loext:char-shading-value="0" officeooo:rsid="00257375" style:font-name-complex="Arial" style:font-weight-asian="bold" style:font-weight-complex="bold" style:use-window-font-color="true"/>
    </style:style>
    <style:style style:family="text" style:name="T30">
      <style:text-properties fo:background-color="transparent" fo:font-weight="bold" loext:char-shading-value="0" officeooo:rsid="00230ea8" style:font-name-complex="Arial" style:font-weight-asian="bold" style:font-weight-complex="bold" style:use-window-font-color="true"/>
    </style:style>
    <style:style style:family="text" style:name="T31">
      <style:text-properties fo:background-color="transparent" fo:font-weight="bold" loext:char-shading-value="0" officeooo:rsid="0054f3cf" style:font-name-complex="Arial" style:font-weight-asian="bold" style:font-weight-complex="bold" style:use-window-font-color="true"/>
    </style:style>
    <style:style style:family="text" style:name="T32">
      <style:text-properties fo:background-color="transparent" fo:font-weight="bold" loext:char-shading-value="0" officeooo:rsid="0055c485" style:font-name-complex="Arial" style:font-weight-asian="bold" style:font-weight-complex="bold" style:use-window-font-color="true"/>
    </style:style>
    <style:style style:family="text" style:name="T33">
      <style:text-properties officeooo:rsid="0016c3f7"/>
    </style:style>
    <style:style style:family="text" style:name="T34">
      <style:text-properties fo:background-color="#ffff00" fo:color="#ff3333" fo:country="FR" fo:language="fr" loext:char-shading-value="0" officeooo:rsid="002d6398"/>
    </style:style>
    <style:style style:family="text" style:name="T35">
      <style:text-properties fo:background-color="#ffff00" fo:color="#ff3333" loext:char-shading-value="0" officeooo:rsid="0032d9c9" style:text-underline-style="none"/>
    </style:style>
    <style:style style:family="text" style:name="T36">
      <style:text-properties fo:background-color="#ffff00" fo:color="#ff3333" loext:char-shading-value="0" officeooo:rsid="0032d9c9"/>
    </style:style>
    <style:style style:family="text" style:name="T37">
      <style:text-properties officeooo:rsid="00186935"/>
    </style:style>
    <style:style style:family="text" style:name="T38">
      <style:text-properties officeooo:rsid="0018a05b"/>
    </style:style>
    <style:style style:family="text" style:name="T39">
      <style:text-properties fo:background-color="transparent" loext:char-shading-value="0"/>
    </style:style>
    <style:style style:family="text" style:name="T40">
      <style:text-properties fo:background-color="transparent" loext:char-shading-value="0" officeooo:rsid="0032d9c9"/>
    </style:style>
    <style:style style:family="text" style:name="T41">
      <style:text-properties fo:background-color="transparent" loext:char-shading-value="0" officeooo:rsid="003ef27d"/>
    </style:style>
    <style:style style:family="text" style:name="T42">
      <style:text-properties fo:country="FR" fo:language="fr"/>
    </style:style>
    <style:style style:family="text" style:name="T43">
      <style:text-properties fo:country="FR" fo:language="fr" style:text-underline-color="font-color" style:text-underline-style="solid" style:text-underline-width="auto"/>
    </style:style>
    <style:style style:family="text" style:name="T44">
      <style:text-properties fo:country="FR" fo:font-style="normal" fo:font-weight="bold" fo:language="fr" style:font-style-asian="normal" style:font-style-complex="normal" style:font-weight-asian="bold" style:font-weight-complex="bold" style:text-underline-style="none"/>
    </style:style>
    <style:style style:family="text" style:name="T45">
      <style:text-properties fo:country="FR" fo:font-weight="normal" fo:language="fr" style:font-weight-asian="normal" style:font-weight-complex="normal"/>
    </style:style>
    <style:style style:family="text" style:name="T46">
      <style:text-properties fo:country="FR" fo:font-weight="normal" fo:language="fr" officeooo:rsid="003ef27d" style:font-weight-asian="normal" style:font-weight-complex="normal"/>
    </style:style>
    <style:style style:family="text" style:name="T47">
      <style:text-properties style:text-position="super 58%"/>
    </style:style>
    <style:style style:family="text" style:name="T48">
      <style:text-properties fo:color="#111111" style:font-name-complex="Arial"/>
    </style:style>
    <style:style style:family="text" style:name="T49">
      <style:text-properties fo:color="#111111" officeooo:rsid="001f4b30" style:font-name-complex="Arial"/>
    </style:style>
    <style:style style:family="text" style:name="T50">
      <style:text-properties fo:color="#111111" officeooo:rsid="0024ef65" style:font-name-complex="Arial"/>
    </style:style>
    <style:style style:family="text" style:name="T51">
      <style:text-properties fo:color="#111111" officeooo:rsid="002d6398" style:font-name-complex="Arial"/>
    </style:style>
    <style:style style:family="text" style:name="T52">
      <style:text-properties fo:color="#111111" officeooo:rsid="003ef27d" style:font-name-complex="Arial"/>
    </style:style>
    <style:style style:family="text" style:name="T53">
      <style:text-properties officeooo:rsid="0016c3f7" style:text-underline-style="none"/>
    </style:style>
    <style:style style:family="text" style:name="T54">
      <style:text-properties fo:text-transform="uppercase"/>
    </style:style>
    <style:style style:family="text" style:name="T55">
      <style:text-properties fo:text-transform="uppercase" officeooo:rsid="0016c3f7"/>
    </style:style>
    <style:style style:family="text" style:name="T56">
      <style:text-properties fo:text-transform="uppercase" officeooo:rsid="003ef27d"/>
    </style:style>
    <style:style style:family="text" style:name="T57">
      <style:text-properties fo:background-color="#ffff00" fo:color="#ce181e" loext:char-shading-value="0" officeooo:rsid="0032d9c9"/>
    </style:style>
    <style:style style:family="text" style:name="T58">
      <style:text-properties fo:background-color="#fff200" fo:color="#ce181e" loext:char-shading-value="0" officeooo:rsid="003ef27d"/>
    </style:style>
    <style:style style:family="text" style:name="T59">
      <style:text-properties fo:background-color="#fff200" fo:color="#ce181e" fo:country="FR" fo:font-weight="normal" fo:language="fr" loext:char-shading-value="0" officeooo:rsid="003ef27d" style:font-weight-asian="normal" style:font-weight-complex="normal"/>
    </style:style>
    <style:style style:family="text" style:name="T60">
      <style:text-properties officeooo:rsid="003ef27d"/>
    </style:style>
    <style:style style:family="text" style:name="T61">
      <style:text-properties officeooo:rsid="004d36f0"/>
    </style:style>
    <style:style style:family="text" style:name="T62">
      <style:text-properties fo:background-color="transparent" fo:country="FR" fo:font-size="10pt" fo:font-style="normal" fo:font-variant="normal" fo:font-weight="normal" fo:language="fr" fo:letter-spacing="normal" fo:text-shadow="none" fo:text-transform="none" style:country-asian="CN" style:country-complex="IN" style:font-name="Times New Roman2" style:font-name-asian="Arial Unicode MS" style:font-name-complex="Mangal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63">
      <style:text-properties fo:background-color="transparent" fo:country="BE" fo:font-size="10pt" fo:font-style="normal" fo:font-variant="normal" fo:font-weight="normal" fo:language="fr" fo:letter-spacing="normal" fo:text-shadow="none" fo:text-transform="none" style:country-asian="CN" style:country-complex="IN" style:font-name="Liberation Serif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33">COMMUNE</text:span> DE <text:span text:style-name="T54"><text:text-input text:description="">tool.getCityName()</text:text-input></text:span></text:p>
      <text:p text:style-name="P17"/>
      <text:p text:style-name="P12"/>
      <text:p text:style-name="P11"><text:span text:style-name="T54">Avis d'</text:span><text:span text:style-name="T55">ENQUÊTE PUBLIQUE<text:line-break/>PERMIS </text:span><text:span text:style-name="T56">INTÉGRÉ</text:span></text:p>
      <text:p text:style-name="P9"/>
      <text:p text:style-name="P10"/>
      <text:p text:style-name="P15">DÉCRET DU 05 FÉVRIER 2015</text:p>
      <text:p text:style-name="P15">RELATIF AUX IMPLANTATIONS COMMERCIALES</text:p>
      <text:p text:style-name="P1"/>
      <text:p text:style-name="P3"><text:span text:style-name="T49">C</text:span><text:span text:style-name="T48">oncerne : </text:span><text:span text:style-name="T51">Demande de permis </text:span><text:span text:style-name="T52">intégré</text:span><text:span text:style-name="T51">.</text:span></text:p>
      <text:p text:style-name="P8"/>
      <text:p text:style-name="P3"><text:span text:style-name="T50"><office:annotation><dc:creator>bleybaert</dc:creator><dc:date>2018-07-17T14:19:36</dc:date><loext:sender-initials>ble</loext:sender-initials><text:p text:style-name="P46"><text:span text:style-name="T62">do text if self.hasSingleApplicant()</text:span></text:p></office:annotation></text:span><text:span text:style-name="T23">Le demandeur est</text:span><text:span text:style-name="T12"> </text:span><text:span text:style-name="T12"><text:text-input text:description="Demandeurs avec adresse">self.getApplicantsSignaletic(withaddress=True)</text:text-input></text:span><text:span text:style-name="T12">.</text:span></text:p>
      <text:p text:style-name="P4"><text:span text:style-name="T12"><office:annotation><dc:creator>bleybaert</dc:creator><dc:date>2018-07-17T14:20:01</dc:date><loext:sender-initials>ble</loext:sender-initials><text:p text:style-name="P46"><text:span text:style-name="T62">do text if self.hasMultipleApplicants()</text:span></text:p></office:annotation></text:span><text:span text:style-name="T12">L</text:span><text:span text:style-name="T9">es demandeurs sont </text:span><text:span text:style-name="T12"><text:text-input text:description="Demandeurs avec adresse">self.getApplicantsSignaletic(withaddress=True)</text:text-input></text:span><text:span text:style-name="T12">.</text:span></text:p>
      <text:p text:style-name="P19"/>
      <text:p text:style-name="P7">Le terrain est situé <text:text-input text:description="Emplacement des travaux">self.getWorkLocationSignaletic()</text:text-input>, cadastré <text:text-input text:description="Cadastre">licence_view.get_parcels()</text:text-input>.</text:p>
      <text:p text:style-name="P19"/>
      <text:p text:style-name="P14"><text:span text:style-name="T37">L</text:span>e projet consiste en <text:text-input text:description="Nature des travaux">self.getLicenceSubject()</text:text-input><text:s/>et présente les caractéristiques suivantes :</text:p>
      <text:p text:style-name="P20"><text:span text:style-name="T19">Zonage au plan de secteur </text:span><text:span text:style-name="T17">:</text:span><text:span text:style-name="T20"> </text:span><text:span text:style-name="T1"><text:text-input text:description="Bien-Parcelles">licence_helper.folderZone</text:text-input></text:span></text:p>
      <text:p text:style-name="P20"><text:span text:style-name="T19">Guide communal d'urbanisme</text:span><text:span text:style-name="T17">:</text:span><text:span text:style-name="T20"> </text:span><text:span text:style-name="T21"><text:text-input text:description="Bien-Parcelles">self.getValueForTemplate('township_guide')</text:text-input></text:span></text:p>
      <text:p text:style-name="P20"><text:span text:style-name="T19">Schéma de développement communal</text:span><text:span text:style-name="T18"> </text:span><text:span text:style-name="T17">:</text:span><text:span text:style-name="T20"> </text:span><text:span text:style-name="T22"><text:text-input text:description="Bien-Parcelles">self.getValueForTemplate('SDC')</text:text-input></text:span><text:span text:style-name="T22"> </text:span></text:p>
      <text:p text:style-name="P24">Permis d'urbanisation (lot.) :</text:p>
      <text:p text:style-name="P21"><text:span text:style-name="T13"><office:annotation><dc:creator>bleybaert</dc:creator><dc:date>2018-11-22T11:31:30.751517122</dc:date><loext:sender-initials>ble</loext:sender-initials><text:p text:style-name="P46"><text:span text:style-name="T63">do text if "Guide Communal" in licence_helper.divergence</text:span></text:p></office:annotation></text:span><text:span text:style-name="T13">et s'écarte </text:span><text:span text:style-name="T29">du </text:span><text:span text:style-name="T31">Guide communal d'urbanisme</text:span><text:span text:style-name="T30"> </text:span><text:span text:style-name="T13">pour</text:span><text:span text:style-name="T11"> </text:span><text:span text:style-name="T15">:<text:line-break/></text:span><text:span text:style-name="T10"><text:text-input text:description="Dérogation détails">self.getDivergenceDetails()</text:text-input></text:span></text:p>
      <text:p text:style-name="P22"><text:span text:style-name="T13"><office:annotation><dc:creator>bleybaert</dc:creator><dc:date>2018-11-22T11:31:30.751517122</dc:date><loext:sender-initials>ble</loext:sender-initials><text:p text:style-name="P46"><text:span text:style-name="T63">do text if "urbanisation" in licence_helper.divergence</text:span></text:p></office:annotation></text:span><text:span text:style-name="T13">et s'écarte </text:span><text:span text:style-name="T29">du </text:span><text:span text:style-name="T32">permis d'urbanisation</text:span><text:span text:style-name="T30"> </text:span><text:span text:style-name="T13">pour</text:span><text:span text:style-name="T11"> </text:span><text:span text:style-name="T15">:<text:line-break/></text:span><text:span text:style-name="T10"><text:text-input text:description="Dérogation détails">self.getDivergenceDetails()</text:text-input></text:span></text:p>
      <text:p text:style-name="P23"/>
      <text:p text:style-name="P18"/>
      <table:table table:name="Tableau2" table:style-name="Tableau2">
        <table:table-column table:number-columns-repeated="4" table:style-name="Tableau2.A"/>
        <table:table-row table:style-name="Tableau2.1">
          <table:table-cell office:value-type="string" table:style-name="Tableau2.A1">
            <text:h text:outline-level="4" text:style-name="P44">Date d’affichage</text:h>
            <text:h text:outline-level="4" text:style-name="P44">de la demande</text:h>
          </table:table-cell>
          <table:table-cell office:value-type="string" table:style-name="Tableau2.A1">
            <text:h text:outline-level="4" text:style-name="P44">Date d’ouverture</text:h>
            <text:h text:outline-level="4" text:style-name="P44">de l’enquête</text:h>
          </table:table-cell>
          <table:table-cell office:value-type="string" table:style-name="Tableau2.A1">
            <text:h text:outline-level="4" text:style-name="P45">Lieu et date </text:h>
            <text:h text:outline-level="4" text:style-name="P45">de clôture de l’enquête</text:h>
          </table:table-cell>
          <table:table-cell office:value-type="string" table:style-name="Tableau2.D1">
            <text:p text:style-name="P31">Les observations écrites</text:p>
            <text:p text:style-name="P31">peuvent être adressées :</text:p>
          </table:table-cell>
        </table:table-row>
        <table:table-row table:style-name="Tableau2.2">
          <table:table-cell office:value-type="string" table:style-name="Tableau2.A1">
            <text:p text:style-name="P32"><text:span text:style-name="T39">Le </text:span><text:span text:style-name="T2"><text:text-input text:description="Date début d'enquête">event_view.display_date('displayDate')</text:text-input></text:span></text:p>
          </table:table-cell>
          <table:table-cell office:value-type="string" table:style-name="Tableau2.A1">
            <text:p text:style-name="P32">Le <text:span text:style-name="T3"><text:text-input text:description="Date début d'enquête">tool.formatDate(licence.getLastInquiry().getInvestigationStart())</text:text-input></text:span></text:p>
          </table:table-cell>
          <table:table-cell office:value-type="string" table:style-name="Tableau2.A1">
            <text:p text:style-name="P33"><text:span text:style-name="T43">Lieu</text:span><text:span text:style-name="T16"> </text:span><text:span text:style-name="T42">: </text:span><text:span text:style-name="T34">ADRESSE</text:span></text:p>
            <text:p text:style-name="P32"><text:span text:style-name="T43">Date de clôture :</text:span><text:span text:style-name="T44"> </text:span><text:span text:style-name="T44"><text:text-input text:description="Date début d'enquête">tool.formatDate(licence.getLastInquiry().getInvestigationEnd())</text:text-input></text:span></text:p>
            <text:p text:style-name="P25"><text:span text:style-name="T16">Heure de clôture</text:span> : <text:span text:style-name="T14"><text:text-input text:description="">urbanEventObj.claimsDate.strftime("%H heures %M")
</text:text-input></text:span><text:span text:style-name="T14"><text:s/>à </text:span><text:span text:style-name="T14"><text:text-input text:description="">urbanEventObj.claimEndSDate.strftime("%H heures %M")</text:text-input></text:span></text:p>
          </table:table-cell>
          <table:table-cell office:value-type="string" table:style-name="Tableau2.D1">
            <text:p text:style-name="P28">Par courrier ordinaire :</text:p>
            <text:p text:style-name="P26">ADRESSE</text:p>
            <text:p text:style-name="P26"/>
            <text:p text:style-name="P29">ou</text:p>
            <text:p text:style-name="P29"/>
            <text:p text:style-name="P30"><text:span text:style-name="T24">Par courrier électronique</text:span><text:span text:style-name="T26"> </text:span><text:span text:style-name="T25">:</text:span></text:p>
            <text:p text:style-name="P27">EMAIL</text:p>
          </table:table-cell>
        </table:table-row>
      </table:table>
      <text:p text:style-name="P36"/>
      <text:p text:style-name="P35">Madame, Monsieur,</text:p>
      <text:p text:style-name="P42"/>
      <text:p text:style-name="P39">Le Bourgmestre,</text:p>
      <text:p text:style-name="P39"/>
      <text:p text:style-name="P39"><text:span text:style-name="T39">Porte à la connaissance du public que l’autorité compétente pour statuer sur la présente demande de permis </text:span><text:span text:style-name="T41">intégré</text:span><text:span text:style-name="T39"> est le </text:span><text:span text:style-name="T40">C</text:span><text:span text:style-name="T39">ollège </text:span><text:span text:style-name="T40">C</text:span><text:span text:style-name="T39">ommunal.</text:span></text:p>
      <text:p text:style-name="P39"/>
      <text:p text:style-name="P39">L’enquête publique <text:span text:style-name="T39">est orga</text:span>nisée selon les modalités prévues par les articles D.29-7 à D.29-19 et R.41-6 du livre 1<text:span text:style-name="T47">er</text:span> du code de l’environnement.</text:p>
      <text:p text:style-name="P39"/>
      <text:p text:style-name="P40">Le dossier peut être consulté, durant la période d'enquête, à l'adresse suivante : <text:span text:style-name="T57">ADRESSE</text:span><text:span text:style-name="T27">.</text:span></text:p>
      <text:p text:style-name="P43">- les jours ouvrables soit du lundi au vendredi de 8h30 à 12h00 ;</text:p>
      <text:p text:style-name="P43">- les <text:text-input text:description="Date permanence">tool.formatDate(urbanEventObj.getClaimsDate())</text:text-input>, … / … / … jusqu'à 20 heures.</text:p>
      <text:p text:style-name="P43"/>
      <text:p text:style-name="P41"><text:soft-page-break/><text:span text:style-name="T53">Pour les consultations jusqu'à 20 heures, rendez-vous doit être pris au plus tard 24 heures à l'avance auprès <text:tab/></text:span><text:span text:style-name="T28">du service Urbanisme - <text:tab/>téléphone : </text:span><text:span text:style-name="T35">TEL</text:span><text:span text:style-name="T28"> - mail : </text:span><text:span text:style-name="T35">MAIL</text:span></text:p>
      <text:p text:style-name="P40"/>
      <text:p text:style-name="P38">Des explications techniques peuvent être obtenues auprès des Fonctionnaires technique, délégué <text:span text:style-name="T60">et des implantations commerciales</text:span> du Service Public de Wallonie, <text:span text:style-name="T36">ADRESSE</text:span> / <text:span text:style-name="T58">NUM TEL </text:span>ou auprès du demandeur : <text:span text:style-name="T45"><text:text-input text:description="Demandeurs">self.getApplicantsSignaletic(withaddress=True)</text:text-input></text:span><text:span text:style-name="T45"><text:s/></text:span><text:span text:style-name="T46">(</text:span><text:span text:style-name="T59">TEL</text:span><text:span text:style-name="T46">)</text:span>.</text:p>
      <text:p text:style-name="P37"/>
      <text:p text:style-name="P34"><text:span text:style-name="T8">T</text:span><text:span text:style-name="T5">out intéressé peut formuler ses observations écrites ou orales auprès de </text:span><text:span text:style-name="T6">la </text:span><text:span text:style-name="T7">Commune de </text:span><text:span text:style-name="T7"><text:text-input text:description="">tool.getCityName()</text:text-input></text:span><text:span text:style-name="T6"><text:s/></text:span><text:span text:style-name="T5">dans le délai mentionné ci-dessus, jusqu’à la clôture de l’enquête.</text:span></text:p>
      <text:p text:style-name="P16"/>
      <text:p text:style-name="P5"><text:span text:style-name="T38"><text:text-input text:description="">tool.getCityName()</text:text-input></text:span><text:span text:style-name="T38">, le </text:span><text:span text:style-name="T4"><text:text-input text:description="Délivré à xxx le xxx">tool.formatDate(urbanEventObj.getEventDate())</text:text-input></text:span><text:span text:style-name="T4">.</text:span></text:p>
      <text:p text:style-name="P2"/>
      <text:p text:style-name="P2"/>
      <text:p text:style-name="P6"><office:annotation><dc:creator>bleybaert</dc:creator><dc:date>2018-07-18T09:41:44</dc:date><loext:sender-initials>ble</loext:sender-initials><text:p text:style-name="P46"><text:span text:style-name="T62">do text</text:span></text:p><text:p text:style-name="P46"><text:span text:style-name="T62">from document(at=signatures, format='odt')</text:span></text:p></office:annotation>Import signatures.<text:span text:style-name="T61">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1" svg:font-family="'Lohit Hindi'"/>
    <style:font-face style:name="OpenSymbol" svg:font-family="OpenSymbol"/>
    <style:font-face style:name="Rubik" svg:font-family="Rubik"/>
    <style:font-face style:name="StarSymbol" svg:font-family="StarSymbol"/>
    <style:font-face style:font-family-generic="modern" style:name="Courier New" svg:font-family="'Courier New'"/>
    <style:font-face style:font-family-generic="roman" style:name="Times New Roman1" svg:font-family="'Times New Roman'"/>
    <style:font-face style:font-family-generic="roman" style:font-pitch="variable" style:name="Liberation Serif" svg:font-family="'Liberation Serif'"/>
    <style:font-face style:font-family-generic="roman" style:font-pitch="variable" style:name="Times New Roman2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adornments="Gras" style:font-family-generic="swiss" style:font-pitch="variable" style:name="Calibri" svg:font-family="Calibri"/>
    <style:font-face style:font-family-generic="swiss" style:font-pitch="variable" style:name="Liberation Sans" svg:font-family="'Liberation Sans'"/>
    <style:font-face style:font-family-generic="system" style:font-pitch="variable" style:name="Arial Unicode MS" svg:font-family="'Arial Unicode MS'"/>
    <style:font-face style:font-family-generic="system" style:font-pitch="variable" style:name="Lohit Hindi" svg:font-family="'Lohit Hindi'"/>
    <style:font-face style:font-family-generic="system" style:font-pitch="variable" style:name="Mangal" svg:font-family="Mangal"/>
    <style:font-face style:font-family-generic="system" style:font-pitch="variable" style:name="WenQuanYi Micro Hei" svg:font-family="'WenQuanYi Micro Hei'"/>
  </office:font-face-decls>
  <office:automatic-styles>
    <style:style style:family="table" style:name="Tableau2">
      <style:table-properties fo:margin-left="-0.132cm" style:width="17.194cm" style:writing-mode="lr-tb" table:align="left"/>
    </style:style>
    <style:style style:family="table-column" style:name="Tableau2.A">
      <style:table-column-properties style:column-width="4.299cm"/>
    </style:style>
    <style:style style:family="table-row" style:name="Tableau2.1">
      <style:table-row-properties fo:keep-together="auto" style:min-row-height="1.217cm"/>
    </style:style>
    <style:style style:family="table-cell" style:name="Tableau2.A1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middle" style:writing-mode="lr-tb"/>
    </style:style>
    <style:style style:family="table-cell" style:name="Tableau2.D1">
      <style:table-cell-properties fo:border="0.5pt solid #000000" fo:padding-bottom="0cm" fo:padding-left="0.123cm" fo:padding-right="0.123cm" fo:padding-top="0cm" style:vertical-align="middle" style:writing-mode="lr-tb"/>
    </style:style>
    <style:style style:family="table-row" style:name="Tableau2.2">
      <style:table-row-properties fo:keep-together="auto" style:min-row-height="1.492cm"/>
    </style:style>
    <style:style style:family="paragraph" style:name="P1" style:parent-style-name="UrbanBody">
      <style:paragraph-properties fo:margin-bottom="0cm" fo:margin-top="0cm" fo:text-align="justify" loext:contextual-spacing="false" style:justify-single-word="false"/>
      <style:text-properties fo:font-size="10pt" style:font-name="Arial" style:font-size-asian="10pt" style:font-size-complex="10pt"/>
    </style:style>
    <style:style style:family="paragraph" style:name="P2" style:parent-style-name="UrbanBody">
      <style:paragraph-properties fo:margin-bottom="0cm" fo:margin-top="0cm" fo:text-align="start" loext:contextual-spacing="false" style:justify-single-word="false"/>
      <style:text-properties fo:font-size="10pt" officeooo:paragraph-rsid="0018a05b" style:font-name="Arial" style:font-size-asian="10pt" style:font-size-complex="10pt"/>
    </style:style>
    <style:style style:family="paragraph" style:name="P3" style:parent-style-name="UrbanBody">
      <style:paragraph-properties fo:margin-bottom="0cm" fo:margin-top="0cm" fo:text-align="justify" loext:contextual-spacing="false" style:justify-single-word="false"/>
      <style:text-properties fo:font-size="11pt" officeooo:paragraph-rsid="002d6398" officeooo:rsid="0020eb3a" style:font-name="Arial" style:font-size-asian="11pt" style:font-size-complex="11pt"/>
    </style:style>
    <style:style style:family="paragraph" style:name="P4" style:parent-style-name="UrbanBody">
      <style:paragraph-properties fo:margin-bottom="0cm" fo:margin-top="0cm" fo:text-align="justify" loext:contextual-spacing="false" style:justify-single-word="false"/>
      <style:text-properties fo:font-size="11pt" officeooo:paragraph-rsid="002d6398" officeooo:rsid="002d6398" style:font-name="Arial" style:font-size-asian="11pt" style:font-size-complex="11pt"/>
    </style:style>
    <style:style style:family="paragraph" style:name="P5" style:parent-style-name="UrbanBody">
      <style:paragraph-properties fo:margin-bottom="0cm" fo:margin-top="0cm" fo:text-align="start" loext:contextual-spacing="false" style:justify-single-word="false"/>
      <style:text-properties fo:font-size="11pt" officeooo:paragraph-rsid="0039cbe2" style:font-name="Arial" style:font-size-asian="11pt" style:font-size-complex="11pt"/>
    </style:style>
    <style:style style:family="paragraph" style:name="P6" style:parent-style-name="UrbanBody">
      <style:paragraph-properties fo:margin-bottom="0cm" fo:margin-top="0cm" fo:text-align="start" loext:contextual-spacing="false" style:justify-single-word="false"/>
      <style:text-properties fo:font-size="11pt" officeooo:paragraph-rsid="0038bac9" officeooo:rsid="0038bac9" style:font-name="Arial" style:font-size-asian="11pt" style:font-size-complex="11pt"/>
    </style:style>
    <style:style style:family="paragraph" style:name="P7" style:parent-style-name="UrbanBody">
      <style:paragraph-properties fo:margin-bottom="0cm" fo:margin-top="0cm" fo:text-align="justify" loext:contextual-spacing="false" style:justify-single-word="false"/>
      <style:text-properties fo:font-size="11pt" fo:font-weight="normal" officeooo:paragraph-rsid="00186935" officeooo:rsid="0016c3f7" style:font-name="Arial" style:font-name-complex="Arial" style:font-size-asian="11pt" style:font-size-complex="11pt" style:font-weight-asian="normal" style:font-weight-complex="normal"/>
    </style:style>
    <style:style style:family="paragraph" style:name="P8" style:parent-style-name="UrbanBody">
      <style:paragraph-properties fo:margin-bottom="0cm" fo:margin-top="0cm" fo:text-align="justify" loext:contextual-spacing="false" style:justify-single-word="false"/>
      <style:text-properties fo:color="#111111" fo:font-size="11pt" officeooo:paragraph-rsid="002d6398" officeooo:rsid="0024ef65" style:font-name="Arial" style:font-name-complex="Arial" style:font-size-asian="11pt" style:font-size-complex="11pt"/>
    </style:style>
    <style:style style:family="paragraph" style:name="P9" style:parent-style-name="UrbanTitle">
      <style:paragraph-properties fo:margin-bottom="0cm" fo:margin-top="0cm" fo:text-align="start" loext:contextual-spacing="false" style:justify-single-word="false"/>
      <style:text-properties fo:font-size="10pt" fo:font-weight="normal" style:font-name="Arial" style:font-size-asian="10pt" style:font-size-complex="10pt" style:font-weight-asian="normal" style:font-weight-complex="normal" style:text-underline-style="none"/>
    </style:style>
    <style:style style:family="paragraph" style:name="P10" style:parent-style-name="UrbanTitle">
      <style:paragraph-properties fo:margin-bottom="0cm" fo:margin-top="0cm" fo:text-align="start" loext:contextual-spacing="false" style:justify-single-word="false"/>
      <style:text-properties fo:font-size="10pt" style:font-name="Arial" style:font-size-asian="10pt" style:font-size-complex="10pt"/>
    </style:style>
    <style:style style:family="paragraph" style:name="P11" style:parent-style-name="UrbanTitle">
      <style:paragraph-properties fo:margin-bottom="0cm" fo:margin-top="0cm" fo:text-align="start" loext:contextual-spacing="false" style:justify-single-word="false"/>
      <style:text-properties fo:font-size="14pt" fo:font-weight="normal" style:font-name="Arial" style:font-size-asian="14pt" style:font-size-complex="14pt" style:font-weight-asian="normal" style:font-weight-complex="normal"/>
    </style:style>
    <style:style style:family="paragraph" style:name="P12" style:parent-style-name="UrbanTitle">
      <style:paragraph-properties fo:margin-bottom="0cm" fo:margin-top="0cm" fo:text-align="start" loext:contextual-spacing="false" style:justify-single-word="false"/>
      <style:text-properties fo:font-size="14pt" fo:font-weight="normal" fo:text-transform="uppercase" style:font-name="Arial" style:font-size-asian="14pt" style:font-size-complex="14pt" style:font-weight-asian="normal" style:font-weight-complex="normal"/>
    </style:style>
    <style:style style:family="paragraph" style:name="P13" style:parent-style-name="Standard">
      <style:paragraph-properties fo:margin-bottom="0cm" fo:margin-top="0cm" fo:text-align="start" loext:contextual-spacing="false" style:justify-single-word="false"/>
      <style:text-properties fo:font-size="10pt" fo:font-weight="bold" style:font-name="Arial" style:font-size-asian="10pt" style:font-size-complex="10pt" style:font-weight-asian="bold" style:font-weight-complex="bold"/>
    </style:style>
    <style:style style:family="paragraph" style:name="P14" style:parent-style-name="Standard">
      <style:paragraph-properties fo:margin-bottom="0cm" fo:margin-top="0cm" fo:text-align="justify" loext:contextual-spacing="false" style:justify-single-word="false"/>
      <style:text-properties fo:font-size="11pt" fo:font-weight="normal" officeooo:paragraph-rsid="00186935" officeooo:rsid="0016c3f7" style:font-name="Arial" style:font-size-asian="11pt" style:font-size-complex="11pt" style:font-weight-asian="normal" style:font-weight-complex="normal"/>
    </style:style>
    <style:style style:family="paragraph" style:name="P15" style:parent-style-name="Standard">
      <style:paragraph-properties fo:margin-bottom="0cm" fo:margin-top="0cm" fo:text-align="center" loext:contextual-spacing="false" style:justify-single-word="false" style:line-height-at-least="0.176cm"/>
      <style:text-properties fo:font-size="15pt" officeooo:paragraph-rsid="003ef27d" style:font-name="Rubik" style:font-name-complex="Rubik" style:font-size-asian="15pt" style:font-size-complex="15pt"/>
    </style:style>
    <style:style style:family="paragraph" style:name="P16" style:parent-style-name="Text_20_body">
      <style:paragraph-properties fo:margin-bottom="0cm" fo:margin-top="0cm" fo:text-align="start" loext:contextual-spacing="false" style:justify-single-word="false"/>
      <style:text-properties fo:font-size="11pt" fo:font-weight="normal" officeooo:paragraph-rsid="001bb43e" officeooo:rsid="0016c3f7" style:font-name="Arial" style:font-size-asian="11pt" style:font-size-complex="11pt" style:font-weight-asian="normal" style:font-weight-complex="normal"/>
    </style:style>
    <style:style style:family="paragraph" style:name="P17" style:parent-style-name="Standard">
      <style:paragraph-properties fo:text-align="start" style:justify-single-word="false"/>
      <style:text-properties fo:font-size="10.5pt" fo:font-weight="normal" style:font-name="Arial" style:font-size-asian="10.5pt" style:font-size-complex="10.5pt" style:font-weight-asian="normal" style:font-weight-complex="normal"/>
    </style:style>
    <style:style style:family="paragraph" style:name="P18" style:parent-style-name="Preformatted_20_Text">
      <style:paragraph-properties fo:text-align="justify" style:justify-single-word="false"/>
      <style:text-properties fo:font-size="10pt" officeooo:paragraph-rsid="00186935" style:font-name="Arial" style:font-name-complex="Arial" style:font-size-asian="10pt" style:font-size-complex="10pt"/>
    </style:style>
    <style:style style:family="paragraph" style:name="P19" style:parent-style-name="Preformatted_20_Text">
      <style:paragraph-properties fo:text-align="justify" style:justify-single-word="false"/>
      <style:text-properties fo:font-size="11pt" officeooo:paragraph-rsid="00186935" style:font-name="Arial" style:font-name-complex="Arial" style:font-size-asian="11pt" style:font-size-complex="11pt"/>
    </style:style>
    <style:style style:family="paragraph" style:name="P20" style:parent-style-name="Preformatted_20_Text">
      <style:paragraph-properties fo:text-align="start" style:justify-single-word="false"/>
      <style:text-properties fo:font-size="11pt" officeooo:paragraph-rsid="005139cf" style:font-name="Arial" style:font-size-asian="11pt" style:font-size-complex="11pt"/>
    </style:style>
    <style:style style:family="paragraph" style:name="P21" style:parent-style-name="Preformatted_20_Text">
      <style:paragraph-properties fo:text-align="start" style:justify-single-word="false"/>
      <style:text-properties fo:font-size="11pt" officeooo:paragraph-rsid="00535cd0" style:font-name="Arial" style:font-size-asian="11pt" style:font-size-complex="11pt"/>
    </style:style>
    <style:style style:family="paragraph" style:name="P22" style:parent-style-name="Preformatted_20_Text">
      <style:paragraph-properties fo:text-align="start" style:justify-single-word="false"/>
      <style:text-properties fo:font-size="11pt" officeooo:paragraph-rsid="0055c485" style:font-name="Arial" style:font-size-asian="11pt" style:font-size-complex="11pt"/>
    </style:style>
    <style:style style:family="paragraph" style:name="P23" style:parent-style-name="Preformatted_20_Text">
      <style:paragraph-properties fo:text-align="start" style:justify-single-word="false"/>
      <style:text-properties fo:font-size="11pt" fo:font-weight="normal" officeooo:paragraph-rsid="001f4b30" officeooo:rsid="0024ef65" style:font-name="Arial" style:font-name-complex="Arial" style:font-size-asian="11pt" style:font-size-complex="11pt" style:font-weight-asian="normal" style:font-weight-complex="normal"/>
    </style:style>
    <style:style style:family="paragraph" style:name="P24" style:parent-style-name="Preformatted_20_Text">
      <style:paragraph-properties fo:text-align="start" style:justify-single-word="false"/>
      <style:text-properties fo:background-color="#fff200" fo:color="#ff3333" fo:font-size="11pt" fo:font-style="normal" fo:font-weight="bold" officeooo:paragraph-rsid="00535cd0" officeooo:rsid="00230ea8" style:font-name="Arial" style:font-name-complex="Arial" style:font-size-asian="11pt" style:font-size-complex="11pt" style:font-style-asian="normal" style:font-weight-asian="bold" style:font-weight-complex="bold" style:text-underline-color="font-color" style:text-underline-style="solid" style:text-underline-width="auto"/>
    </style:style>
    <style:style style:family="paragraph" style:name="P25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country="FR" fo:font-size="10pt" fo:font-weight="normal" fo:language="fr" officeooo:paragraph-rsid="0020eb3a" style:font-name="Arial" style:font-size-asian="10pt" style:font-size-complex="10pt" style:font-weight-asian="normal" style:font-weight-complex="normal"/>
    </style:style>
    <style:style style:family="paragraph" style:name="P26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#fff200" fo:color="#ff3333" fo:country="FR" fo:font-size="10pt" fo:language="fr" officeooo:paragraph-rsid="002d6398" officeooo:rsid="002d6398" style:font-name="Arial" style:font-size-asian="10pt" style:font-size-complex="10pt"/>
    </style:style>
    <style:style style:family="paragraph" style:name="P27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#ffff00" fo:color="#ff3333" fo:country="FR" fo:font-size="10pt" fo:language="fr" officeooo:paragraph-rsid="002d6398" officeooo:rsid="002d6398" style:font-name="Arial" style:font-size-asian="10pt" style:font-size-complex="10pt" style:text-underline-style="none"/>
    </style:style>
    <style:style style:family="paragraph" style:name="P28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transparent" fo:country="FR" fo:font-size="10pt" fo:font-weight="bold" fo:language="fr" officeooo:paragraph-rsid="0020eb3a" style:font-name="Arial" style:font-size-asian="10pt" style:font-size-complex="10pt" style:font-weight-asian="normal" style:font-weight-complex="normal" style:text-underline-color="font-color" style:text-underline-style="solid" style:text-underline-width="auto" style:use-window-font-color="true"/>
    </style:style>
    <style:style style:family="paragraph" style:name="P29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transparent" fo:country="FR" fo:font-size="10pt" fo:font-weight="bold" fo:language="fr" officeooo:paragraph-rsid="0020eb3a" style:font-name="Arial" style:font-size-asian="10pt" style:font-size-complex="10pt" style:use-window-font-color="true"/>
    </style:style>
    <style:style style:family="paragraph" style:name="P30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officeooo:paragraph-rsid="002d6398"/>
    </style:style>
    <style:style style:family="paragraph" style:name="P31" style:parent-style-name="Standard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font-size="10pt" fo:font-weight="bold" officeooo:paragraph-rsid="0020eb3a" style:font-name="Arial" style:font-size-asian="10pt" style:font-size-complex="10pt" style:font-weight-asian="bold" style:font-weight-complex="bold"/>
    </style:style>
    <style:style style:family="paragraph" style:name="P32" style:parent-style-name="Standard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font-size="10pt" fo:font-weight="normal" officeooo:paragraph-rsid="0020eb3a" style:font-name="Arial" style:font-size-asian="10pt" style:font-size-complex="10pt" style:font-weight-asian="normal" style:font-weight-complex="normal"/>
    </style:style>
    <style:style style:family="paragraph" style:name="P33" style:parent-style-name="Standard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transparent" fo:font-size="10pt" fo:font-weight="normal" officeooo:paragraph-rsid="0020eb3a" style:font-name="Arial" style:font-size-asian="10pt" style:font-size-complex="10pt" style:font-weight-asian="normal" style:font-weight-complex="normal"/>
    </style:style>
    <style:style style:family="paragraph" style:name="P34" style:parent-style-name="Standard">
      <style:paragraph-properties fo:margin-bottom="0cm" fo:margin-left="0cm" fo:margin-right="0cm" fo:margin-top="0cm" fo:text-align="start" fo:text-indent="0cm" loext:contextual-spacing="false" style:auto-text-indent="false" style:justify-single-word="false" style:writing-mode="lr-tb"/>
      <style:text-properties fo:font-size="11pt" officeooo:paragraph-rsid="0020eb3a" officeooo:rsid="0016c3f7" style:font-name="Arial" style:font-size-asian="11pt" style:font-size-complex="11pt"/>
    </style:style>
    <style:style style:family="paragraph" style:name="P35" style:parent-style-name="UrbanBody">
      <style:paragraph-properties fo:margin-bottom="0cm" fo:margin-left="0cm" fo:margin-right="0cm" fo:margin-top="0cm" fo:text-align="start" fo:text-indent="0cm" loext:contextual-spacing="false" style:auto-text-indent="false" style:justify-single-word="false" style:writing-mode="lr-tb"/>
      <style:text-properties fo:font-size="11pt" officeooo:paragraph-rsid="0020eb3a" style:font-name="Arial" style:font-size-asian="11pt" style:font-size-complex="11pt"/>
    </style:style>
    <style:style style:family="paragraph" style:name="P36" style:parent-style-name="Text_20_body">
      <style:paragraph-properties fo:margin-bottom="0cm" fo:margin-left="0cm" fo:margin-right="0cm" fo:margin-top="0cm" fo:text-align="start" fo:text-indent="0cm" loext:contextual-spacing="false" style:auto-text-indent="false" style:justify-single-word="false" style:shadow="none" style:writing-mode="lr-tb"/>
      <style:text-properties fo:country="FR" fo:font-size="11pt" fo:font-weight="normal" fo:language="fr" officeooo:paragraph-rsid="0020eb3a" officeooo:rsid="0024ef65" style:font-name="Arial" style:font-name-complex="Arial" style:font-size-asian="11pt" style:font-size-complex="11pt" style:font-weight-asian="normal" style:font-weight-complex="normal"/>
    </style:style>
    <style:style style:family="paragraph" style:name="P37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officeooo:paragraph-rsid="0020eb3a" style:font-name="Arial" style:font-size-asian="11pt" style:font-size-complex="11pt"/>
    </style:style>
    <style:style style:family="paragraph" style:name="P38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officeooo:paragraph-rsid="0022f8f1" style:font-name="Arial" style:font-size-asian="11pt" style:font-size-complex="11pt"/>
    </style:style>
    <style:style style:family="paragraph" style:name="P39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0eb3a" officeooo:rsid="0016c3f7" style:font-name="Arial" style:font-name-complex="Arial" style:font-size-asian="11pt" style:font-size-complex="11pt" style:font-weight-asian="normal" style:font-weight-complex="normal" style:text-underline-style="none"/>
    </style:style>
    <style:style style:family="paragraph" style:name="P40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2e82c" officeooo:rsid="0016c3f7" style:font-name="Arial" style:font-name-complex="Arial" style:font-size-asian="11pt" style:font-size-complex="11pt" style:font-weight-asian="normal" style:font-weight-complex="normal" style:text-underline-style="none"/>
    </style:style>
    <style:style style:family="paragraph" style:name="P41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2e82c" officeooo:rsid="0024ef65" style:font-name="Arial" style:font-name-complex="Arial" style:font-size-asian="11pt" style:font-size-complex="11pt" style:font-weight-asian="normal" style:font-weight-complex="normal"/>
    </style:style>
    <style:style style:family="paragraph" style:name="P42" style:parent-style-name="Preformatted_20_Text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0eb3a" officeooo:rsid="0016c3f7" style:font-name="Arial" style:font-size-asian="11pt" style:font-size-complex="11pt" style:font-weight-asian="normal" style:font-weight-complex="normal"/>
    </style:style>
    <style:style style:family="paragraph" style:name="P43" style:parent-style-name="Preformatted_20_Text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2e82c" officeooo:rsid="0016c3f7" style:font-name="Arial" style:font-name-complex="Arial" style:font-size-asian="11pt" style:font-size-complex="11pt" style:font-weight-asian="normal" style:font-weight-complex="normal" style:text-underline-style="none"/>
    </style:style>
    <style:style style:family="paragraph" style:name="P44" style:parent-style-name="Heading_20_4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font-size="10pt" fo:font-weight="bold" officeooo:paragraph-rsid="0020eb3a" style:font-name="Arial" style:font-size-asian="10pt" style:font-size-complex="10pt" style:font-weight-asian="bold" style:font-weight-complex="bold"/>
    </style:style>
    <style:style style:family="paragraph" style:name="P45" style:parent-style-name="Heading_20_4">
      <style:paragraph-properties fo:line-height="100%" fo:margin-bottom="0cm" fo:margin-left="-0.042cm" fo:margin-right="-0.021cm" fo:margin-top="0cm" fo:text-align="center" fo:text-indent="0cm" loext:contextual-spacing="false" style:auto-text-indent="false" style:justify-single-word="false"/>
      <style:text-properties fo:font-size="10pt" fo:font-weight="bold" officeooo:paragraph-rsid="0020eb3a" style:font-name="Arial" style:font-size-asian="10pt" style:font-size-complex="10pt" style:font-weight-asian="bold" style:font-weight-complex="bold"/>
    </style:style>
    <style:style style:family="paragraph" style:name="P46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fo:font-weight="normal" officeooo:rsid="0024ef65" style:font-name-complex="Arial" style:font-style-asian="normal" style:font-weight-asian="normal" style:text-underline-color="font-color" style:text-underline-style="solid" style:text-underline-width="auto"/>
    </style:style>
    <style:style style:family="text" style:name="T2">
      <style:text-properties fo:background-color="transparent" fo:font-style="normal" fo:font-weight="bold" loext:char-shading-value="0" style:font-style-asian="normal" style:font-style-complex="normal" style:font-weight-asian="bold" style:font-weight-complex="bold" style:text-underline-style="none"/>
    </style:style>
    <style:style style:family="text" style:name="T3">
      <style:text-properties fo:font-style="normal" fo:font-weight="bold" style:font-style-asian="normal" style:font-style-complex="normal" style:font-weight-asian="bold" style:font-weight-complex="bold" style:text-underline-style="none"/>
    </style:style>
    <style:style style:family="text" style:name="T4">
      <style:text-properties fo:font-style="normal" fo:font-weight="normal" officeooo:rsid="001dc90b" style:font-style-asian="normal" style:font-weight-asian="normal" style:font-weight-complex="normal" style:text-underline-style="none"/>
    </style:style>
    <style:style style:family="text" style:name="T5">
      <style:text-properties fo:font-weight="normal" style:font-weight-asian="normal" style:font-weight-complex="normal"/>
    </style:style>
    <style:style style:family="text" style:name="T6">
      <style:text-properties fo:font-weight="normal" officeooo:rsid="0022e82c" style:font-weight-asian="normal" style:font-weight-complex="normal"/>
    </style:style>
    <style:style style:family="text" style:name="T7">
      <style:text-properties fo:font-weight="normal" officeooo:rsid="0033d800" style:font-weight-asian="normal" style:font-weight-complex="normal"/>
    </style:style>
    <style:style style:family="text" style:name="T8">
      <style:text-properties fo:font-weight="normal" officeooo:rsid="00358cac" style:font-weight-asian="normal" style:font-weight-complex="normal"/>
    </style:style>
    <style:style style:family="text" style:name="T9">
      <style:text-properties fo:font-weight="normal" style:font-name-complex="Arial" style:font-weight-asian="normal" style:font-weight-complex="normal"/>
    </style:style>
    <style:style style:family="text" style:name="T10">
      <style:text-properties fo:font-weight="normal" officeooo:rsid="0024ef65" style:font-name-complex="Arial" style:font-weight-asian="normal" style:font-weight-complex="normal"/>
    </style:style>
    <style:style style:family="text" style:name="T11">
      <style:text-properties fo:font-weight="normal" officeooo:rsid="00230ea8" style:font-name-complex="Arial" style:font-weight-asian="normal" style:font-weight-complex="normal"/>
    </style:style>
    <style:style style:family="text" style:name="T12">
      <style:text-properties fo:font-weight="normal" officeooo:rsid="0016c3f7" style:font-name-complex="Arial" style:font-weight-asian="normal" style:font-weight-complex="normal"/>
    </style:style>
    <style:style style:family="text" style:name="T13">
      <style:text-properties fo:font-weight="bold" officeooo:rsid="00230ea8" style:font-name-complex="Arial" style:font-weight-asian="bold" style:font-weight-complex="bold"/>
    </style:style>
    <style:style style:family="text" style:name="T14">
      <style:text-properties fo:font-weight="bold" style:font-weight-asian="bold" style:font-weight-complex="bold"/>
    </style:style>
    <style:style style:family="text" style:name="T15">
      <style:text-properties fo:font-weight="bold" officeooo:rsid="0024ef65" style:font-name-complex="Arial" style:font-weight-asian="normal" style:font-weight-complex="normal"/>
    </style:style>
    <style:style style:family="text" style:name="T16">
      <style:text-properties style:text-underline-color="font-color" style:text-underline-style="solid" style:text-underline-width="auto"/>
    </style:style>
    <style:style style:family="text" style:name="T17">
      <style:text-properties fo:font-weight="bold" officeooo:rsid="0024ef65" style:font-name-complex="Arial" style:text-underline-color="font-color" style:text-underline-style="solid" style:text-underline-width="auto"/>
    </style:style>
    <style:style style:family="text" style:name="T18">
      <style:text-properties fo:font-weight="bold" officeooo:rsid="0016c3f7" style:font-name-complex="Arial" style:text-underline-color="font-color" style:text-underline-style="solid" style:text-underline-width="auto"/>
    </style:style>
    <style:style style:family="text" style:name="T19">
      <style:text-properties fo:font-weight="bold" officeooo:rsid="0049f285" style:font-name-complex="Arial" style:text-underline-color="font-color" style:text-underline-style="solid" style:text-underline-width="auto"/>
    </style:style>
    <style:style style:family="text" style:name="T20">
      <style:text-properties officeooo:rsid="0024ef65" style:font-name-complex="Arial" style:text-underline-color="font-color" style:text-underline-style="solid" style:text-underline-width="auto"/>
    </style:style>
    <style:style style:family="text" style:name="T21">
      <style:text-properties fo:font-style="normal" fo:font-weight="normal" officeooo:rsid="0024ef65" style:font-name-complex="Arial" style:font-style-asian="normal" style:font-weight-asian="normal" style:text-underline-color="font-color" style:text-underline-style="solid" style:text-underline-width="auto" style:use-window-font-color="true"/>
    </style:style>
    <style:style style:family="text" style:name="T22">
      <style:text-properties fo:font-style="normal" fo:font-weight="normal" officeooo:rsid="0024ef65" style:font-name-complex="Arial" style:font-style-asian="normal" style:font-weight-asian="normal" style:font-weight-complex="normal" style:text-underline-color="font-color" style:text-underline-style="solid" style:text-underline-width="auto" style:use-window-font-color="true"/>
    </style:style>
    <style:style style:family="text" style:name="T23">
      <style:text-properties officeooo:rsid="0024ef65" style:font-name-complex="Arial" style:use-window-font-color="true"/>
    </style:style>
    <style:style style:family="text" style:name="T24">
      <style:text-properties fo:background-color="transparent" fo:country="FR" fo:font-size="10pt" fo:font-weight="bold" fo:language="fr" loext:char-shading-value="0" style:font-name="Arial" style:font-size-asian="10pt" style:font-size-complex="10pt" style:text-underline-color="font-color" style:text-underline-style="solid" style:text-underline-width="auto" style:use-window-font-color="true"/>
    </style:style>
    <style:style style:family="text" style:name="T25">
      <style:text-properties fo:background-color="transparent" fo:country="FR" fo:font-size="10pt" fo:language="fr" loext:char-shading-value="0" style:font-name="Arial" style:font-size-asian="10pt" style:font-size-complex="10pt" style:text-underline-color="font-color" style:text-underline-style="solid" style:text-underline-width="auto" style:use-window-font-color="true"/>
    </style:style>
    <style:style style:family="text" style:name="T26">
      <style:text-properties fo:background-color="transparent" fo:font-size="10pt" loext:char-shading-value="0" style:font-name="Arial" style:font-size-asian="10pt" style:font-size-complex="10pt" style:text-underline-color="font-color" style:text-underline-style="solid" style:text-underline-width="auto" style:use-window-font-color="true"/>
    </style:style>
    <style:style style:family="text" style:name="T27">
      <style:text-properties fo:background-color="transparent" loext:char-shading-value="0" officeooo:rsid="0032d9c9" style:use-window-font-color="true"/>
    </style:style>
    <style:style style:family="text" style:name="T28">
      <style:text-properties fo:background-color="transparent" loext:char-shading-value="0" officeooo:rsid="0016c3f7" style:text-underline-style="none" style:use-window-font-color="true"/>
    </style:style>
    <style:style style:family="text" style:name="T29">
      <style:text-properties fo:background-color="transparent" fo:font-weight="bold" loext:char-shading-value="0" officeooo:rsid="00257375" style:font-name-complex="Arial" style:font-weight-asian="bold" style:font-weight-complex="bold" style:use-window-font-color="true"/>
    </style:style>
    <style:style style:family="text" style:name="T30">
      <style:text-properties fo:background-color="transparent" fo:font-weight="bold" loext:char-shading-value="0" officeooo:rsid="00230ea8" style:font-name-complex="Arial" style:font-weight-asian="bold" style:font-weight-complex="bold" style:use-window-font-color="true"/>
    </style:style>
    <style:style style:family="text" style:name="T31">
      <style:text-properties fo:background-color="transparent" fo:font-weight="bold" loext:char-shading-value="0" officeooo:rsid="0054f3cf" style:font-name-complex="Arial" style:font-weight-asian="bold" style:font-weight-complex="bold" style:use-window-font-color="true"/>
    </style:style>
    <style:style style:family="text" style:name="T32">
      <style:text-properties fo:background-color="transparent" fo:font-weight="bold" loext:char-shading-value="0" officeooo:rsid="0055c485" style:font-name-complex="Arial" style:font-weight-asian="bold" style:font-weight-complex="bold" style:use-window-font-color="true"/>
    </style:style>
    <style:style style:family="text" style:name="T33">
      <style:text-properties officeooo:rsid="0016c3f7"/>
    </style:style>
    <style:style style:family="text" style:name="T34">
      <style:text-properties fo:background-color="#ffff00" fo:color="#ff3333" fo:country="FR" fo:language="fr" loext:char-shading-value="0" officeooo:rsid="002d6398"/>
    </style:style>
    <style:style style:family="text" style:name="T35">
      <style:text-properties fo:background-color="#ffff00" fo:color="#ff3333" loext:char-shading-value="0" officeooo:rsid="0032d9c9" style:text-underline-style="none"/>
    </style:style>
    <style:style style:family="text" style:name="T36">
      <style:text-properties fo:background-color="#ffff00" fo:color="#ff3333" loext:char-shading-value="0" officeooo:rsid="0032d9c9"/>
    </style:style>
    <style:style style:family="text" style:name="T37">
      <style:text-properties officeooo:rsid="00186935"/>
    </style:style>
    <style:style style:family="text" style:name="T38">
      <style:text-properties officeooo:rsid="0018a05b"/>
    </style:style>
    <style:style style:family="text" style:name="T39">
      <style:text-properties fo:background-color="transparent" loext:char-shading-value="0"/>
    </style:style>
    <style:style style:family="text" style:name="T40">
      <style:text-properties fo:background-color="transparent" loext:char-shading-value="0" officeooo:rsid="0032d9c9"/>
    </style:style>
    <style:style style:family="text" style:name="T41">
      <style:text-properties fo:background-color="transparent" loext:char-shading-value="0" officeooo:rsid="003ef27d"/>
    </style:style>
    <style:style style:family="text" style:name="T42">
      <style:text-properties fo:country="FR" fo:language="fr"/>
    </style:style>
    <style:style style:family="text" style:name="T43">
      <style:text-properties fo:country="FR" fo:language="fr" style:text-underline-color="font-color" style:text-underline-style="solid" style:text-underline-width="auto"/>
    </style:style>
    <style:style style:family="text" style:name="T44">
      <style:text-properties fo:country="FR" fo:font-style="normal" fo:font-weight="bold" fo:language="fr" style:font-style-asian="normal" style:font-style-complex="normal" style:font-weight-asian="bold" style:font-weight-complex="bold" style:text-underline-style="none"/>
    </style:style>
    <style:style style:family="text" style:name="T45">
      <style:text-properties fo:country="FR" fo:font-weight="normal" fo:language="fr" style:font-weight-asian="normal" style:font-weight-complex="normal"/>
    </style:style>
    <style:style style:family="text" style:name="T46">
      <style:text-properties fo:country="FR" fo:font-weight="normal" fo:language="fr" officeooo:rsid="003ef27d" style:font-weight-asian="normal" style:font-weight-complex="normal"/>
    </style:style>
    <style:style style:family="text" style:name="T47">
      <style:text-properties style:text-position="super 58%"/>
    </style:style>
    <style:style style:family="text" style:name="T48">
      <style:text-properties fo:color="#111111" style:font-name-complex="Arial"/>
    </style:style>
    <style:style style:family="text" style:name="T49">
      <style:text-properties fo:color="#111111" officeooo:rsid="001f4b30" style:font-name-complex="Arial"/>
    </style:style>
    <style:style style:family="text" style:name="T50">
      <style:text-properties fo:color="#111111" officeooo:rsid="0024ef65" style:font-name-complex="Arial"/>
    </style:style>
    <style:style style:family="text" style:name="T51">
      <style:text-properties fo:color="#111111" officeooo:rsid="002d6398" style:font-name-complex="Arial"/>
    </style:style>
    <style:style style:family="text" style:name="T52">
      <style:text-properties fo:color="#111111" officeooo:rsid="003ef27d" style:font-name-complex="Arial"/>
    </style:style>
    <style:style style:family="text" style:name="T53">
      <style:text-properties officeooo:rsid="0016c3f7" style:text-underline-style="none"/>
    </style:style>
    <style:style style:family="text" style:name="T54">
      <style:text-properties fo:text-transform="uppercase"/>
    </style:style>
    <style:style style:family="text" style:name="T55">
      <style:text-properties fo:text-transform="uppercase" officeooo:rsid="0016c3f7"/>
    </style:style>
    <style:style style:family="text" style:name="T56">
      <style:text-properties fo:text-transform="uppercase" officeooo:rsid="003ef27d"/>
    </style:style>
    <style:style style:family="text" style:name="T57">
      <style:text-properties fo:background-color="#ffff00" fo:color="#ce181e" loext:char-shading-value="0" officeooo:rsid="0032d9c9"/>
    </style:style>
    <style:style style:family="text" style:name="T58">
      <style:text-properties fo:background-color="#fff200" fo:color="#ce181e" loext:char-shading-value="0" officeooo:rsid="003ef27d"/>
    </style:style>
    <style:style style:family="text" style:name="T59">
      <style:text-properties fo:background-color="#fff200" fo:color="#ce181e" fo:country="FR" fo:font-weight="normal" fo:language="fr" loext:char-shading-value="0" officeooo:rsid="003ef27d" style:font-weight-asian="normal" style:font-weight-complex="normal"/>
    </style:style>
    <style:style style:family="text" style:name="T60">
      <style:text-properties officeooo:rsid="003ef27d"/>
    </style:style>
    <style:style style:family="text" style:name="T61">
      <style:text-properties officeooo:rsid="004d36f0"/>
    </style:style>
    <style:style style:family="text" style:name="T62">
      <style:text-properties fo:background-color="transparent" fo:country="FR" fo:font-size="10pt" fo:font-style="normal" fo:font-variant="normal" fo:font-weight="normal" fo:language="fr" fo:letter-spacing="normal" fo:text-shadow="none" fo:text-transform="none" style:country-asian="CN" style:country-complex="IN" style:font-name="Times New Roman2" style:font-name-asian="Arial Unicode MS" style:font-name-complex="Mangal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63">
      <style:text-properties fo:background-color="transparent" fo:country="BE" fo:font-size="10pt" fo:font-style="normal" fo:font-variant="normal" fo:font-weight="normal" fo:language="fr" fo:letter-spacing="normal" fo:text-shadow="none" fo:text-transform="none" style:country-asian="CN" style:country-complex="IN" style:font-name="Liberation Serif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33">COMMUNE</text:span> DE <text:span text:style-name="T54"><text:text-input text:description="">tool.getCityName()</text:text-input></text:span></text:p>
      <text:p text:style-name="P17"/>
      <text:p text:style-name="P12"/>
      <text:p text:style-name="P11"><text:span text:style-name="T54">Avis d'</text:span><text:span text:style-name="T55">ENQUÊTE PUBLIQUE<text:line-break/>PERMIS </text:span><text:span text:style-name="T56">INTÉGRÉ</text:span></text:p>
      <text:p text:style-name="P9"/>
      <text:p text:style-name="P10"/>
      <text:p text:style-name="P15">DÉCRET DU 05 FÉVRIER 2015</text:p>
      <text:p text:style-name="P15">RELATIF AUX IMPLANTATIONS COMMERCIALES</text:p>
      <text:p text:style-name="P1"/>
      <text:p text:style-name="P3"><text:span text:style-name="T49">C</text:span><text:span text:style-name="T48">oncerne : </text:span><text:span text:style-name="T51">Demande de permis </text:span><text:span text:style-name="T52">intégré</text:span><text:span text:style-name="T51">.</text:span></text:p>
      <text:p text:style-name="P8"/>
      <text:p text:style-name="P3"><text:span text:style-name="T50"><office:annotation><dc:creator>bleybaert</dc:creator><dc:date>2018-07-17T14:19:36</dc:date><loext:sender-initials>ble</loext:sender-initials><text:p text:style-name="P46"><text:span text:style-name="T62">do text if self.hasSingleApplicant()</text:span></text:p></office:annotation></text:span><text:span text:style-name="T23">Le demandeur est</text:span><text:span text:style-name="T12"> </text:span><text:span text:style-name="T12"><text:text-input text:description="Demandeurs avec adresse">self.getApplicantsSignaletic(withaddress=True)</text:text-input></text:span><text:span text:style-name="T12">.</text:span></text:p>
      <text:p text:style-name="P4"><text:span text:style-name="T12"><office:annotation><dc:creator>bleybaert</dc:creator><dc:date>2018-07-17T14:20:01</dc:date><loext:sender-initials>ble</loext:sender-initials><text:p text:style-name="P46"><text:span text:style-name="T62">do text if self.hasMultipleApplicants()</text:span></text:p></office:annotation></text:span><text:span text:style-name="T12">L</text:span><text:span text:style-name="T9">es demandeurs sont </text:span><text:span text:style-name="T12"><text:text-input text:description="Demandeurs avec adresse">self.getApplicantsSignaletic(withaddress=True)</text:text-input></text:span><text:span text:style-name="T12">.</text:span></text:p>
      <text:p text:style-name="P19"/>
      <text:p text:style-name="P7">Le terrain est situé <text:text-input text:description="Emplacement des travaux">self.getWorkLocationSignaletic()</text:text-input>, cadastré <text:text-input text:description="Cadastre">licence_view.get_parcels()</text:text-input>.</text:p>
      <text:p text:style-name="P19"/>
      <text:p text:style-name="P14"><text:span text:style-name="T37">L</text:span>e projet consiste en <text:text-input text:description="Nature des travaux">self.getLicenceSubject()</text:text-input><text:s/>et présente les caractéristiques suivantes :</text:p>
      <text:p text:style-name="P20"><text:span text:style-name="T19">Zonage au plan de secteur </text:span><text:span text:style-name="T17">:</text:span><text:span text:style-name="T20"> </text:span><text:span text:style-name="T1"><text:text-input text:description="Bien-Parcelles">licence_helper.folderZone</text:text-input></text:span></text:p>
      <text:p text:style-name="P20"><text:span text:style-name="T19">Guide communal d'urbanisme</text:span><text:span text:style-name="T17">:</text:span><text:span text:style-name="T20"> </text:span><text:span text:style-name="T21"><text:text-input text:description="Bien-Parcelles">self.getValueForTemplate('township_guide')</text:text-input></text:span></text:p>
      <text:p text:style-name="P20"><text:span text:style-name="T19">Schéma de développement communal</text:span><text:span text:style-name="T18"> </text:span><text:span text:style-name="T17">:</text:span><text:span text:style-name="T20"> </text:span><text:span text:style-name="T22"><text:text-input text:description="Bien-Parcelles">self.getValueForTemplate('SDC')</text:text-input></text:span><text:span text:style-name="T22"> </text:span></text:p>
      <text:p text:style-name="P24">Permis d'urbanisation (lot.) :</text:p>
      <text:p text:style-name="P21"><text:span text:style-name="T13"><office:annotation><dc:creator>bleybaert</dc:creator><dc:date>2018-11-22T11:31:30.751517122</dc:date><loext:sender-initials>ble</loext:sender-initials><text:p text:style-name="P46"><text:span text:style-name="T63">do text if "Guide Communal" in licence_helper.divergence</text:span></text:p></office:annotation></text:span><text:span text:style-name="T13">et s'écarte </text:span><text:span text:style-name="T29">du </text:span><text:span text:style-name="T31">Guide communal d'urbanisme</text:span><text:span text:style-name="T30"> </text:span><text:span text:style-name="T13">pour</text:span><text:span text:style-name="T11"> </text:span><text:span text:style-name="T15">:<text:line-break/></text:span><text:span text:style-name="T10"><text:text-input text:description="Dérogation détails">self.getDivergenceDetails()</text:text-input></text:span></text:p>
      <text:p text:style-name="P22"><text:span text:style-name="T13"><office:annotation><dc:creator>bleybaert</dc:creator><dc:date>2018-11-22T11:31:30.751517122</dc:date><loext:sender-initials>ble</loext:sender-initials><text:p text:style-name="P46"><text:span text:style-name="T63">do text if "urbanisation" in licence_helper.divergence</text:span></text:p></office:annotation></text:span><text:span text:style-name="T13">et s'écarte </text:span><text:span text:style-name="T29">du </text:span><text:span text:style-name="T32">permis d'urbanisation</text:span><text:span text:style-name="T30"> </text:span><text:span text:style-name="T13">pour</text:span><text:span text:style-name="T11"> </text:span><text:span text:style-name="T15">:<text:line-break/></text:span><text:span text:style-name="T10"><text:text-input text:description="Dérogation détails">self.getDivergenceDetails()</text:text-input></text:span></text:p>
      <text:p text:style-name="P23"/>
      <text:p text:style-name="P18"/>
      <table:table table:name="Tableau2" table:style-name="Tableau2">
        <table:table-column table:number-columns-repeated="4" table:style-name="Tableau2.A"/>
        <table:table-row table:style-name="Tableau2.1">
          <table:table-cell office:value-type="string" table:style-name="Tableau2.A1">
            <text:h text:outline-level="4" text:style-name="P44">Date d’affichage</text:h>
            <text:h text:outline-level="4" text:style-name="P44">de la demande</text:h>
          </table:table-cell>
          <table:table-cell office:value-type="string" table:style-name="Tableau2.A1">
            <text:h text:outline-level="4" text:style-name="P44">Date d’ouverture</text:h>
            <text:h text:outline-level="4" text:style-name="P44">de l’enquête</text:h>
          </table:table-cell>
          <table:table-cell office:value-type="string" table:style-name="Tableau2.A1">
            <text:h text:outline-level="4" text:style-name="P45">Lieu et date </text:h>
            <text:h text:outline-level="4" text:style-name="P45">de clôture de l’enquête</text:h>
          </table:table-cell>
          <table:table-cell office:value-type="string" table:style-name="Tableau2.D1">
            <text:p text:style-name="P31">Les observations écrites</text:p>
            <text:p text:style-name="P31">peuvent être adressées :</text:p>
          </table:table-cell>
        </table:table-row>
        <table:table-row table:style-name="Tableau2.2">
          <table:table-cell office:value-type="string" table:style-name="Tableau2.A1">
            <text:p text:style-name="P32"><text:span text:style-name="T39">Le </text:span><text:span text:style-name="T2"><text:text-input text:description="Date début d'enquête">event_view.display_date('displayDate')</text:text-input></text:span></text:p>
          </table:table-cell>
          <table:table-cell office:value-type="string" table:style-name="Tableau2.A1">
            <text:p text:style-name="P32">Le <text:span text:style-name="T3"><text:text-input text:description="Date début d'enquête">tool.formatDate(licence.getLastInquiry().getInvestigationStart())</text:text-input></text:span></text:p>
          </table:table-cell>
          <table:table-cell office:value-type="string" table:style-name="Tableau2.A1">
            <text:p text:style-name="P33"><text:span text:style-name="T43">Lieu</text:span><text:span text:style-name="T16"> </text:span><text:span text:style-name="T42">: </text:span><text:span text:style-name="T34">ADRESSE</text:span></text:p>
            <text:p text:style-name="P32"><text:span text:style-name="T43">Date de clôture :</text:span><text:span text:style-name="T44"> </text:span><text:span text:style-name="T44"><text:text-input text:description="Date début d'enquête">tool.formatDate(licence.getLastInquiry().getInvestigationEnd())</text:text-input></text:span></text:p>
            <text:p text:style-name="P25"><text:span text:style-name="T16">Heure de clôture</text:span> : <text:span text:style-name="T14"><text:text-input text:description="">urbanEventObj.claimsDate.strftime("%H heures %M")
</text:text-input></text:span><text:span text:style-name="T14"><text:s/>à </text:span><text:span text:style-name="T14"><text:text-input text:description="">urbanEventObj.claimEndSDate.strftime("%H heures %M")</text:text-input></text:span></text:p>
          </table:table-cell>
          <table:table-cell office:value-type="string" table:style-name="Tableau2.D1">
            <text:p text:style-name="P28">Par courrier ordinaire :</text:p>
            <text:p text:style-name="P26">ADRESSE</text:p>
            <text:p text:style-name="P26"/>
            <text:p text:style-name="P29">ou</text:p>
            <text:p text:style-name="P29"/>
            <text:p text:style-name="P30"><text:span text:style-name="T24">Par courrier électronique</text:span><text:span text:style-name="T26"> </text:span><text:span text:style-name="T25">:</text:span></text:p>
            <text:p text:style-name="P27">EMAIL</text:p>
          </table:table-cell>
        </table:table-row>
      </table:table>
      <text:p text:style-name="P36"/>
      <text:p text:style-name="P35">Madame, Monsieur,</text:p>
      <text:p text:style-name="P42"/>
      <text:p text:style-name="P39">Le Bourgmestre,</text:p>
      <text:p text:style-name="P39"/>
      <text:p text:style-name="P39"><text:span text:style-name="T39">Porte à la connaissance du public que l’autorité compétente pour statuer sur la présente demande de permis </text:span><text:span text:style-name="T41">intégré</text:span><text:span text:style-name="T39"> est le </text:span><text:span text:style-name="T40">C</text:span><text:span text:style-name="T39">ollège </text:span><text:span text:style-name="T40">C</text:span><text:span text:style-name="T39">ommunal.</text:span></text:p>
      <text:p text:style-name="P39"/>
      <text:p text:style-name="P39">L’enquête publique <text:span text:style-name="T39">est orga</text:span>nisée selon les modalités prévues par les articles D.29-7 à D.29-19 et R.41-6 du livre 1<text:span text:style-name="T47">er</text:span> du code de l’environnement.</text:p>
      <text:p text:style-name="P39"/>
      <text:p text:style-name="P40">Le dossier peut être consulté, durant la période d'enquête, à l'adresse suivante : <text:span text:style-name="T57">ADRESSE</text:span><text:span text:style-name="T27">.</text:span></text:p>
      <text:p text:style-name="P43">- les jours ouvrables soit du lundi au vendredi de 8h30 à 12h00 ;</text:p>
      <text:p text:style-name="P43">- les <text:text-input text:description="Date permanence">tool.formatDate(urbanEventObj.getClaimsDate())</text:text-input>, … / … / … jusqu'à 20 heures.</text:p>
      <text:p text:style-name="P43"/>
      <text:p text:style-name="P41"><text:soft-page-break/><text:span text:style-name="T53">Pour les consultations jusqu'à 20 heures, rendez-vous doit être pris au plus tard 24 heures à l'avance auprès <text:tab/></text:span><text:span text:style-name="T28">du service Urbanisme - <text:tab/>téléphone : </text:span><text:span text:style-name="T35">TEL</text:span><text:span text:style-name="T28"> - mail : </text:span><text:span text:style-name="T35">MAIL</text:span></text:p>
      <text:p text:style-name="P40"/>
      <text:p text:style-name="P38">Des explications techniques peuvent être obtenues auprès des Fonctionnaires technique, délégué <text:span text:style-name="T60">et des implantations commerciales</text:span> du Service Public de Wallonie, <text:span text:style-name="T36">ADRESSE</text:span> / <text:span text:style-name="T58">NUM TEL </text:span>ou auprès du demandeur : <text:span text:style-name="T45"><text:text-input text:description="Demandeurs">self.getApplicantsSignaletic(withaddress=True)</text:text-input></text:span><text:span text:style-name="T45"><text:s/></text:span><text:span text:style-name="T46">(</text:span><text:span text:style-name="T59">TEL</text:span><text:span text:style-name="T46">)</text:span>.</text:p>
      <text:p text:style-name="P37"/>
      <text:p text:style-name="P34"><text:span text:style-name="T8">T</text:span><text:span text:style-name="T5">out intéressé peut formuler ses observations écrites ou orales auprès de </text:span><text:span text:style-name="T6">la </text:span><text:span text:style-name="T7">Commune de </text:span><text:span text:style-name="T7"><text:text-input text:description="">tool.getCityName()</text:text-input></text:span><text:span text:style-name="T6"><text:s/></text:span><text:span text:style-name="T5">dans le délai mentionné ci-dessus, jusqu’à la clôture de l’enquête.</text:span></text:p>
      <text:p text:style-name="P16"/>
      <text:p text:style-name="P5"><text:span text:style-name="T38"><text:text-input text:description="">tool.getCityName()</text:text-input></text:span><text:span text:style-name="T38">, le </text:span><text:span text:style-name="T4"><text:text-input text:description="Délivré à xxx le xxx">tool.formatDate(urbanEventObj.getEventDate())</text:text-input></text:span><text:span text:style-name="T4">.</text:span></text:p>
      <text:p text:style-name="P2"/>
      <text:p text:style-name="P2"/>
      <text:p text:style-name="P6"><office:annotation><dc:creator>bleybaert</dc:creator><dc:date>2018-07-18T09:41:44</dc:date><loext:sender-initials>ble</loext:sender-initials><text:p text:style-name="P46"><text:span text:style-name="T62">do text</text:span></text:p><text:p text:style-name="P46"><text:span text:style-name="T62">from document(at=signatures, format='odt')</text:span></text:p></office:annotation>Import signatures.<text:span text:style-name="T61">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1" svg:font-family="'Lohit Hindi'"/>
    <style:font-face style:name="OpenSymbol" svg:font-family="OpenSymbol"/>
    <style:font-face style:name="Rubik" svg:font-family="Rubik"/>
    <style:font-face style:name="StarSymbol" svg:font-family="StarSymbol"/>
    <style:font-face style:font-family-generic="modern" style:name="Courier New" svg:font-family="'Courier New'"/>
    <style:font-face style:font-family-generic="roman" style:name="Times New Roman1" svg:font-family="'Times New Roman'"/>
    <style:font-face style:font-family-generic="roman" style:font-pitch="variable" style:name="Liberation Serif" svg:font-family="'Liberation Serif'"/>
    <style:font-face style:font-family-generic="roman" style:font-pitch="variable" style:name="Times New Roman2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adornments="Gras" style:font-family-generic="swiss" style:font-pitch="variable" style:name="Calibri" svg:font-family="Calibri"/>
    <style:font-face style:font-family-generic="swiss" style:font-pitch="variable" style:name="Liberation Sans" svg:font-family="'Liberation Sans'"/>
    <style:font-face style:font-family-generic="system" style:font-pitch="variable" style:name="Arial Unicode MS" svg:font-family="'Arial Unicode MS'"/>
    <style:font-face style:font-family-generic="system" style:font-pitch="variable" style:name="Lohit Hindi" svg:font-family="'Lohit Hindi'"/>
    <style:font-face style:font-family-generic="system" style:font-pitch="variable" style:name="Mangal" svg:font-family="Mangal"/>
    <style:font-face style:font-family-generic="system" style:font-pitch="variable" style:name="WenQuanYi Micro Hei" svg:font-family="'WenQuanYi Micro Hei'"/>
  </office:font-face-decls>
  <office:automatic-styles>
    <style:style style:family="table" style:name="Tableau2">
      <style:table-properties fo:margin-left="-0.132cm" style:width="17.194cm" style:writing-mode="lr-tb" table:align="left"/>
    </style:style>
    <style:style style:family="table-column" style:name="Tableau2.A">
      <style:table-column-properties style:column-width="4.299cm"/>
    </style:style>
    <style:style style:family="table-row" style:name="Tableau2.1">
      <style:table-row-properties fo:keep-together="auto" style:min-row-height="1.217cm"/>
    </style:style>
    <style:style style:family="table-cell" style:name="Tableau2.A1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middle" style:writing-mode="lr-tb"/>
    </style:style>
    <style:style style:family="table-cell" style:name="Tableau2.D1">
      <style:table-cell-properties fo:border="0.5pt solid #000000" fo:padding-bottom="0cm" fo:padding-left="0.123cm" fo:padding-right="0.123cm" fo:padding-top="0cm" style:vertical-align="middle" style:writing-mode="lr-tb"/>
    </style:style>
    <style:style style:family="table-row" style:name="Tableau2.2">
      <style:table-row-properties fo:keep-together="auto" style:min-row-height="1.492cm"/>
    </style:style>
    <style:style style:family="paragraph" style:name="P1" style:parent-style-name="UrbanBody">
      <style:paragraph-properties fo:margin-bottom="0cm" fo:margin-top="0cm" fo:text-align="justify" loext:contextual-spacing="false" style:justify-single-word="false"/>
      <style:text-properties fo:font-size="10pt" style:font-name="Arial" style:font-size-asian="10pt" style:font-size-complex="10pt"/>
    </style:style>
    <style:style style:family="paragraph" style:name="P2" style:parent-style-name="UrbanBody">
      <style:paragraph-properties fo:margin-bottom="0cm" fo:margin-top="0cm" fo:text-align="start" loext:contextual-spacing="false" style:justify-single-word="false"/>
      <style:text-properties fo:font-size="10pt" officeooo:paragraph-rsid="0018a05b" style:font-name="Arial" style:font-size-asian="10pt" style:font-size-complex="10pt"/>
    </style:style>
    <style:style style:family="paragraph" style:name="P3" style:parent-style-name="UrbanBody">
      <style:paragraph-properties fo:margin-bottom="0cm" fo:margin-top="0cm" fo:text-align="justify" loext:contextual-spacing="false" style:justify-single-word="false"/>
      <style:text-properties fo:font-size="11pt" officeooo:paragraph-rsid="002d6398" officeooo:rsid="0020eb3a" style:font-name="Arial" style:font-size-asian="11pt" style:font-size-complex="11pt"/>
    </style:style>
    <style:style style:family="paragraph" style:name="P4" style:parent-style-name="UrbanBody">
      <style:paragraph-properties fo:margin-bottom="0cm" fo:margin-top="0cm" fo:text-align="justify" loext:contextual-spacing="false" style:justify-single-word="false"/>
      <style:text-properties fo:font-size="11pt" officeooo:paragraph-rsid="002d6398" officeooo:rsid="002d6398" style:font-name="Arial" style:font-size-asian="11pt" style:font-size-complex="11pt"/>
    </style:style>
    <style:style style:family="paragraph" style:name="P5" style:parent-style-name="UrbanBody">
      <style:paragraph-properties fo:margin-bottom="0cm" fo:margin-top="0cm" fo:text-align="start" loext:contextual-spacing="false" style:justify-single-word="false"/>
      <style:text-properties fo:font-size="11pt" officeooo:paragraph-rsid="0039cbe2" style:font-name="Arial" style:font-size-asian="11pt" style:font-size-complex="11pt"/>
    </style:style>
    <style:style style:family="paragraph" style:name="P6" style:parent-style-name="UrbanBody">
      <style:paragraph-properties fo:margin-bottom="0cm" fo:margin-top="0cm" fo:text-align="start" loext:contextual-spacing="false" style:justify-single-word="false"/>
      <style:text-properties fo:font-size="11pt" officeooo:paragraph-rsid="0038bac9" officeooo:rsid="0038bac9" style:font-name="Arial" style:font-size-asian="11pt" style:font-size-complex="11pt"/>
    </style:style>
    <style:style style:family="paragraph" style:name="P7" style:parent-style-name="UrbanBody">
      <style:paragraph-properties fo:margin-bottom="0cm" fo:margin-top="0cm" fo:text-align="justify" loext:contextual-spacing="false" style:justify-single-word="false"/>
      <style:text-properties fo:font-size="11pt" fo:font-weight="normal" officeooo:paragraph-rsid="00186935" officeooo:rsid="0016c3f7" style:font-name="Arial" style:font-name-complex="Arial" style:font-size-asian="11pt" style:font-size-complex="11pt" style:font-weight-asian="normal" style:font-weight-complex="normal"/>
    </style:style>
    <style:style style:family="paragraph" style:name="P8" style:parent-style-name="UrbanBody">
      <style:paragraph-properties fo:margin-bottom="0cm" fo:margin-top="0cm" fo:text-align="justify" loext:contextual-spacing="false" style:justify-single-word="false"/>
      <style:text-properties fo:color="#111111" fo:font-size="11pt" officeooo:paragraph-rsid="002d6398" officeooo:rsid="0024ef65" style:font-name="Arial" style:font-name-complex="Arial" style:font-size-asian="11pt" style:font-size-complex="11pt"/>
    </style:style>
    <style:style style:family="paragraph" style:name="P9" style:parent-style-name="UrbanTitle">
      <style:paragraph-properties fo:margin-bottom="0cm" fo:margin-top="0cm" fo:text-align="start" loext:contextual-spacing="false" style:justify-single-word="false"/>
      <style:text-properties fo:font-size="10pt" fo:font-weight="normal" style:font-name="Arial" style:font-size-asian="10pt" style:font-size-complex="10pt" style:font-weight-asian="normal" style:font-weight-complex="normal" style:text-underline-style="none"/>
    </style:style>
    <style:style style:family="paragraph" style:name="P10" style:parent-style-name="UrbanTitle">
      <style:paragraph-properties fo:margin-bottom="0cm" fo:margin-top="0cm" fo:text-align="start" loext:contextual-spacing="false" style:justify-single-word="false"/>
      <style:text-properties fo:font-size="10pt" style:font-name="Arial" style:font-size-asian="10pt" style:font-size-complex="10pt"/>
    </style:style>
    <style:style style:family="paragraph" style:name="P11" style:parent-style-name="UrbanTitle">
      <style:paragraph-properties fo:margin-bottom="0cm" fo:margin-top="0cm" fo:text-align="start" loext:contextual-spacing="false" style:justify-single-word="false"/>
      <style:text-properties fo:font-size="14pt" fo:font-weight="normal" style:font-name="Arial" style:font-size-asian="14pt" style:font-size-complex="14pt" style:font-weight-asian="normal" style:font-weight-complex="normal"/>
    </style:style>
    <style:style style:family="paragraph" style:name="P12" style:parent-style-name="UrbanTitle">
      <style:paragraph-properties fo:margin-bottom="0cm" fo:margin-top="0cm" fo:text-align="start" loext:contextual-spacing="false" style:justify-single-word="false"/>
      <style:text-properties fo:font-size="14pt" fo:font-weight="normal" fo:text-transform="uppercase" style:font-name="Arial" style:font-size-asian="14pt" style:font-size-complex="14pt" style:font-weight-asian="normal" style:font-weight-complex="normal"/>
    </style:style>
    <style:style style:family="paragraph" style:name="P13" style:parent-style-name="Standard">
      <style:paragraph-properties fo:margin-bottom="0cm" fo:margin-top="0cm" fo:text-align="start" loext:contextual-spacing="false" style:justify-single-word="false"/>
      <style:text-properties fo:font-size="10pt" fo:font-weight="bold" style:font-name="Arial" style:font-size-asian="10pt" style:font-size-complex="10pt" style:font-weight-asian="bold" style:font-weight-complex="bold"/>
    </style:style>
    <style:style style:family="paragraph" style:name="P14" style:parent-style-name="Standard">
      <style:paragraph-properties fo:margin-bottom="0cm" fo:margin-top="0cm" fo:text-align="justify" loext:contextual-spacing="false" style:justify-single-word="false"/>
      <style:text-properties fo:font-size="11pt" fo:font-weight="normal" officeooo:paragraph-rsid="00186935" officeooo:rsid="0016c3f7" style:font-name="Arial" style:font-size-asian="11pt" style:font-size-complex="11pt" style:font-weight-asian="normal" style:font-weight-complex="normal"/>
    </style:style>
    <style:style style:family="paragraph" style:name="P15" style:parent-style-name="Standard">
      <style:paragraph-properties fo:margin-bottom="0cm" fo:margin-top="0cm" fo:text-align="center" loext:contextual-spacing="false" style:justify-single-word="false" style:line-height-at-least="0.176cm"/>
      <style:text-properties fo:font-size="15pt" officeooo:paragraph-rsid="003ef27d" style:font-name="Rubik" style:font-name-complex="Rubik" style:font-size-asian="15pt" style:font-size-complex="15pt"/>
    </style:style>
    <style:style style:family="paragraph" style:name="P16" style:parent-style-name="Text_20_body">
      <style:paragraph-properties fo:margin-bottom="0cm" fo:margin-top="0cm" fo:text-align="start" loext:contextual-spacing="false" style:justify-single-word="false"/>
      <style:text-properties fo:font-size="11pt" fo:font-weight="normal" officeooo:paragraph-rsid="001bb43e" officeooo:rsid="0016c3f7" style:font-name="Arial" style:font-size-asian="11pt" style:font-size-complex="11pt" style:font-weight-asian="normal" style:font-weight-complex="normal"/>
    </style:style>
    <style:style style:family="paragraph" style:name="P17" style:parent-style-name="Standard">
      <style:paragraph-properties fo:text-align="start" style:justify-single-word="false"/>
      <style:text-properties fo:font-size="10.5pt" fo:font-weight="normal" style:font-name="Arial" style:font-size-asian="10.5pt" style:font-size-complex="10.5pt" style:font-weight-asian="normal" style:font-weight-complex="normal"/>
    </style:style>
    <style:style style:family="paragraph" style:name="P18" style:parent-style-name="Preformatted_20_Text">
      <style:paragraph-properties fo:text-align="justify" style:justify-single-word="false"/>
      <style:text-properties fo:font-size="10pt" officeooo:paragraph-rsid="00186935" style:font-name="Arial" style:font-name-complex="Arial" style:font-size-asian="10pt" style:font-size-complex="10pt"/>
    </style:style>
    <style:style style:family="paragraph" style:name="P19" style:parent-style-name="Preformatted_20_Text">
      <style:paragraph-properties fo:text-align="justify" style:justify-single-word="false"/>
      <style:text-properties fo:font-size="11pt" officeooo:paragraph-rsid="00186935" style:font-name="Arial" style:font-name-complex="Arial" style:font-size-asian="11pt" style:font-size-complex="11pt"/>
    </style:style>
    <style:style style:family="paragraph" style:name="P20" style:parent-style-name="Preformatted_20_Text">
      <style:paragraph-properties fo:text-align="start" style:justify-single-word="false"/>
      <style:text-properties fo:font-size="11pt" officeooo:paragraph-rsid="005139cf" style:font-name="Arial" style:font-size-asian="11pt" style:font-size-complex="11pt"/>
    </style:style>
    <style:style style:family="paragraph" style:name="P21" style:parent-style-name="Preformatted_20_Text">
      <style:paragraph-properties fo:text-align="start" style:justify-single-word="false"/>
      <style:text-properties fo:font-size="11pt" officeooo:paragraph-rsid="00535cd0" style:font-name="Arial" style:font-size-asian="11pt" style:font-size-complex="11pt"/>
    </style:style>
    <style:style style:family="paragraph" style:name="P22" style:parent-style-name="Preformatted_20_Text">
      <style:paragraph-properties fo:text-align="start" style:justify-single-word="false"/>
      <style:text-properties fo:font-size="11pt" officeooo:paragraph-rsid="0055c485" style:font-name="Arial" style:font-size-asian="11pt" style:font-size-complex="11pt"/>
    </style:style>
    <style:style style:family="paragraph" style:name="P23" style:parent-style-name="Preformatted_20_Text">
      <style:paragraph-properties fo:text-align="start" style:justify-single-word="false"/>
      <style:text-properties fo:font-size="11pt" fo:font-weight="normal" officeooo:paragraph-rsid="001f4b30" officeooo:rsid="0024ef65" style:font-name="Arial" style:font-name-complex="Arial" style:font-size-asian="11pt" style:font-size-complex="11pt" style:font-weight-asian="normal" style:font-weight-complex="normal"/>
    </style:style>
    <style:style style:family="paragraph" style:name="P24" style:parent-style-name="Preformatted_20_Text">
      <style:paragraph-properties fo:text-align="start" style:justify-single-word="false"/>
      <style:text-properties fo:background-color="#fff200" fo:color="#ff3333" fo:font-size="11pt" fo:font-style="normal" fo:font-weight="bold" officeooo:paragraph-rsid="00535cd0" officeooo:rsid="00230ea8" style:font-name="Arial" style:font-name-complex="Arial" style:font-size-asian="11pt" style:font-size-complex="11pt" style:font-style-asian="normal" style:font-weight-asian="bold" style:font-weight-complex="bold" style:text-underline-color="font-color" style:text-underline-style="solid" style:text-underline-width="auto"/>
    </style:style>
    <style:style style:family="paragraph" style:name="P25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country="FR" fo:font-size="10pt" fo:font-weight="normal" fo:language="fr" officeooo:paragraph-rsid="0020eb3a" style:font-name="Arial" style:font-size-asian="10pt" style:font-size-complex="10pt" style:font-weight-asian="normal" style:font-weight-complex="normal"/>
    </style:style>
    <style:style style:family="paragraph" style:name="P26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#fff200" fo:color="#ff3333" fo:country="FR" fo:font-size="10pt" fo:language="fr" officeooo:paragraph-rsid="002d6398" officeooo:rsid="002d6398" style:font-name="Arial" style:font-size-asian="10pt" style:font-size-complex="10pt"/>
    </style:style>
    <style:style style:family="paragraph" style:name="P27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#ffff00" fo:color="#ff3333" fo:country="FR" fo:font-size="10pt" fo:language="fr" officeooo:paragraph-rsid="002d6398" officeooo:rsid="002d6398" style:font-name="Arial" style:font-size-asian="10pt" style:font-size-complex="10pt" style:text-underline-style="none"/>
    </style:style>
    <style:style style:family="paragraph" style:name="P28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transparent" fo:country="FR" fo:font-size="10pt" fo:font-weight="bold" fo:language="fr" officeooo:paragraph-rsid="0020eb3a" style:font-name="Arial" style:font-size-asian="10pt" style:font-size-complex="10pt" style:font-weight-asian="normal" style:font-weight-complex="normal" style:text-underline-color="font-color" style:text-underline-style="solid" style:text-underline-width="auto" style:use-window-font-color="true"/>
    </style:style>
    <style:style style:family="paragraph" style:name="P29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transparent" fo:country="FR" fo:font-size="10pt" fo:font-weight="bold" fo:language="fr" officeooo:paragraph-rsid="0020eb3a" style:font-name="Arial" style:font-size-asian="10pt" style:font-size-complex="10pt" style:use-window-font-color="true"/>
    </style:style>
    <style:style style:family="paragraph" style:name="P30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officeooo:paragraph-rsid="002d6398"/>
    </style:style>
    <style:style style:family="paragraph" style:name="P31" style:parent-style-name="Standard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font-size="10pt" fo:font-weight="bold" officeooo:paragraph-rsid="0020eb3a" style:font-name="Arial" style:font-size-asian="10pt" style:font-size-complex="10pt" style:font-weight-asian="bold" style:font-weight-complex="bold"/>
    </style:style>
    <style:style style:family="paragraph" style:name="P32" style:parent-style-name="Standard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font-size="10pt" fo:font-weight="normal" officeooo:paragraph-rsid="0020eb3a" style:font-name="Arial" style:font-size-asian="10pt" style:font-size-complex="10pt" style:font-weight-asian="normal" style:font-weight-complex="normal"/>
    </style:style>
    <style:style style:family="paragraph" style:name="P33" style:parent-style-name="Standard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transparent" fo:font-size="10pt" fo:font-weight="normal" officeooo:paragraph-rsid="0020eb3a" style:font-name="Arial" style:font-size-asian="10pt" style:font-size-complex="10pt" style:font-weight-asian="normal" style:font-weight-complex="normal"/>
    </style:style>
    <style:style style:family="paragraph" style:name="P34" style:parent-style-name="Standard">
      <style:paragraph-properties fo:margin-bottom="0cm" fo:margin-left="0cm" fo:margin-right="0cm" fo:margin-top="0cm" fo:text-align="start" fo:text-indent="0cm" loext:contextual-spacing="false" style:auto-text-indent="false" style:justify-single-word="false" style:writing-mode="lr-tb"/>
      <style:text-properties fo:font-size="11pt" officeooo:paragraph-rsid="0020eb3a" officeooo:rsid="0016c3f7" style:font-name="Arial" style:font-size-asian="11pt" style:font-size-complex="11pt"/>
    </style:style>
    <style:style style:family="paragraph" style:name="P35" style:parent-style-name="UrbanBody">
      <style:paragraph-properties fo:margin-bottom="0cm" fo:margin-left="0cm" fo:margin-right="0cm" fo:margin-top="0cm" fo:text-align="start" fo:text-indent="0cm" loext:contextual-spacing="false" style:auto-text-indent="false" style:justify-single-word="false" style:writing-mode="lr-tb"/>
      <style:text-properties fo:font-size="11pt" officeooo:paragraph-rsid="0020eb3a" style:font-name="Arial" style:font-size-asian="11pt" style:font-size-complex="11pt"/>
    </style:style>
    <style:style style:family="paragraph" style:name="P36" style:parent-style-name="Text_20_body">
      <style:paragraph-properties fo:margin-bottom="0cm" fo:margin-left="0cm" fo:margin-right="0cm" fo:margin-top="0cm" fo:text-align="start" fo:text-indent="0cm" loext:contextual-spacing="false" style:auto-text-indent="false" style:justify-single-word="false" style:shadow="none" style:writing-mode="lr-tb"/>
      <style:text-properties fo:country="FR" fo:font-size="11pt" fo:font-weight="normal" fo:language="fr" officeooo:paragraph-rsid="0020eb3a" officeooo:rsid="0024ef65" style:font-name="Arial" style:font-name-complex="Arial" style:font-size-asian="11pt" style:font-size-complex="11pt" style:font-weight-asian="normal" style:font-weight-complex="normal"/>
    </style:style>
    <style:style style:family="paragraph" style:name="P37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officeooo:paragraph-rsid="0020eb3a" style:font-name="Arial" style:font-size-asian="11pt" style:font-size-complex="11pt"/>
    </style:style>
    <style:style style:family="paragraph" style:name="P38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officeooo:paragraph-rsid="0022f8f1" style:font-name="Arial" style:font-size-asian="11pt" style:font-size-complex="11pt"/>
    </style:style>
    <style:style style:family="paragraph" style:name="P39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0eb3a" officeooo:rsid="0016c3f7" style:font-name="Arial" style:font-name-complex="Arial" style:font-size-asian="11pt" style:font-size-complex="11pt" style:font-weight-asian="normal" style:font-weight-complex="normal" style:text-underline-style="none"/>
    </style:style>
    <style:style style:family="paragraph" style:name="P40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2e82c" officeooo:rsid="0016c3f7" style:font-name="Arial" style:font-name-complex="Arial" style:font-size-asian="11pt" style:font-size-complex="11pt" style:font-weight-asian="normal" style:font-weight-complex="normal" style:text-underline-style="none"/>
    </style:style>
    <style:style style:family="paragraph" style:name="P41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2e82c" officeooo:rsid="0024ef65" style:font-name="Arial" style:font-name-complex="Arial" style:font-size-asian="11pt" style:font-size-complex="11pt" style:font-weight-asian="normal" style:font-weight-complex="normal"/>
    </style:style>
    <style:style style:family="paragraph" style:name="P42" style:parent-style-name="Preformatted_20_Text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0eb3a" officeooo:rsid="0016c3f7" style:font-name="Arial" style:font-size-asian="11pt" style:font-size-complex="11pt" style:font-weight-asian="normal" style:font-weight-complex="normal"/>
    </style:style>
    <style:style style:family="paragraph" style:name="P43" style:parent-style-name="Preformatted_20_Text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2e82c" officeooo:rsid="0016c3f7" style:font-name="Arial" style:font-name-complex="Arial" style:font-size-asian="11pt" style:font-size-complex="11pt" style:font-weight-asian="normal" style:font-weight-complex="normal" style:text-underline-style="none"/>
    </style:style>
    <style:style style:family="paragraph" style:name="P44" style:parent-style-name="Heading_20_4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font-size="10pt" fo:font-weight="bold" officeooo:paragraph-rsid="0020eb3a" style:font-name="Arial" style:font-size-asian="10pt" style:font-size-complex="10pt" style:font-weight-asian="bold" style:font-weight-complex="bold"/>
    </style:style>
    <style:style style:family="paragraph" style:name="P45" style:parent-style-name="Heading_20_4">
      <style:paragraph-properties fo:line-height="100%" fo:margin-bottom="0cm" fo:margin-left="-0.042cm" fo:margin-right="-0.021cm" fo:margin-top="0cm" fo:text-align="center" fo:text-indent="0cm" loext:contextual-spacing="false" style:auto-text-indent="false" style:justify-single-word="false"/>
      <style:text-properties fo:font-size="10pt" fo:font-weight="bold" officeooo:paragraph-rsid="0020eb3a" style:font-name="Arial" style:font-size-asian="10pt" style:font-size-complex="10pt" style:font-weight-asian="bold" style:font-weight-complex="bold"/>
    </style:style>
    <style:style style:family="paragraph" style:name="P46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fo:font-weight="normal" officeooo:rsid="0024ef65" style:font-name-complex="Arial" style:font-style-asian="normal" style:font-weight-asian="normal" style:text-underline-color="font-color" style:text-underline-style="solid" style:text-underline-width="auto"/>
    </style:style>
    <style:style style:family="text" style:name="T2">
      <style:text-properties fo:background-color="transparent" fo:font-style="normal" fo:font-weight="bold" loext:char-shading-value="0" style:font-style-asian="normal" style:font-style-complex="normal" style:font-weight-asian="bold" style:font-weight-complex="bold" style:text-underline-style="none"/>
    </style:style>
    <style:style style:family="text" style:name="T3">
      <style:text-properties fo:font-style="normal" fo:font-weight="bold" style:font-style-asian="normal" style:font-style-complex="normal" style:font-weight-asian="bold" style:font-weight-complex="bold" style:text-underline-style="none"/>
    </style:style>
    <style:style style:family="text" style:name="T4">
      <style:text-properties fo:font-style="normal" fo:font-weight="normal" officeooo:rsid="001dc90b" style:font-style-asian="normal" style:font-weight-asian="normal" style:font-weight-complex="normal" style:text-underline-style="none"/>
    </style:style>
    <style:style style:family="text" style:name="T5">
      <style:text-properties fo:font-weight="normal" style:font-weight-asian="normal" style:font-weight-complex="normal"/>
    </style:style>
    <style:style style:family="text" style:name="T6">
      <style:text-properties fo:font-weight="normal" officeooo:rsid="0022e82c" style:font-weight-asian="normal" style:font-weight-complex="normal"/>
    </style:style>
    <style:style style:family="text" style:name="T7">
      <style:text-properties fo:font-weight="normal" officeooo:rsid="0033d800" style:font-weight-asian="normal" style:font-weight-complex="normal"/>
    </style:style>
    <style:style style:family="text" style:name="T8">
      <style:text-properties fo:font-weight="normal" officeooo:rsid="00358cac" style:font-weight-asian="normal" style:font-weight-complex="normal"/>
    </style:style>
    <style:style style:family="text" style:name="T9">
      <style:text-properties fo:font-weight="normal" style:font-name-complex="Arial" style:font-weight-asian="normal" style:font-weight-complex="normal"/>
    </style:style>
    <style:style style:family="text" style:name="T10">
      <style:text-properties fo:font-weight="normal" officeooo:rsid="0024ef65" style:font-name-complex="Arial" style:font-weight-asian="normal" style:font-weight-complex="normal"/>
    </style:style>
    <style:style style:family="text" style:name="T11">
      <style:text-properties fo:font-weight="normal" officeooo:rsid="00230ea8" style:font-name-complex="Arial" style:font-weight-asian="normal" style:font-weight-complex="normal"/>
    </style:style>
    <style:style style:family="text" style:name="T12">
      <style:text-properties fo:font-weight="normal" officeooo:rsid="0016c3f7" style:font-name-complex="Arial" style:font-weight-asian="normal" style:font-weight-complex="normal"/>
    </style:style>
    <style:style style:family="text" style:name="T13">
      <style:text-properties fo:font-weight="bold" officeooo:rsid="00230ea8" style:font-name-complex="Arial" style:font-weight-asian="bold" style:font-weight-complex="bold"/>
    </style:style>
    <style:style style:family="text" style:name="T14">
      <style:text-properties fo:font-weight="bold" style:font-weight-asian="bold" style:font-weight-complex="bold"/>
    </style:style>
    <style:style style:family="text" style:name="T15">
      <style:text-properties fo:font-weight="bold" officeooo:rsid="0024ef65" style:font-name-complex="Arial" style:font-weight-asian="normal" style:font-weight-complex="normal"/>
    </style:style>
    <style:style style:family="text" style:name="T16">
      <style:text-properties style:text-underline-color="font-color" style:text-underline-style="solid" style:text-underline-width="auto"/>
    </style:style>
    <style:style style:family="text" style:name="T17">
      <style:text-properties fo:font-weight="bold" officeooo:rsid="0024ef65" style:font-name-complex="Arial" style:text-underline-color="font-color" style:text-underline-style="solid" style:text-underline-width="auto"/>
    </style:style>
    <style:style style:family="text" style:name="T18">
      <style:text-properties fo:font-weight="bold" officeooo:rsid="0016c3f7" style:font-name-complex="Arial" style:text-underline-color="font-color" style:text-underline-style="solid" style:text-underline-width="auto"/>
    </style:style>
    <style:style style:family="text" style:name="T19">
      <style:text-properties fo:font-weight="bold" officeooo:rsid="0049f285" style:font-name-complex="Arial" style:text-underline-color="font-color" style:text-underline-style="solid" style:text-underline-width="auto"/>
    </style:style>
    <style:style style:family="text" style:name="T20">
      <style:text-properties officeooo:rsid="0024ef65" style:font-name-complex="Arial" style:text-underline-color="font-color" style:text-underline-style="solid" style:text-underline-width="auto"/>
    </style:style>
    <style:style style:family="text" style:name="T21">
      <style:text-properties fo:font-style="normal" fo:font-weight="normal" officeooo:rsid="0024ef65" style:font-name-complex="Arial" style:font-style-asian="normal" style:font-weight-asian="normal" style:text-underline-color="font-color" style:text-underline-style="solid" style:text-underline-width="auto" style:use-window-font-color="true"/>
    </style:style>
    <style:style style:family="text" style:name="T22">
      <style:text-properties fo:font-style="normal" fo:font-weight="normal" officeooo:rsid="0024ef65" style:font-name-complex="Arial" style:font-style-asian="normal" style:font-weight-asian="normal" style:font-weight-complex="normal" style:text-underline-color="font-color" style:text-underline-style="solid" style:text-underline-width="auto" style:use-window-font-color="true"/>
    </style:style>
    <style:style style:family="text" style:name="T23">
      <style:text-properties officeooo:rsid="0024ef65" style:font-name-complex="Arial" style:use-window-font-color="true"/>
    </style:style>
    <style:style style:family="text" style:name="T24">
      <style:text-properties fo:background-color="transparent" fo:country="FR" fo:font-size="10pt" fo:font-weight="bold" fo:language="fr" loext:char-shading-value="0" style:font-name="Arial" style:font-size-asian="10pt" style:font-size-complex="10pt" style:text-underline-color="font-color" style:text-underline-style="solid" style:text-underline-width="auto" style:use-window-font-color="true"/>
    </style:style>
    <style:style style:family="text" style:name="T25">
      <style:text-properties fo:background-color="transparent" fo:country="FR" fo:font-size="10pt" fo:language="fr" loext:char-shading-value="0" style:font-name="Arial" style:font-size-asian="10pt" style:font-size-complex="10pt" style:text-underline-color="font-color" style:text-underline-style="solid" style:text-underline-width="auto" style:use-window-font-color="true"/>
    </style:style>
    <style:style style:family="text" style:name="T26">
      <style:text-properties fo:background-color="transparent" fo:font-size="10pt" loext:char-shading-value="0" style:font-name="Arial" style:font-size-asian="10pt" style:font-size-complex="10pt" style:text-underline-color="font-color" style:text-underline-style="solid" style:text-underline-width="auto" style:use-window-font-color="true"/>
    </style:style>
    <style:style style:family="text" style:name="T27">
      <style:text-properties fo:background-color="transparent" loext:char-shading-value="0" officeooo:rsid="0032d9c9" style:use-window-font-color="true"/>
    </style:style>
    <style:style style:family="text" style:name="T28">
      <style:text-properties fo:background-color="transparent" loext:char-shading-value="0" officeooo:rsid="0016c3f7" style:text-underline-style="none" style:use-window-font-color="true"/>
    </style:style>
    <style:style style:family="text" style:name="T29">
      <style:text-properties fo:background-color="transparent" fo:font-weight="bold" loext:char-shading-value="0" officeooo:rsid="00257375" style:font-name-complex="Arial" style:font-weight-asian="bold" style:font-weight-complex="bold" style:use-window-font-color="true"/>
    </style:style>
    <style:style style:family="text" style:name="T30">
      <style:text-properties fo:background-color="transparent" fo:font-weight="bold" loext:char-shading-value="0" officeooo:rsid="00230ea8" style:font-name-complex="Arial" style:font-weight-asian="bold" style:font-weight-complex="bold" style:use-window-font-color="true"/>
    </style:style>
    <style:style style:family="text" style:name="T31">
      <style:text-properties fo:background-color="transparent" fo:font-weight="bold" loext:char-shading-value="0" officeooo:rsid="0054f3cf" style:font-name-complex="Arial" style:font-weight-asian="bold" style:font-weight-complex="bold" style:use-window-font-color="true"/>
    </style:style>
    <style:style style:family="text" style:name="T32">
      <style:text-properties fo:background-color="transparent" fo:font-weight="bold" loext:char-shading-value="0" officeooo:rsid="0055c485" style:font-name-complex="Arial" style:font-weight-asian="bold" style:font-weight-complex="bold" style:use-window-font-color="true"/>
    </style:style>
    <style:style style:family="text" style:name="T33">
      <style:text-properties officeooo:rsid="0016c3f7"/>
    </style:style>
    <style:style style:family="text" style:name="T34">
      <style:text-properties fo:background-color="#ffff00" fo:color="#ff3333" fo:country="FR" fo:language="fr" loext:char-shading-value="0" officeooo:rsid="002d6398"/>
    </style:style>
    <style:style style:family="text" style:name="T35">
      <style:text-properties fo:background-color="#ffff00" fo:color="#ff3333" loext:char-shading-value="0" officeooo:rsid="0032d9c9" style:text-underline-style="none"/>
    </style:style>
    <style:style style:family="text" style:name="T36">
      <style:text-properties fo:background-color="#ffff00" fo:color="#ff3333" loext:char-shading-value="0" officeooo:rsid="0032d9c9"/>
    </style:style>
    <style:style style:family="text" style:name="T37">
      <style:text-properties officeooo:rsid="00186935"/>
    </style:style>
    <style:style style:family="text" style:name="T38">
      <style:text-properties officeooo:rsid="0018a05b"/>
    </style:style>
    <style:style style:family="text" style:name="T39">
      <style:text-properties fo:background-color="transparent" loext:char-shading-value="0"/>
    </style:style>
    <style:style style:family="text" style:name="T40">
      <style:text-properties fo:background-color="transparent" loext:char-shading-value="0" officeooo:rsid="0032d9c9"/>
    </style:style>
    <style:style style:family="text" style:name="T41">
      <style:text-properties fo:background-color="transparent" loext:char-shading-value="0" officeooo:rsid="003ef27d"/>
    </style:style>
    <style:style style:family="text" style:name="T42">
      <style:text-properties fo:country="FR" fo:language="fr"/>
    </style:style>
    <style:style style:family="text" style:name="T43">
      <style:text-properties fo:country="FR" fo:language="fr" style:text-underline-color="font-color" style:text-underline-style="solid" style:text-underline-width="auto"/>
    </style:style>
    <style:style style:family="text" style:name="T44">
      <style:text-properties fo:country="FR" fo:font-style="normal" fo:font-weight="bold" fo:language="fr" style:font-style-asian="normal" style:font-style-complex="normal" style:font-weight-asian="bold" style:font-weight-complex="bold" style:text-underline-style="none"/>
    </style:style>
    <style:style style:family="text" style:name="T45">
      <style:text-properties fo:country="FR" fo:font-weight="normal" fo:language="fr" style:font-weight-asian="normal" style:font-weight-complex="normal"/>
    </style:style>
    <style:style style:family="text" style:name="T46">
      <style:text-properties fo:country="FR" fo:font-weight="normal" fo:language="fr" officeooo:rsid="003ef27d" style:font-weight-asian="normal" style:font-weight-complex="normal"/>
    </style:style>
    <style:style style:family="text" style:name="T47">
      <style:text-properties style:text-position="super 58%"/>
    </style:style>
    <style:style style:family="text" style:name="T48">
      <style:text-properties fo:color="#111111" style:font-name-complex="Arial"/>
    </style:style>
    <style:style style:family="text" style:name="T49">
      <style:text-properties fo:color="#111111" officeooo:rsid="001f4b30" style:font-name-complex="Arial"/>
    </style:style>
    <style:style style:family="text" style:name="T50">
      <style:text-properties fo:color="#111111" officeooo:rsid="0024ef65" style:font-name-complex="Arial"/>
    </style:style>
    <style:style style:family="text" style:name="T51">
      <style:text-properties fo:color="#111111" officeooo:rsid="002d6398" style:font-name-complex="Arial"/>
    </style:style>
    <style:style style:family="text" style:name="T52">
      <style:text-properties fo:color="#111111" officeooo:rsid="003ef27d" style:font-name-complex="Arial"/>
    </style:style>
    <style:style style:family="text" style:name="T53">
      <style:text-properties officeooo:rsid="0016c3f7" style:text-underline-style="none"/>
    </style:style>
    <style:style style:family="text" style:name="T54">
      <style:text-properties fo:text-transform="uppercase"/>
    </style:style>
    <style:style style:family="text" style:name="T55">
      <style:text-properties fo:text-transform="uppercase" officeooo:rsid="0016c3f7"/>
    </style:style>
    <style:style style:family="text" style:name="T56">
      <style:text-properties fo:text-transform="uppercase" officeooo:rsid="003ef27d"/>
    </style:style>
    <style:style style:family="text" style:name="T57">
      <style:text-properties fo:background-color="#ffff00" fo:color="#ce181e" loext:char-shading-value="0" officeooo:rsid="0032d9c9"/>
    </style:style>
    <style:style style:family="text" style:name="T58">
      <style:text-properties fo:background-color="#fff200" fo:color="#ce181e" loext:char-shading-value="0" officeooo:rsid="003ef27d"/>
    </style:style>
    <style:style style:family="text" style:name="T59">
      <style:text-properties fo:background-color="#fff200" fo:color="#ce181e" fo:country="FR" fo:font-weight="normal" fo:language="fr" loext:char-shading-value="0" officeooo:rsid="003ef27d" style:font-weight-asian="normal" style:font-weight-complex="normal"/>
    </style:style>
    <style:style style:family="text" style:name="T60">
      <style:text-properties officeooo:rsid="003ef27d"/>
    </style:style>
    <style:style style:family="text" style:name="T61">
      <style:text-properties officeooo:rsid="004d36f0"/>
    </style:style>
    <style:style style:family="text" style:name="T62">
      <style:text-properties fo:background-color="transparent" fo:country="FR" fo:font-size="10pt" fo:font-style="normal" fo:font-variant="normal" fo:font-weight="normal" fo:language="fr" fo:letter-spacing="normal" fo:text-shadow="none" fo:text-transform="none" style:country-asian="CN" style:country-complex="IN" style:font-name="Times New Roman2" style:font-name-asian="Arial Unicode MS" style:font-name-complex="Mangal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63">
      <style:text-properties fo:background-color="transparent" fo:country="BE" fo:font-size="10pt" fo:font-style="normal" fo:font-variant="normal" fo:font-weight="normal" fo:language="fr" fo:letter-spacing="normal" fo:text-shadow="none" fo:text-transform="none" style:country-asian="CN" style:country-complex="IN" style:font-name="Liberation Serif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33">COMMUNE</text:span> DE <text:span text:style-name="T54"><text:text-input text:description="">tool.getCityName()</text:text-input></text:span></text:p>
      <text:p text:style-name="P17"/>
      <text:p text:style-name="P12"/>
      <text:p text:style-name="P11"><text:span text:style-name="T54">Avis d'</text:span><text:span text:style-name="T55">ENQUÊTE PUBLIQUE<text:line-break/>PERMIS </text:span><text:span text:style-name="T56">INTÉGRÉ</text:span></text:p>
      <text:p text:style-name="P9"/>
      <text:p text:style-name="P10"/>
      <text:p text:style-name="P15">DÉCRET DU 05 FÉVRIER 2015</text:p>
      <text:p text:style-name="P15">RELATIF AUX IMPLANTATIONS COMMERCIALES</text:p>
      <text:p text:style-name="P1"/>
      <text:p text:style-name="P3"><text:span text:style-name="T49">C</text:span><text:span text:style-name="T48">oncerne : </text:span><text:span text:style-name="T51">Demande de permis </text:span><text:span text:style-name="T52">intégré</text:span><text:span text:style-name="T51">.</text:span></text:p>
      <text:p text:style-name="P8"/>
      <text:p text:style-name="P3"><text:span text:style-name="T50"><office:annotation><dc:creator>bleybaert</dc:creator><dc:date>2018-07-17T14:19:36</dc:date><loext:sender-initials>ble</loext:sender-initials><text:p text:style-name="P46"><text:span text:style-name="T62">do text if self.hasSingleApplicant()</text:span></text:p></office:annotation></text:span><text:span text:style-name="T23">Le demandeur est</text:span><text:span text:style-name="T12"> </text:span><text:span text:style-name="T12"><text:text-input text:description="Demandeurs avec adresse">self.getApplicantsSignaletic(withaddress=True)</text:text-input></text:span><text:span text:style-name="T12">.</text:span></text:p>
      <text:p text:style-name="P4"><text:span text:style-name="T12"><office:annotation><dc:creator>bleybaert</dc:creator><dc:date>2018-07-17T14:20:01</dc:date><loext:sender-initials>ble</loext:sender-initials><text:p text:style-name="P46"><text:span text:style-name="T62">do text if self.hasMultipleApplicants()</text:span></text:p></office:annotation></text:span><text:span text:style-name="T12">L</text:span><text:span text:style-name="T9">es demandeurs sont </text:span><text:span text:style-name="T12"><text:text-input text:description="Demandeurs avec adresse">self.getApplicantsSignaletic(withaddress=True)</text:text-input></text:span><text:span text:style-name="T12">.</text:span></text:p>
      <text:p text:style-name="P19"/>
      <text:p text:style-name="P7">Le terrain est situé <text:text-input text:description="Emplacement des travaux">self.getWorkLocationSignaletic()</text:text-input>, cadastré <text:text-input text:description="Cadastre">licence_view.get_parcels()</text:text-input>.</text:p>
      <text:p text:style-name="P19"/>
      <text:p text:style-name="P14"><text:span text:style-name="T37">L</text:span>e projet consiste en <text:text-input text:description="Nature des travaux">self.getLicenceSubject()</text:text-input><text:s/>et présente les caractéristiques suivantes :</text:p>
      <text:p text:style-name="P20"><text:span text:style-name="T19">Zonage au plan de secteur </text:span><text:span text:style-name="T17">:</text:span><text:span text:style-name="T20"> </text:span><text:span text:style-name="T1"><text:text-input text:description="Bien-Parcelles">licence_helper.folderZone</text:text-input></text:span></text:p>
      <text:p text:style-name="P20"><text:span text:style-name="T19">Guide communal d'urbanisme</text:span><text:span text:style-name="T17">:</text:span><text:span text:style-name="T20"> </text:span><text:span text:style-name="T21"><text:text-input text:description="Bien-Parcelles">self.getValueForTemplate('township_guide')</text:text-input></text:span></text:p>
      <text:p text:style-name="P20"><text:span text:style-name="T19">Schéma de développement communal</text:span><text:span text:style-name="T18"> </text:span><text:span text:style-name="T17">:</text:span><text:span text:style-name="T20"> </text:span><text:span text:style-name="T22"><text:text-input text:description="Bien-Parcelles">self.getValueForTemplate('SDC')</text:text-input></text:span><text:span text:style-name="T22"> </text:span></text:p>
      <text:p text:style-name="P24">Permis d'urbanisation (lot.) :</text:p>
      <text:p text:style-name="P21"><text:span text:style-name="T13"><office:annotation><dc:creator>bleybaert</dc:creator><dc:date>2018-11-22T11:31:30.751517122</dc:date><loext:sender-initials>ble</loext:sender-initials><text:p text:style-name="P46"><text:span text:style-name="T63">do text if "Guide Communal" in licence_helper.divergence</text:span></text:p></office:annotation></text:span><text:span text:style-name="T13">et s'écarte </text:span><text:span text:style-name="T29">du </text:span><text:span text:style-name="T31">Guide communal d'urbanisme</text:span><text:span text:style-name="T30"> </text:span><text:span text:style-name="T13">pour</text:span><text:span text:style-name="T11"> </text:span><text:span text:style-name="T15">:<text:line-break/></text:span><text:span text:style-name="T10"><text:text-input text:description="Dérogation détails">self.getDivergenceDetails()</text:text-input></text:span></text:p>
      <text:p text:style-name="P22"><text:span text:style-name="T13"><office:annotation><dc:creator>bleybaert</dc:creator><dc:date>2018-11-22T11:31:30.751517122</dc:date><loext:sender-initials>ble</loext:sender-initials><text:p text:style-name="P46"><text:span text:style-name="T63">do text if "urbanisation" in licence_helper.divergence</text:span></text:p></office:annotation></text:span><text:span text:style-name="T13">et s'écarte </text:span><text:span text:style-name="T29">du </text:span><text:span text:style-name="T32">permis d'urbanisation</text:span><text:span text:style-name="T30"> </text:span><text:span text:style-name="T13">pour</text:span><text:span text:style-name="T11"> </text:span><text:span text:style-name="T15">:<text:line-break/></text:span><text:span text:style-name="T10"><text:text-input text:description="Dérogation détails">self.getDivergenceDetails()</text:text-input></text:span></text:p>
      <text:p text:style-name="P23"/>
      <text:p text:style-name="P18"/>
      <table:table table:name="Tableau2" table:style-name="Tableau2">
        <table:table-column table:number-columns-repeated="4" table:style-name="Tableau2.A"/>
        <table:table-row table:style-name="Tableau2.1">
          <table:table-cell office:value-type="string" table:style-name="Tableau2.A1">
            <text:h text:outline-level="4" text:style-name="P44">Date d’affichage</text:h>
            <text:h text:outline-level="4" text:style-name="P44">de la demande</text:h>
          </table:table-cell>
          <table:table-cell office:value-type="string" table:style-name="Tableau2.A1">
            <text:h text:outline-level="4" text:style-name="P44">Date d’ouverture</text:h>
            <text:h text:outline-level="4" text:style-name="P44">de l’enquête</text:h>
          </table:table-cell>
          <table:table-cell office:value-type="string" table:style-name="Tableau2.A1">
            <text:h text:outline-level="4" text:style-name="P45">Lieu et date </text:h>
            <text:h text:outline-level="4" text:style-name="P45">de clôture de l’enquête</text:h>
          </table:table-cell>
          <table:table-cell office:value-type="string" table:style-name="Tableau2.D1">
            <text:p text:style-name="P31">Les observations écrites</text:p>
            <text:p text:style-name="P31">peuvent être adressées :</text:p>
          </table:table-cell>
        </table:table-row>
        <table:table-row table:style-name="Tableau2.2">
          <table:table-cell office:value-type="string" table:style-name="Tableau2.A1">
            <text:p text:style-name="P32"><text:span text:style-name="T39">Le </text:span><text:span text:style-name="T2"><text:text-input text:description="Date début d'enquête">event_view.display_date('displayDate')</text:text-input></text:span></text:p>
          </table:table-cell>
          <table:table-cell office:value-type="string" table:style-name="Tableau2.A1">
            <text:p text:style-name="P32">Le <text:span text:style-name="T3"><text:text-input text:description="Date début d'enquête">tool.formatDate(licence.getLastInquiry().getInvestigationStart())</text:text-input></text:span></text:p>
          </table:table-cell>
          <table:table-cell office:value-type="string" table:style-name="Tableau2.A1">
            <text:p text:style-name="P33"><text:span text:style-name="T43">Lieu</text:span><text:span text:style-name="T16"> </text:span><text:span text:style-name="T42">: </text:span><text:span text:style-name="T34">ADRESSE</text:span></text:p>
            <text:p text:style-name="P32"><text:span text:style-name="T43">Date de clôture :</text:span><text:span text:style-name="T44"> </text:span><text:span text:style-name="T44"><text:text-input text:description="Date début d'enquête">tool.formatDate(licence.getLastInquiry().getInvestigationEnd())</text:text-input></text:span></text:p>
            <text:p text:style-name="P25"><text:span text:style-name="T16">Heure de clôture</text:span> : <text:span text:style-name="T14"><text:text-input text:description="">urbanEventObj.claimsDate.strftime("%H heures %M")
</text:text-input></text:span><text:span text:style-name="T14"><text:s/>à </text:span><text:span text:style-name="T14"><text:text-input text:description="">urbanEventObj.claimEndSDate.strftime("%H heures %M")</text:text-input></text:span></text:p>
          </table:table-cell>
          <table:table-cell office:value-type="string" table:style-name="Tableau2.D1">
            <text:p text:style-name="P28">Par courrier ordinaire :</text:p>
            <text:p text:style-name="P26">ADRESSE</text:p>
            <text:p text:style-name="P26"/>
            <text:p text:style-name="P29">ou</text:p>
            <text:p text:style-name="P29"/>
            <text:p text:style-name="P30"><text:span text:style-name="T24">Par courrier électronique</text:span><text:span text:style-name="T26"> </text:span><text:span text:style-name="T25">:</text:span></text:p>
            <text:p text:style-name="P27">EMAIL</text:p>
          </table:table-cell>
        </table:table-row>
      </table:table>
      <text:p text:style-name="P36"/>
      <text:p text:style-name="P35">Madame, Monsieur,</text:p>
      <text:p text:style-name="P42"/>
      <text:p text:style-name="P39">Le Bourgmestre,</text:p>
      <text:p text:style-name="P39"/>
      <text:p text:style-name="P39"><text:span text:style-name="T39">Porte à la connaissance du public que l’autorité compétente pour statuer sur la présente demande de permis </text:span><text:span text:style-name="T41">intégré</text:span><text:span text:style-name="T39"> est le </text:span><text:span text:style-name="T40">C</text:span><text:span text:style-name="T39">ollège </text:span><text:span text:style-name="T40">C</text:span><text:span text:style-name="T39">ommunal.</text:span></text:p>
      <text:p text:style-name="P39"/>
      <text:p text:style-name="P39">L’enquête publique <text:span text:style-name="T39">est orga</text:span>nisée selon les modalités prévues par les articles D.29-7 à D.29-19 et R.41-6 du livre 1<text:span text:style-name="T47">er</text:span> du code de l’environnement.</text:p>
      <text:p text:style-name="P39"/>
      <text:p text:style-name="P40">Le dossier peut être consulté, durant la période d'enquête, à l'adresse suivante : <text:span text:style-name="T57">ADRESSE</text:span><text:span text:style-name="T27">.</text:span></text:p>
      <text:p text:style-name="P43">- les jours ouvrables soit du lundi au vendredi de 8h30 à 12h00 ;</text:p>
      <text:p text:style-name="P43">- les <text:text-input text:description="Date permanence">tool.formatDate(urbanEventObj.getClaimsDate())</text:text-input>, … / … / … jusqu'à 20 heures.</text:p>
      <text:p text:style-name="P43"/>
      <text:p text:style-name="P41"><text:soft-page-break/><text:span text:style-name="T53">Pour les consultations jusqu'à 20 heures, rendez-vous doit être pris au plus tard 24 heures à l'avance auprès <text:tab/></text:span><text:span text:style-name="T28">du service Urbanisme - <text:tab/>téléphone : </text:span><text:span text:style-name="T35">TEL</text:span><text:span text:style-name="T28"> - mail : </text:span><text:span text:style-name="T35">MAIL</text:span></text:p>
      <text:p text:style-name="P40"/>
      <text:p text:style-name="P38">Des explications techniques peuvent être obtenues auprès des Fonctionnaires technique, délégué <text:span text:style-name="T60">et des implantations commerciales</text:span> du Service Public de Wallonie, <text:span text:style-name="T36">ADRESSE</text:span> / <text:span text:style-name="T58">NUM TEL </text:span>ou auprès du demandeur : <text:span text:style-name="T45"><text:text-input text:description="Demandeurs">self.getApplicantsSignaletic(withaddress=True)</text:text-input></text:span><text:span text:style-name="T45"><text:s/></text:span><text:span text:style-name="T46">(</text:span><text:span text:style-name="T59">TEL</text:span><text:span text:style-name="T46">)</text:span>.</text:p>
      <text:p text:style-name="P37"/>
      <text:p text:style-name="P34"><text:span text:style-name="T8">T</text:span><text:span text:style-name="T5">out intéressé peut formuler ses observations écrites ou orales auprès de </text:span><text:span text:style-name="T6">la </text:span><text:span text:style-name="T7">Commune de </text:span><text:span text:style-name="T7"><text:text-input text:description="">tool.getCityName()</text:text-input></text:span><text:span text:style-name="T6"><text:s/></text:span><text:span text:style-name="T5">dans le délai mentionné ci-dessus, jusqu’à la clôture de l’enquête.</text:span></text:p>
      <text:p text:style-name="P16"/>
      <text:p text:style-name="P5"><text:span text:style-name="T38"><text:text-input text:description="">tool.getCityName()</text:text-input></text:span><text:span text:style-name="T38">, le </text:span><text:span text:style-name="T4"><text:text-input text:description="Délivré à xxx le xxx">tool.formatDate(urbanEventObj.getEventDate())</text:text-input></text:span><text:span text:style-name="T4">.</text:span></text:p>
      <text:p text:style-name="P2"/>
      <text:p text:style-name="P2"/>
      <text:p text:style-name="P6"><office:annotation><dc:creator>bleybaert</dc:creator><dc:date>2018-07-18T09:41:44</dc:date><loext:sender-initials>ble</loext:sender-initials><text:p text:style-name="P46"><text:span text:style-name="T62">do text</text:span></text:p><text:p text:style-name="P46"><text:span text:style-name="T62">from document(at=signatures, format='odt')</text:span></text:p></office:annotation>Import signatures.<text:span text:style-name="T61">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1" svg:font-family="'Lohit Hindi'"/>
    <style:font-face style:name="OpenSymbol" svg:font-family="OpenSymbol"/>
    <style:font-face style:name="Rubik" svg:font-family="Rubik"/>
    <style:font-face style:name="StarSymbol" svg:font-family="StarSymbol"/>
    <style:font-face style:font-family-generic="modern" style:name="Courier New" svg:font-family="'Courier New'"/>
    <style:font-face style:font-family-generic="roman" style:name="Times New Roman1" svg:font-family="'Times New Roman'"/>
    <style:font-face style:font-family-generic="roman" style:font-pitch="variable" style:name="Liberation Serif" svg:font-family="'Liberation Serif'"/>
    <style:font-face style:font-family-generic="roman" style:font-pitch="variable" style:name="Times New Roman2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adornments="Gras" style:font-family-generic="swiss" style:font-pitch="variable" style:name="Calibri" svg:font-family="Calibri"/>
    <style:font-face style:font-family-generic="swiss" style:font-pitch="variable" style:name="Liberation Sans" svg:font-family="'Liberation Sans'"/>
    <style:font-face style:font-family-generic="system" style:font-pitch="variable" style:name="Arial Unicode MS" svg:font-family="'Arial Unicode MS'"/>
    <style:font-face style:font-family-generic="system" style:font-pitch="variable" style:name="Lohit Hindi" svg:font-family="'Lohit Hindi'"/>
    <style:font-face style:font-family-generic="system" style:font-pitch="variable" style:name="Mangal" svg:font-family="Mangal"/>
    <style:font-face style:font-family-generic="system" style:font-pitch="variable" style:name="WenQuanYi Micro Hei" svg:font-family="'WenQuanYi Micro Hei'"/>
  </office:font-face-decls>
  <office:automatic-styles>
    <style:style style:family="table" style:name="Tableau2">
      <style:table-properties fo:margin-left="-0.132cm" style:width="17.194cm" style:writing-mode="lr-tb" table:align="left"/>
    </style:style>
    <style:style style:family="table-column" style:name="Tableau2.A">
      <style:table-column-properties style:column-width="4.299cm"/>
    </style:style>
    <style:style style:family="table-row" style:name="Tableau2.1">
      <style:table-row-properties fo:keep-together="auto" style:min-row-height="1.217cm"/>
    </style:style>
    <style:style style:family="table-cell" style:name="Tableau2.A1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middle" style:writing-mode="lr-tb"/>
    </style:style>
    <style:style style:family="table-cell" style:name="Tableau2.D1">
      <style:table-cell-properties fo:border="0.5pt solid #000000" fo:padding-bottom="0cm" fo:padding-left="0.123cm" fo:padding-right="0.123cm" fo:padding-top="0cm" style:vertical-align="middle" style:writing-mode="lr-tb"/>
    </style:style>
    <style:style style:family="table-row" style:name="Tableau2.2">
      <style:table-row-properties fo:keep-together="auto" style:min-row-height="1.492cm"/>
    </style:style>
    <style:style style:family="paragraph" style:name="P1" style:parent-style-name="UrbanBody">
      <style:paragraph-properties fo:margin-bottom="0cm" fo:margin-top="0cm" fo:text-align="justify" loext:contextual-spacing="false" style:justify-single-word="false"/>
      <style:text-properties fo:font-size="10pt" style:font-name="Arial" style:font-size-asian="10pt" style:font-size-complex="10pt"/>
    </style:style>
    <style:style style:family="paragraph" style:name="P2" style:parent-style-name="UrbanBody">
      <style:paragraph-properties fo:margin-bottom="0cm" fo:margin-top="0cm" fo:text-align="start" loext:contextual-spacing="false" style:justify-single-word="false"/>
      <style:text-properties fo:font-size="10pt" officeooo:paragraph-rsid="0018a05b" style:font-name="Arial" style:font-size-asian="10pt" style:font-size-complex="10pt"/>
    </style:style>
    <style:style style:family="paragraph" style:name="P3" style:parent-style-name="UrbanBody">
      <style:paragraph-properties fo:margin-bottom="0cm" fo:margin-top="0cm" fo:text-align="justify" loext:contextual-spacing="false" style:justify-single-word="false"/>
      <style:text-properties fo:font-size="11pt" officeooo:paragraph-rsid="002d6398" officeooo:rsid="0020eb3a" style:font-name="Arial" style:font-size-asian="11pt" style:font-size-complex="11pt"/>
    </style:style>
    <style:style style:family="paragraph" style:name="P4" style:parent-style-name="UrbanBody">
      <style:paragraph-properties fo:margin-bottom="0cm" fo:margin-top="0cm" fo:text-align="justify" loext:contextual-spacing="false" style:justify-single-word="false"/>
      <style:text-properties fo:font-size="11pt" officeooo:paragraph-rsid="002d6398" officeooo:rsid="002d6398" style:font-name="Arial" style:font-size-asian="11pt" style:font-size-complex="11pt"/>
    </style:style>
    <style:style style:family="paragraph" style:name="P5" style:parent-style-name="UrbanBody">
      <style:paragraph-properties fo:margin-bottom="0cm" fo:margin-top="0cm" fo:text-align="start" loext:contextual-spacing="false" style:justify-single-word="false"/>
      <style:text-properties fo:font-size="11pt" officeooo:paragraph-rsid="0039cbe2" style:font-name="Arial" style:font-size-asian="11pt" style:font-size-complex="11pt"/>
    </style:style>
    <style:style style:family="paragraph" style:name="P6" style:parent-style-name="UrbanBody">
      <style:paragraph-properties fo:margin-bottom="0cm" fo:margin-top="0cm" fo:text-align="start" loext:contextual-spacing="false" style:justify-single-word="false"/>
      <style:text-properties fo:font-size="11pt" officeooo:paragraph-rsid="0038bac9" officeooo:rsid="0038bac9" style:font-name="Arial" style:font-size-asian="11pt" style:font-size-complex="11pt"/>
    </style:style>
    <style:style style:family="paragraph" style:name="P7" style:parent-style-name="UrbanBody">
      <style:paragraph-properties fo:margin-bottom="0cm" fo:margin-top="0cm" fo:text-align="justify" loext:contextual-spacing="false" style:justify-single-word="false"/>
      <style:text-properties fo:font-size="11pt" fo:font-weight="normal" officeooo:paragraph-rsid="00186935" officeooo:rsid="0016c3f7" style:font-name="Arial" style:font-name-complex="Arial" style:font-size-asian="11pt" style:font-size-complex="11pt" style:font-weight-asian="normal" style:font-weight-complex="normal"/>
    </style:style>
    <style:style style:family="paragraph" style:name="P8" style:parent-style-name="UrbanBody">
      <style:paragraph-properties fo:margin-bottom="0cm" fo:margin-top="0cm" fo:text-align="justify" loext:contextual-spacing="false" style:justify-single-word="false"/>
      <style:text-properties fo:color="#111111" fo:font-size="11pt" officeooo:paragraph-rsid="002d6398" officeooo:rsid="0024ef65" style:font-name="Arial" style:font-name-complex="Arial" style:font-size-asian="11pt" style:font-size-complex="11pt"/>
    </style:style>
    <style:style style:family="paragraph" style:name="P9" style:parent-style-name="UrbanTitle">
      <style:paragraph-properties fo:margin-bottom="0cm" fo:margin-top="0cm" fo:text-align="start" loext:contextual-spacing="false" style:justify-single-word="false"/>
      <style:text-properties fo:font-size="10pt" fo:font-weight="normal" style:font-name="Arial" style:font-size-asian="10pt" style:font-size-complex="10pt" style:font-weight-asian="normal" style:font-weight-complex="normal" style:text-underline-style="none"/>
    </style:style>
    <style:style style:family="paragraph" style:name="P10" style:parent-style-name="UrbanTitle">
      <style:paragraph-properties fo:margin-bottom="0cm" fo:margin-top="0cm" fo:text-align="start" loext:contextual-spacing="false" style:justify-single-word="false"/>
      <style:text-properties fo:font-size="10pt" style:font-name="Arial" style:font-size-asian="10pt" style:font-size-complex="10pt"/>
    </style:style>
    <style:style style:family="paragraph" style:name="P11" style:parent-style-name="UrbanTitle">
      <style:paragraph-properties fo:margin-bottom="0cm" fo:margin-top="0cm" fo:text-align="start" loext:contextual-spacing="false" style:justify-single-word="false"/>
      <style:text-properties fo:font-size="14pt" fo:font-weight="normal" style:font-name="Arial" style:font-size-asian="14pt" style:font-size-complex="14pt" style:font-weight-asian="normal" style:font-weight-complex="normal"/>
    </style:style>
    <style:style style:family="paragraph" style:name="P12" style:parent-style-name="UrbanTitle">
      <style:paragraph-properties fo:margin-bottom="0cm" fo:margin-top="0cm" fo:text-align="start" loext:contextual-spacing="false" style:justify-single-word="false"/>
      <style:text-properties fo:font-size="14pt" fo:font-weight="normal" fo:text-transform="uppercase" style:font-name="Arial" style:font-size-asian="14pt" style:font-size-complex="14pt" style:font-weight-asian="normal" style:font-weight-complex="normal"/>
    </style:style>
    <style:style style:family="paragraph" style:name="P13" style:parent-style-name="Standard">
      <style:paragraph-properties fo:margin-bottom="0cm" fo:margin-top="0cm" fo:text-align="start" loext:contextual-spacing="false" style:justify-single-word="false"/>
      <style:text-properties fo:font-size="10pt" fo:font-weight="bold" style:font-name="Arial" style:font-size-asian="10pt" style:font-size-complex="10pt" style:font-weight-asian="bold" style:font-weight-complex="bold"/>
    </style:style>
    <style:style style:family="paragraph" style:name="P14" style:parent-style-name="Standard">
      <style:paragraph-properties fo:margin-bottom="0cm" fo:margin-top="0cm" fo:text-align="justify" loext:contextual-spacing="false" style:justify-single-word="false"/>
      <style:text-properties fo:font-size="11pt" fo:font-weight="normal" officeooo:paragraph-rsid="00186935" officeooo:rsid="0016c3f7" style:font-name="Arial" style:font-size-asian="11pt" style:font-size-complex="11pt" style:font-weight-asian="normal" style:font-weight-complex="normal"/>
    </style:style>
    <style:style style:family="paragraph" style:name="P15" style:parent-style-name="Standard">
      <style:paragraph-properties fo:margin-bottom="0cm" fo:margin-top="0cm" fo:text-align="center" loext:contextual-spacing="false" style:justify-single-word="false" style:line-height-at-least="0.176cm"/>
      <style:text-properties fo:font-size="15pt" officeooo:paragraph-rsid="003ef27d" style:font-name="Rubik" style:font-name-complex="Rubik" style:font-size-asian="15pt" style:font-size-complex="15pt"/>
    </style:style>
    <style:style style:family="paragraph" style:name="P16" style:parent-style-name="Text_20_body">
      <style:paragraph-properties fo:margin-bottom="0cm" fo:margin-top="0cm" fo:text-align="start" loext:contextual-spacing="false" style:justify-single-word="false"/>
      <style:text-properties fo:font-size="11pt" fo:font-weight="normal" officeooo:paragraph-rsid="001bb43e" officeooo:rsid="0016c3f7" style:font-name="Arial" style:font-size-asian="11pt" style:font-size-complex="11pt" style:font-weight-asian="normal" style:font-weight-complex="normal"/>
    </style:style>
    <style:style style:family="paragraph" style:name="P17" style:parent-style-name="Standard">
      <style:paragraph-properties fo:text-align="start" style:justify-single-word="false"/>
      <style:text-properties fo:font-size="10.5pt" fo:font-weight="normal" style:font-name="Arial" style:font-size-asian="10.5pt" style:font-size-complex="10.5pt" style:font-weight-asian="normal" style:font-weight-complex="normal"/>
    </style:style>
    <style:style style:family="paragraph" style:name="P18" style:parent-style-name="Preformatted_20_Text">
      <style:paragraph-properties fo:text-align="justify" style:justify-single-word="false"/>
      <style:text-properties fo:font-size="10pt" officeooo:paragraph-rsid="00186935" style:font-name="Arial" style:font-name-complex="Arial" style:font-size-asian="10pt" style:font-size-complex="10pt"/>
    </style:style>
    <style:style style:family="paragraph" style:name="P19" style:parent-style-name="Preformatted_20_Text">
      <style:paragraph-properties fo:text-align="justify" style:justify-single-word="false"/>
      <style:text-properties fo:font-size="11pt" officeooo:paragraph-rsid="00186935" style:font-name="Arial" style:font-name-complex="Arial" style:font-size-asian="11pt" style:font-size-complex="11pt"/>
    </style:style>
    <style:style style:family="paragraph" style:name="P20" style:parent-style-name="Preformatted_20_Text">
      <style:paragraph-properties fo:text-align="start" style:justify-single-word="false"/>
      <style:text-properties fo:font-size="11pt" officeooo:paragraph-rsid="005139cf" style:font-name="Arial" style:font-size-asian="11pt" style:font-size-complex="11pt"/>
    </style:style>
    <style:style style:family="paragraph" style:name="P21" style:parent-style-name="Preformatted_20_Text">
      <style:paragraph-properties fo:text-align="start" style:justify-single-word="false"/>
      <style:text-properties fo:font-size="11pt" officeooo:paragraph-rsid="00535cd0" style:font-name="Arial" style:font-size-asian="11pt" style:font-size-complex="11pt"/>
    </style:style>
    <style:style style:family="paragraph" style:name="P22" style:parent-style-name="Preformatted_20_Text">
      <style:paragraph-properties fo:text-align="start" style:justify-single-word="false"/>
      <style:text-properties fo:font-size="11pt" officeooo:paragraph-rsid="0055c485" style:font-name="Arial" style:font-size-asian="11pt" style:font-size-complex="11pt"/>
    </style:style>
    <style:style style:family="paragraph" style:name="P23" style:parent-style-name="Preformatted_20_Text">
      <style:paragraph-properties fo:text-align="start" style:justify-single-word="false"/>
      <style:text-properties fo:font-size="11pt" fo:font-weight="normal" officeooo:paragraph-rsid="001f4b30" officeooo:rsid="0024ef65" style:font-name="Arial" style:font-name-complex="Arial" style:font-size-asian="11pt" style:font-size-complex="11pt" style:font-weight-asian="normal" style:font-weight-complex="normal"/>
    </style:style>
    <style:style style:family="paragraph" style:name="P24" style:parent-style-name="Preformatted_20_Text">
      <style:paragraph-properties fo:text-align="start" style:justify-single-word="false"/>
      <style:text-properties fo:background-color="#fff200" fo:color="#ff3333" fo:font-size="11pt" fo:font-style="normal" fo:font-weight="bold" officeooo:paragraph-rsid="00535cd0" officeooo:rsid="00230ea8" style:font-name="Arial" style:font-name-complex="Arial" style:font-size-asian="11pt" style:font-size-complex="11pt" style:font-style-asian="normal" style:font-weight-asian="bold" style:font-weight-complex="bold" style:text-underline-color="font-color" style:text-underline-style="solid" style:text-underline-width="auto"/>
    </style:style>
    <style:style style:family="paragraph" style:name="P25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country="FR" fo:font-size="10pt" fo:font-weight="normal" fo:language="fr" officeooo:paragraph-rsid="0020eb3a" style:font-name="Arial" style:font-size-asian="10pt" style:font-size-complex="10pt" style:font-weight-asian="normal" style:font-weight-complex="normal"/>
    </style:style>
    <style:style style:family="paragraph" style:name="P26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#fff200" fo:color="#ff3333" fo:country="FR" fo:font-size="10pt" fo:language="fr" officeooo:paragraph-rsid="002d6398" officeooo:rsid="002d6398" style:font-name="Arial" style:font-size-asian="10pt" style:font-size-complex="10pt"/>
    </style:style>
    <style:style style:family="paragraph" style:name="P27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#ffff00" fo:color="#ff3333" fo:country="FR" fo:font-size="10pt" fo:language="fr" officeooo:paragraph-rsid="002d6398" officeooo:rsid="002d6398" style:font-name="Arial" style:font-size-asian="10pt" style:font-size-complex="10pt" style:text-underline-style="none"/>
    </style:style>
    <style:style style:family="paragraph" style:name="P28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transparent" fo:country="FR" fo:font-size="10pt" fo:font-weight="bold" fo:language="fr" officeooo:paragraph-rsid="0020eb3a" style:font-name="Arial" style:font-size-asian="10pt" style:font-size-complex="10pt" style:font-weight-asian="normal" style:font-weight-complex="normal" style:text-underline-color="font-color" style:text-underline-style="solid" style:text-underline-width="auto" style:use-window-font-color="true"/>
    </style:style>
    <style:style style:family="paragraph" style:name="P29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transparent" fo:country="FR" fo:font-size="10pt" fo:font-weight="bold" fo:language="fr" officeooo:paragraph-rsid="0020eb3a" style:font-name="Arial" style:font-size-asian="10pt" style:font-size-complex="10pt" style:use-window-font-color="true"/>
    </style:style>
    <style:style style:family="paragraph" style:name="P30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officeooo:paragraph-rsid="002d6398"/>
    </style:style>
    <style:style style:family="paragraph" style:name="P31" style:parent-style-name="Standard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font-size="10pt" fo:font-weight="bold" officeooo:paragraph-rsid="0020eb3a" style:font-name="Arial" style:font-size-asian="10pt" style:font-size-complex="10pt" style:font-weight-asian="bold" style:font-weight-complex="bold"/>
    </style:style>
    <style:style style:family="paragraph" style:name="P32" style:parent-style-name="Standard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font-size="10pt" fo:font-weight="normal" officeooo:paragraph-rsid="0020eb3a" style:font-name="Arial" style:font-size-asian="10pt" style:font-size-complex="10pt" style:font-weight-asian="normal" style:font-weight-complex="normal"/>
    </style:style>
    <style:style style:family="paragraph" style:name="P33" style:parent-style-name="Standard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transparent" fo:font-size="10pt" fo:font-weight="normal" officeooo:paragraph-rsid="0020eb3a" style:font-name="Arial" style:font-size-asian="10pt" style:font-size-complex="10pt" style:font-weight-asian="normal" style:font-weight-complex="normal"/>
    </style:style>
    <style:style style:family="paragraph" style:name="P34" style:parent-style-name="Standard">
      <style:paragraph-properties fo:margin-bottom="0cm" fo:margin-left="0cm" fo:margin-right="0cm" fo:margin-top="0cm" fo:text-align="start" fo:text-indent="0cm" loext:contextual-spacing="false" style:auto-text-indent="false" style:justify-single-word="false" style:writing-mode="lr-tb"/>
      <style:text-properties fo:font-size="11pt" officeooo:paragraph-rsid="0020eb3a" officeooo:rsid="0016c3f7" style:font-name="Arial" style:font-size-asian="11pt" style:font-size-complex="11pt"/>
    </style:style>
    <style:style style:family="paragraph" style:name="P35" style:parent-style-name="UrbanBody">
      <style:paragraph-properties fo:margin-bottom="0cm" fo:margin-left="0cm" fo:margin-right="0cm" fo:margin-top="0cm" fo:text-align="start" fo:text-indent="0cm" loext:contextual-spacing="false" style:auto-text-indent="false" style:justify-single-word="false" style:writing-mode="lr-tb"/>
      <style:text-properties fo:font-size="11pt" officeooo:paragraph-rsid="0020eb3a" style:font-name="Arial" style:font-size-asian="11pt" style:font-size-complex="11pt"/>
    </style:style>
    <style:style style:family="paragraph" style:name="P36" style:parent-style-name="Text_20_body">
      <style:paragraph-properties fo:margin-bottom="0cm" fo:margin-left="0cm" fo:margin-right="0cm" fo:margin-top="0cm" fo:text-align="start" fo:text-indent="0cm" loext:contextual-spacing="false" style:auto-text-indent="false" style:justify-single-word="false" style:shadow="none" style:writing-mode="lr-tb"/>
      <style:text-properties fo:country="FR" fo:font-size="11pt" fo:font-weight="normal" fo:language="fr" officeooo:paragraph-rsid="0020eb3a" officeooo:rsid="0024ef65" style:font-name="Arial" style:font-name-complex="Arial" style:font-size-asian="11pt" style:font-size-complex="11pt" style:font-weight-asian="normal" style:font-weight-complex="normal"/>
    </style:style>
    <style:style style:family="paragraph" style:name="P37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officeooo:paragraph-rsid="0020eb3a" style:font-name="Arial" style:font-size-asian="11pt" style:font-size-complex="11pt"/>
    </style:style>
    <style:style style:family="paragraph" style:name="P38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officeooo:paragraph-rsid="0022f8f1" style:font-name="Arial" style:font-size-asian="11pt" style:font-size-complex="11pt"/>
    </style:style>
    <style:style style:family="paragraph" style:name="P39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0eb3a" officeooo:rsid="0016c3f7" style:font-name="Arial" style:font-name-complex="Arial" style:font-size-asian="11pt" style:font-size-complex="11pt" style:font-weight-asian="normal" style:font-weight-complex="normal" style:text-underline-style="none"/>
    </style:style>
    <style:style style:family="paragraph" style:name="P40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2e82c" officeooo:rsid="0016c3f7" style:font-name="Arial" style:font-name-complex="Arial" style:font-size-asian="11pt" style:font-size-complex="11pt" style:font-weight-asian="normal" style:font-weight-complex="normal" style:text-underline-style="none"/>
    </style:style>
    <style:style style:family="paragraph" style:name="P41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2e82c" officeooo:rsid="0024ef65" style:font-name="Arial" style:font-name-complex="Arial" style:font-size-asian="11pt" style:font-size-complex="11pt" style:font-weight-asian="normal" style:font-weight-complex="normal"/>
    </style:style>
    <style:style style:family="paragraph" style:name="P42" style:parent-style-name="Preformatted_20_Text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0eb3a" officeooo:rsid="0016c3f7" style:font-name="Arial" style:font-size-asian="11pt" style:font-size-complex="11pt" style:font-weight-asian="normal" style:font-weight-complex="normal"/>
    </style:style>
    <style:style style:family="paragraph" style:name="P43" style:parent-style-name="Preformatted_20_Text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2e82c" officeooo:rsid="0016c3f7" style:font-name="Arial" style:font-name-complex="Arial" style:font-size-asian="11pt" style:font-size-complex="11pt" style:font-weight-asian="normal" style:font-weight-complex="normal" style:text-underline-style="none"/>
    </style:style>
    <style:style style:family="paragraph" style:name="P44" style:parent-style-name="Heading_20_4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font-size="10pt" fo:font-weight="bold" officeooo:paragraph-rsid="0020eb3a" style:font-name="Arial" style:font-size-asian="10pt" style:font-size-complex="10pt" style:font-weight-asian="bold" style:font-weight-complex="bold"/>
    </style:style>
    <style:style style:family="paragraph" style:name="P45" style:parent-style-name="Heading_20_4">
      <style:paragraph-properties fo:line-height="100%" fo:margin-bottom="0cm" fo:margin-left="-0.042cm" fo:margin-right="-0.021cm" fo:margin-top="0cm" fo:text-align="center" fo:text-indent="0cm" loext:contextual-spacing="false" style:auto-text-indent="false" style:justify-single-word="false"/>
      <style:text-properties fo:font-size="10pt" fo:font-weight="bold" officeooo:paragraph-rsid="0020eb3a" style:font-name="Arial" style:font-size-asian="10pt" style:font-size-complex="10pt" style:font-weight-asian="bold" style:font-weight-complex="bold"/>
    </style:style>
    <style:style style:family="paragraph" style:name="P46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fo:font-weight="normal" officeooo:rsid="0024ef65" style:font-name-complex="Arial" style:font-style-asian="normal" style:font-weight-asian="normal" style:text-underline-color="font-color" style:text-underline-style="solid" style:text-underline-width="auto"/>
    </style:style>
    <style:style style:family="text" style:name="T2">
      <style:text-properties fo:background-color="transparent" fo:font-style="normal" fo:font-weight="bold" loext:char-shading-value="0" style:font-style-asian="normal" style:font-style-complex="normal" style:font-weight-asian="bold" style:font-weight-complex="bold" style:text-underline-style="none"/>
    </style:style>
    <style:style style:family="text" style:name="T3">
      <style:text-properties fo:font-style="normal" fo:font-weight="bold" style:font-style-asian="normal" style:font-style-complex="normal" style:font-weight-asian="bold" style:font-weight-complex="bold" style:text-underline-style="none"/>
    </style:style>
    <style:style style:family="text" style:name="T4">
      <style:text-properties fo:font-style="normal" fo:font-weight="normal" officeooo:rsid="001dc90b" style:font-style-asian="normal" style:font-weight-asian="normal" style:font-weight-complex="normal" style:text-underline-style="none"/>
    </style:style>
    <style:style style:family="text" style:name="T5">
      <style:text-properties fo:font-weight="normal" style:font-weight-asian="normal" style:font-weight-complex="normal"/>
    </style:style>
    <style:style style:family="text" style:name="T6">
      <style:text-properties fo:font-weight="normal" officeooo:rsid="0022e82c" style:font-weight-asian="normal" style:font-weight-complex="normal"/>
    </style:style>
    <style:style style:family="text" style:name="T7">
      <style:text-properties fo:font-weight="normal" officeooo:rsid="0033d800" style:font-weight-asian="normal" style:font-weight-complex="normal"/>
    </style:style>
    <style:style style:family="text" style:name="T8">
      <style:text-properties fo:font-weight="normal" officeooo:rsid="00358cac" style:font-weight-asian="normal" style:font-weight-complex="normal"/>
    </style:style>
    <style:style style:family="text" style:name="T9">
      <style:text-properties fo:font-weight="normal" style:font-name-complex="Arial" style:font-weight-asian="normal" style:font-weight-complex="normal"/>
    </style:style>
    <style:style style:family="text" style:name="T10">
      <style:text-properties fo:font-weight="normal" officeooo:rsid="0024ef65" style:font-name-complex="Arial" style:font-weight-asian="normal" style:font-weight-complex="normal"/>
    </style:style>
    <style:style style:family="text" style:name="T11">
      <style:text-properties fo:font-weight="normal" officeooo:rsid="00230ea8" style:font-name-complex="Arial" style:font-weight-asian="normal" style:font-weight-complex="normal"/>
    </style:style>
    <style:style style:family="text" style:name="T12">
      <style:text-properties fo:font-weight="normal" officeooo:rsid="0016c3f7" style:font-name-complex="Arial" style:font-weight-asian="normal" style:font-weight-complex="normal"/>
    </style:style>
    <style:style style:family="text" style:name="T13">
      <style:text-properties fo:font-weight="bold" officeooo:rsid="00230ea8" style:font-name-complex="Arial" style:font-weight-asian="bold" style:font-weight-complex="bold"/>
    </style:style>
    <style:style style:family="text" style:name="T14">
      <style:text-properties fo:font-weight="bold" style:font-weight-asian="bold" style:font-weight-complex="bold"/>
    </style:style>
    <style:style style:family="text" style:name="T15">
      <style:text-properties fo:font-weight="bold" officeooo:rsid="0024ef65" style:font-name-complex="Arial" style:font-weight-asian="normal" style:font-weight-complex="normal"/>
    </style:style>
    <style:style style:family="text" style:name="T16">
      <style:text-properties style:text-underline-color="font-color" style:text-underline-style="solid" style:text-underline-width="auto"/>
    </style:style>
    <style:style style:family="text" style:name="T17">
      <style:text-properties fo:font-weight="bold" officeooo:rsid="0024ef65" style:font-name-complex="Arial" style:text-underline-color="font-color" style:text-underline-style="solid" style:text-underline-width="auto"/>
    </style:style>
    <style:style style:family="text" style:name="T18">
      <style:text-properties fo:font-weight="bold" officeooo:rsid="0016c3f7" style:font-name-complex="Arial" style:text-underline-color="font-color" style:text-underline-style="solid" style:text-underline-width="auto"/>
    </style:style>
    <style:style style:family="text" style:name="T19">
      <style:text-properties fo:font-weight="bold" officeooo:rsid="0049f285" style:font-name-complex="Arial" style:text-underline-color="font-color" style:text-underline-style="solid" style:text-underline-width="auto"/>
    </style:style>
    <style:style style:family="text" style:name="T20">
      <style:text-properties officeooo:rsid="0024ef65" style:font-name-complex="Arial" style:text-underline-color="font-color" style:text-underline-style="solid" style:text-underline-width="auto"/>
    </style:style>
    <style:style style:family="text" style:name="T21">
      <style:text-properties fo:font-style="normal" fo:font-weight="normal" officeooo:rsid="0024ef65" style:font-name-complex="Arial" style:font-style-asian="normal" style:font-weight-asian="normal" style:text-underline-color="font-color" style:text-underline-style="solid" style:text-underline-width="auto" style:use-window-font-color="true"/>
    </style:style>
    <style:style style:family="text" style:name="T22">
      <style:text-properties fo:font-style="normal" fo:font-weight="normal" officeooo:rsid="0024ef65" style:font-name-complex="Arial" style:font-style-asian="normal" style:font-weight-asian="normal" style:font-weight-complex="normal" style:text-underline-color="font-color" style:text-underline-style="solid" style:text-underline-width="auto" style:use-window-font-color="true"/>
    </style:style>
    <style:style style:family="text" style:name="T23">
      <style:text-properties officeooo:rsid="0024ef65" style:font-name-complex="Arial" style:use-window-font-color="true"/>
    </style:style>
    <style:style style:family="text" style:name="T24">
      <style:text-properties fo:background-color="transparent" fo:country="FR" fo:font-size="10pt" fo:font-weight="bold" fo:language="fr" loext:char-shading-value="0" style:font-name="Arial" style:font-size-asian="10pt" style:font-size-complex="10pt" style:text-underline-color="font-color" style:text-underline-style="solid" style:text-underline-width="auto" style:use-window-font-color="true"/>
    </style:style>
    <style:style style:family="text" style:name="T25">
      <style:text-properties fo:background-color="transparent" fo:country="FR" fo:font-size="10pt" fo:language="fr" loext:char-shading-value="0" style:font-name="Arial" style:font-size-asian="10pt" style:font-size-complex="10pt" style:text-underline-color="font-color" style:text-underline-style="solid" style:text-underline-width="auto" style:use-window-font-color="true"/>
    </style:style>
    <style:style style:family="text" style:name="T26">
      <style:text-properties fo:background-color="transparent" fo:font-size="10pt" loext:char-shading-value="0" style:font-name="Arial" style:font-size-asian="10pt" style:font-size-complex="10pt" style:text-underline-color="font-color" style:text-underline-style="solid" style:text-underline-width="auto" style:use-window-font-color="true"/>
    </style:style>
    <style:style style:family="text" style:name="T27">
      <style:text-properties fo:background-color="transparent" loext:char-shading-value="0" officeooo:rsid="0032d9c9" style:use-window-font-color="true"/>
    </style:style>
    <style:style style:family="text" style:name="T28">
      <style:text-properties fo:background-color="transparent" loext:char-shading-value="0" officeooo:rsid="0016c3f7" style:text-underline-style="none" style:use-window-font-color="true"/>
    </style:style>
    <style:style style:family="text" style:name="T29">
      <style:text-properties fo:background-color="transparent" fo:font-weight="bold" loext:char-shading-value="0" officeooo:rsid="00257375" style:font-name-complex="Arial" style:font-weight-asian="bold" style:font-weight-complex="bold" style:use-window-font-color="true"/>
    </style:style>
    <style:style style:family="text" style:name="T30">
      <style:text-properties fo:background-color="transparent" fo:font-weight="bold" loext:char-shading-value="0" officeooo:rsid="00230ea8" style:font-name-complex="Arial" style:font-weight-asian="bold" style:font-weight-complex="bold" style:use-window-font-color="true"/>
    </style:style>
    <style:style style:family="text" style:name="T31">
      <style:text-properties fo:background-color="transparent" fo:font-weight="bold" loext:char-shading-value="0" officeooo:rsid="0054f3cf" style:font-name-complex="Arial" style:font-weight-asian="bold" style:font-weight-complex="bold" style:use-window-font-color="true"/>
    </style:style>
    <style:style style:family="text" style:name="T32">
      <style:text-properties fo:background-color="transparent" fo:font-weight="bold" loext:char-shading-value="0" officeooo:rsid="0055c485" style:font-name-complex="Arial" style:font-weight-asian="bold" style:font-weight-complex="bold" style:use-window-font-color="true"/>
    </style:style>
    <style:style style:family="text" style:name="T33">
      <style:text-properties officeooo:rsid="0016c3f7"/>
    </style:style>
    <style:style style:family="text" style:name="T34">
      <style:text-properties fo:background-color="#ffff00" fo:color="#ff3333" fo:country="FR" fo:language="fr" loext:char-shading-value="0" officeooo:rsid="002d6398"/>
    </style:style>
    <style:style style:family="text" style:name="T35">
      <style:text-properties fo:background-color="#ffff00" fo:color="#ff3333" loext:char-shading-value="0" officeooo:rsid="0032d9c9" style:text-underline-style="none"/>
    </style:style>
    <style:style style:family="text" style:name="T36">
      <style:text-properties fo:background-color="#ffff00" fo:color="#ff3333" loext:char-shading-value="0" officeooo:rsid="0032d9c9"/>
    </style:style>
    <style:style style:family="text" style:name="T37">
      <style:text-properties officeooo:rsid="00186935"/>
    </style:style>
    <style:style style:family="text" style:name="T38">
      <style:text-properties officeooo:rsid="0018a05b"/>
    </style:style>
    <style:style style:family="text" style:name="T39">
      <style:text-properties fo:background-color="transparent" loext:char-shading-value="0"/>
    </style:style>
    <style:style style:family="text" style:name="T40">
      <style:text-properties fo:background-color="transparent" loext:char-shading-value="0" officeooo:rsid="0032d9c9"/>
    </style:style>
    <style:style style:family="text" style:name="T41">
      <style:text-properties fo:background-color="transparent" loext:char-shading-value="0" officeooo:rsid="003ef27d"/>
    </style:style>
    <style:style style:family="text" style:name="T42">
      <style:text-properties fo:country="FR" fo:language="fr"/>
    </style:style>
    <style:style style:family="text" style:name="T43">
      <style:text-properties fo:country="FR" fo:language="fr" style:text-underline-color="font-color" style:text-underline-style="solid" style:text-underline-width="auto"/>
    </style:style>
    <style:style style:family="text" style:name="T44">
      <style:text-properties fo:country="FR" fo:font-style="normal" fo:font-weight="bold" fo:language="fr" style:font-style-asian="normal" style:font-style-complex="normal" style:font-weight-asian="bold" style:font-weight-complex="bold" style:text-underline-style="none"/>
    </style:style>
    <style:style style:family="text" style:name="T45">
      <style:text-properties fo:country="FR" fo:font-weight="normal" fo:language="fr" style:font-weight-asian="normal" style:font-weight-complex="normal"/>
    </style:style>
    <style:style style:family="text" style:name="T46">
      <style:text-properties fo:country="FR" fo:font-weight="normal" fo:language="fr" officeooo:rsid="003ef27d" style:font-weight-asian="normal" style:font-weight-complex="normal"/>
    </style:style>
    <style:style style:family="text" style:name="T47">
      <style:text-properties style:text-position="super 58%"/>
    </style:style>
    <style:style style:family="text" style:name="T48">
      <style:text-properties fo:color="#111111" style:font-name-complex="Arial"/>
    </style:style>
    <style:style style:family="text" style:name="T49">
      <style:text-properties fo:color="#111111" officeooo:rsid="001f4b30" style:font-name-complex="Arial"/>
    </style:style>
    <style:style style:family="text" style:name="T50">
      <style:text-properties fo:color="#111111" officeooo:rsid="0024ef65" style:font-name-complex="Arial"/>
    </style:style>
    <style:style style:family="text" style:name="T51">
      <style:text-properties fo:color="#111111" officeooo:rsid="002d6398" style:font-name-complex="Arial"/>
    </style:style>
    <style:style style:family="text" style:name="T52">
      <style:text-properties fo:color="#111111" officeooo:rsid="003ef27d" style:font-name-complex="Arial"/>
    </style:style>
    <style:style style:family="text" style:name="T53">
      <style:text-properties officeooo:rsid="0016c3f7" style:text-underline-style="none"/>
    </style:style>
    <style:style style:family="text" style:name="T54">
      <style:text-properties fo:text-transform="uppercase"/>
    </style:style>
    <style:style style:family="text" style:name="T55">
      <style:text-properties fo:text-transform="uppercase" officeooo:rsid="0016c3f7"/>
    </style:style>
    <style:style style:family="text" style:name="T56">
      <style:text-properties fo:text-transform="uppercase" officeooo:rsid="003ef27d"/>
    </style:style>
    <style:style style:family="text" style:name="T57">
      <style:text-properties fo:background-color="#ffff00" fo:color="#ce181e" loext:char-shading-value="0" officeooo:rsid="0032d9c9"/>
    </style:style>
    <style:style style:family="text" style:name="T58">
      <style:text-properties fo:background-color="#fff200" fo:color="#ce181e" loext:char-shading-value="0" officeooo:rsid="003ef27d"/>
    </style:style>
    <style:style style:family="text" style:name="T59">
      <style:text-properties fo:background-color="#fff200" fo:color="#ce181e" fo:country="FR" fo:font-weight="normal" fo:language="fr" loext:char-shading-value="0" officeooo:rsid="003ef27d" style:font-weight-asian="normal" style:font-weight-complex="normal"/>
    </style:style>
    <style:style style:family="text" style:name="T60">
      <style:text-properties officeooo:rsid="003ef27d"/>
    </style:style>
    <style:style style:family="text" style:name="T61">
      <style:text-properties officeooo:rsid="004d36f0"/>
    </style:style>
    <style:style style:family="text" style:name="T62">
      <style:text-properties fo:background-color="transparent" fo:country="FR" fo:font-size="10pt" fo:font-style="normal" fo:font-variant="normal" fo:font-weight="normal" fo:language="fr" fo:letter-spacing="normal" fo:text-shadow="none" fo:text-transform="none" style:country-asian="CN" style:country-complex="IN" style:font-name="Times New Roman2" style:font-name-asian="Arial Unicode MS" style:font-name-complex="Mangal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63">
      <style:text-properties fo:background-color="transparent" fo:country="BE" fo:font-size="10pt" fo:font-style="normal" fo:font-variant="normal" fo:font-weight="normal" fo:language="fr" fo:letter-spacing="normal" fo:text-shadow="none" fo:text-transform="none" style:country-asian="CN" style:country-complex="IN" style:font-name="Liberation Serif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33">COMMUNE</text:span> DE <text:span text:style-name="T54"><text:text-input text:description="">tool.getCityName()</text:text-input></text:span></text:p>
      <text:p text:style-name="P17"/>
      <text:p text:style-name="P12"/>
      <text:p text:style-name="P11"><text:span text:style-name="T54">Avis d'</text:span><text:span text:style-name="T55">ENQUÊTE PUBLIQUE<text:line-break/>PERMIS </text:span><text:span text:style-name="T56">INTÉGRÉ</text:span></text:p>
      <text:p text:style-name="P9"/>
      <text:p text:style-name="P10"/>
      <text:p text:style-name="P15">DÉCRET DU 05 FÉVRIER 2015</text:p>
      <text:p text:style-name="P15">RELATIF AUX IMPLANTATIONS COMMERCIALES</text:p>
      <text:p text:style-name="P1"/>
      <text:p text:style-name="P3"><text:span text:style-name="T49">C</text:span><text:span text:style-name="T48">oncerne : </text:span><text:span text:style-name="T51">Demande de permis </text:span><text:span text:style-name="T52">intégré</text:span><text:span text:style-name="T51">.</text:span></text:p>
      <text:p text:style-name="P8"/>
      <text:p text:style-name="P3"><text:span text:style-name="T50"><office:annotation><dc:creator>bleybaert</dc:creator><dc:date>2018-07-17T14:19:36</dc:date><loext:sender-initials>ble</loext:sender-initials><text:p text:style-name="P46"><text:span text:style-name="T62">do text if self.hasSingleApplicant()</text:span></text:p></office:annotation></text:span><text:span text:style-name="T23">Le demandeur est</text:span><text:span text:style-name="T12"> </text:span><text:span text:style-name="T12"><text:text-input text:description="Demandeurs avec adresse">self.getApplicantsSignaletic(withaddress=True)</text:text-input></text:span><text:span text:style-name="T12">.</text:span></text:p>
      <text:p text:style-name="P4"><text:span text:style-name="T12"><office:annotation><dc:creator>bleybaert</dc:creator><dc:date>2018-07-17T14:20:01</dc:date><loext:sender-initials>ble</loext:sender-initials><text:p text:style-name="P46"><text:span text:style-name="T62">do text if self.hasMultipleApplicants()</text:span></text:p></office:annotation></text:span><text:span text:style-name="T12">L</text:span><text:span text:style-name="T9">es demandeurs sont </text:span><text:span text:style-name="T12"><text:text-input text:description="Demandeurs avec adresse">self.getApplicantsSignaletic(withaddress=True)</text:text-input></text:span><text:span text:style-name="T12">.</text:span></text:p>
      <text:p text:style-name="P19"/>
      <text:p text:style-name="P7">Le terrain est situé <text:text-input text:description="Emplacement des travaux">self.getWorkLocationSignaletic()</text:text-input>, cadastré <text:text-input text:description="Cadastre">licence_view.get_parcels()</text:text-input>.</text:p>
      <text:p text:style-name="P19"/>
      <text:p text:style-name="P14"><text:span text:style-name="T37">L</text:span>e projet consiste en <text:text-input text:description="Nature des travaux">self.getLicenceSubject()</text:text-input><text:s/>et présente les caractéristiques suivantes :</text:p>
      <text:p text:style-name="P20"><text:span text:style-name="T19">Zonage au plan de secteur </text:span><text:span text:style-name="T17">:</text:span><text:span text:style-name="T20"> </text:span><text:span text:style-name="T1"><text:text-input text:description="Bien-Parcelles">licence_helper.folderZone</text:text-input></text:span></text:p>
      <text:p text:style-name="P20"><text:span text:style-name="T19">Guide communal d'urbanisme</text:span><text:span text:style-name="T17">:</text:span><text:span text:style-name="T20"> </text:span><text:span text:style-name="T21"><text:text-input text:description="Bien-Parcelles">self.getValueForTemplate('township_guide')</text:text-input></text:span></text:p>
      <text:p text:style-name="P20"><text:span text:style-name="T19">Schéma de développement communal</text:span><text:span text:style-name="T18"> </text:span><text:span text:style-name="T17">:</text:span><text:span text:style-name="T20"> </text:span><text:span text:style-name="T22"><text:text-input text:description="Bien-Parcelles">self.getValueForTemplate('SDC')</text:text-input></text:span><text:span text:style-name="T22"> </text:span></text:p>
      <text:p text:style-name="P24">Permis d'urbanisation (lot.) :</text:p>
      <text:p text:style-name="P21"><text:span text:style-name="T13"><office:annotation><dc:creator>bleybaert</dc:creator><dc:date>2018-11-22T11:31:30.751517122</dc:date><loext:sender-initials>ble</loext:sender-initials><text:p text:style-name="P46"><text:span text:style-name="T63">do text if "Guide Communal" in licence_helper.divergence</text:span></text:p></office:annotation></text:span><text:span text:style-name="T13">et s'écarte </text:span><text:span text:style-name="T29">du </text:span><text:span text:style-name="T31">Guide communal d'urbanisme</text:span><text:span text:style-name="T30"> </text:span><text:span text:style-name="T13">pour</text:span><text:span text:style-name="T11"> </text:span><text:span text:style-name="T15">:<text:line-break/></text:span><text:span text:style-name="T10"><text:text-input text:description="Dérogation détails">self.getDivergenceDetails()</text:text-input></text:span></text:p>
      <text:p text:style-name="P22"><text:span text:style-name="T13"><office:annotation><dc:creator>bleybaert</dc:creator><dc:date>2018-11-22T11:31:30.751517122</dc:date><loext:sender-initials>ble</loext:sender-initials><text:p text:style-name="P46"><text:span text:style-name="T63">do text if "urbanisation" in licence_helper.divergence</text:span></text:p></office:annotation></text:span><text:span text:style-name="T13">et s'écarte </text:span><text:span text:style-name="T29">du </text:span><text:span text:style-name="T32">permis d'urbanisation</text:span><text:span text:style-name="T30"> </text:span><text:span text:style-name="T13">pour</text:span><text:span text:style-name="T11"> </text:span><text:span text:style-name="T15">:<text:line-break/></text:span><text:span text:style-name="T10"><text:text-input text:description="Dérogation détails">self.getDivergenceDetails()</text:text-input></text:span></text:p>
      <text:p text:style-name="P23"/>
      <text:p text:style-name="P18"/>
      <table:table table:name="Tableau2" table:style-name="Tableau2">
        <table:table-column table:number-columns-repeated="4" table:style-name="Tableau2.A"/>
        <table:table-row table:style-name="Tableau2.1">
          <table:table-cell office:value-type="string" table:style-name="Tableau2.A1">
            <text:h text:outline-level="4" text:style-name="P44">Date d’affichage</text:h>
            <text:h text:outline-level="4" text:style-name="P44">de la demande</text:h>
          </table:table-cell>
          <table:table-cell office:value-type="string" table:style-name="Tableau2.A1">
            <text:h text:outline-level="4" text:style-name="P44">Date d’ouverture</text:h>
            <text:h text:outline-level="4" text:style-name="P44">de l’enquête</text:h>
          </table:table-cell>
          <table:table-cell office:value-type="string" table:style-name="Tableau2.A1">
            <text:h text:outline-level="4" text:style-name="P45">Lieu et date </text:h>
            <text:h text:outline-level="4" text:style-name="P45">de clôture de l’enquête</text:h>
          </table:table-cell>
          <table:table-cell office:value-type="string" table:style-name="Tableau2.D1">
            <text:p text:style-name="P31">Les observations écrites</text:p>
            <text:p text:style-name="P31">peuvent être adressées :</text:p>
          </table:table-cell>
        </table:table-row>
        <table:table-row table:style-name="Tableau2.2">
          <table:table-cell office:value-type="string" table:style-name="Tableau2.A1">
            <text:p text:style-name="P32"><text:span text:style-name="T39">Le </text:span><text:span text:style-name="T2"><text:text-input text:description="Date début d'enquête">event_view.display_date('displayDate')</text:text-input></text:span></text:p>
          </table:table-cell>
          <table:table-cell office:value-type="string" table:style-name="Tableau2.A1">
            <text:p text:style-name="P32">Le <text:span text:style-name="T3"><text:text-input text:description="Date début d'enquête">tool.formatDate(licence.getLastInquiry().getInvestigationStart())</text:text-input></text:span></text:p>
          </table:table-cell>
          <table:table-cell office:value-type="string" table:style-name="Tableau2.A1">
            <text:p text:style-name="P33"><text:span text:style-name="T43">Lieu</text:span><text:span text:style-name="T16"> </text:span><text:span text:style-name="T42">: </text:span><text:span text:style-name="T34">ADRESSE</text:span></text:p>
            <text:p text:style-name="P32"><text:span text:style-name="T43">Date de clôture :</text:span><text:span text:style-name="T44"> </text:span><text:span text:style-name="T44"><text:text-input text:description="Date début d'enquête">tool.formatDate(licence.getLastInquiry().getInvestigationEnd())</text:text-input></text:span></text:p>
            <text:p text:style-name="P25"><text:span text:style-name="T16">Heure de clôture</text:span> : <text:span text:style-name="T14"><text:text-input text:description="">urbanEventObj.claimsDate.strftime("%H heures %M")
</text:text-input></text:span><text:span text:style-name="T14"><text:s/>à </text:span><text:span text:style-name="T14"><text:text-input text:description="">urbanEventObj.claimEndSDate.strftime("%H heures %M")</text:text-input></text:span></text:p>
          </table:table-cell>
          <table:table-cell office:value-type="string" table:style-name="Tableau2.D1">
            <text:p text:style-name="P28">Par courrier ordinaire :</text:p>
            <text:p text:style-name="P26">ADRESSE</text:p>
            <text:p text:style-name="P26"/>
            <text:p text:style-name="P29">ou</text:p>
            <text:p text:style-name="P29"/>
            <text:p text:style-name="P30"><text:span text:style-name="T24">Par courrier électronique</text:span><text:span text:style-name="T26"> </text:span><text:span text:style-name="T25">:</text:span></text:p>
            <text:p text:style-name="P27">EMAIL</text:p>
          </table:table-cell>
        </table:table-row>
      </table:table>
      <text:p text:style-name="P36"/>
      <text:p text:style-name="P35">Madame, Monsieur,</text:p>
      <text:p text:style-name="P42"/>
      <text:p text:style-name="P39">Le Bourgmestre,</text:p>
      <text:p text:style-name="P39"/>
      <text:p text:style-name="P39"><text:span text:style-name="T39">Porte à la connaissance du public que l’autorité compétente pour statuer sur la présente demande de permis </text:span><text:span text:style-name="T41">intégré</text:span><text:span text:style-name="T39"> est le </text:span><text:span text:style-name="T40">C</text:span><text:span text:style-name="T39">ollège </text:span><text:span text:style-name="T40">C</text:span><text:span text:style-name="T39">ommunal.</text:span></text:p>
      <text:p text:style-name="P39"/>
      <text:p text:style-name="P39">L’enquête publique <text:span text:style-name="T39">est orga</text:span>nisée selon les modalités prévues par les articles D.29-7 à D.29-19 et R.41-6 du livre 1<text:span text:style-name="T47">er</text:span> du code de l’environnement.</text:p>
      <text:p text:style-name="P39"/>
      <text:p text:style-name="P40">Le dossier peut être consulté, durant la période d'enquête, à l'adresse suivante : <text:span text:style-name="T57">ADRESSE</text:span><text:span text:style-name="T27">.</text:span></text:p>
      <text:p text:style-name="P43">- les jours ouvrables soit du lundi au vendredi de 8h30 à 12h00 ;</text:p>
      <text:p text:style-name="P43">- les <text:text-input text:description="Date permanence">tool.formatDate(urbanEventObj.getClaimsDate())</text:text-input>, … / … / … jusqu'à 20 heures.</text:p>
      <text:p text:style-name="P43"/>
      <text:p text:style-name="P41"><text:soft-page-break/><text:span text:style-name="T53">Pour les consultations jusqu'à 20 heures, rendez-vous doit être pris au plus tard 24 heures à l'avance auprès <text:tab/></text:span><text:span text:style-name="T28">du service Urbanisme - <text:tab/>téléphone : </text:span><text:span text:style-name="T35">TEL</text:span><text:span text:style-name="T28"> - mail : </text:span><text:span text:style-name="T35">MAIL</text:span></text:p>
      <text:p text:style-name="P40"/>
      <text:p text:style-name="P38">Des explications techniques peuvent être obtenues auprès des Fonctionnaires technique, délégué <text:span text:style-name="T60">et des implantations commerciales</text:span> du Service Public de Wallonie, <text:span text:style-name="T36">ADRESSE</text:span> / <text:span text:style-name="T58">NUM TEL </text:span>ou auprès du demandeur : <text:span text:style-name="T45"><text:text-input text:description="Demandeurs">self.getApplicantsSignaletic(withaddress=True)</text:text-input></text:span><text:span text:style-name="T45"><text:s/></text:span><text:span text:style-name="T46">(</text:span><text:span text:style-name="T59">TEL</text:span><text:span text:style-name="T46">)</text:span>.</text:p>
      <text:p text:style-name="P37"/>
      <text:p text:style-name="P34"><text:span text:style-name="T8">T</text:span><text:span text:style-name="T5">out intéressé peut formuler ses observations écrites ou orales auprès de </text:span><text:span text:style-name="T6">la </text:span><text:span text:style-name="T7">Commune de </text:span><text:span text:style-name="T7"><text:text-input text:description="">tool.getCityName()</text:text-input></text:span><text:span text:style-name="T6"><text:s/></text:span><text:span text:style-name="T5">dans le délai mentionné ci-dessus, jusqu’à la clôture de l’enquête.</text:span></text:p>
      <text:p text:style-name="P16"/>
      <text:p text:style-name="P5"><text:span text:style-name="T38"><text:text-input text:description="">tool.getCityName()</text:text-input></text:span><text:span text:style-name="T38">, le </text:span><text:span text:style-name="T4"><text:text-input text:description="Délivré à xxx le xxx">tool.formatDate(urbanEventObj.getEventDate())</text:text-input></text:span><text:span text:style-name="T4">.</text:span></text:p>
      <text:p text:style-name="P2"/>
      <text:p text:style-name="P2"/>
      <text:p text:style-name="P6"><office:annotation><dc:creator>bleybaert</dc:creator><dc:date>2018-07-18T09:41:44</dc:date><loext:sender-initials>ble</loext:sender-initials><text:p text:style-name="P46"><text:span text:style-name="T62">do text</text:span></text:p><text:p text:style-name="P46"><text:span text:style-name="T62">from document(at=signatures, format='odt')</text:span></text:p></office:annotation>Import signatures.<text:span text:style-name="T61">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1" svg:font-family="'Lohit Hindi'"/>
    <style:font-face style:name="OpenSymbol" svg:font-family="OpenSymbol"/>
    <style:font-face style:name="Rubik" svg:font-family="Rubik"/>
    <style:font-face style:name="StarSymbol" svg:font-family="StarSymbol"/>
    <style:font-face style:font-family-generic="modern" style:name="Courier New" svg:font-family="'Courier New'"/>
    <style:font-face style:font-family-generic="roman" style:name="Times New Roman1" svg:font-family="'Times New Roman'"/>
    <style:font-face style:font-family-generic="roman" style:font-pitch="variable" style:name="Liberation Serif" svg:font-family="'Liberation Serif'"/>
    <style:font-face style:font-family-generic="roman" style:font-pitch="variable" style:name="Times New Roman2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adornments="Gras" style:font-family-generic="swiss" style:font-pitch="variable" style:name="Calibri" svg:font-family="Calibri"/>
    <style:font-face style:font-family-generic="swiss" style:font-pitch="variable" style:name="Liberation Sans" svg:font-family="'Liberation Sans'"/>
    <style:font-face style:font-family-generic="system" style:font-pitch="variable" style:name="Arial Unicode MS" svg:font-family="'Arial Unicode MS'"/>
    <style:font-face style:font-family-generic="system" style:font-pitch="variable" style:name="Lohit Hindi" svg:font-family="'Lohit Hindi'"/>
    <style:font-face style:font-family-generic="system" style:font-pitch="variable" style:name="Mangal" svg:font-family="Mangal"/>
    <style:font-face style:font-family-generic="system" style:font-pitch="variable" style:name="WenQuanYi Micro Hei" svg:font-family="'WenQuanYi Micro Hei'"/>
  </office:font-face-decls>
  <office:automatic-styles>
    <style:style style:family="table" style:name="Tableau2">
      <style:table-properties fo:margin-left="-0.132cm" style:width="17.194cm" style:writing-mode="lr-tb" table:align="left"/>
    </style:style>
    <style:style style:family="table-column" style:name="Tableau2.A">
      <style:table-column-properties style:column-width="4.299cm"/>
    </style:style>
    <style:style style:family="table-row" style:name="Tableau2.1">
      <style:table-row-properties fo:keep-together="auto" style:min-row-height="1.217cm"/>
    </style:style>
    <style:style style:family="table-cell" style:name="Tableau2.A1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middle" style:writing-mode="lr-tb"/>
    </style:style>
    <style:style style:family="table-cell" style:name="Tableau2.D1">
      <style:table-cell-properties fo:border="0.5pt solid #000000" fo:padding-bottom="0cm" fo:padding-left="0.123cm" fo:padding-right="0.123cm" fo:padding-top="0cm" style:vertical-align="middle" style:writing-mode="lr-tb"/>
    </style:style>
    <style:style style:family="table-row" style:name="Tableau2.2">
      <style:table-row-properties fo:keep-together="auto" style:min-row-height="1.492cm"/>
    </style:style>
    <style:style style:family="paragraph" style:name="P1" style:parent-style-name="UrbanBody">
      <style:paragraph-properties fo:margin-bottom="0cm" fo:margin-top="0cm" fo:text-align="justify" loext:contextual-spacing="false" style:justify-single-word="false"/>
      <style:text-properties fo:font-size="10pt" style:font-name="Arial" style:font-size-asian="10pt" style:font-size-complex="10pt"/>
    </style:style>
    <style:style style:family="paragraph" style:name="P2" style:parent-style-name="UrbanBody">
      <style:paragraph-properties fo:margin-bottom="0cm" fo:margin-top="0cm" fo:text-align="start" loext:contextual-spacing="false" style:justify-single-word="false"/>
      <style:text-properties fo:font-size="10pt" officeooo:paragraph-rsid="0018a05b" style:font-name="Arial" style:font-size-asian="10pt" style:font-size-complex="10pt"/>
    </style:style>
    <style:style style:family="paragraph" style:name="P3" style:parent-style-name="UrbanBody">
      <style:paragraph-properties fo:margin-bottom="0cm" fo:margin-top="0cm" fo:text-align="justify" loext:contextual-spacing="false" style:justify-single-word="false"/>
      <style:text-properties fo:font-size="11pt" officeooo:paragraph-rsid="002d6398" officeooo:rsid="0020eb3a" style:font-name="Arial" style:font-size-asian="11pt" style:font-size-complex="11pt"/>
    </style:style>
    <style:style style:family="paragraph" style:name="P4" style:parent-style-name="UrbanBody">
      <style:paragraph-properties fo:margin-bottom="0cm" fo:margin-top="0cm" fo:text-align="justify" loext:contextual-spacing="false" style:justify-single-word="false"/>
      <style:text-properties fo:font-size="11pt" officeooo:paragraph-rsid="002d6398" officeooo:rsid="002d6398" style:font-name="Arial" style:font-size-asian="11pt" style:font-size-complex="11pt"/>
    </style:style>
    <style:style style:family="paragraph" style:name="P5" style:parent-style-name="UrbanBody">
      <style:paragraph-properties fo:margin-bottom="0cm" fo:margin-top="0cm" fo:text-align="start" loext:contextual-spacing="false" style:justify-single-word="false"/>
      <style:text-properties fo:font-size="11pt" officeooo:paragraph-rsid="0039cbe2" style:font-name="Arial" style:font-size-asian="11pt" style:font-size-complex="11pt"/>
    </style:style>
    <style:style style:family="paragraph" style:name="P6" style:parent-style-name="UrbanBody">
      <style:paragraph-properties fo:margin-bottom="0cm" fo:margin-top="0cm" fo:text-align="start" loext:contextual-spacing="false" style:justify-single-word="false"/>
      <style:text-properties fo:font-size="11pt" officeooo:paragraph-rsid="0038bac9" officeooo:rsid="0038bac9" style:font-name="Arial" style:font-size-asian="11pt" style:font-size-complex="11pt"/>
    </style:style>
    <style:style style:family="paragraph" style:name="P7" style:parent-style-name="UrbanBody">
      <style:paragraph-properties fo:margin-bottom="0cm" fo:margin-top="0cm" fo:text-align="justify" loext:contextual-spacing="false" style:justify-single-word="false"/>
      <style:text-properties fo:font-size="11pt" fo:font-weight="normal" officeooo:paragraph-rsid="00186935" officeooo:rsid="0016c3f7" style:font-name="Arial" style:font-name-complex="Arial" style:font-size-asian="11pt" style:font-size-complex="11pt" style:font-weight-asian="normal" style:font-weight-complex="normal"/>
    </style:style>
    <style:style style:family="paragraph" style:name="P8" style:parent-style-name="UrbanBody">
      <style:paragraph-properties fo:margin-bottom="0cm" fo:margin-top="0cm" fo:text-align="justify" loext:contextual-spacing="false" style:justify-single-word="false"/>
      <style:text-properties fo:color="#111111" fo:font-size="11pt" officeooo:paragraph-rsid="002d6398" officeooo:rsid="0024ef65" style:font-name="Arial" style:font-name-complex="Arial" style:font-size-asian="11pt" style:font-size-complex="11pt"/>
    </style:style>
    <style:style style:family="paragraph" style:name="P9" style:parent-style-name="UrbanTitle">
      <style:paragraph-properties fo:margin-bottom="0cm" fo:margin-top="0cm" fo:text-align="start" loext:contextual-spacing="false" style:justify-single-word="false"/>
      <style:text-properties fo:font-size="10pt" fo:font-weight="normal" style:font-name="Arial" style:font-size-asian="10pt" style:font-size-complex="10pt" style:font-weight-asian="normal" style:font-weight-complex="normal" style:text-underline-style="none"/>
    </style:style>
    <style:style style:family="paragraph" style:name="P10" style:parent-style-name="UrbanTitle">
      <style:paragraph-properties fo:margin-bottom="0cm" fo:margin-top="0cm" fo:text-align="start" loext:contextual-spacing="false" style:justify-single-word="false"/>
      <style:text-properties fo:font-size="10pt" style:font-name="Arial" style:font-size-asian="10pt" style:font-size-complex="10pt"/>
    </style:style>
    <style:style style:family="paragraph" style:name="P11" style:parent-style-name="UrbanTitle">
      <style:paragraph-properties fo:margin-bottom="0cm" fo:margin-top="0cm" fo:text-align="start" loext:contextual-spacing="false" style:justify-single-word="false"/>
      <style:text-properties fo:font-size="14pt" fo:font-weight="normal" style:font-name="Arial" style:font-size-asian="14pt" style:font-size-complex="14pt" style:font-weight-asian="normal" style:font-weight-complex="normal"/>
    </style:style>
    <style:style style:family="paragraph" style:name="P12" style:parent-style-name="UrbanTitle">
      <style:paragraph-properties fo:margin-bottom="0cm" fo:margin-top="0cm" fo:text-align="start" loext:contextual-spacing="false" style:justify-single-word="false"/>
      <style:text-properties fo:font-size="14pt" fo:font-weight="normal" fo:text-transform="uppercase" style:font-name="Arial" style:font-size-asian="14pt" style:font-size-complex="14pt" style:font-weight-asian="normal" style:font-weight-complex="normal"/>
    </style:style>
    <style:style style:family="paragraph" style:name="P13" style:parent-style-name="Standard">
      <style:paragraph-properties fo:margin-bottom="0cm" fo:margin-top="0cm" fo:text-align="start" loext:contextual-spacing="false" style:justify-single-word="false"/>
      <style:text-properties fo:font-size="10pt" fo:font-weight="bold" style:font-name="Arial" style:font-size-asian="10pt" style:font-size-complex="10pt" style:font-weight-asian="bold" style:font-weight-complex="bold"/>
    </style:style>
    <style:style style:family="paragraph" style:name="P14" style:parent-style-name="Standard">
      <style:paragraph-properties fo:margin-bottom="0cm" fo:margin-top="0cm" fo:text-align="justify" loext:contextual-spacing="false" style:justify-single-word="false"/>
      <style:text-properties fo:font-size="11pt" fo:font-weight="normal" officeooo:paragraph-rsid="00186935" officeooo:rsid="0016c3f7" style:font-name="Arial" style:font-size-asian="11pt" style:font-size-complex="11pt" style:font-weight-asian="normal" style:font-weight-complex="normal"/>
    </style:style>
    <style:style style:family="paragraph" style:name="P15" style:parent-style-name="Standard">
      <style:paragraph-properties fo:margin-bottom="0cm" fo:margin-top="0cm" fo:text-align="center" loext:contextual-spacing="false" style:justify-single-word="false" style:line-height-at-least="0.176cm"/>
      <style:text-properties fo:font-size="15pt" officeooo:paragraph-rsid="003ef27d" style:font-name="Rubik" style:font-name-complex="Rubik" style:font-size-asian="15pt" style:font-size-complex="15pt"/>
    </style:style>
    <style:style style:family="paragraph" style:name="P16" style:parent-style-name="Text_20_body">
      <style:paragraph-properties fo:margin-bottom="0cm" fo:margin-top="0cm" fo:text-align="start" loext:contextual-spacing="false" style:justify-single-word="false"/>
      <style:text-properties fo:font-size="11pt" fo:font-weight="normal" officeooo:paragraph-rsid="001bb43e" officeooo:rsid="0016c3f7" style:font-name="Arial" style:font-size-asian="11pt" style:font-size-complex="11pt" style:font-weight-asian="normal" style:font-weight-complex="normal"/>
    </style:style>
    <style:style style:family="paragraph" style:name="P17" style:parent-style-name="Standard">
      <style:paragraph-properties fo:text-align="start" style:justify-single-word="false"/>
      <style:text-properties fo:font-size="10.5pt" fo:font-weight="normal" style:font-name="Arial" style:font-size-asian="10.5pt" style:font-size-complex="10.5pt" style:font-weight-asian="normal" style:font-weight-complex="normal"/>
    </style:style>
    <style:style style:family="paragraph" style:name="P18" style:parent-style-name="Preformatted_20_Text">
      <style:paragraph-properties fo:text-align="justify" style:justify-single-word="false"/>
      <style:text-properties fo:font-size="10pt" officeooo:paragraph-rsid="00186935" style:font-name="Arial" style:font-name-complex="Arial" style:font-size-asian="10pt" style:font-size-complex="10pt"/>
    </style:style>
    <style:style style:family="paragraph" style:name="P19" style:parent-style-name="Preformatted_20_Text">
      <style:paragraph-properties fo:text-align="justify" style:justify-single-word="false"/>
      <style:text-properties fo:font-size="11pt" officeooo:paragraph-rsid="00186935" style:font-name="Arial" style:font-name-complex="Arial" style:font-size-asian="11pt" style:font-size-complex="11pt"/>
    </style:style>
    <style:style style:family="paragraph" style:name="P20" style:parent-style-name="Preformatted_20_Text">
      <style:paragraph-properties fo:text-align="start" style:justify-single-word="false"/>
      <style:text-properties fo:font-size="11pt" officeooo:paragraph-rsid="005139cf" style:font-name="Arial" style:font-size-asian="11pt" style:font-size-complex="11pt"/>
    </style:style>
    <style:style style:family="paragraph" style:name="P21" style:parent-style-name="Preformatted_20_Text">
      <style:paragraph-properties fo:text-align="start" style:justify-single-word="false"/>
      <style:text-properties fo:font-size="11pt" officeooo:paragraph-rsid="00535cd0" style:font-name="Arial" style:font-size-asian="11pt" style:font-size-complex="11pt"/>
    </style:style>
    <style:style style:family="paragraph" style:name="P22" style:parent-style-name="Preformatted_20_Text">
      <style:paragraph-properties fo:text-align="start" style:justify-single-word="false"/>
      <style:text-properties fo:font-size="11pt" officeooo:paragraph-rsid="0055c485" style:font-name="Arial" style:font-size-asian="11pt" style:font-size-complex="11pt"/>
    </style:style>
    <style:style style:family="paragraph" style:name="P23" style:parent-style-name="Preformatted_20_Text">
      <style:paragraph-properties fo:text-align="start" style:justify-single-word="false"/>
      <style:text-properties fo:font-size="11pt" fo:font-weight="normal" officeooo:paragraph-rsid="001f4b30" officeooo:rsid="0024ef65" style:font-name="Arial" style:font-name-complex="Arial" style:font-size-asian="11pt" style:font-size-complex="11pt" style:font-weight-asian="normal" style:font-weight-complex="normal"/>
    </style:style>
    <style:style style:family="paragraph" style:name="P24" style:parent-style-name="Preformatted_20_Text">
      <style:paragraph-properties fo:text-align="start" style:justify-single-word="false"/>
      <style:text-properties fo:background-color="#fff200" fo:color="#ff3333" fo:font-size="11pt" fo:font-style="normal" fo:font-weight="bold" officeooo:paragraph-rsid="00535cd0" officeooo:rsid="00230ea8" style:font-name="Arial" style:font-name-complex="Arial" style:font-size-asian="11pt" style:font-size-complex="11pt" style:font-style-asian="normal" style:font-weight-asian="bold" style:font-weight-complex="bold" style:text-underline-color="font-color" style:text-underline-style="solid" style:text-underline-width="auto"/>
    </style:style>
    <style:style style:family="paragraph" style:name="P25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country="FR" fo:font-size="10pt" fo:font-weight="normal" fo:language="fr" officeooo:paragraph-rsid="0020eb3a" style:font-name="Arial" style:font-size-asian="10pt" style:font-size-complex="10pt" style:font-weight-asian="normal" style:font-weight-complex="normal"/>
    </style:style>
    <style:style style:family="paragraph" style:name="P26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#fff200" fo:color="#ff3333" fo:country="FR" fo:font-size="10pt" fo:language="fr" officeooo:paragraph-rsid="002d6398" officeooo:rsid="002d6398" style:font-name="Arial" style:font-size-asian="10pt" style:font-size-complex="10pt"/>
    </style:style>
    <style:style style:family="paragraph" style:name="P27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#ffff00" fo:color="#ff3333" fo:country="FR" fo:font-size="10pt" fo:language="fr" officeooo:paragraph-rsid="002d6398" officeooo:rsid="002d6398" style:font-name="Arial" style:font-size-asian="10pt" style:font-size-complex="10pt" style:text-underline-style="none"/>
    </style:style>
    <style:style style:family="paragraph" style:name="P28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transparent" fo:country="FR" fo:font-size="10pt" fo:font-weight="bold" fo:language="fr" officeooo:paragraph-rsid="0020eb3a" style:font-name="Arial" style:font-size-asian="10pt" style:font-size-complex="10pt" style:font-weight-asian="normal" style:font-weight-complex="normal" style:text-underline-color="font-color" style:text-underline-style="solid" style:text-underline-width="auto" style:use-window-font-color="true"/>
    </style:style>
    <style:style style:family="paragraph" style:name="P29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transparent" fo:country="FR" fo:font-size="10pt" fo:font-weight="bold" fo:language="fr" officeooo:paragraph-rsid="0020eb3a" style:font-name="Arial" style:font-size-asian="10pt" style:font-size-complex="10pt" style:use-window-font-color="true"/>
    </style:style>
    <style:style style:family="paragraph" style:name="P30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officeooo:paragraph-rsid="002d6398"/>
    </style:style>
    <style:style style:family="paragraph" style:name="P31" style:parent-style-name="Standard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font-size="10pt" fo:font-weight="bold" officeooo:paragraph-rsid="0020eb3a" style:font-name="Arial" style:font-size-asian="10pt" style:font-size-complex="10pt" style:font-weight-asian="bold" style:font-weight-complex="bold"/>
    </style:style>
    <style:style style:family="paragraph" style:name="P32" style:parent-style-name="Standard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font-size="10pt" fo:font-weight="normal" officeooo:paragraph-rsid="0020eb3a" style:font-name="Arial" style:font-size-asian="10pt" style:font-size-complex="10pt" style:font-weight-asian="normal" style:font-weight-complex="normal"/>
    </style:style>
    <style:style style:family="paragraph" style:name="P33" style:parent-style-name="Standard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transparent" fo:font-size="10pt" fo:font-weight="normal" officeooo:paragraph-rsid="0020eb3a" style:font-name="Arial" style:font-size-asian="10pt" style:font-size-complex="10pt" style:font-weight-asian="normal" style:font-weight-complex="normal"/>
    </style:style>
    <style:style style:family="paragraph" style:name="P34" style:parent-style-name="Standard">
      <style:paragraph-properties fo:margin-bottom="0cm" fo:margin-left="0cm" fo:margin-right="0cm" fo:margin-top="0cm" fo:text-align="start" fo:text-indent="0cm" loext:contextual-spacing="false" style:auto-text-indent="false" style:justify-single-word="false" style:writing-mode="lr-tb"/>
      <style:text-properties fo:font-size="11pt" officeooo:paragraph-rsid="0020eb3a" officeooo:rsid="0016c3f7" style:font-name="Arial" style:font-size-asian="11pt" style:font-size-complex="11pt"/>
    </style:style>
    <style:style style:family="paragraph" style:name="P35" style:parent-style-name="UrbanBody">
      <style:paragraph-properties fo:margin-bottom="0cm" fo:margin-left="0cm" fo:margin-right="0cm" fo:margin-top="0cm" fo:text-align="start" fo:text-indent="0cm" loext:contextual-spacing="false" style:auto-text-indent="false" style:justify-single-word="false" style:writing-mode="lr-tb"/>
      <style:text-properties fo:font-size="11pt" officeooo:paragraph-rsid="0020eb3a" style:font-name="Arial" style:font-size-asian="11pt" style:font-size-complex="11pt"/>
    </style:style>
    <style:style style:family="paragraph" style:name="P36" style:parent-style-name="Text_20_body">
      <style:paragraph-properties fo:margin-bottom="0cm" fo:margin-left="0cm" fo:margin-right="0cm" fo:margin-top="0cm" fo:text-align="start" fo:text-indent="0cm" loext:contextual-spacing="false" style:auto-text-indent="false" style:justify-single-word="false" style:shadow="none" style:writing-mode="lr-tb"/>
      <style:text-properties fo:country="FR" fo:font-size="11pt" fo:font-weight="normal" fo:language="fr" officeooo:paragraph-rsid="0020eb3a" officeooo:rsid="0024ef65" style:font-name="Arial" style:font-name-complex="Arial" style:font-size-asian="11pt" style:font-size-complex="11pt" style:font-weight-asian="normal" style:font-weight-complex="normal"/>
    </style:style>
    <style:style style:family="paragraph" style:name="P37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officeooo:paragraph-rsid="0020eb3a" style:font-name="Arial" style:font-size-asian="11pt" style:font-size-complex="11pt"/>
    </style:style>
    <style:style style:family="paragraph" style:name="P38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officeooo:paragraph-rsid="0022f8f1" style:font-name="Arial" style:font-size-asian="11pt" style:font-size-complex="11pt"/>
    </style:style>
    <style:style style:family="paragraph" style:name="P39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0eb3a" officeooo:rsid="0016c3f7" style:font-name="Arial" style:font-name-complex="Arial" style:font-size-asian="11pt" style:font-size-complex="11pt" style:font-weight-asian="normal" style:font-weight-complex="normal" style:text-underline-style="none"/>
    </style:style>
    <style:style style:family="paragraph" style:name="P40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2e82c" officeooo:rsid="0016c3f7" style:font-name="Arial" style:font-name-complex="Arial" style:font-size-asian="11pt" style:font-size-complex="11pt" style:font-weight-asian="normal" style:font-weight-complex="normal" style:text-underline-style="none"/>
    </style:style>
    <style:style style:family="paragraph" style:name="P41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2e82c" officeooo:rsid="0024ef65" style:font-name="Arial" style:font-name-complex="Arial" style:font-size-asian="11pt" style:font-size-complex="11pt" style:font-weight-asian="normal" style:font-weight-complex="normal"/>
    </style:style>
    <style:style style:family="paragraph" style:name="P42" style:parent-style-name="Preformatted_20_Text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0eb3a" officeooo:rsid="0016c3f7" style:font-name="Arial" style:font-size-asian="11pt" style:font-size-complex="11pt" style:font-weight-asian="normal" style:font-weight-complex="normal"/>
    </style:style>
    <style:style style:family="paragraph" style:name="P43" style:parent-style-name="Preformatted_20_Text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2e82c" officeooo:rsid="0016c3f7" style:font-name="Arial" style:font-name-complex="Arial" style:font-size-asian="11pt" style:font-size-complex="11pt" style:font-weight-asian="normal" style:font-weight-complex="normal" style:text-underline-style="none"/>
    </style:style>
    <style:style style:family="paragraph" style:name="P44" style:parent-style-name="Heading_20_4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font-size="10pt" fo:font-weight="bold" officeooo:paragraph-rsid="0020eb3a" style:font-name="Arial" style:font-size-asian="10pt" style:font-size-complex="10pt" style:font-weight-asian="bold" style:font-weight-complex="bold"/>
    </style:style>
    <style:style style:family="paragraph" style:name="P45" style:parent-style-name="Heading_20_4">
      <style:paragraph-properties fo:line-height="100%" fo:margin-bottom="0cm" fo:margin-left="-0.042cm" fo:margin-right="-0.021cm" fo:margin-top="0cm" fo:text-align="center" fo:text-indent="0cm" loext:contextual-spacing="false" style:auto-text-indent="false" style:justify-single-word="false"/>
      <style:text-properties fo:font-size="10pt" fo:font-weight="bold" officeooo:paragraph-rsid="0020eb3a" style:font-name="Arial" style:font-size-asian="10pt" style:font-size-complex="10pt" style:font-weight-asian="bold" style:font-weight-complex="bold"/>
    </style:style>
    <style:style style:family="paragraph" style:name="P46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fo:font-weight="normal" officeooo:rsid="0024ef65" style:font-name-complex="Arial" style:font-style-asian="normal" style:font-weight-asian="normal" style:text-underline-color="font-color" style:text-underline-style="solid" style:text-underline-width="auto"/>
    </style:style>
    <style:style style:family="text" style:name="T2">
      <style:text-properties fo:background-color="transparent" fo:font-style="normal" fo:font-weight="bold" loext:char-shading-value="0" style:font-style-asian="normal" style:font-style-complex="normal" style:font-weight-asian="bold" style:font-weight-complex="bold" style:text-underline-style="none"/>
    </style:style>
    <style:style style:family="text" style:name="T3">
      <style:text-properties fo:font-style="normal" fo:font-weight="bold" style:font-style-asian="normal" style:font-style-complex="normal" style:font-weight-asian="bold" style:font-weight-complex="bold" style:text-underline-style="none"/>
    </style:style>
    <style:style style:family="text" style:name="T4">
      <style:text-properties fo:font-style="normal" fo:font-weight="normal" officeooo:rsid="001dc90b" style:font-style-asian="normal" style:font-weight-asian="normal" style:font-weight-complex="normal" style:text-underline-style="none"/>
    </style:style>
    <style:style style:family="text" style:name="T5">
      <style:text-properties fo:font-weight="normal" style:font-weight-asian="normal" style:font-weight-complex="normal"/>
    </style:style>
    <style:style style:family="text" style:name="T6">
      <style:text-properties fo:font-weight="normal" officeooo:rsid="0022e82c" style:font-weight-asian="normal" style:font-weight-complex="normal"/>
    </style:style>
    <style:style style:family="text" style:name="T7">
      <style:text-properties fo:font-weight="normal" officeooo:rsid="0033d800" style:font-weight-asian="normal" style:font-weight-complex="normal"/>
    </style:style>
    <style:style style:family="text" style:name="T8">
      <style:text-properties fo:font-weight="normal" officeooo:rsid="00358cac" style:font-weight-asian="normal" style:font-weight-complex="normal"/>
    </style:style>
    <style:style style:family="text" style:name="T9">
      <style:text-properties fo:font-weight="normal" style:font-name-complex="Arial" style:font-weight-asian="normal" style:font-weight-complex="normal"/>
    </style:style>
    <style:style style:family="text" style:name="T10">
      <style:text-properties fo:font-weight="normal" officeooo:rsid="0024ef65" style:font-name-complex="Arial" style:font-weight-asian="normal" style:font-weight-complex="normal"/>
    </style:style>
    <style:style style:family="text" style:name="T11">
      <style:text-properties fo:font-weight="normal" officeooo:rsid="00230ea8" style:font-name-complex="Arial" style:font-weight-asian="normal" style:font-weight-complex="normal"/>
    </style:style>
    <style:style style:family="text" style:name="T12">
      <style:text-properties fo:font-weight="normal" officeooo:rsid="0016c3f7" style:font-name-complex="Arial" style:font-weight-asian="normal" style:font-weight-complex="normal"/>
    </style:style>
    <style:style style:family="text" style:name="T13">
      <style:text-properties fo:font-weight="bold" officeooo:rsid="00230ea8" style:font-name-complex="Arial" style:font-weight-asian="bold" style:font-weight-complex="bold"/>
    </style:style>
    <style:style style:family="text" style:name="T14">
      <style:text-properties fo:font-weight="bold" style:font-weight-asian="bold" style:font-weight-complex="bold"/>
    </style:style>
    <style:style style:family="text" style:name="T15">
      <style:text-properties fo:font-weight="bold" officeooo:rsid="0024ef65" style:font-name-complex="Arial" style:font-weight-asian="normal" style:font-weight-complex="normal"/>
    </style:style>
    <style:style style:family="text" style:name="T16">
      <style:text-properties style:text-underline-color="font-color" style:text-underline-style="solid" style:text-underline-width="auto"/>
    </style:style>
    <style:style style:family="text" style:name="T17">
      <style:text-properties fo:font-weight="bold" officeooo:rsid="0024ef65" style:font-name-complex="Arial" style:text-underline-color="font-color" style:text-underline-style="solid" style:text-underline-width="auto"/>
    </style:style>
    <style:style style:family="text" style:name="T18">
      <style:text-properties fo:font-weight="bold" officeooo:rsid="0016c3f7" style:font-name-complex="Arial" style:text-underline-color="font-color" style:text-underline-style="solid" style:text-underline-width="auto"/>
    </style:style>
    <style:style style:family="text" style:name="T19">
      <style:text-properties fo:font-weight="bold" officeooo:rsid="0049f285" style:font-name-complex="Arial" style:text-underline-color="font-color" style:text-underline-style="solid" style:text-underline-width="auto"/>
    </style:style>
    <style:style style:family="text" style:name="T20">
      <style:text-properties officeooo:rsid="0024ef65" style:font-name-complex="Arial" style:text-underline-color="font-color" style:text-underline-style="solid" style:text-underline-width="auto"/>
    </style:style>
    <style:style style:family="text" style:name="T21">
      <style:text-properties fo:font-style="normal" fo:font-weight="normal" officeooo:rsid="0024ef65" style:font-name-complex="Arial" style:font-style-asian="normal" style:font-weight-asian="normal" style:text-underline-color="font-color" style:text-underline-style="solid" style:text-underline-width="auto" style:use-window-font-color="true"/>
    </style:style>
    <style:style style:family="text" style:name="T22">
      <style:text-properties fo:font-style="normal" fo:font-weight="normal" officeooo:rsid="0024ef65" style:font-name-complex="Arial" style:font-style-asian="normal" style:font-weight-asian="normal" style:font-weight-complex="normal" style:text-underline-color="font-color" style:text-underline-style="solid" style:text-underline-width="auto" style:use-window-font-color="true"/>
    </style:style>
    <style:style style:family="text" style:name="T23">
      <style:text-properties officeooo:rsid="0024ef65" style:font-name-complex="Arial" style:use-window-font-color="true"/>
    </style:style>
    <style:style style:family="text" style:name="T24">
      <style:text-properties fo:background-color="transparent" fo:country="FR" fo:font-size="10pt" fo:font-weight="bold" fo:language="fr" loext:char-shading-value="0" style:font-name="Arial" style:font-size-asian="10pt" style:font-size-complex="10pt" style:text-underline-color="font-color" style:text-underline-style="solid" style:text-underline-width="auto" style:use-window-font-color="true"/>
    </style:style>
    <style:style style:family="text" style:name="T25">
      <style:text-properties fo:background-color="transparent" fo:country="FR" fo:font-size="10pt" fo:language="fr" loext:char-shading-value="0" style:font-name="Arial" style:font-size-asian="10pt" style:font-size-complex="10pt" style:text-underline-color="font-color" style:text-underline-style="solid" style:text-underline-width="auto" style:use-window-font-color="true"/>
    </style:style>
    <style:style style:family="text" style:name="T26">
      <style:text-properties fo:background-color="transparent" fo:font-size="10pt" loext:char-shading-value="0" style:font-name="Arial" style:font-size-asian="10pt" style:font-size-complex="10pt" style:text-underline-color="font-color" style:text-underline-style="solid" style:text-underline-width="auto" style:use-window-font-color="true"/>
    </style:style>
    <style:style style:family="text" style:name="T27">
      <style:text-properties fo:background-color="transparent" loext:char-shading-value="0" officeooo:rsid="0032d9c9" style:use-window-font-color="true"/>
    </style:style>
    <style:style style:family="text" style:name="T28">
      <style:text-properties fo:background-color="transparent" loext:char-shading-value="0" officeooo:rsid="0016c3f7" style:text-underline-style="none" style:use-window-font-color="true"/>
    </style:style>
    <style:style style:family="text" style:name="T29">
      <style:text-properties fo:background-color="transparent" fo:font-weight="bold" loext:char-shading-value="0" officeooo:rsid="00257375" style:font-name-complex="Arial" style:font-weight-asian="bold" style:font-weight-complex="bold" style:use-window-font-color="true"/>
    </style:style>
    <style:style style:family="text" style:name="T30">
      <style:text-properties fo:background-color="transparent" fo:font-weight="bold" loext:char-shading-value="0" officeooo:rsid="00230ea8" style:font-name-complex="Arial" style:font-weight-asian="bold" style:font-weight-complex="bold" style:use-window-font-color="true"/>
    </style:style>
    <style:style style:family="text" style:name="T31">
      <style:text-properties fo:background-color="transparent" fo:font-weight="bold" loext:char-shading-value="0" officeooo:rsid="0054f3cf" style:font-name-complex="Arial" style:font-weight-asian="bold" style:font-weight-complex="bold" style:use-window-font-color="true"/>
    </style:style>
    <style:style style:family="text" style:name="T32">
      <style:text-properties fo:background-color="transparent" fo:font-weight="bold" loext:char-shading-value="0" officeooo:rsid="0055c485" style:font-name-complex="Arial" style:font-weight-asian="bold" style:font-weight-complex="bold" style:use-window-font-color="true"/>
    </style:style>
    <style:style style:family="text" style:name="T33">
      <style:text-properties officeooo:rsid="0016c3f7"/>
    </style:style>
    <style:style style:family="text" style:name="T34">
      <style:text-properties fo:background-color="#ffff00" fo:color="#ff3333" fo:country="FR" fo:language="fr" loext:char-shading-value="0" officeooo:rsid="002d6398"/>
    </style:style>
    <style:style style:family="text" style:name="T35">
      <style:text-properties fo:background-color="#ffff00" fo:color="#ff3333" loext:char-shading-value="0" officeooo:rsid="0032d9c9" style:text-underline-style="none"/>
    </style:style>
    <style:style style:family="text" style:name="T36">
      <style:text-properties fo:background-color="#ffff00" fo:color="#ff3333" loext:char-shading-value="0" officeooo:rsid="0032d9c9"/>
    </style:style>
    <style:style style:family="text" style:name="T37">
      <style:text-properties officeooo:rsid="00186935"/>
    </style:style>
    <style:style style:family="text" style:name="T38">
      <style:text-properties officeooo:rsid="0018a05b"/>
    </style:style>
    <style:style style:family="text" style:name="T39">
      <style:text-properties fo:background-color="transparent" loext:char-shading-value="0"/>
    </style:style>
    <style:style style:family="text" style:name="T40">
      <style:text-properties fo:background-color="transparent" loext:char-shading-value="0" officeooo:rsid="0032d9c9"/>
    </style:style>
    <style:style style:family="text" style:name="T41">
      <style:text-properties fo:background-color="transparent" loext:char-shading-value="0" officeooo:rsid="003ef27d"/>
    </style:style>
    <style:style style:family="text" style:name="T42">
      <style:text-properties fo:country="FR" fo:language="fr"/>
    </style:style>
    <style:style style:family="text" style:name="T43">
      <style:text-properties fo:country="FR" fo:language="fr" style:text-underline-color="font-color" style:text-underline-style="solid" style:text-underline-width="auto"/>
    </style:style>
    <style:style style:family="text" style:name="T44">
      <style:text-properties fo:country="FR" fo:font-style="normal" fo:font-weight="bold" fo:language="fr" style:font-style-asian="normal" style:font-style-complex="normal" style:font-weight-asian="bold" style:font-weight-complex="bold" style:text-underline-style="none"/>
    </style:style>
    <style:style style:family="text" style:name="T45">
      <style:text-properties fo:country="FR" fo:font-weight="normal" fo:language="fr" style:font-weight-asian="normal" style:font-weight-complex="normal"/>
    </style:style>
    <style:style style:family="text" style:name="T46">
      <style:text-properties fo:country="FR" fo:font-weight="normal" fo:language="fr" officeooo:rsid="003ef27d" style:font-weight-asian="normal" style:font-weight-complex="normal"/>
    </style:style>
    <style:style style:family="text" style:name="T47">
      <style:text-properties style:text-position="super 58%"/>
    </style:style>
    <style:style style:family="text" style:name="T48">
      <style:text-properties fo:color="#111111" style:font-name-complex="Arial"/>
    </style:style>
    <style:style style:family="text" style:name="T49">
      <style:text-properties fo:color="#111111" officeooo:rsid="001f4b30" style:font-name-complex="Arial"/>
    </style:style>
    <style:style style:family="text" style:name="T50">
      <style:text-properties fo:color="#111111" officeooo:rsid="0024ef65" style:font-name-complex="Arial"/>
    </style:style>
    <style:style style:family="text" style:name="T51">
      <style:text-properties fo:color="#111111" officeooo:rsid="002d6398" style:font-name-complex="Arial"/>
    </style:style>
    <style:style style:family="text" style:name="T52">
      <style:text-properties fo:color="#111111" officeooo:rsid="003ef27d" style:font-name-complex="Arial"/>
    </style:style>
    <style:style style:family="text" style:name="T53">
      <style:text-properties officeooo:rsid="0016c3f7" style:text-underline-style="none"/>
    </style:style>
    <style:style style:family="text" style:name="T54">
      <style:text-properties fo:text-transform="uppercase"/>
    </style:style>
    <style:style style:family="text" style:name="T55">
      <style:text-properties fo:text-transform="uppercase" officeooo:rsid="0016c3f7"/>
    </style:style>
    <style:style style:family="text" style:name="T56">
      <style:text-properties fo:text-transform="uppercase" officeooo:rsid="003ef27d"/>
    </style:style>
    <style:style style:family="text" style:name="T57">
      <style:text-properties fo:background-color="#ffff00" fo:color="#ce181e" loext:char-shading-value="0" officeooo:rsid="0032d9c9"/>
    </style:style>
    <style:style style:family="text" style:name="T58">
      <style:text-properties fo:background-color="#fff200" fo:color="#ce181e" loext:char-shading-value="0" officeooo:rsid="003ef27d"/>
    </style:style>
    <style:style style:family="text" style:name="T59">
      <style:text-properties fo:background-color="#fff200" fo:color="#ce181e" fo:country="FR" fo:font-weight="normal" fo:language="fr" loext:char-shading-value="0" officeooo:rsid="003ef27d" style:font-weight-asian="normal" style:font-weight-complex="normal"/>
    </style:style>
    <style:style style:family="text" style:name="T60">
      <style:text-properties officeooo:rsid="003ef27d"/>
    </style:style>
    <style:style style:family="text" style:name="T61">
      <style:text-properties officeooo:rsid="004d36f0"/>
    </style:style>
    <style:style style:family="text" style:name="T62">
      <style:text-properties fo:background-color="transparent" fo:country="FR" fo:font-size="10pt" fo:font-style="normal" fo:font-variant="normal" fo:font-weight="normal" fo:language="fr" fo:letter-spacing="normal" fo:text-shadow="none" fo:text-transform="none" style:country-asian="CN" style:country-complex="IN" style:font-name="Times New Roman2" style:font-name-asian="Arial Unicode MS" style:font-name-complex="Mangal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63">
      <style:text-properties fo:background-color="transparent" fo:country="BE" fo:font-size="10pt" fo:font-style="normal" fo:font-variant="normal" fo:font-weight="normal" fo:language="fr" fo:letter-spacing="normal" fo:text-shadow="none" fo:text-transform="none" style:country-asian="CN" style:country-complex="IN" style:font-name="Liberation Serif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33">COMMUNE</text:span> DE <text:span text:style-name="T54"><text:text-input text:description="">tool.getCityName()</text:text-input></text:span></text:p>
      <text:p text:style-name="P17"/>
      <text:p text:style-name="P12"/>
      <text:p text:style-name="P11"><text:span text:style-name="T54">Avis d'</text:span><text:span text:style-name="T55">ENQUÊTE PUBLIQUE<text:line-break/>PERMIS </text:span><text:span text:style-name="T56">INTÉGRÉ</text:span></text:p>
      <text:p text:style-name="P9"/>
      <text:p text:style-name="P10"/>
      <text:p text:style-name="P15">DÉCRET DU 05 FÉVRIER 2015</text:p>
      <text:p text:style-name="P15">RELATIF AUX IMPLANTATIONS COMMERCIALES</text:p>
      <text:p text:style-name="P1"/>
      <text:p text:style-name="P3"><text:span text:style-name="T49">C</text:span><text:span text:style-name="T48">oncerne : </text:span><text:span text:style-name="T51">Demande de permis </text:span><text:span text:style-name="T52">intégré</text:span><text:span text:style-name="T51">.</text:span></text:p>
      <text:p text:style-name="P8"/>
      <text:p text:style-name="P3"><text:span text:style-name="T50"><office:annotation><dc:creator>bleybaert</dc:creator><dc:date>2018-07-17T14:19:36</dc:date><loext:sender-initials>ble</loext:sender-initials><text:p text:style-name="P46"><text:span text:style-name="T62">do text if self.hasSingleApplicant()</text:span></text:p></office:annotation></text:span><text:span text:style-name="T23">Le demandeur est</text:span><text:span text:style-name="T12"> </text:span><text:span text:style-name="T12"><text:text-input text:description="Demandeurs avec adresse">self.getApplicantsSignaletic(withaddress=True)</text:text-input></text:span><text:span text:style-name="T12">.</text:span></text:p>
      <text:p text:style-name="P4"><text:span text:style-name="T12"><office:annotation><dc:creator>bleybaert</dc:creator><dc:date>2018-07-17T14:20:01</dc:date><loext:sender-initials>ble</loext:sender-initials><text:p text:style-name="P46"><text:span text:style-name="T62">do text if self.hasMultipleApplicants()</text:span></text:p></office:annotation></text:span><text:span text:style-name="T12">L</text:span><text:span text:style-name="T9">es demandeurs sont </text:span><text:span text:style-name="T12"><text:text-input text:description="Demandeurs avec adresse">self.getApplicantsSignaletic(withaddress=True)</text:text-input></text:span><text:span text:style-name="T12">.</text:span></text:p>
      <text:p text:style-name="P19"/>
      <text:p text:style-name="P7">Le terrain est situé <text:text-input text:description="Emplacement des travaux">self.getWorkLocationSignaletic()</text:text-input>, cadastré <text:text-input text:description="Cadastre">licence_view.get_parcels()</text:text-input>.</text:p>
      <text:p text:style-name="P19"/>
      <text:p text:style-name="P14"><text:span text:style-name="T37">L</text:span>e projet consiste en <text:text-input text:description="Nature des travaux">self.getLicenceSubject()</text:text-input><text:s/>et présente les caractéristiques suivantes :</text:p>
      <text:p text:style-name="P20"><text:span text:style-name="T19">Zonage au plan de secteur </text:span><text:span text:style-name="T17">:</text:span><text:span text:style-name="T20"> </text:span><text:span text:style-name="T1"><text:text-input text:description="Bien-Parcelles">licence_helper.folderZone</text:text-input></text:span></text:p>
      <text:p text:style-name="P20"><text:span text:style-name="T19">Guide communal d'urbanisme</text:span><text:span text:style-name="T17">:</text:span><text:span text:style-name="T20"> </text:span><text:span text:style-name="T21"><text:text-input text:description="Bien-Parcelles">self.getValueForTemplate('township_guide')</text:text-input></text:span></text:p>
      <text:p text:style-name="P20"><text:span text:style-name="T19">Schéma de développement communal</text:span><text:span text:style-name="T18"> </text:span><text:span text:style-name="T17">:</text:span><text:span text:style-name="T20"> </text:span><text:span text:style-name="T22"><text:text-input text:description="Bien-Parcelles">self.getValueForTemplate('SDC')</text:text-input></text:span><text:span text:style-name="T22"> </text:span></text:p>
      <text:p text:style-name="P24">Permis d'urbanisation (lot.) :</text:p>
      <text:p text:style-name="P21"><text:span text:style-name="T13"><office:annotation><dc:creator>bleybaert</dc:creator><dc:date>2018-11-22T11:31:30.751517122</dc:date><loext:sender-initials>ble</loext:sender-initials><text:p text:style-name="P46"><text:span text:style-name="T63">do text if "Guide Communal" in licence_helper.divergence</text:span></text:p></office:annotation></text:span><text:span text:style-name="T13">et s'écarte </text:span><text:span text:style-name="T29">du </text:span><text:span text:style-name="T31">Guide communal d'urbanisme</text:span><text:span text:style-name="T30"> </text:span><text:span text:style-name="T13">pour</text:span><text:span text:style-name="T11"> </text:span><text:span text:style-name="T15">:<text:line-break/></text:span><text:span text:style-name="T10"><text:text-input text:description="Dérogation détails">self.getDivergenceDetails()</text:text-input></text:span></text:p>
      <text:p text:style-name="P22"><text:span text:style-name="T13"><office:annotation><dc:creator>bleybaert</dc:creator><dc:date>2018-11-22T11:31:30.751517122</dc:date><loext:sender-initials>ble</loext:sender-initials><text:p text:style-name="P46"><text:span text:style-name="T63">do text if "urbanisation" in licence_helper.divergence</text:span></text:p></office:annotation></text:span><text:span text:style-name="T13">et s'écarte </text:span><text:span text:style-name="T29">du </text:span><text:span text:style-name="T32">permis d'urbanisation</text:span><text:span text:style-name="T30"> </text:span><text:span text:style-name="T13">pour</text:span><text:span text:style-name="T11"> </text:span><text:span text:style-name="T15">:<text:line-break/></text:span><text:span text:style-name="T10"><text:text-input text:description="Dérogation détails">self.getDivergenceDetails()</text:text-input></text:span></text:p>
      <text:p text:style-name="P23"/>
      <text:p text:style-name="P18"/>
      <table:table table:name="Tableau2" table:style-name="Tableau2">
        <table:table-column table:number-columns-repeated="4" table:style-name="Tableau2.A"/>
        <table:table-row table:style-name="Tableau2.1">
          <table:table-cell office:value-type="string" table:style-name="Tableau2.A1">
            <text:h text:outline-level="4" text:style-name="P44">Date d’affichage</text:h>
            <text:h text:outline-level="4" text:style-name="P44">de la demande</text:h>
          </table:table-cell>
          <table:table-cell office:value-type="string" table:style-name="Tableau2.A1">
            <text:h text:outline-level="4" text:style-name="P44">Date d’ouverture</text:h>
            <text:h text:outline-level="4" text:style-name="P44">de l’enquête</text:h>
          </table:table-cell>
          <table:table-cell office:value-type="string" table:style-name="Tableau2.A1">
            <text:h text:outline-level="4" text:style-name="P45">Lieu et date </text:h>
            <text:h text:outline-level="4" text:style-name="P45">de clôture de l’enquête</text:h>
          </table:table-cell>
          <table:table-cell office:value-type="string" table:style-name="Tableau2.D1">
            <text:p text:style-name="P31">Les observations écrites</text:p>
            <text:p text:style-name="P31">peuvent être adressées :</text:p>
          </table:table-cell>
        </table:table-row>
        <table:table-row table:style-name="Tableau2.2">
          <table:table-cell office:value-type="string" table:style-name="Tableau2.A1">
            <text:p text:style-name="P32"><text:span text:style-name="T39">Le </text:span><text:span text:style-name="T2"><text:text-input text:description="Date début d'enquête">event_view.display_date('displayDate')</text:text-input></text:span></text:p>
          </table:table-cell>
          <table:table-cell office:value-type="string" table:style-name="Tableau2.A1">
            <text:p text:style-name="P32">Le <text:span text:style-name="T3"><text:text-input text:description="Date début d'enquête">tool.formatDate(licence.getLastInquiry().getInvestigationStart())</text:text-input></text:span></text:p>
          </table:table-cell>
          <table:table-cell office:value-type="string" table:style-name="Tableau2.A1">
            <text:p text:style-name="P33"><text:span text:style-name="T43">Lieu</text:span><text:span text:style-name="T16"> </text:span><text:span text:style-name="T42">: </text:span><text:span text:style-name="T34">ADRESSE</text:span></text:p>
            <text:p text:style-name="P32"><text:span text:style-name="T43">Date de clôture :</text:span><text:span text:style-name="T44"> </text:span><text:span text:style-name="T44"><text:text-input text:description="Date début d'enquête">tool.formatDate(licence.getLastInquiry().getInvestigationEnd())</text:text-input></text:span></text:p>
            <text:p text:style-name="P25"><text:span text:style-name="T16">Heure de clôture</text:span> : <text:span text:style-name="T14"><text:text-input text:description="">urbanEventObj.claimsDate.strftime("%H heures %M")
</text:text-input></text:span><text:span text:style-name="T14"><text:s/>à </text:span><text:span text:style-name="T14"><text:text-input text:description="">urbanEventObj.claimEndSDate.strftime("%H heures %M")</text:text-input></text:span></text:p>
          </table:table-cell>
          <table:table-cell office:value-type="string" table:style-name="Tableau2.D1">
            <text:p text:style-name="P28">Par courrier ordinaire :</text:p>
            <text:p text:style-name="P26">ADRESSE</text:p>
            <text:p text:style-name="P26"/>
            <text:p text:style-name="P29">ou</text:p>
            <text:p text:style-name="P29"/>
            <text:p text:style-name="P30"><text:span text:style-name="T24">Par courrier électronique</text:span><text:span text:style-name="T26"> </text:span><text:span text:style-name="T25">:</text:span></text:p>
            <text:p text:style-name="P27">EMAIL</text:p>
          </table:table-cell>
        </table:table-row>
      </table:table>
      <text:p text:style-name="P36"/>
      <text:p text:style-name="P35">Madame, Monsieur,</text:p>
      <text:p text:style-name="P42"/>
      <text:p text:style-name="P39">Le Bourgmestre,</text:p>
      <text:p text:style-name="P39"/>
      <text:p text:style-name="P39"><text:span text:style-name="T39">Porte à la connaissance du public que l’autorité compétente pour statuer sur la présente demande de permis </text:span><text:span text:style-name="T41">intégré</text:span><text:span text:style-name="T39"> est le </text:span><text:span text:style-name="T40">C</text:span><text:span text:style-name="T39">ollège </text:span><text:span text:style-name="T40">C</text:span><text:span text:style-name="T39">ommunal.</text:span></text:p>
      <text:p text:style-name="P39"/>
      <text:p text:style-name="P39">L’enquête publique <text:span text:style-name="T39">est orga</text:span>nisée selon les modalités prévues par les articles D.29-7 à D.29-19 et R.41-6 du livre 1<text:span text:style-name="T47">er</text:span> du code de l’environnement.</text:p>
      <text:p text:style-name="P39"/>
      <text:p text:style-name="P40">Le dossier peut être consulté, durant la période d'enquête, à l'adresse suivante : <text:span text:style-name="T57">ADRESSE</text:span><text:span text:style-name="T27">.</text:span></text:p>
      <text:p text:style-name="P43">- les jours ouvrables soit du lundi au vendredi de 8h30 à 12h00 ;</text:p>
      <text:p text:style-name="P43">- les <text:text-input text:description="Date permanence">tool.formatDate(urbanEventObj.getClaimsDate())</text:text-input>, … / … / … jusqu'à 20 heures.</text:p>
      <text:p text:style-name="P43"/>
      <text:p text:style-name="P41"><text:soft-page-break/><text:span text:style-name="T53">Pour les consultations jusqu'à 20 heures, rendez-vous doit être pris au plus tard 24 heures à l'avance auprès <text:tab/></text:span><text:span text:style-name="T28">du service Urbanisme - <text:tab/>téléphone : </text:span><text:span text:style-name="T35">TEL</text:span><text:span text:style-name="T28"> - mail : </text:span><text:span text:style-name="T35">MAIL</text:span></text:p>
      <text:p text:style-name="P40"/>
      <text:p text:style-name="P38">Des explications techniques peuvent être obtenues auprès des Fonctionnaires technique, délégué <text:span text:style-name="T60">et des implantations commerciales</text:span> du Service Public de Wallonie, <text:span text:style-name="T36">ADRESSE</text:span> / <text:span text:style-name="T58">NUM TEL </text:span>ou auprès du demandeur : <text:span text:style-name="T45"><text:text-input text:description="Demandeurs">self.getApplicantsSignaletic(withaddress=True)</text:text-input></text:span><text:span text:style-name="T45"><text:s/></text:span><text:span text:style-name="T46">(</text:span><text:span text:style-name="T59">TEL</text:span><text:span text:style-name="T46">)</text:span>.</text:p>
      <text:p text:style-name="P37"/>
      <text:p text:style-name="P34"><text:span text:style-name="T8">T</text:span><text:span text:style-name="T5">out intéressé peut formuler ses observations écrites ou orales auprès de </text:span><text:span text:style-name="T6">la </text:span><text:span text:style-name="T7">Commune de </text:span><text:span text:style-name="T7"><text:text-input text:description="">tool.getCityName()</text:text-input></text:span><text:span text:style-name="T6"><text:s/></text:span><text:span text:style-name="T5">dans le délai mentionné ci-dessus, jusqu’à la clôture de l’enquête.</text:span></text:p>
      <text:p text:style-name="P16"/>
      <text:p text:style-name="P5"><text:span text:style-name="T38"><text:text-input text:description="">tool.getCityName()</text:text-input></text:span><text:span text:style-name="T38">, le </text:span><text:span text:style-name="T4"><text:text-input text:description="Délivré à xxx le xxx">tool.formatDate(urbanEventObj.getEventDate())</text:text-input></text:span><text:span text:style-name="T4">.</text:span></text:p>
      <text:p text:style-name="P2"/>
      <text:p text:style-name="P2"/>
      <text:p text:style-name="P6"><office:annotation><dc:creator>bleybaert</dc:creator><dc:date>2018-07-18T09:41:44</dc:date><loext:sender-initials>ble</loext:sender-initials><text:p text:style-name="P46"><text:span text:style-name="T62">do text</text:span></text:p><text:p text:style-name="P46"><text:span text:style-name="T62">from document(at=signatures, format='odt')</text:span></text:p></office:annotation>Import signatures.<text:span text:style-name="T61">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1" svg:font-family="'Lohit Hindi'"/>
    <style:font-face style:name="OpenSymbol" svg:font-family="OpenSymbol"/>
    <style:font-face style:name="Rubik" svg:font-family="Rubik"/>
    <style:font-face style:name="StarSymbol" svg:font-family="StarSymbol"/>
    <style:font-face style:font-family-generic="modern" style:name="Courier New" svg:font-family="'Courier New'"/>
    <style:font-face style:font-family-generic="roman" style:name="Times New Roman1" svg:font-family="'Times New Roman'"/>
    <style:font-face style:font-family-generic="roman" style:font-pitch="variable" style:name="Liberation Serif" svg:font-family="'Liberation Serif'"/>
    <style:font-face style:font-family-generic="roman" style:font-pitch="variable" style:name="Times New Roman2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adornments="Gras" style:font-family-generic="swiss" style:font-pitch="variable" style:name="Calibri" svg:font-family="Calibri"/>
    <style:font-face style:font-family-generic="swiss" style:font-pitch="variable" style:name="Liberation Sans" svg:font-family="'Liberation Sans'"/>
    <style:font-face style:font-family-generic="system" style:font-pitch="variable" style:name="Arial Unicode MS" svg:font-family="'Arial Unicode MS'"/>
    <style:font-face style:font-family-generic="system" style:font-pitch="variable" style:name="Lohit Hindi" svg:font-family="'Lohit Hindi'"/>
    <style:font-face style:font-family-generic="system" style:font-pitch="variable" style:name="Mangal" svg:font-family="Mangal"/>
    <style:font-face style:font-family-generic="system" style:font-pitch="variable" style:name="WenQuanYi Micro Hei" svg:font-family="'WenQuanYi Micro Hei'"/>
  </office:font-face-decls>
  <office:automatic-styles>
    <style:style style:family="table" style:name="Tableau2">
      <style:table-properties fo:margin-left="-0.132cm" style:width="17.194cm" style:writing-mode="lr-tb" table:align="left"/>
    </style:style>
    <style:style style:family="table-column" style:name="Tableau2.A">
      <style:table-column-properties style:column-width="4.299cm"/>
    </style:style>
    <style:style style:family="table-row" style:name="Tableau2.1">
      <style:table-row-properties fo:keep-together="auto" style:min-row-height="1.217cm"/>
    </style:style>
    <style:style style:family="table-cell" style:name="Tableau2.A1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middle" style:writing-mode="lr-tb"/>
    </style:style>
    <style:style style:family="table-cell" style:name="Tableau2.D1">
      <style:table-cell-properties fo:border="0.5pt solid #000000" fo:padding-bottom="0cm" fo:padding-left="0.123cm" fo:padding-right="0.123cm" fo:padding-top="0cm" style:vertical-align="middle" style:writing-mode="lr-tb"/>
    </style:style>
    <style:style style:family="table-row" style:name="Tableau2.2">
      <style:table-row-properties fo:keep-together="auto" style:min-row-height="1.492cm"/>
    </style:style>
    <style:style style:family="paragraph" style:name="P1" style:parent-style-name="UrbanBody">
      <style:paragraph-properties fo:margin-bottom="0cm" fo:margin-top="0cm" fo:text-align="justify" loext:contextual-spacing="false" style:justify-single-word="false"/>
      <style:text-properties fo:font-size="10pt" style:font-name="Arial" style:font-size-asian="10pt" style:font-size-complex="10pt"/>
    </style:style>
    <style:style style:family="paragraph" style:name="P2" style:parent-style-name="UrbanBody">
      <style:paragraph-properties fo:margin-bottom="0cm" fo:margin-top="0cm" fo:text-align="start" loext:contextual-spacing="false" style:justify-single-word="false"/>
      <style:text-properties fo:font-size="10pt" officeooo:paragraph-rsid="0018a05b" style:font-name="Arial" style:font-size-asian="10pt" style:font-size-complex="10pt"/>
    </style:style>
    <style:style style:family="paragraph" style:name="P3" style:parent-style-name="UrbanBody">
      <style:paragraph-properties fo:margin-bottom="0cm" fo:margin-top="0cm" fo:text-align="justify" loext:contextual-spacing="false" style:justify-single-word="false"/>
      <style:text-properties fo:font-size="11pt" officeooo:paragraph-rsid="002d6398" officeooo:rsid="0020eb3a" style:font-name="Arial" style:font-size-asian="11pt" style:font-size-complex="11pt"/>
    </style:style>
    <style:style style:family="paragraph" style:name="P4" style:parent-style-name="UrbanBody">
      <style:paragraph-properties fo:margin-bottom="0cm" fo:margin-top="0cm" fo:text-align="justify" loext:contextual-spacing="false" style:justify-single-word="false"/>
      <style:text-properties fo:font-size="11pt" officeooo:paragraph-rsid="002d6398" officeooo:rsid="002d6398" style:font-name="Arial" style:font-size-asian="11pt" style:font-size-complex="11pt"/>
    </style:style>
    <style:style style:family="paragraph" style:name="P5" style:parent-style-name="UrbanBody">
      <style:paragraph-properties fo:margin-bottom="0cm" fo:margin-top="0cm" fo:text-align="start" loext:contextual-spacing="false" style:justify-single-word="false"/>
      <style:text-properties fo:font-size="11pt" officeooo:paragraph-rsid="0039cbe2" style:font-name="Arial" style:font-size-asian="11pt" style:font-size-complex="11pt"/>
    </style:style>
    <style:style style:family="paragraph" style:name="P6" style:parent-style-name="UrbanBody">
      <style:paragraph-properties fo:margin-bottom="0cm" fo:margin-top="0cm" fo:text-align="start" loext:contextual-spacing="false" style:justify-single-word="false"/>
      <style:text-properties fo:font-size="11pt" officeooo:paragraph-rsid="0038bac9" officeooo:rsid="0038bac9" style:font-name="Arial" style:font-size-asian="11pt" style:font-size-complex="11pt"/>
    </style:style>
    <style:style style:family="paragraph" style:name="P7" style:parent-style-name="UrbanBody">
      <style:paragraph-properties fo:margin-bottom="0cm" fo:margin-top="0cm" fo:text-align="justify" loext:contextual-spacing="false" style:justify-single-word="false"/>
      <style:text-properties fo:font-size="11pt" fo:font-weight="normal" officeooo:paragraph-rsid="00186935" officeooo:rsid="0016c3f7" style:font-name="Arial" style:font-name-complex="Arial" style:font-size-asian="11pt" style:font-size-complex="11pt" style:font-weight-asian="normal" style:font-weight-complex="normal"/>
    </style:style>
    <style:style style:family="paragraph" style:name="P8" style:parent-style-name="UrbanBody">
      <style:paragraph-properties fo:margin-bottom="0cm" fo:margin-top="0cm" fo:text-align="justify" loext:contextual-spacing="false" style:justify-single-word="false"/>
      <style:text-properties fo:color="#111111" fo:font-size="11pt" officeooo:paragraph-rsid="002d6398" officeooo:rsid="0024ef65" style:font-name="Arial" style:font-name-complex="Arial" style:font-size-asian="11pt" style:font-size-complex="11pt"/>
    </style:style>
    <style:style style:family="paragraph" style:name="P9" style:parent-style-name="UrbanTitle">
      <style:paragraph-properties fo:margin-bottom="0cm" fo:margin-top="0cm" fo:text-align="start" loext:contextual-spacing="false" style:justify-single-word="false"/>
      <style:text-properties fo:font-size="10pt" fo:font-weight="normal" style:font-name="Arial" style:font-size-asian="10pt" style:font-size-complex="10pt" style:font-weight-asian="normal" style:font-weight-complex="normal" style:text-underline-style="none"/>
    </style:style>
    <style:style style:family="paragraph" style:name="P10" style:parent-style-name="UrbanTitle">
      <style:paragraph-properties fo:margin-bottom="0cm" fo:margin-top="0cm" fo:text-align="start" loext:contextual-spacing="false" style:justify-single-word="false"/>
      <style:text-properties fo:font-size="10pt" style:font-name="Arial" style:font-size-asian="10pt" style:font-size-complex="10pt"/>
    </style:style>
    <style:style style:family="paragraph" style:name="P11" style:parent-style-name="UrbanTitle">
      <style:paragraph-properties fo:margin-bottom="0cm" fo:margin-top="0cm" fo:text-align="start" loext:contextual-spacing="false" style:justify-single-word="false"/>
      <style:text-properties fo:font-size="14pt" fo:font-weight="normal" style:font-name="Arial" style:font-size-asian="14pt" style:font-size-complex="14pt" style:font-weight-asian="normal" style:font-weight-complex="normal"/>
    </style:style>
    <style:style style:family="paragraph" style:name="P12" style:parent-style-name="UrbanTitle">
      <style:paragraph-properties fo:margin-bottom="0cm" fo:margin-top="0cm" fo:text-align="start" loext:contextual-spacing="false" style:justify-single-word="false"/>
      <style:text-properties fo:font-size="14pt" fo:font-weight="normal" fo:text-transform="uppercase" style:font-name="Arial" style:font-size-asian="14pt" style:font-size-complex="14pt" style:font-weight-asian="normal" style:font-weight-complex="normal"/>
    </style:style>
    <style:style style:family="paragraph" style:name="P13" style:parent-style-name="Standard">
      <style:paragraph-properties fo:margin-bottom="0cm" fo:margin-top="0cm" fo:text-align="start" loext:contextual-spacing="false" style:justify-single-word="false"/>
      <style:text-properties fo:font-size="10pt" fo:font-weight="bold" style:font-name="Arial" style:font-size-asian="10pt" style:font-size-complex="10pt" style:font-weight-asian="bold" style:font-weight-complex="bold"/>
    </style:style>
    <style:style style:family="paragraph" style:name="P14" style:parent-style-name="Standard">
      <style:paragraph-properties fo:margin-bottom="0cm" fo:margin-top="0cm" fo:text-align="justify" loext:contextual-spacing="false" style:justify-single-word="false"/>
      <style:text-properties fo:font-size="11pt" fo:font-weight="normal" officeooo:paragraph-rsid="00186935" officeooo:rsid="0016c3f7" style:font-name="Arial" style:font-size-asian="11pt" style:font-size-complex="11pt" style:font-weight-asian="normal" style:font-weight-complex="normal"/>
    </style:style>
    <style:style style:family="paragraph" style:name="P15" style:parent-style-name="Standard">
      <style:paragraph-properties fo:margin-bottom="0cm" fo:margin-top="0cm" fo:text-align="center" loext:contextual-spacing="false" style:justify-single-word="false" style:line-height-at-least="0.176cm"/>
      <style:text-properties fo:font-size="15pt" officeooo:paragraph-rsid="003ef27d" style:font-name="Rubik" style:font-name-complex="Rubik" style:font-size-asian="15pt" style:font-size-complex="15pt"/>
    </style:style>
    <style:style style:family="paragraph" style:name="P16" style:parent-style-name="Text_20_body">
      <style:paragraph-properties fo:margin-bottom="0cm" fo:margin-top="0cm" fo:text-align="start" loext:contextual-spacing="false" style:justify-single-word="false"/>
      <style:text-properties fo:font-size="11pt" fo:font-weight="normal" officeooo:paragraph-rsid="001bb43e" officeooo:rsid="0016c3f7" style:font-name="Arial" style:font-size-asian="11pt" style:font-size-complex="11pt" style:font-weight-asian="normal" style:font-weight-complex="normal"/>
    </style:style>
    <style:style style:family="paragraph" style:name="P17" style:parent-style-name="Standard">
      <style:paragraph-properties fo:text-align="start" style:justify-single-word="false"/>
      <style:text-properties fo:font-size="10.5pt" fo:font-weight="normal" style:font-name="Arial" style:font-size-asian="10.5pt" style:font-size-complex="10.5pt" style:font-weight-asian="normal" style:font-weight-complex="normal"/>
    </style:style>
    <style:style style:family="paragraph" style:name="P18" style:parent-style-name="Preformatted_20_Text">
      <style:paragraph-properties fo:text-align="justify" style:justify-single-word="false"/>
      <style:text-properties fo:font-size="10pt" officeooo:paragraph-rsid="00186935" style:font-name="Arial" style:font-name-complex="Arial" style:font-size-asian="10pt" style:font-size-complex="10pt"/>
    </style:style>
    <style:style style:family="paragraph" style:name="P19" style:parent-style-name="Preformatted_20_Text">
      <style:paragraph-properties fo:text-align="justify" style:justify-single-word="false"/>
      <style:text-properties fo:font-size="11pt" officeooo:paragraph-rsid="00186935" style:font-name="Arial" style:font-name-complex="Arial" style:font-size-asian="11pt" style:font-size-complex="11pt"/>
    </style:style>
    <style:style style:family="paragraph" style:name="P20" style:parent-style-name="Preformatted_20_Text">
      <style:paragraph-properties fo:text-align="start" style:justify-single-word="false"/>
      <style:text-properties fo:font-size="11pt" officeooo:paragraph-rsid="005139cf" style:font-name="Arial" style:font-size-asian="11pt" style:font-size-complex="11pt"/>
    </style:style>
    <style:style style:family="paragraph" style:name="P21" style:parent-style-name="Preformatted_20_Text">
      <style:paragraph-properties fo:text-align="start" style:justify-single-word="false"/>
      <style:text-properties fo:font-size="11pt" officeooo:paragraph-rsid="00535cd0" style:font-name="Arial" style:font-size-asian="11pt" style:font-size-complex="11pt"/>
    </style:style>
    <style:style style:family="paragraph" style:name="P22" style:parent-style-name="Preformatted_20_Text">
      <style:paragraph-properties fo:text-align="start" style:justify-single-word="false"/>
      <style:text-properties fo:font-size="11pt" officeooo:paragraph-rsid="0055c485" style:font-name="Arial" style:font-size-asian="11pt" style:font-size-complex="11pt"/>
    </style:style>
    <style:style style:family="paragraph" style:name="P23" style:parent-style-name="Preformatted_20_Text">
      <style:paragraph-properties fo:text-align="start" style:justify-single-word="false"/>
      <style:text-properties fo:font-size="11pt" fo:font-weight="normal" officeooo:paragraph-rsid="001f4b30" officeooo:rsid="0024ef65" style:font-name="Arial" style:font-name-complex="Arial" style:font-size-asian="11pt" style:font-size-complex="11pt" style:font-weight-asian="normal" style:font-weight-complex="normal"/>
    </style:style>
    <style:style style:family="paragraph" style:name="P24" style:parent-style-name="Preformatted_20_Text">
      <style:paragraph-properties fo:text-align="start" style:justify-single-word="false"/>
      <style:text-properties fo:background-color="#fff200" fo:color="#ff3333" fo:font-size="11pt" fo:font-style="normal" fo:font-weight="bold" officeooo:paragraph-rsid="00535cd0" officeooo:rsid="00230ea8" style:font-name="Arial" style:font-name-complex="Arial" style:font-size-asian="11pt" style:font-size-complex="11pt" style:font-style-asian="normal" style:font-weight-asian="bold" style:font-weight-complex="bold" style:text-underline-color="font-color" style:text-underline-style="solid" style:text-underline-width="auto"/>
    </style:style>
    <style:style style:family="paragraph" style:name="P25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country="FR" fo:font-size="10pt" fo:font-weight="normal" fo:language="fr" officeooo:paragraph-rsid="0020eb3a" style:font-name="Arial" style:font-size-asian="10pt" style:font-size-complex="10pt" style:font-weight-asian="normal" style:font-weight-complex="normal"/>
    </style:style>
    <style:style style:family="paragraph" style:name="P26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#fff200" fo:color="#ff3333" fo:country="FR" fo:font-size="10pt" fo:language="fr" officeooo:paragraph-rsid="002d6398" officeooo:rsid="002d6398" style:font-name="Arial" style:font-size-asian="10pt" style:font-size-complex="10pt"/>
    </style:style>
    <style:style style:family="paragraph" style:name="P27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#ffff00" fo:color="#ff3333" fo:country="FR" fo:font-size="10pt" fo:language="fr" officeooo:paragraph-rsid="002d6398" officeooo:rsid="002d6398" style:font-name="Arial" style:font-size-asian="10pt" style:font-size-complex="10pt" style:text-underline-style="none"/>
    </style:style>
    <style:style style:family="paragraph" style:name="P28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transparent" fo:country="FR" fo:font-size="10pt" fo:font-weight="bold" fo:language="fr" officeooo:paragraph-rsid="0020eb3a" style:font-name="Arial" style:font-size-asian="10pt" style:font-size-complex="10pt" style:font-weight-asian="normal" style:font-weight-complex="normal" style:text-underline-color="font-color" style:text-underline-style="solid" style:text-underline-width="auto" style:use-window-font-color="true"/>
    </style:style>
    <style:style style:family="paragraph" style:name="P29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transparent" fo:country="FR" fo:font-size="10pt" fo:font-weight="bold" fo:language="fr" officeooo:paragraph-rsid="0020eb3a" style:font-name="Arial" style:font-size-asian="10pt" style:font-size-complex="10pt" style:use-window-font-color="true"/>
    </style:style>
    <style:style style:family="paragraph" style:name="P30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officeooo:paragraph-rsid="002d6398"/>
    </style:style>
    <style:style style:family="paragraph" style:name="P31" style:parent-style-name="Standard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font-size="10pt" fo:font-weight="bold" officeooo:paragraph-rsid="0020eb3a" style:font-name="Arial" style:font-size-asian="10pt" style:font-size-complex="10pt" style:font-weight-asian="bold" style:font-weight-complex="bold"/>
    </style:style>
    <style:style style:family="paragraph" style:name="P32" style:parent-style-name="Standard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font-size="10pt" fo:font-weight="normal" officeooo:paragraph-rsid="0020eb3a" style:font-name="Arial" style:font-size-asian="10pt" style:font-size-complex="10pt" style:font-weight-asian="normal" style:font-weight-complex="normal"/>
    </style:style>
    <style:style style:family="paragraph" style:name="P33" style:parent-style-name="Standard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transparent" fo:font-size="10pt" fo:font-weight="normal" officeooo:paragraph-rsid="0020eb3a" style:font-name="Arial" style:font-size-asian="10pt" style:font-size-complex="10pt" style:font-weight-asian="normal" style:font-weight-complex="normal"/>
    </style:style>
    <style:style style:family="paragraph" style:name="P34" style:parent-style-name="Standard">
      <style:paragraph-properties fo:margin-bottom="0cm" fo:margin-left="0cm" fo:margin-right="0cm" fo:margin-top="0cm" fo:text-align="start" fo:text-indent="0cm" loext:contextual-spacing="false" style:auto-text-indent="false" style:justify-single-word="false" style:writing-mode="lr-tb"/>
      <style:text-properties fo:font-size="11pt" officeooo:paragraph-rsid="0020eb3a" officeooo:rsid="0016c3f7" style:font-name="Arial" style:font-size-asian="11pt" style:font-size-complex="11pt"/>
    </style:style>
    <style:style style:family="paragraph" style:name="P35" style:parent-style-name="UrbanBody">
      <style:paragraph-properties fo:margin-bottom="0cm" fo:margin-left="0cm" fo:margin-right="0cm" fo:margin-top="0cm" fo:text-align="start" fo:text-indent="0cm" loext:contextual-spacing="false" style:auto-text-indent="false" style:justify-single-word="false" style:writing-mode="lr-tb"/>
      <style:text-properties fo:font-size="11pt" officeooo:paragraph-rsid="0020eb3a" style:font-name="Arial" style:font-size-asian="11pt" style:font-size-complex="11pt"/>
    </style:style>
    <style:style style:family="paragraph" style:name="P36" style:parent-style-name="Text_20_body">
      <style:paragraph-properties fo:margin-bottom="0cm" fo:margin-left="0cm" fo:margin-right="0cm" fo:margin-top="0cm" fo:text-align="start" fo:text-indent="0cm" loext:contextual-spacing="false" style:auto-text-indent="false" style:justify-single-word="false" style:shadow="none" style:writing-mode="lr-tb"/>
      <style:text-properties fo:country="FR" fo:font-size="11pt" fo:font-weight="normal" fo:language="fr" officeooo:paragraph-rsid="0020eb3a" officeooo:rsid="0024ef65" style:font-name="Arial" style:font-name-complex="Arial" style:font-size-asian="11pt" style:font-size-complex="11pt" style:font-weight-asian="normal" style:font-weight-complex="normal"/>
    </style:style>
    <style:style style:family="paragraph" style:name="P37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officeooo:paragraph-rsid="0020eb3a" style:font-name="Arial" style:font-size-asian="11pt" style:font-size-complex="11pt"/>
    </style:style>
    <style:style style:family="paragraph" style:name="P38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officeooo:paragraph-rsid="0022f8f1" style:font-name="Arial" style:font-size-asian="11pt" style:font-size-complex="11pt"/>
    </style:style>
    <style:style style:family="paragraph" style:name="P39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0eb3a" officeooo:rsid="0016c3f7" style:font-name="Arial" style:font-name-complex="Arial" style:font-size-asian="11pt" style:font-size-complex="11pt" style:font-weight-asian="normal" style:font-weight-complex="normal" style:text-underline-style="none"/>
    </style:style>
    <style:style style:family="paragraph" style:name="P40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2e82c" officeooo:rsid="0016c3f7" style:font-name="Arial" style:font-name-complex="Arial" style:font-size-asian="11pt" style:font-size-complex="11pt" style:font-weight-asian="normal" style:font-weight-complex="normal" style:text-underline-style="none"/>
    </style:style>
    <style:style style:family="paragraph" style:name="P41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2e82c" officeooo:rsid="0024ef65" style:font-name="Arial" style:font-name-complex="Arial" style:font-size-asian="11pt" style:font-size-complex="11pt" style:font-weight-asian="normal" style:font-weight-complex="normal"/>
    </style:style>
    <style:style style:family="paragraph" style:name="P42" style:parent-style-name="Preformatted_20_Text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0eb3a" officeooo:rsid="0016c3f7" style:font-name="Arial" style:font-size-asian="11pt" style:font-size-complex="11pt" style:font-weight-asian="normal" style:font-weight-complex="normal"/>
    </style:style>
    <style:style style:family="paragraph" style:name="P43" style:parent-style-name="Preformatted_20_Text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2e82c" officeooo:rsid="0016c3f7" style:font-name="Arial" style:font-name-complex="Arial" style:font-size-asian="11pt" style:font-size-complex="11pt" style:font-weight-asian="normal" style:font-weight-complex="normal" style:text-underline-style="none"/>
    </style:style>
    <style:style style:family="paragraph" style:name="P44" style:parent-style-name="Heading_20_4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font-size="10pt" fo:font-weight="bold" officeooo:paragraph-rsid="0020eb3a" style:font-name="Arial" style:font-size-asian="10pt" style:font-size-complex="10pt" style:font-weight-asian="bold" style:font-weight-complex="bold"/>
    </style:style>
    <style:style style:family="paragraph" style:name="P45" style:parent-style-name="Heading_20_4">
      <style:paragraph-properties fo:line-height="100%" fo:margin-bottom="0cm" fo:margin-left="-0.042cm" fo:margin-right="-0.021cm" fo:margin-top="0cm" fo:text-align="center" fo:text-indent="0cm" loext:contextual-spacing="false" style:auto-text-indent="false" style:justify-single-word="false"/>
      <style:text-properties fo:font-size="10pt" fo:font-weight="bold" officeooo:paragraph-rsid="0020eb3a" style:font-name="Arial" style:font-size-asian="10pt" style:font-size-complex="10pt" style:font-weight-asian="bold" style:font-weight-complex="bold"/>
    </style:style>
    <style:style style:family="paragraph" style:name="P46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fo:font-weight="normal" officeooo:rsid="0024ef65" style:font-name-complex="Arial" style:font-style-asian="normal" style:font-weight-asian="normal" style:text-underline-color="font-color" style:text-underline-style="solid" style:text-underline-width="auto"/>
    </style:style>
    <style:style style:family="text" style:name="T2">
      <style:text-properties fo:background-color="transparent" fo:font-style="normal" fo:font-weight="bold" loext:char-shading-value="0" style:font-style-asian="normal" style:font-style-complex="normal" style:font-weight-asian="bold" style:font-weight-complex="bold" style:text-underline-style="none"/>
    </style:style>
    <style:style style:family="text" style:name="T3">
      <style:text-properties fo:font-style="normal" fo:font-weight="bold" style:font-style-asian="normal" style:font-style-complex="normal" style:font-weight-asian="bold" style:font-weight-complex="bold" style:text-underline-style="none"/>
    </style:style>
    <style:style style:family="text" style:name="T4">
      <style:text-properties fo:font-style="normal" fo:font-weight="normal" officeooo:rsid="001dc90b" style:font-style-asian="normal" style:font-weight-asian="normal" style:font-weight-complex="normal" style:text-underline-style="none"/>
    </style:style>
    <style:style style:family="text" style:name="T5">
      <style:text-properties fo:font-weight="normal" style:font-weight-asian="normal" style:font-weight-complex="normal"/>
    </style:style>
    <style:style style:family="text" style:name="T6">
      <style:text-properties fo:font-weight="normal" officeooo:rsid="0022e82c" style:font-weight-asian="normal" style:font-weight-complex="normal"/>
    </style:style>
    <style:style style:family="text" style:name="T7">
      <style:text-properties fo:font-weight="normal" officeooo:rsid="0033d800" style:font-weight-asian="normal" style:font-weight-complex="normal"/>
    </style:style>
    <style:style style:family="text" style:name="T8">
      <style:text-properties fo:font-weight="normal" officeooo:rsid="00358cac" style:font-weight-asian="normal" style:font-weight-complex="normal"/>
    </style:style>
    <style:style style:family="text" style:name="T9">
      <style:text-properties fo:font-weight="normal" style:font-name-complex="Arial" style:font-weight-asian="normal" style:font-weight-complex="normal"/>
    </style:style>
    <style:style style:family="text" style:name="T10">
      <style:text-properties fo:font-weight="normal" officeooo:rsid="0024ef65" style:font-name-complex="Arial" style:font-weight-asian="normal" style:font-weight-complex="normal"/>
    </style:style>
    <style:style style:family="text" style:name="T11">
      <style:text-properties fo:font-weight="normal" officeooo:rsid="00230ea8" style:font-name-complex="Arial" style:font-weight-asian="normal" style:font-weight-complex="normal"/>
    </style:style>
    <style:style style:family="text" style:name="T12">
      <style:text-properties fo:font-weight="normal" officeooo:rsid="0016c3f7" style:font-name-complex="Arial" style:font-weight-asian="normal" style:font-weight-complex="normal"/>
    </style:style>
    <style:style style:family="text" style:name="T13">
      <style:text-properties fo:font-weight="bold" officeooo:rsid="00230ea8" style:font-name-complex="Arial" style:font-weight-asian="bold" style:font-weight-complex="bold"/>
    </style:style>
    <style:style style:family="text" style:name="T14">
      <style:text-properties fo:font-weight="bold" style:font-weight-asian="bold" style:font-weight-complex="bold"/>
    </style:style>
    <style:style style:family="text" style:name="T15">
      <style:text-properties fo:font-weight="bold" officeooo:rsid="0024ef65" style:font-name-complex="Arial" style:font-weight-asian="normal" style:font-weight-complex="normal"/>
    </style:style>
    <style:style style:family="text" style:name="T16">
      <style:text-properties style:text-underline-color="font-color" style:text-underline-style="solid" style:text-underline-width="auto"/>
    </style:style>
    <style:style style:family="text" style:name="T17">
      <style:text-properties fo:font-weight="bold" officeooo:rsid="0024ef65" style:font-name-complex="Arial" style:text-underline-color="font-color" style:text-underline-style="solid" style:text-underline-width="auto"/>
    </style:style>
    <style:style style:family="text" style:name="T18">
      <style:text-properties fo:font-weight="bold" officeooo:rsid="0016c3f7" style:font-name-complex="Arial" style:text-underline-color="font-color" style:text-underline-style="solid" style:text-underline-width="auto"/>
    </style:style>
    <style:style style:family="text" style:name="T19">
      <style:text-properties fo:font-weight="bold" officeooo:rsid="0049f285" style:font-name-complex="Arial" style:text-underline-color="font-color" style:text-underline-style="solid" style:text-underline-width="auto"/>
    </style:style>
    <style:style style:family="text" style:name="T20">
      <style:text-properties officeooo:rsid="0024ef65" style:font-name-complex="Arial" style:text-underline-color="font-color" style:text-underline-style="solid" style:text-underline-width="auto"/>
    </style:style>
    <style:style style:family="text" style:name="T21">
      <style:text-properties fo:font-style="normal" fo:font-weight="normal" officeooo:rsid="0024ef65" style:font-name-complex="Arial" style:font-style-asian="normal" style:font-weight-asian="normal" style:text-underline-color="font-color" style:text-underline-style="solid" style:text-underline-width="auto" style:use-window-font-color="true"/>
    </style:style>
    <style:style style:family="text" style:name="T22">
      <style:text-properties fo:font-style="normal" fo:font-weight="normal" officeooo:rsid="0024ef65" style:font-name-complex="Arial" style:font-style-asian="normal" style:font-weight-asian="normal" style:font-weight-complex="normal" style:text-underline-color="font-color" style:text-underline-style="solid" style:text-underline-width="auto" style:use-window-font-color="true"/>
    </style:style>
    <style:style style:family="text" style:name="T23">
      <style:text-properties officeooo:rsid="0024ef65" style:font-name-complex="Arial" style:use-window-font-color="true"/>
    </style:style>
    <style:style style:family="text" style:name="T24">
      <style:text-properties fo:background-color="transparent" fo:country="FR" fo:font-size="10pt" fo:font-weight="bold" fo:language="fr" loext:char-shading-value="0" style:font-name="Arial" style:font-size-asian="10pt" style:font-size-complex="10pt" style:text-underline-color="font-color" style:text-underline-style="solid" style:text-underline-width="auto" style:use-window-font-color="true"/>
    </style:style>
    <style:style style:family="text" style:name="T25">
      <style:text-properties fo:background-color="transparent" fo:country="FR" fo:font-size="10pt" fo:language="fr" loext:char-shading-value="0" style:font-name="Arial" style:font-size-asian="10pt" style:font-size-complex="10pt" style:text-underline-color="font-color" style:text-underline-style="solid" style:text-underline-width="auto" style:use-window-font-color="true"/>
    </style:style>
    <style:style style:family="text" style:name="T26">
      <style:text-properties fo:background-color="transparent" fo:font-size="10pt" loext:char-shading-value="0" style:font-name="Arial" style:font-size-asian="10pt" style:font-size-complex="10pt" style:text-underline-color="font-color" style:text-underline-style="solid" style:text-underline-width="auto" style:use-window-font-color="true"/>
    </style:style>
    <style:style style:family="text" style:name="T27">
      <style:text-properties fo:background-color="transparent" loext:char-shading-value="0" officeooo:rsid="0032d9c9" style:use-window-font-color="true"/>
    </style:style>
    <style:style style:family="text" style:name="T28">
      <style:text-properties fo:background-color="transparent" loext:char-shading-value="0" officeooo:rsid="0016c3f7" style:text-underline-style="none" style:use-window-font-color="true"/>
    </style:style>
    <style:style style:family="text" style:name="T29">
      <style:text-properties fo:background-color="transparent" fo:font-weight="bold" loext:char-shading-value="0" officeooo:rsid="00257375" style:font-name-complex="Arial" style:font-weight-asian="bold" style:font-weight-complex="bold" style:use-window-font-color="true"/>
    </style:style>
    <style:style style:family="text" style:name="T30">
      <style:text-properties fo:background-color="transparent" fo:font-weight="bold" loext:char-shading-value="0" officeooo:rsid="00230ea8" style:font-name-complex="Arial" style:font-weight-asian="bold" style:font-weight-complex="bold" style:use-window-font-color="true"/>
    </style:style>
    <style:style style:family="text" style:name="T31">
      <style:text-properties fo:background-color="transparent" fo:font-weight="bold" loext:char-shading-value="0" officeooo:rsid="0054f3cf" style:font-name-complex="Arial" style:font-weight-asian="bold" style:font-weight-complex="bold" style:use-window-font-color="true"/>
    </style:style>
    <style:style style:family="text" style:name="T32">
      <style:text-properties fo:background-color="transparent" fo:font-weight="bold" loext:char-shading-value="0" officeooo:rsid="0055c485" style:font-name-complex="Arial" style:font-weight-asian="bold" style:font-weight-complex="bold" style:use-window-font-color="true"/>
    </style:style>
    <style:style style:family="text" style:name="T33">
      <style:text-properties officeooo:rsid="0016c3f7"/>
    </style:style>
    <style:style style:family="text" style:name="T34">
      <style:text-properties fo:background-color="#ffff00" fo:color="#ff3333" fo:country="FR" fo:language="fr" loext:char-shading-value="0" officeooo:rsid="002d6398"/>
    </style:style>
    <style:style style:family="text" style:name="T35">
      <style:text-properties fo:background-color="#ffff00" fo:color="#ff3333" loext:char-shading-value="0" officeooo:rsid="0032d9c9" style:text-underline-style="none"/>
    </style:style>
    <style:style style:family="text" style:name="T36">
      <style:text-properties fo:background-color="#ffff00" fo:color="#ff3333" loext:char-shading-value="0" officeooo:rsid="0032d9c9"/>
    </style:style>
    <style:style style:family="text" style:name="T37">
      <style:text-properties officeooo:rsid="00186935"/>
    </style:style>
    <style:style style:family="text" style:name="T38">
      <style:text-properties officeooo:rsid="0018a05b"/>
    </style:style>
    <style:style style:family="text" style:name="T39">
      <style:text-properties fo:background-color="transparent" loext:char-shading-value="0"/>
    </style:style>
    <style:style style:family="text" style:name="T40">
      <style:text-properties fo:background-color="transparent" loext:char-shading-value="0" officeooo:rsid="0032d9c9"/>
    </style:style>
    <style:style style:family="text" style:name="T41">
      <style:text-properties fo:background-color="transparent" loext:char-shading-value="0" officeooo:rsid="003ef27d"/>
    </style:style>
    <style:style style:family="text" style:name="T42">
      <style:text-properties fo:country="FR" fo:language="fr"/>
    </style:style>
    <style:style style:family="text" style:name="T43">
      <style:text-properties fo:country="FR" fo:language="fr" style:text-underline-color="font-color" style:text-underline-style="solid" style:text-underline-width="auto"/>
    </style:style>
    <style:style style:family="text" style:name="T44">
      <style:text-properties fo:country="FR" fo:font-style="normal" fo:font-weight="bold" fo:language="fr" style:font-style-asian="normal" style:font-style-complex="normal" style:font-weight-asian="bold" style:font-weight-complex="bold" style:text-underline-style="none"/>
    </style:style>
    <style:style style:family="text" style:name="T45">
      <style:text-properties fo:country="FR" fo:font-weight="normal" fo:language="fr" style:font-weight-asian="normal" style:font-weight-complex="normal"/>
    </style:style>
    <style:style style:family="text" style:name="T46">
      <style:text-properties fo:country="FR" fo:font-weight="normal" fo:language="fr" officeooo:rsid="003ef27d" style:font-weight-asian="normal" style:font-weight-complex="normal"/>
    </style:style>
    <style:style style:family="text" style:name="T47">
      <style:text-properties style:text-position="super 58%"/>
    </style:style>
    <style:style style:family="text" style:name="T48">
      <style:text-properties fo:color="#111111" style:font-name-complex="Arial"/>
    </style:style>
    <style:style style:family="text" style:name="T49">
      <style:text-properties fo:color="#111111" officeooo:rsid="001f4b30" style:font-name-complex="Arial"/>
    </style:style>
    <style:style style:family="text" style:name="T50">
      <style:text-properties fo:color="#111111" officeooo:rsid="0024ef65" style:font-name-complex="Arial"/>
    </style:style>
    <style:style style:family="text" style:name="T51">
      <style:text-properties fo:color="#111111" officeooo:rsid="002d6398" style:font-name-complex="Arial"/>
    </style:style>
    <style:style style:family="text" style:name="T52">
      <style:text-properties fo:color="#111111" officeooo:rsid="003ef27d" style:font-name-complex="Arial"/>
    </style:style>
    <style:style style:family="text" style:name="T53">
      <style:text-properties officeooo:rsid="0016c3f7" style:text-underline-style="none"/>
    </style:style>
    <style:style style:family="text" style:name="T54">
      <style:text-properties fo:text-transform="uppercase"/>
    </style:style>
    <style:style style:family="text" style:name="T55">
      <style:text-properties fo:text-transform="uppercase" officeooo:rsid="0016c3f7"/>
    </style:style>
    <style:style style:family="text" style:name="T56">
      <style:text-properties fo:text-transform="uppercase" officeooo:rsid="003ef27d"/>
    </style:style>
    <style:style style:family="text" style:name="T57">
      <style:text-properties fo:background-color="#ffff00" fo:color="#ce181e" loext:char-shading-value="0" officeooo:rsid="0032d9c9"/>
    </style:style>
    <style:style style:family="text" style:name="T58">
      <style:text-properties fo:background-color="#fff200" fo:color="#ce181e" loext:char-shading-value="0" officeooo:rsid="003ef27d"/>
    </style:style>
    <style:style style:family="text" style:name="T59">
      <style:text-properties fo:background-color="#fff200" fo:color="#ce181e" fo:country="FR" fo:font-weight="normal" fo:language="fr" loext:char-shading-value="0" officeooo:rsid="003ef27d" style:font-weight-asian="normal" style:font-weight-complex="normal"/>
    </style:style>
    <style:style style:family="text" style:name="T60">
      <style:text-properties officeooo:rsid="003ef27d"/>
    </style:style>
    <style:style style:family="text" style:name="T61">
      <style:text-properties officeooo:rsid="004d36f0"/>
    </style:style>
    <style:style style:family="text" style:name="T62">
      <style:text-properties fo:background-color="transparent" fo:country="FR" fo:font-size="10pt" fo:font-style="normal" fo:font-variant="normal" fo:font-weight="normal" fo:language="fr" fo:letter-spacing="normal" fo:text-shadow="none" fo:text-transform="none" style:country-asian="CN" style:country-complex="IN" style:font-name="Times New Roman2" style:font-name-asian="Arial Unicode MS" style:font-name-complex="Mangal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63">
      <style:text-properties fo:background-color="transparent" fo:country="BE" fo:font-size="10pt" fo:font-style="normal" fo:font-variant="normal" fo:font-weight="normal" fo:language="fr" fo:letter-spacing="normal" fo:text-shadow="none" fo:text-transform="none" style:country-asian="CN" style:country-complex="IN" style:font-name="Liberation Serif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33">COMMUNE</text:span> DE <text:span text:style-name="T54"><text:text-input text:description="">tool.getCityName()</text:text-input></text:span></text:p>
      <text:p text:style-name="P17"/>
      <text:p text:style-name="P12"/>
      <text:p text:style-name="P11"><text:span text:style-name="T54">Avis d'</text:span><text:span text:style-name="T55">ENQUÊTE PUBLIQUE<text:line-break/>PERMIS </text:span><text:span text:style-name="T56">INTÉGRÉ</text:span></text:p>
      <text:p text:style-name="P9"/>
      <text:p text:style-name="P10"/>
      <text:p text:style-name="P15">DÉCRET DU 05 FÉVRIER 2015</text:p>
      <text:p text:style-name="P15">RELATIF AUX IMPLANTATIONS COMMERCIALES</text:p>
      <text:p text:style-name="P1"/>
      <text:p text:style-name="P3"><text:span text:style-name="T49">C</text:span><text:span text:style-name="T48">oncerne : </text:span><text:span text:style-name="T51">Demande de permis </text:span><text:span text:style-name="T52">intégré</text:span><text:span text:style-name="T51">.</text:span></text:p>
      <text:p text:style-name="P8"/>
      <text:p text:style-name="P3"><text:span text:style-name="T50"><office:annotation><dc:creator>bleybaert</dc:creator><dc:date>2018-07-17T14:19:36</dc:date><loext:sender-initials>ble</loext:sender-initials><text:p text:style-name="P46"><text:span text:style-name="T62">do text if self.hasSingleApplicant()</text:span></text:p></office:annotation></text:span><text:span text:style-name="T23">Le demandeur est</text:span><text:span text:style-name="T12"> </text:span><text:span text:style-name="T12"><text:text-input text:description="Demandeurs avec adresse">self.getApplicantsSignaletic(withaddress=True)</text:text-input></text:span><text:span text:style-name="T12">.</text:span></text:p>
      <text:p text:style-name="P4"><text:span text:style-name="T12"><office:annotation><dc:creator>bleybaert</dc:creator><dc:date>2018-07-17T14:20:01</dc:date><loext:sender-initials>ble</loext:sender-initials><text:p text:style-name="P46"><text:span text:style-name="T62">do text if self.hasMultipleApplicants()</text:span></text:p></office:annotation></text:span><text:span text:style-name="T12">L</text:span><text:span text:style-name="T9">es demandeurs sont </text:span><text:span text:style-name="T12"><text:text-input text:description="Demandeurs avec adresse">self.getApplicantsSignaletic(withaddress=True)</text:text-input></text:span><text:span text:style-name="T12">.</text:span></text:p>
      <text:p text:style-name="P19"/>
      <text:p text:style-name="P7">Le terrain est situé <text:text-input text:description="Emplacement des travaux">self.getWorkLocationSignaletic()</text:text-input>, cadastré <text:text-input text:description="Cadastre">licence_view.get_parcels()</text:text-input>.</text:p>
      <text:p text:style-name="P19"/>
      <text:p text:style-name="P14"><text:span text:style-name="T37">L</text:span>e projet consiste en <text:text-input text:description="Nature des travaux">self.getLicenceSubject()</text:text-input><text:s/>et présente les caractéristiques suivantes :</text:p>
      <text:p text:style-name="P20"><text:span text:style-name="T19">Zonage au plan de secteur </text:span><text:span text:style-name="T17">:</text:span><text:span text:style-name="T20"> </text:span><text:span text:style-name="T1"><text:text-input text:description="Bien-Parcelles">licence_helper.folderZone</text:text-input></text:span></text:p>
      <text:p text:style-name="P20"><text:span text:style-name="T19">Guide communal d'urbanisme</text:span><text:span text:style-name="T17">:</text:span><text:span text:style-name="T20"> </text:span><text:span text:style-name="T21"><text:text-input text:description="Bien-Parcelles">self.getValueForTemplate('township_guide')</text:text-input></text:span></text:p>
      <text:p text:style-name="P20"><text:span text:style-name="T19">Schéma de développement communal</text:span><text:span text:style-name="T18"> </text:span><text:span text:style-name="T17">:</text:span><text:span text:style-name="T20"> </text:span><text:span text:style-name="T22"><text:text-input text:description="Bien-Parcelles">self.getValueForTemplate('SDC')</text:text-input></text:span><text:span text:style-name="T22"> </text:span></text:p>
      <text:p text:style-name="P24">Permis d'urbanisation (lot.) :</text:p>
      <text:p text:style-name="P21"><text:span text:style-name="T13"><office:annotation><dc:creator>bleybaert</dc:creator><dc:date>2018-11-22T11:31:30.751517122</dc:date><loext:sender-initials>ble</loext:sender-initials><text:p text:style-name="P46"><text:span text:style-name="T63">do text if "Guide Communal" in licence_helper.divergence</text:span></text:p></office:annotation></text:span><text:span text:style-name="T13">et s'écarte </text:span><text:span text:style-name="T29">du </text:span><text:span text:style-name="T31">Guide communal d'urbanisme</text:span><text:span text:style-name="T30"> </text:span><text:span text:style-name="T13">pour</text:span><text:span text:style-name="T11"> </text:span><text:span text:style-name="T15">:<text:line-break/></text:span><text:span text:style-name="T10"><text:text-input text:description="Dérogation détails">self.getDivergenceDetails()</text:text-input></text:span></text:p>
      <text:p text:style-name="P22"><text:span text:style-name="T13"><office:annotation><dc:creator>bleybaert</dc:creator><dc:date>2018-11-22T11:31:30.751517122</dc:date><loext:sender-initials>ble</loext:sender-initials><text:p text:style-name="P46"><text:span text:style-name="T63">do text if "urbanisation" in licence_helper.divergence</text:span></text:p></office:annotation></text:span><text:span text:style-name="T13">et s'écarte </text:span><text:span text:style-name="T29">du </text:span><text:span text:style-name="T32">permis d'urbanisation</text:span><text:span text:style-name="T30"> </text:span><text:span text:style-name="T13">pour</text:span><text:span text:style-name="T11"> </text:span><text:span text:style-name="T15">:<text:line-break/></text:span><text:span text:style-name="T10"><text:text-input text:description="Dérogation détails">self.getDivergenceDetails()</text:text-input></text:span></text:p>
      <text:p text:style-name="P23"/>
      <text:p text:style-name="P18"/>
      <table:table table:name="Tableau2" table:style-name="Tableau2">
        <table:table-column table:number-columns-repeated="4" table:style-name="Tableau2.A"/>
        <table:table-row table:style-name="Tableau2.1">
          <table:table-cell office:value-type="string" table:style-name="Tableau2.A1">
            <text:h text:outline-level="4" text:style-name="P44">Date d’affichage</text:h>
            <text:h text:outline-level="4" text:style-name="P44">de la demande</text:h>
          </table:table-cell>
          <table:table-cell office:value-type="string" table:style-name="Tableau2.A1">
            <text:h text:outline-level="4" text:style-name="P44">Date d’ouverture</text:h>
            <text:h text:outline-level="4" text:style-name="P44">de l’enquête</text:h>
          </table:table-cell>
          <table:table-cell office:value-type="string" table:style-name="Tableau2.A1">
            <text:h text:outline-level="4" text:style-name="P45">Lieu et date </text:h>
            <text:h text:outline-level="4" text:style-name="P45">de clôture de l’enquête</text:h>
          </table:table-cell>
          <table:table-cell office:value-type="string" table:style-name="Tableau2.D1">
            <text:p text:style-name="P31">Les observations écrites</text:p>
            <text:p text:style-name="P31">peuvent être adressées :</text:p>
          </table:table-cell>
        </table:table-row>
        <table:table-row table:style-name="Tableau2.2">
          <table:table-cell office:value-type="string" table:style-name="Tableau2.A1">
            <text:p text:style-name="P32"><text:span text:style-name="T39">Le </text:span><text:span text:style-name="T2"><text:text-input text:description="Date début d'enquête">event_view.display_date('displayDate')</text:text-input></text:span></text:p>
          </table:table-cell>
          <table:table-cell office:value-type="string" table:style-name="Tableau2.A1">
            <text:p text:style-name="P32">Le <text:span text:style-name="T3"><text:text-input text:description="Date début d'enquête">tool.formatDate(licence.getLastInquiry().getInvestigationStart())</text:text-input></text:span></text:p>
          </table:table-cell>
          <table:table-cell office:value-type="string" table:style-name="Tableau2.A1">
            <text:p text:style-name="P33"><text:span text:style-name="T43">Lieu</text:span><text:span text:style-name="T16"> </text:span><text:span text:style-name="T42">: </text:span><text:span text:style-name="T34">ADRESSE</text:span></text:p>
            <text:p text:style-name="P32"><text:span text:style-name="T43">Date de clôture :</text:span><text:span text:style-name="T44"> </text:span><text:span text:style-name="T44"><text:text-input text:description="Date début d'enquête">tool.formatDate(licence.getLastInquiry().getInvestigationEnd())</text:text-input></text:span></text:p>
            <text:p text:style-name="P25"><text:span text:style-name="T16">Heure de clôture</text:span> : <text:span text:style-name="T14"><text:text-input text:description="">urbanEventObj.claimsDate.strftime("%H heures %M")
</text:text-input></text:span><text:span text:style-name="T14"><text:s/>à </text:span><text:span text:style-name="T14"><text:text-input text:description="">urbanEventObj.claimEndSDate.strftime("%H heures %M")</text:text-input></text:span></text:p>
          </table:table-cell>
          <table:table-cell office:value-type="string" table:style-name="Tableau2.D1">
            <text:p text:style-name="P28">Par courrier ordinaire :</text:p>
            <text:p text:style-name="P26">ADRESSE</text:p>
            <text:p text:style-name="P26"/>
            <text:p text:style-name="P29">ou</text:p>
            <text:p text:style-name="P29"/>
            <text:p text:style-name="P30"><text:span text:style-name="T24">Par courrier électronique</text:span><text:span text:style-name="T26"> </text:span><text:span text:style-name="T25">:</text:span></text:p>
            <text:p text:style-name="P27">EMAIL</text:p>
          </table:table-cell>
        </table:table-row>
      </table:table>
      <text:p text:style-name="P36"/>
      <text:p text:style-name="P35">Madame, Monsieur,</text:p>
      <text:p text:style-name="P42"/>
      <text:p text:style-name="P39">Le Bourgmestre,</text:p>
      <text:p text:style-name="P39"/>
      <text:p text:style-name="P39"><text:span text:style-name="T39">Porte à la connaissance du public que l’autorité compétente pour statuer sur la présente demande de permis </text:span><text:span text:style-name="T41">intégré</text:span><text:span text:style-name="T39"> est le </text:span><text:span text:style-name="T40">C</text:span><text:span text:style-name="T39">ollège </text:span><text:span text:style-name="T40">C</text:span><text:span text:style-name="T39">ommunal.</text:span></text:p>
      <text:p text:style-name="P39"/>
      <text:p text:style-name="P39">L’enquête publique <text:span text:style-name="T39">est orga</text:span>nisée selon les modalités prévues par les articles D.29-7 à D.29-19 et R.41-6 du livre 1<text:span text:style-name="T47">er</text:span> du code de l’environnement.</text:p>
      <text:p text:style-name="P39"/>
      <text:p text:style-name="P40">Le dossier peut être consulté, durant la période d'enquête, à l'adresse suivante : <text:span text:style-name="T57">ADRESSE</text:span><text:span text:style-name="T27">.</text:span></text:p>
      <text:p text:style-name="P43">- les jours ouvrables soit du lundi au vendredi de 8h30 à 12h00 ;</text:p>
      <text:p text:style-name="P43">- les <text:text-input text:description="Date permanence">tool.formatDate(urbanEventObj.getClaimsDate())</text:text-input>, … / … / … jusqu'à 20 heures.</text:p>
      <text:p text:style-name="P43"/>
      <text:p text:style-name="P41"><text:soft-page-break/><text:span text:style-name="T53">Pour les consultations jusqu'à 20 heures, rendez-vous doit être pris au plus tard 24 heures à l'avance auprès <text:tab/></text:span><text:span text:style-name="T28">du service Urbanisme - <text:tab/>téléphone : </text:span><text:span text:style-name="T35">TEL</text:span><text:span text:style-name="T28"> - mail : </text:span><text:span text:style-name="T35">MAIL</text:span></text:p>
      <text:p text:style-name="P40"/>
      <text:p text:style-name="P38">Des explications techniques peuvent être obtenues auprès des Fonctionnaires technique, délégué <text:span text:style-name="T60">et des implantations commerciales</text:span> du Service Public de Wallonie, <text:span text:style-name="T36">ADRESSE</text:span> / <text:span text:style-name="T58">NUM TEL </text:span>ou auprès du demandeur : <text:span text:style-name="T45"><text:text-input text:description="Demandeurs">self.getApplicantsSignaletic(withaddress=True)</text:text-input></text:span><text:span text:style-name="T45"><text:s/></text:span><text:span text:style-name="T46">(</text:span><text:span text:style-name="T59">TEL</text:span><text:span text:style-name="T46">)</text:span>.</text:p>
      <text:p text:style-name="P37"/>
      <text:p text:style-name="P34"><text:span text:style-name="T8">T</text:span><text:span text:style-name="T5">out intéressé peut formuler ses observations écrites ou orales auprès de </text:span><text:span text:style-name="T6">la </text:span><text:span text:style-name="T7">Commune de </text:span><text:span text:style-name="T7"><text:text-input text:description="">tool.getCityName()</text:text-input></text:span><text:span text:style-name="T6"><text:s/></text:span><text:span text:style-name="T5">dans le délai mentionné ci-dessus, jusqu’à la clôture de l’enquête.</text:span></text:p>
      <text:p text:style-name="P16"/>
      <text:p text:style-name="P5"><text:span text:style-name="T38"><text:text-input text:description="">tool.getCityName()</text:text-input></text:span><text:span text:style-name="T38">, le </text:span><text:span text:style-name="T4"><text:text-input text:description="Délivré à xxx le xxx">tool.formatDate(urbanEventObj.getEventDate())</text:text-input></text:span><text:span text:style-name="T4">.</text:span></text:p>
      <text:p text:style-name="P2"/>
      <text:p text:style-name="P2"/>
      <text:p text:style-name="P6"><office:annotation><dc:creator>bleybaert</dc:creator><dc:date>2018-07-18T09:41:44</dc:date><loext:sender-initials>ble</loext:sender-initials><text:p text:style-name="P46"><text:span text:style-name="T62">do text</text:span></text:p><text:p text:style-name="P46"><text:span text:style-name="T62">from document(at=signatures, format='odt')</text:span></text:p></office:annotation>Import signatures.<text:span text:style-name="T61">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1" svg:font-family="'Lohit Hindi'"/>
    <style:font-face style:name="OpenSymbol" svg:font-family="OpenSymbol"/>
    <style:font-face style:name="Rubik" svg:font-family="Rubik"/>
    <style:font-face style:name="StarSymbol" svg:font-family="StarSymbol"/>
    <style:font-face style:font-family-generic="modern" style:name="Courier New" svg:font-family="'Courier New'"/>
    <style:font-face style:font-family-generic="roman" style:name="Times New Roman1" svg:font-family="'Times New Roman'"/>
    <style:font-face style:font-family-generic="roman" style:font-pitch="variable" style:name="Liberation Serif" svg:font-family="'Liberation Serif'"/>
    <style:font-face style:font-family-generic="roman" style:font-pitch="variable" style:name="Times New Roman2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adornments="Gras" style:font-family-generic="swiss" style:font-pitch="variable" style:name="Calibri" svg:font-family="Calibri"/>
    <style:font-face style:font-family-generic="swiss" style:font-pitch="variable" style:name="Liberation Sans" svg:font-family="'Liberation Sans'"/>
    <style:font-face style:font-family-generic="system" style:font-pitch="variable" style:name="Arial Unicode MS" svg:font-family="'Arial Unicode MS'"/>
    <style:font-face style:font-family-generic="system" style:font-pitch="variable" style:name="Lohit Hindi" svg:font-family="'Lohit Hindi'"/>
    <style:font-face style:font-family-generic="system" style:font-pitch="variable" style:name="Mangal" svg:font-family="Mangal"/>
    <style:font-face style:font-family-generic="system" style:font-pitch="variable" style:name="WenQuanYi Micro Hei" svg:font-family="'WenQuanYi Micro Hei'"/>
  </office:font-face-decls>
  <office:automatic-styles>
    <style:style style:family="table" style:name="Tableau2">
      <style:table-properties fo:margin-left="-0.132cm" style:width="17.194cm" style:writing-mode="lr-tb" table:align="left"/>
    </style:style>
    <style:style style:family="table-column" style:name="Tableau2.A">
      <style:table-column-properties style:column-width="4.299cm"/>
    </style:style>
    <style:style style:family="table-row" style:name="Tableau2.1">
      <style:table-row-properties fo:keep-together="auto" style:min-row-height="1.217cm"/>
    </style:style>
    <style:style style:family="table-cell" style:name="Tableau2.A1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middle" style:writing-mode="lr-tb"/>
    </style:style>
    <style:style style:family="table-cell" style:name="Tableau2.D1">
      <style:table-cell-properties fo:border="0.5pt solid #000000" fo:padding-bottom="0cm" fo:padding-left="0.123cm" fo:padding-right="0.123cm" fo:padding-top="0cm" style:vertical-align="middle" style:writing-mode="lr-tb"/>
    </style:style>
    <style:style style:family="table-row" style:name="Tableau2.2">
      <style:table-row-properties fo:keep-together="auto" style:min-row-height="1.492cm"/>
    </style:style>
    <style:style style:family="paragraph" style:name="P1" style:parent-style-name="UrbanBody">
      <style:paragraph-properties fo:margin-bottom="0cm" fo:margin-top="0cm" fo:text-align="justify" loext:contextual-spacing="false" style:justify-single-word="false"/>
      <style:text-properties fo:font-size="10pt" style:font-name="Arial" style:font-size-asian="10pt" style:font-size-complex="10pt"/>
    </style:style>
    <style:style style:family="paragraph" style:name="P2" style:parent-style-name="UrbanBody">
      <style:paragraph-properties fo:margin-bottom="0cm" fo:margin-top="0cm" fo:text-align="start" loext:contextual-spacing="false" style:justify-single-word="false"/>
      <style:text-properties fo:font-size="10pt" officeooo:paragraph-rsid="0018a05b" style:font-name="Arial" style:font-size-asian="10pt" style:font-size-complex="10pt"/>
    </style:style>
    <style:style style:family="paragraph" style:name="P3" style:parent-style-name="UrbanBody">
      <style:paragraph-properties fo:margin-bottom="0cm" fo:margin-top="0cm" fo:text-align="justify" loext:contextual-spacing="false" style:justify-single-word="false"/>
      <style:text-properties fo:font-size="11pt" officeooo:paragraph-rsid="002d6398" officeooo:rsid="0020eb3a" style:font-name="Arial" style:font-size-asian="11pt" style:font-size-complex="11pt"/>
    </style:style>
    <style:style style:family="paragraph" style:name="P4" style:parent-style-name="UrbanBody">
      <style:paragraph-properties fo:margin-bottom="0cm" fo:margin-top="0cm" fo:text-align="justify" loext:contextual-spacing="false" style:justify-single-word="false"/>
      <style:text-properties fo:font-size="11pt" officeooo:paragraph-rsid="002d6398" officeooo:rsid="002d6398" style:font-name="Arial" style:font-size-asian="11pt" style:font-size-complex="11pt"/>
    </style:style>
    <style:style style:family="paragraph" style:name="P5" style:parent-style-name="UrbanBody">
      <style:paragraph-properties fo:margin-bottom="0cm" fo:margin-top="0cm" fo:text-align="start" loext:contextual-spacing="false" style:justify-single-word="false"/>
      <style:text-properties fo:font-size="11pt" officeooo:paragraph-rsid="0039cbe2" style:font-name="Arial" style:font-size-asian="11pt" style:font-size-complex="11pt"/>
    </style:style>
    <style:style style:family="paragraph" style:name="P6" style:parent-style-name="UrbanBody">
      <style:paragraph-properties fo:margin-bottom="0cm" fo:margin-top="0cm" fo:text-align="start" loext:contextual-spacing="false" style:justify-single-word="false"/>
      <style:text-properties fo:font-size="11pt" officeooo:paragraph-rsid="0038bac9" officeooo:rsid="0038bac9" style:font-name="Arial" style:font-size-asian="11pt" style:font-size-complex="11pt"/>
    </style:style>
    <style:style style:family="paragraph" style:name="P7" style:parent-style-name="UrbanBody">
      <style:paragraph-properties fo:margin-bottom="0cm" fo:margin-top="0cm" fo:text-align="justify" loext:contextual-spacing="false" style:justify-single-word="false"/>
      <style:text-properties fo:font-size="11pt" fo:font-weight="normal" officeooo:paragraph-rsid="00186935" officeooo:rsid="0016c3f7" style:font-name="Arial" style:font-name-complex="Arial" style:font-size-asian="11pt" style:font-size-complex="11pt" style:font-weight-asian="normal" style:font-weight-complex="normal"/>
    </style:style>
    <style:style style:family="paragraph" style:name="P8" style:parent-style-name="UrbanBody">
      <style:paragraph-properties fo:margin-bottom="0cm" fo:margin-top="0cm" fo:text-align="justify" loext:contextual-spacing="false" style:justify-single-word="false"/>
      <style:text-properties fo:color="#111111" fo:font-size="11pt" officeooo:paragraph-rsid="002d6398" officeooo:rsid="0024ef65" style:font-name="Arial" style:font-name-complex="Arial" style:font-size-asian="11pt" style:font-size-complex="11pt"/>
    </style:style>
    <style:style style:family="paragraph" style:name="P9" style:parent-style-name="UrbanTitle">
      <style:paragraph-properties fo:margin-bottom="0cm" fo:margin-top="0cm" fo:text-align="start" loext:contextual-spacing="false" style:justify-single-word="false"/>
      <style:text-properties fo:font-size="10pt" fo:font-weight="normal" style:font-name="Arial" style:font-size-asian="10pt" style:font-size-complex="10pt" style:font-weight-asian="normal" style:font-weight-complex="normal" style:text-underline-style="none"/>
    </style:style>
    <style:style style:family="paragraph" style:name="P10" style:parent-style-name="UrbanTitle">
      <style:paragraph-properties fo:margin-bottom="0cm" fo:margin-top="0cm" fo:text-align="start" loext:contextual-spacing="false" style:justify-single-word="false"/>
      <style:text-properties fo:font-size="10pt" style:font-name="Arial" style:font-size-asian="10pt" style:font-size-complex="10pt"/>
    </style:style>
    <style:style style:family="paragraph" style:name="P11" style:parent-style-name="UrbanTitle">
      <style:paragraph-properties fo:margin-bottom="0cm" fo:margin-top="0cm" fo:text-align="start" loext:contextual-spacing="false" style:justify-single-word="false"/>
      <style:text-properties fo:font-size="14pt" fo:font-weight="normal" style:font-name="Arial" style:font-size-asian="14pt" style:font-size-complex="14pt" style:font-weight-asian="normal" style:font-weight-complex="normal"/>
    </style:style>
    <style:style style:family="paragraph" style:name="P12" style:parent-style-name="UrbanTitle">
      <style:paragraph-properties fo:margin-bottom="0cm" fo:margin-top="0cm" fo:text-align="start" loext:contextual-spacing="false" style:justify-single-word="false"/>
      <style:text-properties fo:font-size="14pt" fo:font-weight="normal" fo:text-transform="uppercase" style:font-name="Arial" style:font-size-asian="14pt" style:font-size-complex="14pt" style:font-weight-asian="normal" style:font-weight-complex="normal"/>
    </style:style>
    <style:style style:family="paragraph" style:name="P13" style:parent-style-name="Standard">
      <style:paragraph-properties fo:margin-bottom="0cm" fo:margin-top="0cm" fo:text-align="start" loext:contextual-spacing="false" style:justify-single-word="false"/>
      <style:text-properties fo:font-size="10pt" fo:font-weight="bold" style:font-name="Arial" style:font-size-asian="10pt" style:font-size-complex="10pt" style:font-weight-asian="bold" style:font-weight-complex="bold"/>
    </style:style>
    <style:style style:family="paragraph" style:name="P14" style:parent-style-name="Standard">
      <style:paragraph-properties fo:margin-bottom="0cm" fo:margin-top="0cm" fo:text-align="justify" loext:contextual-spacing="false" style:justify-single-word="false"/>
      <style:text-properties fo:font-size="11pt" fo:font-weight="normal" officeooo:paragraph-rsid="00186935" officeooo:rsid="0016c3f7" style:font-name="Arial" style:font-size-asian="11pt" style:font-size-complex="11pt" style:font-weight-asian="normal" style:font-weight-complex="normal"/>
    </style:style>
    <style:style style:family="paragraph" style:name="P15" style:parent-style-name="Standard">
      <style:paragraph-properties fo:margin-bottom="0cm" fo:margin-top="0cm" fo:text-align="center" loext:contextual-spacing="false" style:justify-single-word="false" style:line-height-at-least="0.176cm"/>
      <style:text-properties fo:font-size="15pt" officeooo:paragraph-rsid="003ef27d" style:font-name="Rubik" style:font-name-complex="Rubik" style:font-size-asian="15pt" style:font-size-complex="15pt"/>
    </style:style>
    <style:style style:family="paragraph" style:name="P16" style:parent-style-name="Text_20_body">
      <style:paragraph-properties fo:margin-bottom="0cm" fo:margin-top="0cm" fo:text-align="start" loext:contextual-spacing="false" style:justify-single-word="false"/>
      <style:text-properties fo:font-size="11pt" fo:font-weight="normal" officeooo:paragraph-rsid="001bb43e" officeooo:rsid="0016c3f7" style:font-name="Arial" style:font-size-asian="11pt" style:font-size-complex="11pt" style:font-weight-asian="normal" style:font-weight-complex="normal"/>
    </style:style>
    <style:style style:family="paragraph" style:name="P17" style:parent-style-name="Standard">
      <style:paragraph-properties fo:text-align="start" style:justify-single-word="false"/>
      <style:text-properties fo:font-size="10.5pt" fo:font-weight="normal" style:font-name="Arial" style:font-size-asian="10.5pt" style:font-size-complex="10.5pt" style:font-weight-asian="normal" style:font-weight-complex="normal"/>
    </style:style>
    <style:style style:family="paragraph" style:name="P18" style:parent-style-name="Preformatted_20_Text">
      <style:paragraph-properties fo:text-align="justify" style:justify-single-word="false"/>
      <style:text-properties fo:font-size="10pt" officeooo:paragraph-rsid="00186935" style:font-name="Arial" style:font-name-complex="Arial" style:font-size-asian="10pt" style:font-size-complex="10pt"/>
    </style:style>
    <style:style style:family="paragraph" style:name="P19" style:parent-style-name="Preformatted_20_Text">
      <style:paragraph-properties fo:text-align="justify" style:justify-single-word="false"/>
      <style:text-properties fo:font-size="11pt" officeooo:paragraph-rsid="00186935" style:font-name="Arial" style:font-name-complex="Arial" style:font-size-asian="11pt" style:font-size-complex="11pt"/>
    </style:style>
    <style:style style:family="paragraph" style:name="P20" style:parent-style-name="Preformatted_20_Text">
      <style:paragraph-properties fo:text-align="start" style:justify-single-word="false"/>
      <style:text-properties fo:font-size="11pt" officeooo:paragraph-rsid="005139cf" style:font-name="Arial" style:font-size-asian="11pt" style:font-size-complex="11pt"/>
    </style:style>
    <style:style style:family="paragraph" style:name="P21" style:parent-style-name="Preformatted_20_Text">
      <style:paragraph-properties fo:text-align="start" style:justify-single-word="false"/>
      <style:text-properties fo:font-size="11pt" officeooo:paragraph-rsid="00535cd0" style:font-name="Arial" style:font-size-asian="11pt" style:font-size-complex="11pt"/>
    </style:style>
    <style:style style:family="paragraph" style:name="P22" style:parent-style-name="Preformatted_20_Text">
      <style:paragraph-properties fo:text-align="start" style:justify-single-word="false"/>
      <style:text-properties fo:font-size="11pt" officeooo:paragraph-rsid="0055c485" style:font-name="Arial" style:font-size-asian="11pt" style:font-size-complex="11pt"/>
    </style:style>
    <style:style style:family="paragraph" style:name="P23" style:parent-style-name="Preformatted_20_Text">
      <style:paragraph-properties fo:text-align="start" style:justify-single-word="false"/>
      <style:text-properties fo:font-size="11pt" fo:font-weight="normal" officeooo:paragraph-rsid="001f4b30" officeooo:rsid="0024ef65" style:font-name="Arial" style:font-name-complex="Arial" style:font-size-asian="11pt" style:font-size-complex="11pt" style:font-weight-asian="normal" style:font-weight-complex="normal"/>
    </style:style>
    <style:style style:family="paragraph" style:name="P24" style:parent-style-name="Preformatted_20_Text">
      <style:paragraph-properties fo:text-align="start" style:justify-single-word="false"/>
      <style:text-properties fo:background-color="#fff200" fo:color="#ff3333" fo:font-size="11pt" fo:font-style="normal" fo:font-weight="bold" officeooo:paragraph-rsid="00535cd0" officeooo:rsid="00230ea8" style:font-name="Arial" style:font-name-complex="Arial" style:font-size-asian="11pt" style:font-size-complex="11pt" style:font-style-asian="normal" style:font-weight-asian="bold" style:font-weight-complex="bold" style:text-underline-color="font-color" style:text-underline-style="solid" style:text-underline-width="auto"/>
    </style:style>
    <style:style style:family="paragraph" style:name="P25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country="FR" fo:font-size="10pt" fo:font-weight="normal" fo:language="fr" officeooo:paragraph-rsid="0020eb3a" style:font-name="Arial" style:font-size-asian="10pt" style:font-size-complex="10pt" style:font-weight-asian="normal" style:font-weight-complex="normal"/>
    </style:style>
    <style:style style:family="paragraph" style:name="P26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#fff200" fo:color="#ff3333" fo:country="FR" fo:font-size="10pt" fo:language="fr" officeooo:paragraph-rsid="002d6398" officeooo:rsid="002d6398" style:font-name="Arial" style:font-size-asian="10pt" style:font-size-complex="10pt"/>
    </style:style>
    <style:style style:family="paragraph" style:name="P27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#ffff00" fo:color="#ff3333" fo:country="FR" fo:font-size="10pt" fo:language="fr" officeooo:paragraph-rsid="002d6398" officeooo:rsid="002d6398" style:font-name="Arial" style:font-size-asian="10pt" style:font-size-complex="10pt" style:text-underline-style="none"/>
    </style:style>
    <style:style style:family="paragraph" style:name="P28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transparent" fo:country="FR" fo:font-size="10pt" fo:font-weight="bold" fo:language="fr" officeooo:paragraph-rsid="0020eb3a" style:font-name="Arial" style:font-size-asian="10pt" style:font-size-complex="10pt" style:font-weight-asian="normal" style:font-weight-complex="normal" style:text-underline-color="font-color" style:text-underline-style="solid" style:text-underline-width="auto" style:use-window-font-color="true"/>
    </style:style>
    <style:style style:family="paragraph" style:name="P29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transparent" fo:country="FR" fo:font-size="10pt" fo:font-weight="bold" fo:language="fr" officeooo:paragraph-rsid="0020eb3a" style:font-name="Arial" style:font-size-asian="10pt" style:font-size-complex="10pt" style:use-window-font-color="true"/>
    </style:style>
    <style:style style:family="paragraph" style:name="P30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officeooo:paragraph-rsid="002d6398"/>
    </style:style>
    <style:style style:family="paragraph" style:name="P31" style:parent-style-name="Standard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font-size="10pt" fo:font-weight="bold" officeooo:paragraph-rsid="0020eb3a" style:font-name="Arial" style:font-size-asian="10pt" style:font-size-complex="10pt" style:font-weight-asian="bold" style:font-weight-complex="bold"/>
    </style:style>
    <style:style style:family="paragraph" style:name="P32" style:parent-style-name="Standard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font-size="10pt" fo:font-weight="normal" officeooo:paragraph-rsid="0020eb3a" style:font-name="Arial" style:font-size-asian="10pt" style:font-size-complex="10pt" style:font-weight-asian="normal" style:font-weight-complex="normal"/>
    </style:style>
    <style:style style:family="paragraph" style:name="P33" style:parent-style-name="Standard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transparent" fo:font-size="10pt" fo:font-weight="normal" officeooo:paragraph-rsid="0020eb3a" style:font-name="Arial" style:font-size-asian="10pt" style:font-size-complex="10pt" style:font-weight-asian="normal" style:font-weight-complex="normal"/>
    </style:style>
    <style:style style:family="paragraph" style:name="P34" style:parent-style-name="Standard">
      <style:paragraph-properties fo:margin-bottom="0cm" fo:margin-left="0cm" fo:margin-right="0cm" fo:margin-top="0cm" fo:text-align="start" fo:text-indent="0cm" loext:contextual-spacing="false" style:auto-text-indent="false" style:justify-single-word="false" style:writing-mode="lr-tb"/>
      <style:text-properties fo:font-size="11pt" officeooo:paragraph-rsid="0020eb3a" officeooo:rsid="0016c3f7" style:font-name="Arial" style:font-size-asian="11pt" style:font-size-complex="11pt"/>
    </style:style>
    <style:style style:family="paragraph" style:name="P35" style:parent-style-name="UrbanBody">
      <style:paragraph-properties fo:margin-bottom="0cm" fo:margin-left="0cm" fo:margin-right="0cm" fo:margin-top="0cm" fo:text-align="start" fo:text-indent="0cm" loext:contextual-spacing="false" style:auto-text-indent="false" style:justify-single-word="false" style:writing-mode="lr-tb"/>
      <style:text-properties fo:font-size="11pt" officeooo:paragraph-rsid="0020eb3a" style:font-name="Arial" style:font-size-asian="11pt" style:font-size-complex="11pt"/>
    </style:style>
    <style:style style:family="paragraph" style:name="P36" style:parent-style-name="Text_20_body">
      <style:paragraph-properties fo:margin-bottom="0cm" fo:margin-left="0cm" fo:margin-right="0cm" fo:margin-top="0cm" fo:text-align="start" fo:text-indent="0cm" loext:contextual-spacing="false" style:auto-text-indent="false" style:justify-single-word="false" style:shadow="none" style:writing-mode="lr-tb"/>
      <style:text-properties fo:country="FR" fo:font-size="11pt" fo:font-weight="normal" fo:language="fr" officeooo:paragraph-rsid="0020eb3a" officeooo:rsid="0024ef65" style:font-name="Arial" style:font-name-complex="Arial" style:font-size-asian="11pt" style:font-size-complex="11pt" style:font-weight-asian="normal" style:font-weight-complex="normal"/>
    </style:style>
    <style:style style:family="paragraph" style:name="P37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officeooo:paragraph-rsid="0020eb3a" style:font-name="Arial" style:font-size-asian="11pt" style:font-size-complex="11pt"/>
    </style:style>
    <style:style style:family="paragraph" style:name="P38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officeooo:paragraph-rsid="0022f8f1" style:font-name="Arial" style:font-size-asian="11pt" style:font-size-complex="11pt"/>
    </style:style>
    <style:style style:family="paragraph" style:name="P39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0eb3a" officeooo:rsid="0016c3f7" style:font-name="Arial" style:font-name-complex="Arial" style:font-size-asian="11pt" style:font-size-complex="11pt" style:font-weight-asian="normal" style:font-weight-complex="normal" style:text-underline-style="none"/>
    </style:style>
    <style:style style:family="paragraph" style:name="P40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2e82c" officeooo:rsid="0016c3f7" style:font-name="Arial" style:font-name-complex="Arial" style:font-size-asian="11pt" style:font-size-complex="11pt" style:font-weight-asian="normal" style:font-weight-complex="normal" style:text-underline-style="none"/>
    </style:style>
    <style:style style:family="paragraph" style:name="P41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2e82c" officeooo:rsid="0024ef65" style:font-name="Arial" style:font-name-complex="Arial" style:font-size-asian="11pt" style:font-size-complex="11pt" style:font-weight-asian="normal" style:font-weight-complex="normal"/>
    </style:style>
    <style:style style:family="paragraph" style:name="P42" style:parent-style-name="Preformatted_20_Text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0eb3a" officeooo:rsid="0016c3f7" style:font-name="Arial" style:font-size-asian="11pt" style:font-size-complex="11pt" style:font-weight-asian="normal" style:font-weight-complex="normal"/>
    </style:style>
    <style:style style:family="paragraph" style:name="P43" style:parent-style-name="Preformatted_20_Text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2e82c" officeooo:rsid="0016c3f7" style:font-name="Arial" style:font-name-complex="Arial" style:font-size-asian="11pt" style:font-size-complex="11pt" style:font-weight-asian="normal" style:font-weight-complex="normal" style:text-underline-style="none"/>
    </style:style>
    <style:style style:family="paragraph" style:name="P44" style:parent-style-name="Heading_20_4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font-size="10pt" fo:font-weight="bold" officeooo:paragraph-rsid="0020eb3a" style:font-name="Arial" style:font-size-asian="10pt" style:font-size-complex="10pt" style:font-weight-asian="bold" style:font-weight-complex="bold"/>
    </style:style>
    <style:style style:family="paragraph" style:name="P45" style:parent-style-name="Heading_20_4">
      <style:paragraph-properties fo:line-height="100%" fo:margin-bottom="0cm" fo:margin-left="-0.042cm" fo:margin-right="-0.021cm" fo:margin-top="0cm" fo:text-align="center" fo:text-indent="0cm" loext:contextual-spacing="false" style:auto-text-indent="false" style:justify-single-word="false"/>
      <style:text-properties fo:font-size="10pt" fo:font-weight="bold" officeooo:paragraph-rsid="0020eb3a" style:font-name="Arial" style:font-size-asian="10pt" style:font-size-complex="10pt" style:font-weight-asian="bold" style:font-weight-complex="bold"/>
    </style:style>
    <style:style style:family="paragraph" style:name="P46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fo:font-weight="normal" officeooo:rsid="0024ef65" style:font-name-complex="Arial" style:font-style-asian="normal" style:font-weight-asian="normal" style:text-underline-color="font-color" style:text-underline-style="solid" style:text-underline-width="auto"/>
    </style:style>
    <style:style style:family="text" style:name="T2">
      <style:text-properties fo:background-color="transparent" fo:font-style="normal" fo:font-weight="bold" loext:char-shading-value="0" style:font-style-asian="normal" style:font-style-complex="normal" style:font-weight-asian="bold" style:font-weight-complex="bold" style:text-underline-style="none"/>
    </style:style>
    <style:style style:family="text" style:name="T3">
      <style:text-properties fo:font-style="normal" fo:font-weight="bold" style:font-style-asian="normal" style:font-style-complex="normal" style:font-weight-asian="bold" style:font-weight-complex="bold" style:text-underline-style="none"/>
    </style:style>
    <style:style style:family="text" style:name="T4">
      <style:text-properties fo:font-style="normal" fo:font-weight="normal" officeooo:rsid="001dc90b" style:font-style-asian="normal" style:font-weight-asian="normal" style:font-weight-complex="normal" style:text-underline-style="none"/>
    </style:style>
    <style:style style:family="text" style:name="T5">
      <style:text-properties fo:font-weight="normal" style:font-weight-asian="normal" style:font-weight-complex="normal"/>
    </style:style>
    <style:style style:family="text" style:name="T6">
      <style:text-properties fo:font-weight="normal" officeooo:rsid="0022e82c" style:font-weight-asian="normal" style:font-weight-complex="normal"/>
    </style:style>
    <style:style style:family="text" style:name="T7">
      <style:text-properties fo:font-weight="normal" officeooo:rsid="0033d800" style:font-weight-asian="normal" style:font-weight-complex="normal"/>
    </style:style>
    <style:style style:family="text" style:name="T8">
      <style:text-properties fo:font-weight="normal" officeooo:rsid="00358cac" style:font-weight-asian="normal" style:font-weight-complex="normal"/>
    </style:style>
    <style:style style:family="text" style:name="T9">
      <style:text-properties fo:font-weight="normal" style:font-name-complex="Arial" style:font-weight-asian="normal" style:font-weight-complex="normal"/>
    </style:style>
    <style:style style:family="text" style:name="T10">
      <style:text-properties fo:font-weight="normal" officeooo:rsid="0024ef65" style:font-name-complex="Arial" style:font-weight-asian="normal" style:font-weight-complex="normal"/>
    </style:style>
    <style:style style:family="text" style:name="T11">
      <style:text-properties fo:font-weight="normal" officeooo:rsid="00230ea8" style:font-name-complex="Arial" style:font-weight-asian="normal" style:font-weight-complex="normal"/>
    </style:style>
    <style:style style:family="text" style:name="T12">
      <style:text-properties fo:font-weight="normal" officeooo:rsid="0016c3f7" style:font-name-complex="Arial" style:font-weight-asian="normal" style:font-weight-complex="normal"/>
    </style:style>
    <style:style style:family="text" style:name="T13">
      <style:text-properties fo:font-weight="bold" officeooo:rsid="00230ea8" style:font-name-complex="Arial" style:font-weight-asian="bold" style:font-weight-complex="bold"/>
    </style:style>
    <style:style style:family="text" style:name="T14">
      <style:text-properties fo:font-weight="bold" style:font-weight-asian="bold" style:font-weight-complex="bold"/>
    </style:style>
    <style:style style:family="text" style:name="T15">
      <style:text-properties fo:font-weight="bold" officeooo:rsid="0024ef65" style:font-name-complex="Arial" style:font-weight-asian="normal" style:font-weight-complex="normal"/>
    </style:style>
    <style:style style:family="text" style:name="T16">
      <style:text-properties style:text-underline-color="font-color" style:text-underline-style="solid" style:text-underline-width="auto"/>
    </style:style>
    <style:style style:family="text" style:name="T17">
      <style:text-properties fo:font-weight="bold" officeooo:rsid="0024ef65" style:font-name-complex="Arial" style:text-underline-color="font-color" style:text-underline-style="solid" style:text-underline-width="auto"/>
    </style:style>
    <style:style style:family="text" style:name="T18">
      <style:text-properties fo:font-weight="bold" officeooo:rsid="0016c3f7" style:font-name-complex="Arial" style:text-underline-color="font-color" style:text-underline-style="solid" style:text-underline-width="auto"/>
    </style:style>
    <style:style style:family="text" style:name="T19">
      <style:text-properties fo:font-weight="bold" officeooo:rsid="0049f285" style:font-name-complex="Arial" style:text-underline-color="font-color" style:text-underline-style="solid" style:text-underline-width="auto"/>
    </style:style>
    <style:style style:family="text" style:name="T20">
      <style:text-properties officeooo:rsid="0024ef65" style:font-name-complex="Arial" style:text-underline-color="font-color" style:text-underline-style="solid" style:text-underline-width="auto"/>
    </style:style>
    <style:style style:family="text" style:name="T21">
      <style:text-properties fo:font-style="normal" fo:font-weight="normal" officeooo:rsid="0024ef65" style:font-name-complex="Arial" style:font-style-asian="normal" style:font-weight-asian="normal" style:text-underline-color="font-color" style:text-underline-style="solid" style:text-underline-width="auto" style:use-window-font-color="true"/>
    </style:style>
    <style:style style:family="text" style:name="T22">
      <style:text-properties fo:font-style="normal" fo:font-weight="normal" officeooo:rsid="0024ef65" style:font-name-complex="Arial" style:font-style-asian="normal" style:font-weight-asian="normal" style:font-weight-complex="normal" style:text-underline-color="font-color" style:text-underline-style="solid" style:text-underline-width="auto" style:use-window-font-color="true"/>
    </style:style>
    <style:style style:family="text" style:name="T23">
      <style:text-properties officeooo:rsid="0024ef65" style:font-name-complex="Arial" style:use-window-font-color="true"/>
    </style:style>
    <style:style style:family="text" style:name="T24">
      <style:text-properties fo:background-color="transparent" fo:country="FR" fo:font-size="10pt" fo:font-weight="bold" fo:language="fr" loext:char-shading-value="0" style:font-name="Arial" style:font-size-asian="10pt" style:font-size-complex="10pt" style:text-underline-color="font-color" style:text-underline-style="solid" style:text-underline-width="auto" style:use-window-font-color="true"/>
    </style:style>
    <style:style style:family="text" style:name="T25">
      <style:text-properties fo:background-color="transparent" fo:country="FR" fo:font-size="10pt" fo:language="fr" loext:char-shading-value="0" style:font-name="Arial" style:font-size-asian="10pt" style:font-size-complex="10pt" style:text-underline-color="font-color" style:text-underline-style="solid" style:text-underline-width="auto" style:use-window-font-color="true"/>
    </style:style>
    <style:style style:family="text" style:name="T26">
      <style:text-properties fo:background-color="transparent" fo:font-size="10pt" loext:char-shading-value="0" style:font-name="Arial" style:font-size-asian="10pt" style:font-size-complex="10pt" style:text-underline-color="font-color" style:text-underline-style="solid" style:text-underline-width="auto" style:use-window-font-color="true"/>
    </style:style>
    <style:style style:family="text" style:name="T27">
      <style:text-properties fo:background-color="transparent" loext:char-shading-value="0" officeooo:rsid="0032d9c9" style:use-window-font-color="true"/>
    </style:style>
    <style:style style:family="text" style:name="T28">
      <style:text-properties fo:background-color="transparent" loext:char-shading-value="0" officeooo:rsid="0016c3f7" style:text-underline-style="none" style:use-window-font-color="true"/>
    </style:style>
    <style:style style:family="text" style:name="T29">
      <style:text-properties fo:background-color="transparent" fo:font-weight="bold" loext:char-shading-value="0" officeooo:rsid="00257375" style:font-name-complex="Arial" style:font-weight-asian="bold" style:font-weight-complex="bold" style:use-window-font-color="true"/>
    </style:style>
    <style:style style:family="text" style:name="T30">
      <style:text-properties fo:background-color="transparent" fo:font-weight="bold" loext:char-shading-value="0" officeooo:rsid="00230ea8" style:font-name-complex="Arial" style:font-weight-asian="bold" style:font-weight-complex="bold" style:use-window-font-color="true"/>
    </style:style>
    <style:style style:family="text" style:name="T31">
      <style:text-properties fo:background-color="transparent" fo:font-weight="bold" loext:char-shading-value="0" officeooo:rsid="0054f3cf" style:font-name-complex="Arial" style:font-weight-asian="bold" style:font-weight-complex="bold" style:use-window-font-color="true"/>
    </style:style>
    <style:style style:family="text" style:name="T32">
      <style:text-properties fo:background-color="transparent" fo:font-weight="bold" loext:char-shading-value="0" officeooo:rsid="0055c485" style:font-name-complex="Arial" style:font-weight-asian="bold" style:font-weight-complex="bold" style:use-window-font-color="true"/>
    </style:style>
    <style:style style:family="text" style:name="T33">
      <style:text-properties officeooo:rsid="0016c3f7"/>
    </style:style>
    <style:style style:family="text" style:name="T34">
      <style:text-properties fo:background-color="#ffff00" fo:color="#ff3333" fo:country="FR" fo:language="fr" loext:char-shading-value="0" officeooo:rsid="002d6398"/>
    </style:style>
    <style:style style:family="text" style:name="T35">
      <style:text-properties fo:background-color="#ffff00" fo:color="#ff3333" loext:char-shading-value="0" officeooo:rsid="0032d9c9" style:text-underline-style="none"/>
    </style:style>
    <style:style style:family="text" style:name="T36">
      <style:text-properties fo:background-color="#ffff00" fo:color="#ff3333" loext:char-shading-value="0" officeooo:rsid="0032d9c9"/>
    </style:style>
    <style:style style:family="text" style:name="T37">
      <style:text-properties officeooo:rsid="00186935"/>
    </style:style>
    <style:style style:family="text" style:name="T38">
      <style:text-properties officeooo:rsid="0018a05b"/>
    </style:style>
    <style:style style:family="text" style:name="T39">
      <style:text-properties fo:background-color="transparent" loext:char-shading-value="0"/>
    </style:style>
    <style:style style:family="text" style:name="T40">
      <style:text-properties fo:background-color="transparent" loext:char-shading-value="0" officeooo:rsid="0032d9c9"/>
    </style:style>
    <style:style style:family="text" style:name="T41">
      <style:text-properties fo:background-color="transparent" loext:char-shading-value="0" officeooo:rsid="003ef27d"/>
    </style:style>
    <style:style style:family="text" style:name="T42">
      <style:text-properties fo:country="FR" fo:language="fr"/>
    </style:style>
    <style:style style:family="text" style:name="T43">
      <style:text-properties fo:country="FR" fo:language="fr" style:text-underline-color="font-color" style:text-underline-style="solid" style:text-underline-width="auto"/>
    </style:style>
    <style:style style:family="text" style:name="T44">
      <style:text-properties fo:country="FR" fo:font-style="normal" fo:font-weight="bold" fo:language="fr" style:font-style-asian="normal" style:font-style-complex="normal" style:font-weight-asian="bold" style:font-weight-complex="bold" style:text-underline-style="none"/>
    </style:style>
    <style:style style:family="text" style:name="T45">
      <style:text-properties fo:country="FR" fo:font-weight="normal" fo:language="fr" style:font-weight-asian="normal" style:font-weight-complex="normal"/>
    </style:style>
    <style:style style:family="text" style:name="T46">
      <style:text-properties fo:country="FR" fo:font-weight="normal" fo:language="fr" officeooo:rsid="003ef27d" style:font-weight-asian="normal" style:font-weight-complex="normal"/>
    </style:style>
    <style:style style:family="text" style:name="T47">
      <style:text-properties style:text-position="super 58%"/>
    </style:style>
    <style:style style:family="text" style:name="T48">
      <style:text-properties fo:color="#111111" style:font-name-complex="Arial"/>
    </style:style>
    <style:style style:family="text" style:name="T49">
      <style:text-properties fo:color="#111111" officeooo:rsid="001f4b30" style:font-name-complex="Arial"/>
    </style:style>
    <style:style style:family="text" style:name="T50">
      <style:text-properties fo:color="#111111" officeooo:rsid="0024ef65" style:font-name-complex="Arial"/>
    </style:style>
    <style:style style:family="text" style:name="T51">
      <style:text-properties fo:color="#111111" officeooo:rsid="002d6398" style:font-name-complex="Arial"/>
    </style:style>
    <style:style style:family="text" style:name="T52">
      <style:text-properties fo:color="#111111" officeooo:rsid="003ef27d" style:font-name-complex="Arial"/>
    </style:style>
    <style:style style:family="text" style:name="T53">
      <style:text-properties officeooo:rsid="0016c3f7" style:text-underline-style="none"/>
    </style:style>
    <style:style style:family="text" style:name="T54">
      <style:text-properties fo:text-transform="uppercase"/>
    </style:style>
    <style:style style:family="text" style:name="T55">
      <style:text-properties fo:text-transform="uppercase" officeooo:rsid="0016c3f7"/>
    </style:style>
    <style:style style:family="text" style:name="T56">
      <style:text-properties fo:text-transform="uppercase" officeooo:rsid="003ef27d"/>
    </style:style>
    <style:style style:family="text" style:name="T57">
      <style:text-properties fo:background-color="#ffff00" fo:color="#ce181e" loext:char-shading-value="0" officeooo:rsid="0032d9c9"/>
    </style:style>
    <style:style style:family="text" style:name="T58">
      <style:text-properties fo:background-color="#fff200" fo:color="#ce181e" loext:char-shading-value="0" officeooo:rsid="003ef27d"/>
    </style:style>
    <style:style style:family="text" style:name="T59">
      <style:text-properties fo:background-color="#fff200" fo:color="#ce181e" fo:country="FR" fo:font-weight="normal" fo:language="fr" loext:char-shading-value="0" officeooo:rsid="003ef27d" style:font-weight-asian="normal" style:font-weight-complex="normal"/>
    </style:style>
    <style:style style:family="text" style:name="T60">
      <style:text-properties officeooo:rsid="003ef27d"/>
    </style:style>
    <style:style style:family="text" style:name="T61">
      <style:text-properties officeooo:rsid="004d36f0"/>
    </style:style>
    <style:style style:family="text" style:name="T62">
      <style:text-properties fo:background-color="transparent" fo:country="FR" fo:font-size="10pt" fo:font-style="normal" fo:font-variant="normal" fo:font-weight="normal" fo:language="fr" fo:letter-spacing="normal" fo:text-shadow="none" fo:text-transform="none" style:country-asian="CN" style:country-complex="IN" style:font-name="Times New Roman2" style:font-name-asian="Arial Unicode MS" style:font-name-complex="Mangal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63">
      <style:text-properties fo:background-color="transparent" fo:country="BE" fo:font-size="10pt" fo:font-style="normal" fo:font-variant="normal" fo:font-weight="normal" fo:language="fr" fo:letter-spacing="normal" fo:text-shadow="none" fo:text-transform="none" style:country-asian="CN" style:country-complex="IN" style:font-name="Liberation Serif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33">COMMUNE</text:span> DE <text:span text:style-name="T54"><text:text-input text:description="">tool.getCityName()</text:text-input></text:span></text:p>
      <text:p text:style-name="P17"/>
      <text:p text:style-name="P12"/>
      <text:p text:style-name="P11"><text:span text:style-name="T54">Avis d'</text:span><text:span text:style-name="T55">ENQUÊTE PUBLIQUE<text:line-break/>PERMIS </text:span><text:span text:style-name="T56">INTÉGRÉ</text:span></text:p>
      <text:p text:style-name="P9"/>
      <text:p text:style-name="P10"/>
      <text:p text:style-name="P15">DÉCRET DU 05 FÉVRIER 2015</text:p>
      <text:p text:style-name="P15">RELATIF AUX IMPLANTATIONS COMMERCIALES</text:p>
      <text:p text:style-name="P1"/>
      <text:p text:style-name="P3"><text:span text:style-name="T49">C</text:span><text:span text:style-name="T48">oncerne : </text:span><text:span text:style-name="T51">Demande de permis </text:span><text:span text:style-name="T52">intégré</text:span><text:span text:style-name="T51">.</text:span></text:p>
      <text:p text:style-name="P8"/>
      <text:p text:style-name="P3"><text:span text:style-name="T50"><office:annotation><dc:creator>bleybaert</dc:creator><dc:date>2018-07-17T14:19:36</dc:date><loext:sender-initials>ble</loext:sender-initials><text:p text:style-name="P46"><text:span text:style-name="T62">do text if self.hasSingleApplicant()</text:span></text:p></office:annotation></text:span><text:span text:style-name="T23">Le demandeur est</text:span><text:span text:style-name="T12"> </text:span><text:span text:style-name="T12"><text:text-input text:description="Demandeurs avec adresse">self.getApplicantsSignaletic(withaddress=True)</text:text-input></text:span><text:span text:style-name="T12">.</text:span></text:p>
      <text:p text:style-name="P4"><text:span text:style-name="T12"><office:annotation><dc:creator>bleybaert</dc:creator><dc:date>2018-07-17T14:20:01</dc:date><loext:sender-initials>ble</loext:sender-initials><text:p text:style-name="P46"><text:span text:style-name="T62">do text if self.hasMultipleApplicants()</text:span></text:p></office:annotation></text:span><text:span text:style-name="T12">L</text:span><text:span text:style-name="T9">es demandeurs sont </text:span><text:span text:style-name="T12"><text:text-input text:description="Demandeurs avec adresse">self.getApplicantsSignaletic(withaddress=True)</text:text-input></text:span><text:span text:style-name="T12">.</text:span></text:p>
      <text:p text:style-name="P19"/>
      <text:p text:style-name="P7">Le terrain est situé <text:text-input text:description="Emplacement des travaux">self.getWorkLocationSignaletic()</text:text-input>, cadastré <text:text-input text:description="Cadastre">licence_view.get_parcels()</text:text-input>.</text:p>
      <text:p text:style-name="P19"/>
      <text:p text:style-name="P14"><text:span text:style-name="T37">L</text:span>e projet consiste en <text:text-input text:description="Nature des travaux">self.getLicenceSubject()</text:text-input><text:s/>et présente les caractéristiques suivantes :</text:p>
      <text:p text:style-name="P20"><text:span text:style-name="T19">Zonage au plan de secteur </text:span><text:span text:style-name="T17">:</text:span><text:span text:style-name="T20"> </text:span><text:span text:style-name="T1"><text:text-input text:description="Bien-Parcelles">licence_helper.folderZone</text:text-input></text:span></text:p>
      <text:p text:style-name="P20"><text:span text:style-name="T19">Guide communal d'urbanisme</text:span><text:span text:style-name="T17">:</text:span><text:span text:style-name="T20"> </text:span><text:span text:style-name="T21"><text:text-input text:description="Bien-Parcelles">self.getValueForTemplate('township_guide')</text:text-input></text:span></text:p>
      <text:p text:style-name="P20"><text:span text:style-name="T19">Schéma de développement communal</text:span><text:span text:style-name="T18"> </text:span><text:span text:style-name="T17">:</text:span><text:span text:style-name="T20"> </text:span><text:span text:style-name="T22"><text:text-input text:description="Bien-Parcelles">self.getValueForTemplate('SDC')</text:text-input></text:span><text:span text:style-name="T22"> </text:span></text:p>
      <text:p text:style-name="P24">Permis d'urbanisation (lot.) :</text:p>
      <text:p text:style-name="P21"><text:span text:style-name="T13"><office:annotation><dc:creator>bleybaert</dc:creator><dc:date>2018-11-22T11:31:30.751517122</dc:date><loext:sender-initials>ble</loext:sender-initials><text:p text:style-name="P46"><text:span text:style-name="T63">do text if "Guide Communal" in licence_helper.divergence</text:span></text:p></office:annotation></text:span><text:span text:style-name="T13">et s'écarte </text:span><text:span text:style-name="T29">du </text:span><text:span text:style-name="T31">Guide communal d'urbanisme</text:span><text:span text:style-name="T30"> </text:span><text:span text:style-name="T13">pour</text:span><text:span text:style-name="T11"> </text:span><text:span text:style-name="T15">:<text:line-break/></text:span><text:span text:style-name="T10"><text:text-input text:description="Dérogation détails">self.getDivergenceDetails()</text:text-input></text:span></text:p>
      <text:p text:style-name="P22"><text:span text:style-name="T13"><office:annotation><dc:creator>bleybaert</dc:creator><dc:date>2018-11-22T11:31:30.751517122</dc:date><loext:sender-initials>ble</loext:sender-initials><text:p text:style-name="P46"><text:span text:style-name="T63">do text if "urbanisation" in licence_helper.divergence</text:span></text:p></office:annotation></text:span><text:span text:style-name="T13">et s'écarte </text:span><text:span text:style-name="T29">du </text:span><text:span text:style-name="T32">permis d'urbanisation</text:span><text:span text:style-name="T30"> </text:span><text:span text:style-name="T13">pour</text:span><text:span text:style-name="T11"> </text:span><text:span text:style-name="T15">:<text:line-break/></text:span><text:span text:style-name="T10"><text:text-input text:description="Dérogation détails">self.getDivergenceDetails()</text:text-input></text:span></text:p>
      <text:p text:style-name="P23"/>
      <text:p text:style-name="P18"/>
      <table:table table:name="Tableau2" table:style-name="Tableau2">
        <table:table-column table:number-columns-repeated="4" table:style-name="Tableau2.A"/>
        <table:table-row table:style-name="Tableau2.1">
          <table:table-cell office:value-type="string" table:style-name="Tableau2.A1">
            <text:h text:outline-level="4" text:style-name="P44">Date d’affichage</text:h>
            <text:h text:outline-level="4" text:style-name="P44">de la demande</text:h>
          </table:table-cell>
          <table:table-cell office:value-type="string" table:style-name="Tableau2.A1">
            <text:h text:outline-level="4" text:style-name="P44">Date d’ouverture</text:h>
            <text:h text:outline-level="4" text:style-name="P44">de l’enquête</text:h>
          </table:table-cell>
          <table:table-cell office:value-type="string" table:style-name="Tableau2.A1">
            <text:h text:outline-level="4" text:style-name="P45">Lieu et date </text:h>
            <text:h text:outline-level="4" text:style-name="P45">de clôture de l’enquête</text:h>
          </table:table-cell>
          <table:table-cell office:value-type="string" table:style-name="Tableau2.D1">
            <text:p text:style-name="P31">Les observations écrites</text:p>
            <text:p text:style-name="P31">peuvent être adressées :</text:p>
          </table:table-cell>
        </table:table-row>
        <table:table-row table:style-name="Tableau2.2">
          <table:table-cell office:value-type="string" table:style-name="Tableau2.A1">
            <text:p text:style-name="P32"><text:span text:style-name="T39">Le </text:span><text:span text:style-name="T2"><text:text-input text:description="Date début d'enquête">event_view.display_date('displayDate')</text:text-input></text:span></text:p>
          </table:table-cell>
          <table:table-cell office:value-type="string" table:style-name="Tableau2.A1">
            <text:p text:style-name="P32">Le <text:span text:style-name="T3"><text:text-input text:description="Date début d'enquête">tool.formatDate(licence.getLastInquiry().getInvestigationStart())</text:text-input></text:span></text:p>
          </table:table-cell>
          <table:table-cell office:value-type="string" table:style-name="Tableau2.A1">
            <text:p text:style-name="P33"><text:span text:style-name="T43">Lieu</text:span><text:span text:style-name="T16"> </text:span><text:span text:style-name="T42">: </text:span><text:span text:style-name="T34">ADRESSE</text:span></text:p>
            <text:p text:style-name="P32"><text:span text:style-name="T43">Date de clôture :</text:span><text:span text:style-name="T44"> </text:span><text:span text:style-name="T44"><text:text-input text:description="Date début d'enquête">tool.formatDate(licence.getLastInquiry().getInvestigationEnd())</text:text-input></text:span></text:p>
            <text:p text:style-name="P25"><text:span text:style-name="T16">Heure de clôture</text:span> : <text:span text:style-name="T14"><text:text-input text:description="">urbanEventObj.claimsDate.strftime("%H heures %M")
</text:text-input></text:span><text:span text:style-name="T14"><text:s/>à </text:span><text:span text:style-name="T14"><text:text-input text:description="">urbanEventObj.claimEndSDate.strftime("%H heures %M")</text:text-input></text:span></text:p>
          </table:table-cell>
          <table:table-cell office:value-type="string" table:style-name="Tableau2.D1">
            <text:p text:style-name="P28">Par courrier ordinaire :</text:p>
            <text:p text:style-name="P26">ADRESSE</text:p>
            <text:p text:style-name="P26"/>
            <text:p text:style-name="P29">ou</text:p>
            <text:p text:style-name="P29"/>
            <text:p text:style-name="P30"><text:span text:style-name="T24">Par courrier électronique</text:span><text:span text:style-name="T26"> </text:span><text:span text:style-name="T25">:</text:span></text:p>
            <text:p text:style-name="P27">EMAIL</text:p>
          </table:table-cell>
        </table:table-row>
      </table:table>
      <text:p text:style-name="P36"/>
      <text:p text:style-name="P35">Madame, Monsieur,</text:p>
      <text:p text:style-name="P42"/>
      <text:p text:style-name="P39">Le Bourgmestre,</text:p>
      <text:p text:style-name="P39"/>
      <text:p text:style-name="P39"><text:span text:style-name="T39">Porte à la connaissance du public que l’autorité compétente pour statuer sur la présente demande de permis </text:span><text:span text:style-name="T41">intégré</text:span><text:span text:style-name="T39"> est le </text:span><text:span text:style-name="T40">C</text:span><text:span text:style-name="T39">ollège </text:span><text:span text:style-name="T40">C</text:span><text:span text:style-name="T39">ommunal.</text:span></text:p>
      <text:p text:style-name="P39"/>
      <text:p text:style-name="P39">L’enquête publique <text:span text:style-name="T39">est orga</text:span>nisée selon les modalités prévues par les articles D.29-7 à D.29-19 et R.41-6 du livre 1<text:span text:style-name="T47">er</text:span> du code de l’environnement.</text:p>
      <text:p text:style-name="P39"/>
      <text:p text:style-name="P40">Le dossier peut être consulté, durant la période d'enquête, à l'adresse suivante : <text:span text:style-name="T57">ADRESSE</text:span><text:span text:style-name="T27">.</text:span></text:p>
      <text:p text:style-name="P43">- les jours ouvrables soit du lundi au vendredi de 8h30 à 12h00 ;</text:p>
      <text:p text:style-name="P43">- les <text:text-input text:description="Date permanence">tool.formatDate(urbanEventObj.getClaimsDate())</text:text-input>, … / … / … jusqu'à 20 heures.</text:p>
      <text:p text:style-name="P43"/>
      <text:p text:style-name="P41"><text:soft-page-break/><text:span text:style-name="T53">Pour les consultations jusqu'à 20 heures, rendez-vous doit être pris au plus tard 24 heures à l'avance auprès <text:tab/></text:span><text:span text:style-name="T28">du service Urbanisme - <text:tab/>téléphone : </text:span><text:span text:style-name="T35">TEL</text:span><text:span text:style-name="T28"> - mail : </text:span><text:span text:style-name="T35">MAIL</text:span></text:p>
      <text:p text:style-name="P40"/>
      <text:p text:style-name="P38">Des explications techniques peuvent être obtenues auprès des Fonctionnaires technique, délégué <text:span text:style-name="T60">et des implantations commerciales</text:span> du Service Public de Wallonie, <text:span text:style-name="T36">ADRESSE</text:span> / <text:span text:style-name="T58">NUM TEL </text:span>ou auprès du demandeur : <text:span text:style-name="T45"><text:text-input text:description="Demandeurs">self.getApplicantsSignaletic(withaddress=True)</text:text-input></text:span><text:span text:style-name="T45"><text:s/></text:span><text:span text:style-name="T46">(</text:span><text:span text:style-name="T59">TEL</text:span><text:span text:style-name="T46">)</text:span>.</text:p>
      <text:p text:style-name="P37"/>
      <text:p text:style-name="P34"><text:span text:style-name="T8">T</text:span><text:span text:style-name="T5">out intéressé peut formuler ses observations écrites ou orales auprès de </text:span><text:span text:style-name="T6">la </text:span><text:span text:style-name="T7">Commune de </text:span><text:span text:style-name="T7"><text:text-input text:description="">tool.getCityName()</text:text-input></text:span><text:span text:style-name="T6"><text:s/></text:span><text:span text:style-name="T5">dans le délai mentionné ci-dessus, jusqu’à la clôture de l’enquête.</text:span></text:p>
      <text:p text:style-name="P16"/>
      <text:p text:style-name="P5"><text:span text:style-name="T38"><text:text-input text:description="">tool.getCityName()</text:text-input></text:span><text:span text:style-name="T38">, le </text:span><text:span text:style-name="T4"><text:text-input text:description="Délivré à xxx le xxx">tool.formatDate(urbanEventObj.getEventDate())</text:text-input></text:span><text:span text:style-name="T4">.</text:span></text:p>
      <text:p text:style-name="P2"/>
      <text:p text:style-name="P2"/>
      <text:p text:style-name="P6"><office:annotation><dc:creator>bleybaert</dc:creator><dc:date>2018-07-18T09:41:44</dc:date><loext:sender-initials>ble</loext:sender-initials><text:p text:style-name="P46"><text:span text:style-name="T62">do text</text:span></text:p><text:p text:style-name="P46"><text:span text:style-name="T62">from document(at=signatures, format='odt')</text:span></text:p></office:annotation>Import signatures.<text:span text:style-name="T61">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1" svg:font-family="'Lohit Hindi'"/>
    <style:font-face style:name="OpenSymbol" svg:font-family="OpenSymbol"/>
    <style:font-face style:name="Rubik" svg:font-family="Rubik"/>
    <style:font-face style:name="StarSymbol" svg:font-family="StarSymbol"/>
    <style:font-face style:font-family-generic="modern" style:name="Courier New" svg:font-family="'Courier New'"/>
    <style:font-face style:font-family-generic="roman" style:name="Times New Roman1" svg:font-family="'Times New Roman'"/>
    <style:font-face style:font-family-generic="roman" style:font-pitch="variable" style:name="Liberation Serif" svg:font-family="'Liberation Serif'"/>
    <style:font-face style:font-family-generic="roman" style:font-pitch="variable" style:name="Times New Roman2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adornments="Gras" style:font-family-generic="swiss" style:font-pitch="variable" style:name="Calibri" svg:font-family="Calibri"/>
    <style:font-face style:font-family-generic="swiss" style:font-pitch="variable" style:name="Liberation Sans" svg:font-family="'Liberation Sans'"/>
    <style:font-face style:font-family-generic="system" style:font-pitch="variable" style:name="Arial Unicode MS" svg:font-family="'Arial Unicode MS'"/>
    <style:font-face style:font-family-generic="system" style:font-pitch="variable" style:name="Lohit Hindi" svg:font-family="'Lohit Hindi'"/>
    <style:font-face style:font-family-generic="system" style:font-pitch="variable" style:name="Mangal" svg:font-family="Mangal"/>
    <style:font-face style:font-family-generic="system" style:font-pitch="variable" style:name="WenQuanYi Micro Hei" svg:font-family="'WenQuanYi Micro Hei'"/>
  </office:font-face-decls>
  <office:automatic-styles>
    <style:style style:family="table" style:name="Tableau2">
      <style:table-properties fo:margin-left="-0.132cm" style:width="17.194cm" style:writing-mode="lr-tb" table:align="left"/>
    </style:style>
    <style:style style:family="table-column" style:name="Tableau2.A">
      <style:table-column-properties style:column-width="4.299cm"/>
    </style:style>
    <style:style style:family="table-row" style:name="Tableau2.1">
      <style:table-row-properties fo:keep-together="auto" style:min-row-height="1.217cm"/>
    </style:style>
    <style:style style:family="table-cell" style:name="Tableau2.A1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middle" style:writing-mode="lr-tb"/>
    </style:style>
    <style:style style:family="table-cell" style:name="Tableau2.D1">
      <style:table-cell-properties fo:border="0.5pt solid #000000" fo:padding-bottom="0cm" fo:padding-left="0.123cm" fo:padding-right="0.123cm" fo:padding-top="0cm" style:vertical-align="middle" style:writing-mode="lr-tb"/>
    </style:style>
    <style:style style:family="table-row" style:name="Tableau2.2">
      <style:table-row-properties fo:keep-together="auto" style:min-row-height="1.492cm"/>
    </style:style>
    <style:style style:family="paragraph" style:name="P1" style:parent-style-name="UrbanBody">
      <style:paragraph-properties fo:margin-bottom="0cm" fo:margin-top="0cm" fo:text-align="justify" loext:contextual-spacing="false" style:justify-single-word="false"/>
      <style:text-properties fo:font-size="10pt" style:font-name="Arial" style:font-size-asian="10pt" style:font-size-complex="10pt"/>
    </style:style>
    <style:style style:family="paragraph" style:name="P2" style:parent-style-name="UrbanBody">
      <style:paragraph-properties fo:margin-bottom="0cm" fo:margin-top="0cm" fo:text-align="start" loext:contextual-spacing="false" style:justify-single-word="false"/>
      <style:text-properties fo:font-size="10pt" officeooo:paragraph-rsid="0018a05b" style:font-name="Arial" style:font-size-asian="10pt" style:font-size-complex="10pt"/>
    </style:style>
    <style:style style:family="paragraph" style:name="P3" style:parent-style-name="UrbanBody">
      <style:paragraph-properties fo:margin-bottom="0cm" fo:margin-top="0cm" fo:text-align="justify" loext:contextual-spacing="false" style:justify-single-word="false"/>
      <style:text-properties fo:font-size="11pt" officeooo:paragraph-rsid="002d6398" officeooo:rsid="0020eb3a" style:font-name="Arial" style:font-size-asian="11pt" style:font-size-complex="11pt"/>
    </style:style>
    <style:style style:family="paragraph" style:name="P4" style:parent-style-name="UrbanBody">
      <style:paragraph-properties fo:margin-bottom="0cm" fo:margin-top="0cm" fo:text-align="justify" loext:contextual-spacing="false" style:justify-single-word="false"/>
      <style:text-properties fo:font-size="11pt" officeooo:paragraph-rsid="002d6398" officeooo:rsid="002d6398" style:font-name="Arial" style:font-size-asian="11pt" style:font-size-complex="11pt"/>
    </style:style>
    <style:style style:family="paragraph" style:name="P5" style:parent-style-name="UrbanBody">
      <style:paragraph-properties fo:margin-bottom="0cm" fo:margin-top="0cm" fo:text-align="start" loext:contextual-spacing="false" style:justify-single-word="false"/>
      <style:text-properties fo:font-size="11pt" officeooo:paragraph-rsid="0039cbe2" style:font-name="Arial" style:font-size-asian="11pt" style:font-size-complex="11pt"/>
    </style:style>
    <style:style style:family="paragraph" style:name="P6" style:parent-style-name="UrbanBody">
      <style:paragraph-properties fo:margin-bottom="0cm" fo:margin-top="0cm" fo:text-align="start" loext:contextual-spacing="false" style:justify-single-word="false"/>
      <style:text-properties fo:font-size="11pt" officeooo:paragraph-rsid="0038bac9" officeooo:rsid="0038bac9" style:font-name="Arial" style:font-size-asian="11pt" style:font-size-complex="11pt"/>
    </style:style>
    <style:style style:family="paragraph" style:name="P7" style:parent-style-name="UrbanBody">
      <style:paragraph-properties fo:margin-bottom="0cm" fo:margin-top="0cm" fo:text-align="justify" loext:contextual-spacing="false" style:justify-single-word="false"/>
      <style:text-properties fo:font-size="11pt" fo:font-weight="normal" officeooo:paragraph-rsid="00186935" officeooo:rsid="0016c3f7" style:font-name="Arial" style:font-name-complex="Arial" style:font-size-asian="11pt" style:font-size-complex="11pt" style:font-weight-asian="normal" style:font-weight-complex="normal"/>
    </style:style>
    <style:style style:family="paragraph" style:name="P8" style:parent-style-name="UrbanBody">
      <style:paragraph-properties fo:margin-bottom="0cm" fo:margin-top="0cm" fo:text-align="justify" loext:contextual-spacing="false" style:justify-single-word="false"/>
      <style:text-properties fo:color="#111111" fo:font-size="11pt" officeooo:paragraph-rsid="002d6398" officeooo:rsid="0024ef65" style:font-name="Arial" style:font-name-complex="Arial" style:font-size-asian="11pt" style:font-size-complex="11pt"/>
    </style:style>
    <style:style style:family="paragraph" style:name="P9" style:parent-style-name="UrbanTitle">
      <style:paragraph-properties fo:margin-bottom="0cm" fo:margin-top="0cm" fo:text-align="start" loext:contextual-spacing="false" style:justify-single-word="false"/>
      <style:text-properties fo:font-size="10pt" fo:font-weight="normal" style:font-name="Arial" style:font-size-asian="10pt" style:font-size-complex="10pt" style:font-weight-asian="normal" style:font-weight-complex="normal" style:text-underline-style="none"/>
    </style:style>
    <style:style style:family="paragraph" style:name="P10" style:parent-style-name="UrbanTitle">
      <style:paragraph-properties fo:margin-bottom="0cm" fo:margin-top="0cm" fo:text-align="start" loext:contextual-spacing="false" style:justify-single-word="false"/>
      <style:text-properties fo:font-size="10pt" style:font-name="Arial" style:font-size-asian="10pt" style:font-size-complex="10pt"/>
    </style:style>
    <style:style style:family="paragraph" style:name="P11" style:parent-style-name="UrbanTitle">
      <style:paragraph-properties fo:margin-bottom="0cm" fo:margin-top="0cm" fo:text-align="start" loext:contextual-spacing="false" style:justify-single-word="false"/>
      <style:text-properties fo:font-size="14pt" fo:font-weight="normal" style:font-name="Arial" style:font-size-asian="14pt" style:font-size-complex="14pt" style:font-weight-asian="normal" style:font-weight-complex="normal"/>
    </style:style>
    <style:style style:family="paragraph" style:name="P12" style:parent-style-name="UrbanTitle">
      <style:paragraph-properties fo:margin-bottom="0cm" fo:margin-top="0cm" fo:text-align="start" loext:contextual-spacing="false" style:justify-single-word="false"/>
      <style:text-properties fo:font-size="14pt" fo:font-weight="normal" fo:text-transform="uppercase" style:font-name="Arial" style:font-size-asian="14pt" style:font-size-complex="14pt" style:font-weight-asian="normal" style:font-weight-complex="normal"/>
    </style:style>
    <style:style style:family="paragraph" style:name="P13" style:parent-style-name="Standard">
      <style:paragraph-properties fo:margin-bottom="0cm" fo:margin-top="0cm" fo:text-align="start" loext:contextual-spacing="false" style:justify-single-word="false"/>
      <style:text-properties fo:font-size="10pt" fo:font-weight="bold" style:font-name="Arial" style:font-size-asian="10pt" style:font-size-complex="10pt" style:font-weight-asian="bold" style:font-weight-complex="bold"/>
    </style:style>
    <style:style style:family="paragraph" style:name="P14" style:parent-style-name="Standard">
      <style:paragraph-properties fo:margin-bottom="0cm" fo:margin-top="0cm" fo:text-align="justify" loext:contextual-spacing="false" style:justify-single-word="false"/>
      <style:text-properties fo:font-size="11pt" fo:font-weight="normal" officeooo:paragraph-rsid="00186935" officeooo:rsid="0016c3f7" style:font-name="Arial" style:font-size-asian="11pt" style:font-size-complex="11pt" style:font-weight-asian="normal" style:font-weight-complex="normal"/>
    </style:style>
    <style:style style:family="paragraph" style:name="P15" style:parent-style-name="Standard">
      <style:paragraph-properties fo:margin-bottom="0cm" fo:margin-top="0cm" fo:text-align="center" loext:contextual-spacing="false" style:justify-single-word="false" style:line-height-at-least="0.176cm"/>
      <style:text-properties fo:font-size="15pt" officeooo:paragraph-rsid="003ef27d" style:font-name="Rubik" style:font-name-complex="Rubik" style:font-size-asian="15pt" style:font-size-complex="15pt"/>
    </style:style>
    <style:style style:family="paragraph" style:name="P16" style:parent-style-name="Text_20_body">
      <style:paragraph-properties fo:margin-bottom="0cm" fo:margin-top="0cm" fo:text-align="start" loext:contextual-spacing="false" style:justify-single-word="false"/>
      <style:text-properties fo:font-size="11pt" fo:font-weight="normal" officeooo:paragraph-rsid="001bb43e" officeooo:rsid="0016c3f7" style:font-name="Arial" style:font-size-asian="11pt" style:font-size-complex="11pt" style:font-weight-asian="normal" style:font-weight-complex="normal"/>
    </style:style>
    <style:style style:family="paragraph" style:name="P17" style:parent-style-name="Standard">
      <style:paragraph-properties fo:text-align="start" style:justify-single-word="false"/>
      <style:text-properties fo:font-size="10.5pt" fo:font-weight="normal" style:font-name="Arial" style:font-size-asian="10.5pt" style:font-size-complex="10.5pt" style:font-weight-asian="normal" style:font-weight-complex="normal"/>
    </style:style>
    <style:style style:family="paragraph" style:name="P18" style:parent-style-name="Preformatted_20_Text">
      <style:paragraph-properties fo:text-align="justify" style:justify-single-word="false"/>
      <style:text-properties fo:font-size="10pt" officeooo:paragraph-rsid="00186935" style:font-name="Arial" style:font-name-complex="Arial" style:font-size-asian="10pt" style:font-size-complex="10pt"/>
    </style:style>
    <style:style style:family="paragraph" style:name="P19" style:parent-style-name="Preformatted_20_Text">
      <style:paragraph-properties fo:text-align="justify" style:justify-single-word="false"/>
      <style:text-properties fo:font-size="11pt" officeooo:paragraph-rsid="00186935" style:font-name="Arial" style:font-name-complex="Arial" style:font-size-asian="11pt" style:font-size-complex="11pt"/>
    </style:style>
    <style:style style:family="paragraph" style:name="P20" style:parent-style-name="Preformatted_20_Text">
      <style:paragraph-properties fo:text-align="start" style:justify-single-word="false"/>
      <style:text-properties fo:font-size="11pt" officeooo:paragraph-rsid="005139cf" style:font-name="Arial" style:font-size-asian="11pt" style:font-size-complex="11pt"/>
    </style:style>
    <style:style style:family="paragraph" style:name="P21" style:parent-style-name="Preformatted_20_Text">
      <style:paragraph-properties fo:text-align="start" style:justify-single-word="false"/>
      <style:text-properties fo:font-size="11pt" officeooo:paragraph-rsid="00535cd0" style:font-name="Arial" style:font-size-asian="11pt" style:font-size-complex="11pt"/>
    </style:style>
    <style:style style:family="paragraph" style:name="P22" style:parent-style-name="Preformatted_20_Text">
      <style:paragraph-properties fo:text-align="start" style:justify-single-word="false"/>
      <style:text-properties fo:font-size="11pt" officeooo:paragraph-rsid="0055c485" style:font-name="Arial" style:font-size-asian="11pt" style:font-size-complex="11pt"/>
    </style:style>
    <style:style style:family="paragraph" style:name="P23" style:parent-style-name="Preformatted_20_Text">
      <style:paragraph-properties fo:text-align="start" style:justify-single-word="false"/>
      <style:text-properties fo:font-size="11pt" fo:font-weight="normal" officeooo:paragraph-rsid="001f4b30" officeooo:rsid="0024ef65" style:font-name="Arial" style:font-name-complex="Arial" style:font-size-asian="11pt" style:font-size-complex="11pt" style:font-weight-asian="normal" style:font-weight-complex="normal"/>
    </style:style>
    <style:style style:family="paragraph" style:name="P24" style:parent-style-name="Preformatted_20_Text">
      <style:paragraph-properties fo:text-align="start" style:justify-single-word="false"/>
      <style:text-properties fo:background-color="#fff200" fo:color="#ff3333" fo:font-size="11pt" fo:font-style="normal" fo:font-weight="bold" officeooo:paragraph-rsid="00535cd0" officeooo:rsid="00230ea8" style:font-name="Arial" style:font-name-complex="Arial" style:font-size-asian="11pt" style:font-size-complex="11pt" style:font-style-asian="normal" style:font-weight-asian="bold" style:font-weight-complex="bold" style:text-underline-color="font-color" style:text-underline-style="solid" style:text-underline-width="auto"/>
    </style:style>
    <style:style style:family="paragraph" style:name="P25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country="FR" fo:font-size="10pt" fo:font-weight="normal" fo:language="fr" officeooo:paragraph-rsid="0020eb3a" style:font-name="Arial" style:font-size-asian="10pt" style:font-size-complex="10pt" style:font-weight-asian="normal" style:font-weight-complex="normal"/>
    </style:style>
    <style:style style:family="paragraph" style:name="P26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#fff200" fo:color="#ff3333" fo:country="FR" fo:font-size="10pt" fo:language="fr" officeooo:paragraph-rsid="002d6398" officeooo:rsid="002d6398" style:font-name="Arial" style:font-size-asian="10pt" style:font-size-complex="10pt"/>
    </style:style>
    <style:style style:family="paragraph" style:name="P27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#ffff00" fo:color="#ff3333" fo:country="FR" fo:font-size="10pt" fo:language="fr" officeooo:paragraph-rsid="002d6398" officeooo:rsid="002d6398" style:font-name="Arial" style:font-size-asian="10pt" style:font-size-complex="10pt" style:text-underline-style="none"/>
    </style:style>
    <style:style style:family="paragraph" style:name="P28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transparent" fo:country="FR" fo:font-size="10pt" fo:font-weight="bold" fo:language="fr" officeooo:paragraph-rsid="0020eb3a" style:font-name="Arial" style:font-size-asian="10pt" style:font-size-complex="10pt" style:font-weight-asian="normal" style:font-weight-complex="normal" style:text-underline-color="font-color" style:text-underline-style="solid" style:text-underline-width="auto" style:use-window-font-color="true"/>
    </style:style>
    <style:style style:family="paragraph" style:name="P29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transparent" fo:country="FR" fo:font-size="10pt" fo:font-weight="bold" fo:language="fr" officeooo:paragraph-rsid="0020eb3a" style:font-name="Arial" style:font-size-asian="10pt" style:font-size-complex="10pt" style:use-window-font-color="true"/>
    </style:style>
    <style:style style:family="paragraph" style:name="P30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officeooo:paragraph-rsid="002d6398"/>
    </style:style>
    <style:style style:family="paragraph" style:name="P31" style:parent-style-name="Standard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font-size="10pt" fo:font-weight="bold" officeooo:paragraph-rsid="0020eb3a" style:font-name="Arial" style:font-size-asian="10pt" style:font-size-complex="10pt" style:font-weight-asian="bold" style:font-weight-complex="bold"/>
    </style:style>
    <style:style style:family="paragraph" style:name="P32" style:parent-style-name="Standard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font-size="10pt" fo:font-weight="normal" officeooo:paragraph-rsid="0020eb3a" style:font-name="Arial" style:font-size-asian="10pt" style:font-size-complex="10pt" style:font-weight-asian="normal" style:font-weight-complex="normal"/>
    </style:style>
    <style:style style:family="paragraph" style:name="P33" style:parent-style-name="Standard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transparent" fo:font-size="10pt" fo:font-weight="normal" officeooo:paragraph-rsid="0020eb3a" style:font-name="Arial" style:font-size-asian="10pt" style:font-size-complex="10pt" style:font-weight-asian="normal" style:font-weight-complex="normal"/>
    </style:style>
    <style:style style:family="paragraph" style:name="P34" style:parent-style-name="Standard">
      <style:paragraph-properties fo:margin-bottom="0cm" fo:margin-left="0cm" fo:margin-right="0cm" fo:margin-top="0cm" fo:text-align="start" fo:text-indent="0cm" loext:contextual-spacing="false" style:auto-text-indent="false" style:justify-single-word="false" style:writing-mode="lr-tb"/>
      <style:text-properties fo:font-size="11pt" officeooo:paragraph-rsid="0020eb3a" officeooo:rsid="0016c3f7" style:font-name="Arial" style:font-size-asian="11pt" style:font-size-complex="11pt"/>
    </style:style>
    <style:style style:family="paragraph" style:name="P35" style:parent-style-name="UrbanBody">
      <style:paragraph-properties fo:margin-bottom="0cm" fo:margin-left="0cm" fo:margin-right="0cm" fo:margin-top="0cm" fo:text-align="start" fo:text-indent="0cm" loext:contextual-spacing="false" style:auto-text-indent="false" style:justify-single-word="false" style:writing-mode="lr-tb"/>
      <style:text-properties fo:font-size="11pt" officeooo:paragraph-rsid="0020eb3a" style:font-name="Arial" style:font-size-asian="11pt" style:font-size-complex="11pt"/>
    </style:style>
    <style:style style:family="paragraph" style:name="P36" style:parent-style-name="Text_20_body">
      <style:paragraph-properties fo:margin-bottom="0cm" fo:margin-left="0cm" fo:margin-right="0cm" fo:margin-top="0cm" fo:text-align="start" fo:text-indent="0cm" loext:contextual-spacing="false" style:auto-text-indent="false" style:justify-single-word="false" style:shadow="none" style:writing-mode="lr-tb"/>
      <style:text-properties fo:country="FR" fo:font-size="11pt" fo:font-weight="normal" fo:language="fr" officeooo:paragraph-rsid="0020eb3a" officeooo:rsid="0024ef65" style:font-name="Arial" style:font-name-complex="Arial" style:font-size-asian="11pt" style:font-size-complex="11pt" style:font-weight-asian="normal" style:font-weight-complex="normal"/>
    </style:style>
    <style:style style:family="paragraph" style:name="P37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officeooo:paragraph-rsid="0020eb3a" style:font-name="Arial" style:font-size-asian="11pt" style:font-size-complex="11pt"/>
    </style:style>
    <style:style style:family="paragraph" style:name="P38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officeooo:paragraph-rsid="0022f8f1" style:font-name="Arial" style:font-size-asian="11pt" style:font-size-complex="11pt"/>
    </style:style>
    <style:style style:family="paragraph" style:name="P39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0eb3a" officeooo:rsid="0016c3f7" style:font-name="Arial" style:font-name-complex="Arial" style:font-size-asian="11pt" style:font-size-complex="11pt" style:font-weight-asian="normal" style:font-weight-complex="normal" style:text-underline-style="none"/>
    </style:style>
    <style:style style:family="paragraph" style:name="P40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2e82c" officeooo:rsid="0016c3f7" style:font-name="Arial" style:font-name-complex="Arial" style:font-size-asian="11pt" style:font-size-complex="11pt" style:font-weight-asian="normal" style:font-weight-complex="normal" style:text-underline-style="none"/>
    </style:style>
    <style:style style:family="paragraph" style:name="P41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2e82c" officeooo:rsid="0024ef65" style:font-name="Arial" style:font-name-complex="Arial" style:font-size-asian="11pt" style:font-size-complex="11pt" style:font-weight-asian="normal" style:font-weight-complex="normal"/>
    </style:style>
    <style:style style:family="paragraph" style:name="P42" style:parent-style-name="Preformatted_20_Text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0eb3a" officeooo:rsid="0016c3f7" style:font-name="Arial" style:font-size-asian="11pt" style:font-size-complex="11pt" style:font-weight-asian="normal" style:font-weight-complex="normal"/>
    </style:style>
    <style:style style:family="paragraph" style:name="P43" style:parent-style-name="Preformatted_20_Text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2e82c" officeooo:rsid="0016c3f7" style:font-name="Arial" style:font-name-complex="Arial" style:font-size-asian="11pt" style:font-size-complex="11pt" style:font-weight-asian="normal" style:font-weight-complex="normal" style:text-underline-style="none"/>
    </style:style>
    <style:style style:family="paragraph" style:name="P44" style:parent-style-name="Heading_20_4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font-size="10pt" fo:font-weight="bold" officeooo:paragraph-rsid="0020eb3a" style:font-name="Arial" style:font-size-asian="10pt" style:font-size-complex="10pt" style:font-weight-asian="bold" style:font-weight-complex="bold"/>
    </style:style>
    <style:style style:family="paragraph" style:name="P45" style:parent-style-name="Heading_20_4">
      <style:paragraph-properties fo:line-height="100%" fo:margin-bottom="0cm" fo:margin-left="-0.042cm" fo:margin-right="-0.021cm" fo:margin-top="0cm" fo:text-align="center" fo:text-indent="0cm" loext:contextual-spacing="false" style:auto-text-indent="false" style:justify-single-word="false"/>
      <style:text-properties fo:font-size="10pt" fo:font-weight="bold" officeooo:paragraph-rsid="0020eb3a" style:font-name="Arial" style:font-size-asian="10pt" style:font-size-complex="10pt" style:font-weight-asian="bold" style:font-weight-complex="bold"/>
    </style:style>
    <style:style style:family="paragraph" style:name="P46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fo:font-weight="normal" officeooo:rsid="0024ef65" style:font-name-complex="Arial" style:font-style-asian="normal" style:font-weight-asian="normal" style:text-underline-color="font-color" style:text-underline-style="solid" style:text-underline-width="auto"/>
    </style:style>
    <style:style style:family="text" style:name="T2">
      <style:text-properties fo:background-color="transparent" fo:font-style="normal" fo:font-weight="bold" loext:char-shading-value="0" style:font-style-asian="normal" style:font-style-complex="normal" style:font-weight-asian="bold" style:font-weight-complex="bold" style:text-underline-style="none"/>
    </style:style>
    <style:style style:family="text" style:name="T3">
      <style:text-properties fo:font-style="normal" fo:font-weight="bold" style:font-style-asian="normal" style:font-style-complex="normal" style:font-weight-asian="bold" style:font-weight-complex="bold" style:text-underline-style="none"/>
    </style:style>
    <style:style style:family="text" style:name="T4">
      <style:text-properties fo:font-style="normal" fo:font-weight="normal" officeooo:rsid="001dc90b" style:font-style-asian="normal" style:font-weight-asian="normal" style:font-weight-complex="normal" style:text-underline-style="none"/>
    </style:style>
    <style:style style:family="text" style:name="T5">
      <style:text-properties fo:font-weight="normal" style:font-weight-asian="normal" style:font-weight-complex="normal"/>
    </style:style>
    <style:style style:family="text" style:name="T6">
      <style:text-properties fo:font-weight="normal" officeooo:rsid="0022e82c" style:font-weight-asian="normal" style:font-weight-complex="normal"/>
    </style:style>
    <style:style style:family="text" style:name="T7">
      <style:text-properties fo:font-weight="normal" officeooo:rsid="0033d800" style:font-weight-asian="normal" style:font-weight-complex="normal"/>
    </style:style>
    <style:style style:family="text" style:name="T8">
      <style:text-properties fo:font-weight="normal" officeooo:rsid="00358cac" style:font-weight-asian="normal" style:font-weight-complex="normal"/>
    </style:style>
    <style:style style:family="text" style:name="T9">
      <style:text-properties fo:font-weight="normal" style:font-name-complex="Arial" style:font-weight-asian="normal" style:font-weight-complex="normal"/>
    </style:style>
    <style:style style:family="text" style:name="T10">
      <style:text-properties fo:font-weight="normal" officeooo:rsid="0024ef65" style:font-name-complex="Arial" style:font-weight-asian="normal" style:font-weight-complex="normal"/>
    </style:style>
    <style:style style:family="text" style:name="T11">
      <style:text-properties fo:font-weight="normal" officeooo:rsid="00230ea8" style:font-name-complex="Arial" style:font-weight-asian="normal" style:font-weight-complex="normal"/>
    </style:style>
    <style:style style:family="text" style:name="T12">
      <style:text-properties fo:font-weight="normal" officeooo:rsid="0016c3f7" style:font-name-complex="Arial" style:font-weight-asian="normal" style:font-weight-complex="normal"/>
    </style:style>
    <style:style style:family="text" style:name="T13">
      <style:text-properties fo:font-weight="bold" officeooo:rsid="00230ea8" style:font-name-complex="Arial" style:font-weight-asian="bold" style:font-weight-complex="bold"/>
    </style:style>
    <style:style style:family="text" style:name="T14">
      <style:text-properties fo:font-weight="bold" style:font-weight-asian="bold" style:font-weight-complex="bold"/>
    </style:style>
    <style:style style:family="text" style:name="T15">
      <style:text-properties fo:font-weight="bold" officeooo:rsid="0024ef65" style:font-name-complex="Arial" style:font-weight-asian="normal" style:font-weight-complex="normal"/>
    </style:style>
    <style:style style:family="text" style:name="T16">
      <style:text-properties style:text-underline-color="font-color" style:text-underline-style="solid" style:text-underline-width="auto"/>
    </style:style>
    <style:style style:family="text" style:name="T17">
      <style:text-properties fo:font-weight="bold" officeooo:rsid="0024ef65" style:font-name-complex="Arial" style:text-underline-color="font-color" style:text-underline-style="solid" style:text-underline-width="auto"/>
    </style:style>
    <style:style style:family="text" style:name="T18">
      <style:text-properties fo:font-weight="bold" officeooo:rsid="0016c3f7" style:font-name-complex="Arial" style:text-underline-color="font-color" style:text-underline-style="solid" style:text-underline-width="auto"/>
    </style:style>
    <style:style style:family="text" style:name="T19">
      <style:text-properties fo:font-weight="bold" officeooo:rsid="0049f285" style:font-name-complex="Arial" style:text-underline-color="font-color" style:text-underline-style="solid" style:text-underline-width="auto"/>
    </style:style>
    <style:style style:family="text" style:name="T20">
      <style:text-properties officeooo:rsid="0024ef65" style:font-name-complex="Arial" style:text-underline-color="font-color" style:text-underline-style="solid" style:text-underline-width="auto"/>
    </style:style>
    <style:style style:family="text" style:name="T21">
      <style:text-properties fo:font-style="normal" fo:font-weight="normal" officeooo:rsid="0024ef65" style:font-name-complex="Arial" style:font-style-asian="normal" style:font-weight-asian="normal" style:text-underline-color="font-color" style:text-underline-style="solid" style:text-underline-width="auto" style:use-window-font-color="true"/>
    </style:style>
    <style:style style:family="text" style:name="T22">
      <style:text-properties fo:font-style="normal" fo:font-weight="normal" officeooo:rsid="0024ef65" style:font-name-complex="Arial" style:font-style-asian="normal" style:font-weight-asian="normal" style:font-weight-complex="normal" style:text-underline-color="font-color" style:text-underline-style="solid" style:text-underline-width="auto" style:use-window-font-color="true"/>
    </style:style>
    <style:style style:family="text" style:name="T23">
      <style:text-properties officeooo:rsid="0024ef65" style:font-name-complex="Arial" style:use-window-font-color="true"/>
    </style:style>
    <style:style style:family="text" style:name="T24">
      <style:text-properties fo:background-color="transparent" fo:country="FR" fo:font-size="10pt" fo:font-weight="bold" fo:language="fr" loext:char-shading-value="0" style:font-name="Arial" style:font-size-asian="10pt" style:font-size-complex="10pt" style:text-underline-color="font-color" style:text-underline-style="solid" style:text-underline-width="auto" style:use-window-font-color="true"/>
    </style:style>
    <style:style style:family="text" style:name="T25">
      <style:text-properties fo:background-color="transparent" fo:country="FR" fo:font-size="10pt" fo:language="fr" loext:char-shading-value="0" style:font-name="Arial" style:font-size-asian="10pt" style:font-size-complex="10pt" style:text-underline-color="font-color" style:text-underline-style="solid" style:text-underline-width="auto" style:use-window-font-color="true"/>
    </style:style>
    <style:style style:family="text" style:name="T26">
      <style:text-properties fo:background-color="transparent" fo:font-size="10pt" loext:char-shading-value="0" style:font-name="Arial" style:font-size-asian="10pt" style:font-size-complex="10pt" style:text-underline-color="font-color" style:text-underline-style="solid" style:text-underline-width="auto" style:use-window-font-color="true"/>
    </style:style>
    <style:style style:family="text" style:name="T27">
      <style:text-properties fo:background-color="transparent" loext:char-shading-value="0" officeooo:rsid="0032d9c9" style:use-window-font-color="true"/>
    </style:style>
    <style:style style:family="text" style:name="T28">
      <style:text-properties fo:background-color="transparent" loext:char-shading-value="0" officeooo:rsid="0016c3f7" style:text-underline-style="none" style:use-window-font-color="true"/>
    </style:style>
    <style:style style:family="text" style:name="T29">
      <style:text-properties fo:background-color="transparent" fo:font-weight="bold" loext:char-shading-value="0" officeooo:rsid="00257375" style:font-name-complex="Arial" style:font-weight-asian="bold" style:font-weight-complex="bold" style:use-window-font-color="true"/>
    </style:style>
    <style:style style:family="text" style:name="T30">
      <style:text-properties fo:background-color="transparent" fo:font-weight="bold" loext:char-shading-value="0" officeooo:rsid="00230ea8" style:font-name-complex="Arial" style:font-weight-asian="bold" style:font-weight-complex="bold" style:use-window-font-color="true"/>
    </style:style>
    <style:style style:family="text" style:name="T31">
      <style:text-properties fo:background-color="transparent" fo:font-weight="bold" loext:char-shading-value="0" officeooo:rsid="0054f3cf" style:font-name-complex="Arial" style:font-weight-asian="bold" style:font-weight-complex="bold" style:use-window-font-color="true"/>
    </style:style>
    <style:style style:family="text" style:name="T32">
      <style:text-properties fo:background-color="transparent" fo:font-weight="bold" loext:char-shading-value="0" officeooo:rsid="0055c485" style:font-name-complex="Arial" style:font-weight-asian="bold" style:font-weight-complex="bold" style:use-window-font-color="true"/>
    </style:style>
    <style:style style:family="text" style:name="T33">
      <style:text-properties officeooo:rsid="0016c3f7"/>
    </style:style>
    <style:style style:family="text" style:name="T34">
      <style:text-properties fo:background-color="#ffff00" fo:color="#ff3333" fo:country="FR" fo:language="fr" loext:char-shading-value="0" officeooo:rsid="002d6398"/>
    </style:style>
    <style:style style:family="text" style:name="T35">
      <style:text-properties fo:background-color="#ffff00" fo:color="#ff3333" loext:char-shading-value="0" officeooo:rsid="0032d9c9" style:text-underline-style="none"/>
    </style:style>
    <style:style style:family="text" style:name="T36">
      <style:text-properties fo:background-color="#ffff00" fo:color="#ff3333" loext:char-shading-value="0" officeooo:rsid="0032d9c9"/>
    </style:style>
    <style:style style:family="text" style:name="T37">
      <style:text-properties officeooo:rsid="00186935"/>
    </style:style>
    <style:style style:family="text" style:name="T38">
      <style:text-properties officeooo:rsid="0018a05b"/>
    </style:style>
    <style:style style:family="text" style:name="T39">
      <style:text-properties fo:background-color="transparent" loext:char-shading-value="0"/>
    </style:style>
    <style:style style:family="text" style:name="T40">
      <style:text-properties fo:background-color="transparent" loext:char-shading-value="0" officeooo:rsid="0032d9c9"/>
    </style:style>
    <style:style style:family="text" style:name="T41">
      <style:text-properties fo:background-color="transparent" loext:char-shading-value="0" officeooo:rsid="003ef27d"/>
    </style:style>
    <style:style style:family="text" style:name="T42">
      <style:text-properties fo:country="FR" fo:language="fr"/>
    </style:style>
    <style:style style:family="text" style:name="T43">
      <style:text-properties fo:country="FR" fo:language="fr" style:text-underline-color="font-color" style:text-underline-style="solid" style:text-underline-width="auto"/>
    </style:style>
    <style:style style:family="text" style:name="T44">
      <style:text-properties fo:country="FR" fo:font-style="normal" fo:font-weight="bold" fo:language="fr" style:font-style-asian="normal" style:font-style-complex="normal" style:font-weight-asian="bold" style:font-weight-complex="bold" style:text-underline-style="none"/>
    </style:style>
    <style:style style:family="text" style:name="T45">
      <style:text-properties fo:country="FR" fo:font-weight="normal" fo:language="fr" style:font-weight-asian="normal" style:font-weight-complex="normal"/>
    </style:style>
    <style:style style:family="text" style:name="T46">
      <style:text-properties fo:country="FR" fo:font-weight="normal" fo:language="fr" officeooo:rsid="003ef27d" style:font-weight-asian="normal" style:font-weight-complex="normal"/>
    </style:style>
    <style:style style:family="text" style:name="T47">
      <style:text-properties style:text-position="super 58%"/>
    </style:style>
    <style:style style:family="text" style:name="T48">
      <style:text-properties fo:color="#111111" style:font-name-complex="Arial"/>
    </style:style>
    <style:style style:family="text" style:name="T49">
      <style:text-properties fo:color="#111111" officeooo:rsid="001f4b30" style:font-name-complex="Arial"/>
    </style:style>
    <style:style style:family="text" style:name="T50">
      <style:text-properties fo:color="#111111" officeooo:rsid="0024ef65" style:font-name-complex="Arial"/>
    </style:style>
    <style:style style:family="text" style:name="T51">
      <style:text-properties fo:color="#111111" officeooo:rsid="002d6398" style:font-name-complex="Arial"/>
    </style:style>
    <style:style style:family="text" style:name="T52">
      <style:text-properties fo:color="#111111" officeooo:rsid="003ef27d" style:font-name-complex="Arial"/>
    </style:style>
    <style:style style:family="text" style:name="T53">
      <style:text-properties officeooo:rsid="0016c3f7" style:text-underline-style="none"/>
    </style:style>
    <style:style style:family="text" style:name="T54">
      <style:text-properties fo:text-transform="uppercase"/>
    </style:style>
    <style:style style:family="text" style:name="T55">
      <style:text-properties fo:text-transform="uppercase" officeooo:rsid="0016c3f7"/>
    </style:style>
    <style:style style:family="text" style:name="T56">
      <style:text-properties fo:text-transform="uppercase" officeooo:rsid="003ef27d"/>
    </style:style>
    <style:style style:family="text" style:name="T57">
      <style:text-properties fo:background-color="#ffff00" fo:color="#ce181e" loext:char-shading-value="0" officeooo:rsid="0032d9c9"/>
    </style:style>
    <style:style style:family="text" style:name="T58">
      <style:text-properties fo:background-color="#fff200" fo:color="#ce181e" loext:char-shading-value="0" officeooo:rsid="003ef27d"/>
    </style:style>
    <style:style style:family="text" style:name="T59">
      <style:text-properties fo:background-color="#fff200" fo:color="#ce181e" fo:country="FR" fo:font-weight="normal" fo:language="fr" loext:char-shading-value="0" officeooo:rsid="003ef27d" style:font-weight-asian="normal" style:font-weight-complex="normal"/>
    </style:style>
    <style:style style:family="text" style:name="T60">
      <style:text-properties officeooo:rsid="003ef27d"/>
    </style:style>
    <style:style style:family="text" style:name="T61">
      <style:text-properties officeooo:rsid="004d36f0"/>
    </style:style>
    <style:style style:family="text" style:name="T62">
      <style:text-properties fo:background-color="transparent" fo:country="FR" fo:font-size="10pt" fo:font-style="normal" fo:font-variant="normal" fo:font-weight="normal" fo:language="fr" fo:letter-spacing="normal" fo:text-shadow="none" fo:text-transform="none" style:country-asian="CN" style:country-complex="IN" style:font-name="Times New Roman2" style:font-name-asian="Arial Unicode MS" style:font-name-complex="Mangal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63">
      <style:text-properties fo:background-color="transparent" fo:country="BE" fo:font-size="10pt" fo:font-style="normal" fo:font-variant="normal" fo:font-weight="normal" fo:language="fr" fo:letter-spacing="normal" fo:text-shadow="none" fo:text-transform="none" style:country-asian="CN" style:country-complex="IN" style:font-name="Liberation Serif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33">COMMUNE</text:span> DE <text:span text:style-name="T54"><text:text-input text:description="">tool.getCityName()</text:text-input></text:span></text:p>
      <text:p text:style-name="P17"/>
      <text:p text:style-name="P12"/>
      <text:p text:style-name="P11"><text:span text:style-name="T54">Avis d'</text:span><text:span text:style-name="T55">ENQUÊTE PUBLIQUE<text:line-break/>PERMIS </text:span><text:span text:style-name="T56">INTÉGRÉ</text:span></text:p>
      <text:p text:style-name="P9"/>
      <text:p text:style-name="P10"/>
      <text:p text:style-name="P15">DÉCRET DU 05 FÉVRIER 2015</text:p>
      <text:p text:style-name="P15">RELATIF AUX IMPLANTATIONS COMMERCIALES</text:p>
      <text:p text:style-name="P1"/>
      <text:p text:style-name="P3"><text:span text:style-name="T49">C</text:span><text:span text:style-name="T48">oncerne : </text:span><text:span text:style-name="T51">Demande de permis </text:span><text:span text:style-name="T52">intégré</text:span><text:span text:style-name="T51">.</text:span></text:p>
      <text:p text:style-name="P8"/>
      <text:p text:style-name="P3"><text:span text:style-name="T50"><office:annotation><dc:creator>bleybaert</dc:creator><dc:date>2018-07-17T14:19:36</dc:date><loext:sender-initials>ble</loext:sender-initials><text:p text:style-name="P46"><text:span text:style-name="T62">do text if self.hasSingleApplicant()</text:span></text:p></office:annotation></text:span><text:span text:style-name="T23">Le demandeur est</text:span><text:span text:style-name="T12"> </text:span><text:span text:style-name="T12"><text:text-input text:description="Demandeurs avec adresse">self.getApplicantsSignaletic(withaddress=True)</text:text-input></text:span><text:span text:style-name="T12">.</text:span></text:p>
      <text:p text:style-name="P4"><text:span text:style-name="T12"><office:annotation><dc:creator>bleybaert</dc:creator><dc:date>2018-07-17T14:20:01</dc:date><loext:sender-initials>ble</loext:sender-initials><text:p text:style-name="P46"><text:span text:style-name="T62">do text if self.hasMultipleApplicants()</text:span></text:p></office:annotation></text:span><text:span text:style-name="T12">L</text:span><text:span text:style-name="T9">es demandeurs sont </text:span><text:span text:style-name="T12"><text:text-input text:description="Demandeurs avec adresse">self.getApplicantsSignaletic(withaddress=True)</text:text-input></text:span><text:span text:style-name="T12">.</text:span></text:p>
      <text:p text:style-name="P19"/>
      <text:p text:style-name="P7">Le terrain est situé <text:text-input text:description="Emplacement des travaux">self.getWorkLocationSignaletic()</text:text-input>, cadastré <text:text-input text:description="Cadastre">licence_view.get_parcels()</text:text-input>.</text:p>
      <text:p text:style-name="P19"/>
      <text:p text:style-name="P14"><text:span text:style-name="T37">L</text:span>e projet consiste en <text:text-input text:description="Nature des travaux">self.getLicenceSubject()</text:text-input><text:s/>et présente les caractéristiques suivantes :</text:p>
      <text:p text:style-name="P20"><text:span text:style-name="T19">Zonage au plan de secteur </text:span><text:span text:style-name="T17">:</text:span><text:span text:style-name="T20"> </text:span><text:span text:style-name="T1"><text:text-input text:description="Bien-Parcelles">licence_helper.folderZone</text:text-input></text:span></text:p>
      <text:p text:style-name="P20"><text:span text:style-name="T19">Guide communal d'urbanisme</text:span><text:span text:style-name="T17">:</text:span><text:span text:style-name="T20"> </text:span><text:span text:style-name="T21"><text:text-input text:description="Bien-Parcelles">self.getValueForTemplate('township_guide')</text:text-input></text:span></text:p>
      <text:p text:style-name="P20"><text:span text:style-name="T19">Schéma de développement communal</text:span><text:span text:style-name="T18"> </text:span><text:span text:style-name="T17">:</text:span><text:span text:style-name="T20"> </text:span><text:span text:style-name="T22"><text:text-input text:description="Bien-Parcelles">self.getValueForTemplate('SDC')</text:text-input></text:span><text:span text:style-name="T22"> </text:span></text:p>
      <text:p text:style-name="P24">Permis d'urbanisation (lot.) :</text:p>
      <text:p text:style-name="P21"><text:span text:style-name="T13"><office:annotation><dc:creator>bleybaert</dc:creator><dc:date>2018-11-22T11:31:30.751517122</dc:date><loext:sender-initials>ble</loext:sender-initials><text:p text:style-name="P46"><text:span text:style-name="T63">do text if "Guide Communal" in licence_helper.divergence</text:span></text:p></office:annotation></text:span><text:span text:style-name="T13">et s'écarte </text:span><text:span text:style-name="T29">du </text:span><text:span text:style-name="T31">Guide communal d'urbanisme</text:span><text:span text:style-name="T30"> </text:span><text:span text:style-name="T13">pour</text:span><text:span text:style-name="T11"> </text:span><text:span text:style-name="T15">:<text:line-break/></text:span><text:span text:style-name="T10"><text:text-input text:description="Dérogation détails">self.getDivergenceDetails()</text:text-input></text:span></text:p>
      <text:p text:style-name="P22"><text:span text:style-name="T13"><office:annotation><dc:creator>bleybaert</dc:creator><dc:date>2018-11-22T11:31:30.751517122</dc:date><loext:sender-initials>ble</loext:sender-initials><text:p text:style-name="P46"><text:span text:style-name="T63">do text if "urbanisation" in licence_helper.divergence</text:span></text:p></office:annotation></text:span><text:span text:style-name="T13">et s'écarte </text:span><text:span text:style-name="T29">du </text:span><text:span text:style-name="T32">permis d'urbanisation</text:span><text:span text:style-name="T30"> </text:span><text:span text:style-name="T13">pour</text:span><text:span text:style-name="T11"> </text:span><text:span text:style-name="T15">:<text:line-break/></text:span><text:span text:style-name="T10"><text:text-input text:description="Dérogation détails">self.getDivergenceDetails()</text:text-input></text:span></text:p>
      <text:p text:style-name="P23"/>
      <text:p text:style-name="P18"/>
      <table:table table:name="Tableau2" table:style-name="Tableau2">
        <table:table-column table:number-columns-repeated="4" table:style-name="Tableau2.A"/>
        <table:table-row table:style-name="Tableau2.1">
          <table:table-cell office:value-type="string" table:style-name="Tableau2.A1">
            <text:h text:outline-level="4" text:style-name="P44">Date d’affichage</text:h>
            <text:h text:outline-level="4" text:style-name="P44">de la demande</text:h>
          </table:table-cell>
          <table:table-cell office:value-type="string" table:style-name="Tableau2.A1">
            <text:h text:outline-level="4" text:style-name="P44">Date d’ouverture</text:h>
            <text:h text:outline-level="4" text:style-name="P44">de l’enquête</text:h>
          </table:table-cell>
          <table:table-cell office:value-type="string" table:style-name="Tableau2.A1">
            <text:h text:outline-level="4" text:style-name="P45">Lieu et date </text:h>
            <text:h text:outline-level="4" text:style-name="P45">de clôture de l’enquête</text:h>
          </table:table-cell>
          <table:table-cell office:value-type="string" table:style-name="Tableau2.D1">
            <text:p text:style-name="P31">Les observations écrites</text:p>
            <text:p text:style-name="P31">peuvent être adressées :</text:p>
          </table:table-cell>
        </table:table-row>
        <table:table-row table:style-name="Tableau2.2">
          <table:table-cell office:value-type="string" table:style-name="Tableau2.A1">
            <text:p text:style-name="P32"><text:span text:style-name="T39">Le </text:span><text:span text:style-name="T2"><text:text-input text:description="Date début d'enquête">event_view.display_date('displayDate')</text:text-input></text:span></text:p>
          </table:table-cell>
          <table:table-cell office:value-type="string" table:style-name="Tableau2.A1">
            <text:p text:style-name="P32">Le <text:span text:style-name="T3"><text:text-input text:description="Date début d'enquête">tool.formatDate(licence.getLastInquiry().getInvestigationStart())</text:text-input></text:span></text:p>
          </table:table-cell>
          <table:table-cell office:value-type="string" table:style-name="Tableau2.A1">
            <text:p text:style-name="P33"><text:span text:style-name="T43">Lieu</text:span><text:span text:style-name="T16"> </text:span><text:span text:style-name="T42">: </text:span><text:span text:style-name="T34">ADRESSE</text:span></text:p>
            <text:p text:style-name="P32"><text:span text:style-name="T43">Date de clôture :</text:span><text:span text:style-name="T44"> </text:span><text:span text:style-name="T44"><text:text-input text:description="Date début d'enquête">tool.formatDate(licence.getLastInquiry().getInvestigationEnd())</text:text-input></text:span></text:p>
            <text:p text:style-name="P25"><text:span text:style-name="T16">Heure de clôture</text:span> : <text:span text:style-name="T14"><text:text-input text:description="">urbanEventObj.claimsDate.strftime("%H heures %M")
</text:text-input></text:span><text:span text:style-name="T14"><text:s/>à </text:span><text:span text:style-name="T14"><text:text-input text:description="">urbanEventObj.claimEndSDate.strftime("%H heures %M")</text:text-input></text:span></text:p>
          </table:table-cell>
          <table:table-cell office:value-type="string" table:style-name="Tableau2.D1">
            <text:p text:style-name="P28">Par courrier ordinaire :</text:p>
            <text:p text:style-name="P26">ADRESSE</text:p>
            <text:p text:style-name="P26"/>
            <text:p text:style-name="P29">ou</text:p>
            <text:p text:style-name="P29"/>
            <text:p text:style-name="P30"><text:span text:style-name="T24">Par courrier électronique</text:span><text:span text:style-name="T26"> </text:span><text:span text:style-name="T25">:</text:span></text:p>
            <text:p text:style-name="P27">EMAIL</text:p>
          </table:table-cell>
        </table:table-row>
      </table:table>
      <text:p text:style-name="P36"/>
      <text:p text:style-name="P35">Madame, Monsieur,</text:p>
      <text:p text:style-name="P42"/>
      <text:p text:style-name="P39">Le Bourgmestre,</text:p>
      <text:p text:style-name="P39"/>
      <text:p text:style-name="P39"><text:span text:style-name="T39">Porte à la connaissance du public que l’autorité compétente pour statuer sur la présente demande de permis </text:span><text:span text:style-name="T41">intégré</text:span><text:span text:style-name="T39"> est le </text:span><text:span text:style-name="T40">C</text:span><text:span text:style-name="T39">ollège </text:span><text:span text:style-name="T40">C</text:span><text:span text:style-name="T39">ommunal.</text:span></text:p>
      <text:p text:style-name="P39"/>
      <text:p text:style-name="P39">L’enquête publique <text:span text:style-name="T39">est orga</text:span>nisée selon les modalités prévues par les articles D.29-7 à D.29-19 et R.41-6 du livre 1<text:span text:style-name="T47">er</text:span> du code de l’environnement.</text:p>
      <text:p text:style-name="P39"/>
      <text:p text:style-name="P40">Le dossier peut être consulté, durant la période d'enquête, à l'adresse suivante : <text:span text:style-name="T57">ADRESSE</text:span><text:span text:style-name="T27">.</text:span></text:p>
      <text:p text:style-name="P43">- les jours ouvrables soit du lundi au vendredi de 8h30 à 12h00 ;</text:p>
      <text:p text:style-name="P43">- les <text:text-input text:description="Date permanence">tool.formatDate(urbanEventObj.getClaimsDate())</text:text-input>, … / … / … jusqu'à 20 heures.</text:p>
      <text:p text:style-name="P43"/>
      <text:p text:style-name="P41"><text:soft-page-break/><text:span text:style-name="T53">Pour les consultations jusqu'à 20 heures, rendez-vous doit être pris au plus tard 24 heures à l'avance auprès <text:tab/></text:span><text:span text:style-name="T28">du service Urbanisme - <text:tab/>téléphone : </text:span><text:span text:style-name="T35">TEL</text:span><text:span text:style-name="T28"> - mail : </text:span><text:span text:style-name="T35">MAIL</text:span></text:p>
      <text:p text:style-name="P40"/>
      <text:p text:style-name="P38">Des explications techniques peuvent être obtenues auprès des Fonctionnaires technique, délégué <text:span text:style-name="T60">et des implantations commerciales</text:span> du Service Public de Wallonie, <text:span text:style-name="T36">ADRESSE</text:span> / <text:span text:style-name="T58">NUM TEL </text:span>ou auprès du demandeur : <text:span text:style-name="T45"><text:text-input text:description="Demandeurs">self.getApplicantsSignaletic(withaddress=True)</text:text-input></text:span><text:span text:style-name="T45"><text:s/></text:span><text:span text:style-name="T46">(</text:span><text:span text:style-name="T59">TEL</text:span><text:span text:style-name="T46">)</text:span>.</text:p>
      <text:p text:style-name="P37"/>
      <text:p text:style-name="P34"><text:span text:style-name="T8">T</text:span><text:span text:style-name="T5">out intéressé peut formuler ses observations écrites ou orales auprès de </text:span><text:span text:style-name="T6">la </text:span><text:span text:style-name="T7">Commune de </text:span><text:span text:style-name="T7"><text:text-input text:description="">tool.getCityName()</text:text-input></text:span><text:span text:style-name="T6"><text:s/></text:span><text:span text:style-name="T5">dans le délai mentionné ci-dessus, jusqu’à la clôture de l’enquête.</text:span></text:p>
      <text:p text:style-name="P16"/>
      <text:p text:style-name="P5"><text:span text:style-name="T38"><text:text-input text:description="">tool.getCityName()</text:text-input></text:span><text:span text:style-name="T38">, le </text:span><text:span text:style-name="T4"><text:text-input text:description="Délivré à xxx le xxx">tool.formatDate(urbanEventObj.getEventDate())</text:text-input></text:span><text:span text:style-name="T4">.</text:span></text:p>
      <text:p text:style-name="P2"/>
      <text:p text:style-name="P2"/>
      <text:p text:style-name="P6"><office:annotation><dc:creator>bleybaert</dc:creator><dc:date>2018-07-18T09:41:44</dc:date><loext:sender-initials>ble</loext:sender-initials><text:p text:style-name="P46"><text:span text:style-name="T62">do text</text:span></text:p><text:p text:style-name="P46"><text:span text:style-name="T62">from document(at=signatures, format='odt')</text:span></text:p></office:annotation>Import signatures.<text:span text:style-name="T61">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1" svg:font-family="'Lohit Hindi'"/>
    <style:font-face style:name="OpenSymbol" svg:font-family="OpenSymbol"/>
    <style:font-face style:name="Rubik" svg:font-family="Rubik"/>
    <style:font-face style:name="StarSymbol" svg:font-family="StarSymbol"/>
    <style:font-face style:font-family-generic="modern" style:name="Courier New" svg:font-family="'Courier New'"/>
    <style:font-face style:font-family-generic="roman" style:name="Times New Roman1" svg:font-family="'Times New Roman'"/>
    <style:font-face style:font-family-generic="roman" style:font-pitch="variable" style:name="Liberation Serif" svg:font-family="'Liberation Serif'"/>
    <style:font-face style:font-family-generic="roman" style:font-pitch="variable" style:name="Times New Roman2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adornments="Gras" style:font-family-generic="swiss" style:font-pitch="variable" style:name="Calibri" svg:font-family="Calibri"/>
    <style:font-face style:font-family-generic="swiss" style:font-pitch="variable" style:name="Liberation Sans" svg:font-family="'Liberation Sans'"/>
    <style:font-face style:font-family-generic="system" style:font-pitch="variable" style:name="Arial Unicode MS" svg:font-family="'Arial Unicode MS'"/>
    <style:font-face style:font-family-generic="system" style:font-pitch="variable" style:name="Lohit Hindi" svg:font-family="'Lohit Hindi'"/>
    <style:font-face style:font-family-generic="system" style:font-pitch="variable" style:name="Mangal" svg:font-family="Mangal"/>
    <style:font-face style:font-family-generic="system" style:font-pitch="variable" style:name="WenQuanYi Micro Hei" svg:font-family="'WenQuanYi Micro Hei'"/>
  </office:font-face-decls>
  <office:automatic-styles>
    <style:style style:family="table" style:name="Tableau2">
      <style:table-properties fo:margin-left="-0.132cm" style:width="17.194cm" style:writing-mode="lr-tb" table:align="left"/>
    </style:style>
    <style:style style:family="table-column" style:name="Tableau2.A">
      <style:table-column-properties style:column-width="4.299cm"/>
    </style:style>
    <style:style style:family="table-row" style:name="Tableau2.1">
      <style:table-row-properties fo:keep-together="auto" style:min-row-height="1.217cm"/>
    </style:style>
    <style:style style:family="table-cell" style:name="Tableau2.A1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middle" style:writing-mode="lr-tb"/>
    </style:style>
    <style:style style:family="table-cell" style:name="Tableau2.D1">
      <style:table-cell-properties fo:border="0.5pt solid #000000" fo:padding-bottom="0cm" fo:padding-left="0.123cm" fo:padding-right="0.123cm" fo:padding-top="0cm" style:vertical-align="middle" style:writing-mode="lr-tb"/>
    </style:style>
    <style:style style:family="table-row" style:name="Tableau2.2">
      <style:table-row-properties fo:keep-together="auto" style:min-row-height="1.492cm"/>
    </style:style>
    <style:style style:family="paragraph" style:name="P1" style:parent-style-name="UrbanBody">
      <style:paragraph-properties fo:margin-bottom="0cm" fo:margin-top="0cm" fo:text-align="justify" loext:contextual-spacing="false" style:justify-single-word="false"/>
      <style:text-properties fo:font-size="10pt" style:font-name="Arial" style:font-size-asian="10pt" style:font-size-complex="10pt"/>
    </style:style>
    <style:style style:family="paragraph" style:name="P2" style:parent-style-name="UrbanBody">
      <style:paragraph-properties fo:margin-bottom="0cm" fo:margin-top="0cm" fo:text-align="start" loext:contextual-spacing="false" style:justify-single-word="false"/>
      <style:text-properties fo:font-size="10pt" officeooo:paragraph-rsid="0018a05b" style:font-name="Arial" style:font-size-asian="10pt" style:font-size-complex="10pt"/>
    </style:style>
    <style:style style:family="paragraph" style:name="P3" style:parent-style-name="UrbanBody">
      <style:paragraph-properties fo:margin-bottom="0cm" fo:margin-top="0cm" fo:text-align="justify" loext:contextual-spacing="false" style:justify-single-word="false"/>
      <style:text-properties fo:font-size="11pt" officeooo:paragraph-rsid="002d6398" officeooo:rsid="0020eb3a" style:font-name="Arial" style:font-size-asian="11pt" style:font-size-complex="11pt"/>
    </style:style>
    <style:style style:family="paragraph" style:name="P4" style:parent-style-name="UrbanBody">
      <style:paragraph-properties fo:margin-bottom="0cm" fo:margin-top="0cm" fo:text-align="justify" loext:contextual-spacing="false" style:justify-single-word="false"/>
      <style:text-properties fo:font-size="11pt" officeooo:paragraph-rsid="002d6398" officeooo:rsid="002d6398" style:font-name="Arial" style:font-size-asian="11pt" style:font-size-complex="11pt"/>
    </style:style>
    <style:style style:family="paragraph" style:name="P5" style:parent-style-name="UrbanBody">
      <style:paragraph-properties fo:margin-bottom="0cm" fo:margin-top="0cm" fo:text-align="start" loext:contextual-spacing="false" style:justify-single-word="false"/>
      <style:text-properties fo:font-size="11pt" officeooo:paragraph-rsid="0039cbe2" style:font-name="Arial" style:font-size-asian="11pt" style:font-size-complex="11pt"/>
    </style:style>
    <style:style style:family="paragraph" style:name="P6" style:parent-style-name="UrbanBody">
      <style:paragraph-properties fo:margin-bottom="0cm" fo:margin-top="0cm" fo:text-align="start" loext:contextual-spacing="false" style:justify-single-word="false"/>
      <style:text-properties fo:font-size="11pt" officeooo:paragraph-rsid="0038bac9" officeooo:rsid="0038bac9" style:font-name="Arial" style:font-size-asian="11pt" style:font-size-complex="11pt"/>
    </style:style>
    <style:style style:family="paragraph" style:name="P7" style:parent-style-name="UrbanBody">
      <style:paragraph-properties fo:margin-bottom="0cm" fo:margin-top="0cm" fo:text-align="justify" loext:contextual-spacing="false" style:justify-single-word="false"/>
      <style:text-properties fo:font-size="11pt" fo:font-weight="normal" officeooo:paragraph-rsid="00186935" officeooo:rsid="0016c3f7" style:font-name="Arial" style:font-name-complex="Arial" style:font-size-asian="11pt" style:font-size-complex="11pt" style:font-weight-asian="normal" style:font-weight-complex="normal"/>
    </style:style>
    <style:style style:family="paragraph" style:name="P8" style:parent-style-name="UrbanBody">
      <style:paragraph-properties fo:margin-bottom="0cm" fo:margin-top="0cm" fo:text-align="justify" loext:contextual-spacing="false" style:justify-single-word="false"/>
      <style:text-properties fo:color="#111111" fo:font-size="11pt" officeooo:paragraph-rsid="002d6398" officeooo:rsid="0024ef65" style:font-name="Arial" style:font-name-complex="Arial" style:font-size-asian="11pt" style:font-size-complex="11pt"/>
    </style:style>
    <style:style style:family="paragraph" style:name="P9" style:parent-style-name="UrbanTitle">
      <style:paragraph-properties fo:margin-bottom="0cm" fo:margin-top="0cm" fo:text-align="start" loext:contextual-spacing="false" style:justify-single-word="false"/>
      <style:text-properties fo:font-size="10pt" fo:font-weight="normal" style:font-name="Arial" style:font-size-asian="10pt" style:font-size-complex="10pt" style:font-weight-asian="normal" style:font-weight-complex="normal" style:text-underline-style="none"/>
    </style:style>
    <style:style style:family="paragraph" style:name="P10" style:parent-style-name="UrbanTitle">
      <style:paragraph-properties fo:margin-bottom="0cm" fo:margin-top="0cm" fo:text-align="start" loext:contextual-spacing="false" style:justify-single-word="false"/>
      <style:text-properties fo:font-size="10pt" style:font-name="Arial" style:font-size-asian="10pt" style:font-size-complex="10pt"/>
    </style:style>
    <style:style style:family="paragraph" style:name="P11" style:parent-style-name="UrbanTitle">
      <style:paragraph-properties fo:margin-bottom="0cm" fo:margin-top="0cm" fo:text-align="start" loext:contextual-spacing="false" style:justify-single-word="false"/>
      <style:text-properties fo:font-size="14pt" fo:font-weight="normal" style:font-name="Arial" style:font-size-asian="14pt" style:font-size-complex="14pt" style:font-weight-asian="normal" style:font-weight-complex="normal"/>
    </style:style>
    <style:style style:family="paragraph" style:name="P12" style:parent-style-name="UrbanTitle">
      <style:paragraph-properties fo:margin-bottom="0cm" fo:margin-top="0cm" fo:text-align="start" loext:contextual-spacing="false" style:justify-single-word="false"/>
      <style:text-properties fo:font-size="14pt" fo:font-weight="normal" fo:text-transform="uppercase" style:font-name="Arial" style:font-size-asian="14pt" style:font-size-complex="14pt" style:font-weight-asian="normal" style:font-weight-complex="normal"/>
    </style:style>
    <style:style style:family="paragraph" style:name="P13" style:parent-style-name="Standard">
      <style:paragraph-properties fo:margin-bottom="0cm" fo:margin-top="0cm" fo:text-align="start" loext:contextual-spacing="false" style:justify-single-word="false"/>
      <style:text-properties fo:font-size="10pt" fo:font-weight="bold" style:font-name="Arial" style:font-size-asian="10pt" style:font-size-complex="10pt" style:font-weight-asian="bold" style:font-weight-complex="bold"/>
    </style:style>
    <style:style style:family="paragraph" style:name="P14" style:parent-style-name="Standard">
      <style:paragraph-properties fo:margin-bottom="0cm" fo:margin-top="0cm" fo:text-align="justify" loext:contextual-spacing="false" style:justify-single-word="false"/>
      <style:text-properties fo:font-size="11pt" fo:font-weight="normal" officeooo:paragraph-rsid="00186935" officeooo:rsid="0016c3f7" style:font-name="Arial" style:font-size-asian="11pt" style:font-size-complex="11pt" style:font-weight-asian="normal" style:font-weight-complex="normal"/>
    </style:style>
    <style:style style:family="paragraph" style:name="P15" style:parent-style-name="Standard">
      <style:paragraph-properties fo:margin-bottom="0cm" fo:margin-top="0cm" fo:text-align="center" loext:contextual-spacing="false" style:justify-single-word="false" style:line-height-at-least="0.176cm"/>
      <style:text-properties fo:font-size="15pt" officeooo:paragraph-rsid="003ef27d" style:font-name="Rubik" style:font-name-complex="Rubik" style:font-size-asian="15pt" style:font-size-complex="15pt"/>
    </style:style>
    <style:style style:family="paragraph" style:name="P16" style:parent-style-name="Text_20_body">
      <style:paragraph-properties fo:margin-bottom="0cm" fo:margin-top="0cm" fo:text-align="start" loext:contextual-spacing="false" style:justify-single-word="false"/>
      <style:text-properties fo:font-size="11pt" fo:font-weight="normal" officeooo:paragraph-rsid="001bb43e" officeooo:rsid="0016c3f7" style:font-name="Arial" style:font-size-asian="11pt" style:font-size-complex="11pt" style:font-weight-asian="normal" style:font-weight-complex="normal"/>
    </style:style>
    <style:style style:family="paragraph" style:name="P17" style:parent-style-name="Standard">
      <style:paragraph-properties fo:text-align="start" style:justify-single-word="false"/>
      <style:text-properties fo:font-size="10.5pt" fo:font-weight="normal" style:font-name="Arial" style:font-size-asian="10.5pt" style:font-size-complex="10.5pt" style:font-weight-asian="normal" style:font-weight-complex="normal"/>
    </style:style>
    <style:style style:family="paragraph" style:name="P18" style:parent-style-name="Preformatted_20_Text">
      <style:paragraph-properties fo:text-align="justify" style:justify-single-word="false"/>
      <style:text-properties fo:font-size="10pt" officeooo:paragraph-rsid="00186935" style:font-name="Arial" style:font-name-complex="Arial" style:font-size-asian="10pt" style:font-size-complex="10pt"/>
    </style:style>
    <style:style style:family="paragraph" style:name="P19" style:parent-style-name="Preformatted_20_Text">
      <style:paragraph-properties fo:text-align="justify" style:justify-single-word="false"/>
      <style:text-properties fo:font-size="11pt" officeooo:paragraph-rsid="00186935" style:font-name="Arial" style:font-name-complex="Arial" style:font-size-asian="11pt" style:font-size-complex="11pt"/>
    </style:style>
    <style:style style:family="paragraph" style:name="P20" style:parent-style-name="Preformatted_20_Text">
      <style:paragraph-properties fo:text-align="start" style:justify-single-word="false"/>
      <style:text-properties fo:font-size="11pt" officeooo:paragraph-rsid="005139cf" style:font-name="Arial" style:font-size-asian="11pt" style:font-size-complex="11pt"/>
    </style:style>
    <style:style style:family="paragraph" style:name="P21" style:parent-style-name="Preformatted_20_Text">
      <style:paragraph-properties fo:text-align="start" style:justify-single-word="false"/>
      <style:text-properties fo:font-size="11pt" officeooo:paragraph-rsid="00535cd0" style:font-name="Arial" style:font-size-asian="11pt" style:font-size-complex="11pt"/>
    </style:style>
    <style:style style:family="paragraph" style:name="P22" style:parent-style-name="Preformatted_20_Text">
      <style:paragraph-properties fo:text-align="start" style:justify-single-word="false"/>
      <style:text-properties fo:font-size="11pt" officeooo:paragraph-rsid="0055c485" style:font-name="Arial" style:font-size-asian="11pt" style:font-size-complex="11pt"/>
    </style:style>
    <style:style style:family="paragraph" style:name="P23" style:parent-style-name="Preformatted_20_Text">
      <style:paragraph-properties fo:text-align="start" style:justify-single-word="false"/>
      <style:text-properties fo:font-size="11pt" fo:font-weight="normal" officeooo:paragraph-rsid="001f4b30" officeooo:rsid="0024ef65" style:font-name="Arial" style:font-name-complex="Arial" style:font-size-asian="11pt" style:font-size-complex="11pt" style:font-weight-asian="normal" style:font-weight-complex="normal"/>
    </style:style>
    <style:style style:family="paragraph" style:name="P24" style:parent-style-name="Preformatted_20_Text">
      <style:paragraph-properties fo:text-align="start" style:justify-single-word="false"/>
      <style:text-properties fo:background-color="#fff200" fo:color="#ff3333" fo:font-size="11pt" fo:font-style="normal" fo:font-weight="bold" officeooo:paragraph-rsid="00535cd0" officeooo:rsid="00230ea8" style:font-name="Arial" style:font-name-complex="Arial" style:font-size-asian="11pt" style:font-size-complex="11pt" style:font-style-asian="normal" style:font-weight-asian="bold" style:font-weight-complex="bold" style:text-underline-color="font-color" style:text-underline-style="solid" style:text-underline-width="auto"/>
    </style:style>
    <style:style style:family="paragraph" style:name="P25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country="FR" fo:font-size="10pt" fo:font-weight="normal" fo:language="fr" officeooo:paragraph-rsid="0020eb3a" style:font-name="Arial" style:font-size-asian="10pt" style:font-size-complex="10pt" style:font-weight-asian="normal" style:font-weight-complex="normal"/>
    </style:style>
    <style:style style:family="paragraph" style:name="P26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#fff200" fo:color="#ff3333" fo:country="FR" fo:font-size="10pt" fo:language="fr" officeooo:paragraph-rsid="002d6398" officeooo:rsid="002d6398" style:font-name="Arial" style:font-size-asian="10pt" style:font-size-complex="10pt"/>
    </style:style>
    <style:style style:family="paragraph" style:name="P27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#ffff00" fo:color="#ff3333" fo:country="FR" fo:font-size="10pt" fo:language="fr" officeooo:paragraph-rsid="002d6398" officeooo:rsid="002d6398" style:font-name="Arial" style:font-size-asian="10pt" style:font-size-complex="10pt" style:text-underline-style="none"/>
    </style:style>
    <style:style style:family="paragraph" style:name="P28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transparent" fo:country="FR" fo:font-size="10pt" fo:font-weight="bold" fo:language="fr" officeooo:paragraph-rsid="0020eb3a" style:font-name="Arial" style:font-size-asian="10pt" style:font-size-complex="10pt" style:font-weight-asian="normal" style:font-weight-complex="normal" style:text-underline-color="font-color" style:text-underline-style="solid" style:text-underline-width="auto" style:use-window-font-color="true"/>
    </style:style>
    <style:style style:family="paragraph" style:name="P29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transparent" fo:country="FR" fo:font-size="10pt" fo:font-weight="bold" fo:language="fr" officeooo:paragraph-rsid="0020eb3a" style:font-name="Arial" style:font-size-asian="10pt" style:font-size-complex="10pt" style:use-window-font-color="true"/>
    </style:style>
    <style:style style:family="paragraph" style:name="P30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officeooo:paragraph-rsid="002d6398"/>
    </style:style>
    <style:style style:family="paragraph" style:name="P31" style:parent-style-name="Standard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font-size="10pt" fo:font-weight="bold" officeooo:paragraph-rsid="0020eb3a" style:font-name="Arial" style:font-size-asian="10pt" style:font-size-complex="10pt" style:font-weight-asian="bold" style:font-weight-complex="bold"/>
    </style:style>
    <style:style style:family="paragraph" style:name="P32" style:parent-style-name="Standard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font-size="10pt" fo:font-weight="normal" officeooo:paragraph-rsid="0020eb3a" style:font-name="Arial" style:font-size-asian="10pt" style:font-size-complex="10pt" style:font-weight-asian="normal" style:font-weight-complex="normal"/>
    </style:style>
    <style:style style:family="paragraph" style:name="P33" style:parent-style-name="Standard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transparent" fo:font-size="10pt" fo:font-weight="normal" officeooo:paragraph-rsid="0020eb3a" style:font-name="Arial" style:font-size-asian="10pt" style:font-size-complex="10pt" style:font-weight-asian="normal" style:font-weight-complex="normal"/>
    </style:style>
    <style:style style:family="paragraph" style:name="P34" style:parent-style-name="Standard">
      <style:paragraph-properties fo:margin-bottom="0cm" fo:margin-left="0cm" fo:margin-right="0cm" fo:margin-top="0cm" fo:text-align="start" fo:text-indent="0cm" loext:contextual-spacing="false" style:auto-text-indent="false" style:justify-single-word="false" style:writing-mode="lr-tb"/>
      <style:text-properties fo:font-size="11pt" officeooo:paragraph-rsid="0020eb3a" officeooo:rsid="0016c3f7" style:font-name="Arial" style:font-size-asian="11pt" style:font-size-complex="11pt"/>
    </style:style>
    <style:style style:family="paragraph" style:name="P35" style:parent-style-name="UrbanBody">
      <style:paragraph-properties fo:margin-bottom="0cm" fo:margin-left="0cm" fo:margin-right="0cm" fo:margin-top="0cm" fo:text-align="start" fo:text-indent="0cm" loext:contextual-spacing="false" style:auto-text-indent="false" style:justify-single-word="false" style:writing-mode="lr-tb"/>
      <style:text-properties fo:font-size="11pt" officeooo:paragraph-rsid="0020eb3a" style:font-name="Arial" style:font-size-asian="11pt" style:font-size-complex="11pt"/>
    </style:style>
    <style:style style:family="paragraph" style:name="P36" style:parent-style-name="Text_20_body">
      <style:paragraph-properties fo:margin-bottom="0cm" fo:margin-left="0cm" fo:margin-right="0cm" fo:margin-top="0cm" fo:text-align="start" fo:text-indent="0cm" loext:contextual-spacing="false" style:auto-text-indent="false" style:justify-single-word="false" style:shadow="none" style:writing-mode="lr-tb"/>
      <style:text-properties fo:country="FR" fo:font-size="11pt" fo:font-weight="normal" fo:language="fr" officeooo:paragraph-rsid="0020eb3a" officeooo:rsid="0024ef65" style:font-name="Arial" style:font-name-complex="Arial" style:font-size-asian="11pt" style:font-size-complex="11pt" style:font-weight-asian="normal" style:font-weight-complex="normal"/>
    </style:style>
    <style:style style:family="paragraph" style:name="P37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officeooo:paragraph-rsid="0020eb3a" style:font-name="Arial" style:font-size-asian="11pt" style:font-size-complex="11pt"/>
    </style:style>
    <style:style style:family="paragraph" style:name="P38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officeooo:paragraph-rsid="0022f8f1" style:font-name="Arial" style:font-size-asian="11pt" style:font-size-complex="11pt"/>
    </style:style>
    <style:style style:family="paragraph" style:name="P39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0eb3a" officeooo:rsid="0016c3f7" style:font-name="Arial" style:font-name-complex="Arial" style:font-size-asian="11pt" style:font-size-complex="11pt" style:font-weight-asian="normal" style:font-weight-complex="normal" style:text-underline-style="none"/>
    </style:style>
    <style:style style:family="paragraph" style:name="P40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2e82c" officeooo:rsid="0016c3f7" style:font-name="Arial" style:font-name-complex="Arial" style:font-size-asian="11pt" style:font-size-complex="11pt" style:font-weight-asian="normal" style:font-weight-complex="normal" style:text-underline-style="none"/>
    </style:style>
    <style:style style:family="paragraph" style:name="P41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2e82c" officeooo:rsid="0024ef65" style:font-name="Arial" style:font-name-complex="Arial" style:font-size-asian="11pt" style:font-size-complex="11pt" style:font-weight-asian="normal" style:font-weight-complex="normal"/>
    </style:style>
    <style:style style:family="paragraph" style:name="P42" style:parent-style-name="Preformatted_20_Text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0eb3a" officeooo:rsid="0016c3f7" style:font-name="Arial" style:font-size-asian="11pt" style:font-size-complex="11pt" style:font-weight-asian="normal" style:font-weight-complex="normal"/>
    </style:style>
    <style:style style:family="paragraph" style:name="P43" style:parent-style-name="Preformatted_20_Text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2e82c" officeooo:rsid="0016c3f7" style:font-name="Arial" style:font-name-complex="Arial" style:font-size-asian="11pt" style:font-size-complex="11pt" style:font-weight-asian="normal" style:font-weight-complex="normal" style:text-underline-style="none"/>
    </style:style>
    <style:style style:family="paragraph" style:name="P44" style:parent-style-name="Heading_20_4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font-size="10pt" fo:font-weight="bold" officeooo:paragraph-rsid="0020eb3a" style:font-name="Arial" style:font-size-asian="10pt" style:font-size-complex="10pt" style:font-weight-asian="bold" style:font-weight-complex="bold"/>
    </style:style>
    <style:style style:family="paragraph" style:name="P45" style:parent-style-name="Heading_20_4">
      <style:paragraph-properties fo:line-height="100%" fo:margin-bottom="0cm" fo:margin-left="-0.042cm" fo:margin-right="-0.021cm" fo:margin-top="0cm" fo:text-align="center" fo:text-indent="0cm" loext:contextual-spacing="false" style:auto-text-indent="false" style:justify-single-word="false"/>
      <style:text-properties fo:font-size="10pt" fo:font-weight="bold" officeooo:paragraph-rsid="0020eb3a" style:font-name="Arial" style:font-size-asian="10pt" style:font-size-complex="10pt" style:font-weight-asian="bold" style:font-weight-complex="bold"/>
    </style:style>
    <style:style style:family="paragraph" style:name="P46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fo:font-weight="normal" officeooo:rsid="0024ef65" style:font-name-complex="Arial" style:font-style-asian="normal" style:font-weight-asian="normal" style:text-underline-color="font-color" style:text-underline-style="solid" style:text-underline-width="auto"/>
    </style:style>
    <style:style style:family="text" style:name="T2">
      <style:text-properties fo:background-color="transparent" fo:font-style="normal" fo:font-weight="bold" loext:char-shading-value="0" style:font-style-asian="normal" style:font-style-complex="normal" style:font-weight-asian="bold" style:font-weight-complex="bold" style:text-underline-style="none"/>
    </style:style>
    <style:style style:family="text" style:name="T3">
      <style:text-properties fo:font-style="normal" fo:font-weight="bold" style:font-style-asian="normal" style:font-style-complex="normal" style:font-weight-asian="bold" style:font-weight-complex="bold" style:text-underline-style="none"/>
    </style:style>
    <style:style style:family="text" style:name="T4">
      <style:text-properties fo:font-style="normal" fo:font-weight="normal" officeooo:rsid="001dc90b" style:font-style-asian="normal" style:font-weight-asian="normal" style:font-weight-complex="normal" style:text-underline-style="none"/>
    </style:style>
    <style:style style:family="text" style:name="T5">
      <style:text-properties fo:font-weight="normal" style:font-weight-asian="normal" style:font-weight-complex="normal"/>
    </style:style>
    <style:style style:family="text" style:name="T6">
      <style:text-properties fo:font-weight="normal" officeooo:rsid="0022e82c" style:font-weight-asian="normal" style:font-weight-complex="normal"/>
    </style:style>
    <style:style style:family="text" style:name="T7">
      <style:text-properties fo:font-weight="normal" officeooo:rsid="0033d800" style:font-weight-asian="normal" style:font-weight-complex="normal"/>
    </style:style>
    <style:style style:family="text" style:name="T8">
      <style:text-properties fo:font-weight="normal" officeooo:rsid="00358cac" style:font-weight-asian="normal" style:font-weight-complex="normal"/>
    </style:style>
    <style:style style:family="text" style:name="T9">
      <style:text-properties fo:font-weight="normal" style:font-name-complex="Arial" style:font-weight-asian="normal" style:font-weight-complex="normal"/>
    </style:style>
    <style:style style:family="text" style:name="T10">
      <style:text-properties fo:font-weight="normal" officeooo:rsid="0024ef65" style:font-name-complex="Arial" style:font-weight-asian="normal" style:font-weight-complex="normal"/>
    </style:style>
    <style:style style:family="text" style:name="T11">
      <style:text-properties fo:font-weight="normal" officeooo:rsid="00230ea8" style:font-name-complex="Arial" style:font-weight-asian="normal" style:font-weight-complex="normal"/>
    </style:style>
    <style:style style:family="text" style:name="T12">
      <style:text-properties fo:font-weight="normal" officeooo:rsid="0016c3f7" style:font-name-complex="Arial" style:font-weight-asian="normal" style:font-weight-complex="normal"/>
    </style:style>
    <style:style style:family="text" style:name="T13">
      <style:text-properties fo:font-weight="bold" officeooo:rsid="00230ea8" style:font-name-complex="Arial" style:font-weight-asian="bold" style:font-weight-complex="bold"/>
    </style:style>
    <style:style style:family="text" style:name="T14">
      <style:text-properties fo:font-weight="bold" style:font-weight-asian="bold" style:font-weight-complex="bold"/>
    </style:style>
    <style:style style:family="text" style:name="T15">
      <style:text-properties fo:font-weight="bold" officeooo:rsid="0024ef65" style:font-name-complex="Arial" style:font-weight-asian="normal" style:font-weight-complex="normal"/>
    </style:style>
    <style:style style:family="text" style:name="T16">
      <style:text-properties style:text-underline-color="font-color" style:text-underline-style="solid" style:text-underline-width="auto"/>
    </style:style>
    <style:style style:family="text" style:name="T17">
      <style:text-properties fo:font-weight="bold" officeooo:rsid="0024ef65" style:font-name-complex="Arial" style:text-underline-color="font-color" style:text-underline-style="solid" style:text-underline-width="auto"/>
    </style:style>
    <style:style style:family="text" style:name="T18">
      <style:text-properties fo:font-weight="bold" officeooo:rsid="0016c3f7" style:font-name-complex="Arial" style:text-underline-color="font-color" style:text-underline-style="solid" style:text-underline-width="auto"/>
    </style:style>
    <style:style style:family="text" style:name="T19">
      <style:text-properties fo:font-weight="bold" officeooo:rsid="0049f285" style:font-name-complex="Arial" style:text-underline-color="font-color" style:text-underline-style="solid" style:text-underline-width="auto"/>
    </style:style>
    <style:style style:family="text" style:name="T20">
      <style:text-properties officeooo:rsid="0024ef65" style:font-name-complex="Arial" style:text-underline-color="font-color" style:text-underline-style="solid" style:text-underline-width="auto"/>
    </style:style>
    <style:style style:family="text" style:name="T21">
      <style:text-properties fo:font-style="normal" fo:font-weight="normal" officeooo:rsid="0024ef65" style:font-name-complex="Arial" style:font-style-asian="normal" style:font-weight-asian="normal" style:text-underline-color="font-color" style:text-underline-style="solid" style:text-underline-width="auto" style:use-window-font-color="true"/>
    </style:style>
    <style:style style:family="text" style:name="T22">
      <style:text-properties fo:font-style="normal" fo:font-weight="normal" officeooo:rsid="0024ef65" style:font-name-complex="Arial" style:font-style-asian="normal" style:font-weight-asian="normal" style:font-weight-complex="normal" style:text-underline-color="font-color" style:text-underline-style="solid" style:text-underline-width="auto" style:use-window-font-color="true"/>
    </style:style>
    <style:style style:family="text" style:name="T23">
      <style:text-properties officeooo:rsid="0024ef65" style:font-name-complex="Arial" style:use-window-font-color="true"/>
    </style:style>
    <style:style style:family="text" style:name="T24">
      <style:text-properties fo:background-color="transparent" fo:country="FR" fo:font-size="10pt" fo:font-weight="bold" fo:language="fr" loext:char-shading-value="0" style:font-name="Arial" style:font-size-asian="10pt" style:font-size-complex="10pt" style:text-underline-color="font-color" style:text-underline-style="solid" style:text-underline-width="auto" style:use-window-font-color="true"/>
    </style:style>
    <style:style style:family="text" style:name="T25">
      <style:text-properties fo:background-color="transparent" fo:country="FR" fo:font-size="10pt" fo:language="fr" loext:char-shading-value="0" style:font-name="Arial" style:font-size-asian="10pt" style:font-size-complex="10pt" style:text-underline-color="font-color" style:text-underline-style="solid" style:text-underline-width="auto" style:use-window-font-color="true"/>
    </style:style>
    <style:style style:family="text" style:name="T26">
      <style:text-properties fo:background-color="transparent" fo:font-size="10pt" loext:char-shading-value="0" style:font-name="Arial" style:font-size-asian="10pt" style:font-size-complex="10pt" style:text-underline-color="font-color" style:text-underline-style="solid" style:text-underline-width="auto" style:use-window-font-color="true"/>
    </style:style>
    <style:style style:family="text" style:name="T27">
      <style:text-properties fo:background-color="transparent" loext:char-shading-value="0" officeooo:rsid="0032d9c9" style:use-window-font-color="true"/>
    </style:style>
    <style:style style:family="text" style:name="T28">
      <style:text-properties fo:background-color="transparent" loext:char-shading-value="0" officeooo:rsid="0016c3f7" style:text-underline-style="none" style:use-window-font-color="true"/>
    </style:style>
    <style:style style:family="text" style:name="T29">
      <style:text-properties fo:background-color="transparent" fo:font-weight="bold" loext:char-shading-value="0" officeooo:rsid="00257375" style:font-name-complex="Arial" style:font-weight-asian="bold" style:font-weight-complex="bold" style:use-window-font-color="true"/>
    </style:style>
    <style:style style:family="text" style:name="T30">
      <style:text-properties fo:background-color="transparent" fo:font-weight="bold" loext:char-shading-value="0" officeooo:rsid="00230ea8" style:font-name-complex="Arial" style:font-weight-asian="bold" style:font-weight-complex="bold" style:use-window-font-color="true"/>
    </style:style>
    <style:style style:family="text" style:name="T31">
      <style:text-properties fo:background-color="transparent" fo:font-weight="bold" loext:char-shading-value="0" officeooo:rsid="0054f3cf" style:font-name-complex="Arial" style:font-weight-asian="bold" style:font-weight-complex="bold" style:use-window-font-color="true"/>
    </style:style>
    <style:style style:family="text" style:name="T32">
      <style:text-properties fo:background-color="transparent" fo:font-weight="bold" loext:char-shading-value="0" officeooo:rsid="0055c485" style:font-name-complex="Arial" style:font-weight-asian="bold" style:font-weight-complex="bold" style:use-window-font-color="true"/>
    </style:style>
    <style:style style:family="text" style:name="T33">
      <style:text-properties officeooo:rsid="0016c3f7"/>
    </style:style>
    <style:style style:family="text" style:name="T34">
      <style:text-properties fo:background-color="#ffff00" fo:color="#ff3333" fo:country="FR" fo:language="fr" loext:char-shading-value="0" officeooo:rsid="002d6398"/>
    </style:style>
    <style:style style:family="text" style:name="T35">
      <style:text-properties fo:background-color="#ffff00" fo:color="#ff3333" loext:char-shading-value="0" officeooo:rsid="0032d9c9" style:text-underline-style="none"/>
    </style:style>
    <style:style style:family="text" style:name="T36">
      <style:text-properties fo:background-color="#ffff00" fo:color="#ff3333" loext:char-shading-value="0" officeooo:rsid="0032d9c9"/>
    </style:style>
    <style:style style:family="text" style:name="T37">
      <style:text-properties officeooo:rsid="00186935"/>
    </style:style>
    <style:style style:family="text" style:name="T38">
      <style:text-properties officeooo:rsid="0018a05b"/>
    </style:style>
    <style:style style:family="text" style:name="T39">
      <style:text-properties fo:background-color="transparent" loext:char-shading-value="0"/>
    </style:style>
    <style:style style:family="text" style:name="T40">
      <style:text-properties fo:background-color="transparent" loext:char-shading-value="0" officeooo:rsid="0032d9c9"/>
    </style:style>
    <style:style style:family="text" style:name="T41">
      <style:text-properties fo:background-color="transparent" loext:char-shading-value="0" officeooo:rsid="003ef27d"/>
    </style:style>
    <style:style style:family="text" style:name="T42">
      <style:text-properties fo:country="FR" fo:language="fr"/>
    </style:style>
    <style:style style:family="text" style:name="T43">
      <style:text-properties fo:country="FR" fo:language="fr" style:text-underline-color="font-color" style:text-underline-style="solid" style:text-underline-width="auto"/>
    </style:style>
    <style:style style:family="text" style:name="T44">
      <style:text-properties fo:country="FR" fo:font-style="normal" fo:font-weight="bold" fo:language="fr" style:font-style-asian="normal" style:font-style-complex="normal" style:font-weight-asian="bold" style:font-weight-complex="bold" style:text-underline-style="none"/>
    </style:style>
    <style:style style:family="text" style:name="T45">
      <style:text-properties fo:country="FR" fo:font-weight="normal" fo:language="fr" style:font-weight-asian="normal" style:font-weight-complex="normal"/>
    </style:style>
    <style:style style:family="text" style:name="T46">
      <style:text-properties fo:country="FR" fo:font-weight="normal" fo:language="fr" officeooo:rsid="003ef27d" style:font-weight-asian="normal" style:font-weight-complex="normal"/>
    </style:style>
    <style:style style:family="text" style:name="T47">
      <style:text-properties style:text-position="super 58%"/>
    </style:style>
    <style:style style:family="text" style:name="T48">
      <style:text-properties fo:color="#111111" style:font-name-complex="Arial"/>
    </style:style>
    <style:style style:family="text" style:name="T49">
      <style:text-properties fo:color="#111111" officeooo:rsid="001f4b30" style:font-name-complex="Arial"/>
    </style:style>
    <style:style style:family="text" style:name="T50">
      <style:text-properties fo:color="#111111" officeooo:rsid="0024ef65" style:font-name-complex="Arial"/>
    </style:style>
    <style:style style:family="text" style:name="T51">
      <style:text-properties fo:color="#111111" officeooo:rsid="002d6398" style:font-name-complex="Arial"/>
    </style:style>
    <style:style style:family="text" style:name="T52">
      <style:text-properties fo:color="#111111" officeooo:rsid="003ef27d" style:font-name-complex="Arial"/>
    </style:style>
    <style:style style:family="text" style:name="T53">
      <style:text-properties officeooo:rsid="0016c3f7" style:text-underline-style="none"/>
    </style:style>
    <style:style style:family="text" style:name="T54">
      <style:text-properties fo:text-transform="uppercase"/>
    </style:style>
    <style:style style:family="text" style:name="T55">
      <style:text-properties fo:text-transform="uppercase" officeooo:rsid="0016c3f7"/>
    </style:style>
    <style:style style:family="text" style:name="T56">
      <style:text-properties fo:text-transform="uppercase" officeooo:rsid="003ef27d"/>
    </style:style>
    <style:style style:family="text" style:name="T57">
      <style:text-properties fo:background-color="#ffff00" fo:color="#ce181e" loext:char-shading-value="0" officeooo:rsid="0032d9c9"/>
    </style:style>
    <style:style style:family="text" style:name="T58">
      <style:text-properties fo:background-color="#fff200" fo:color="#ce181e" loext:char-shading-value="0" officeooo:rsid="003ef27d"/>
    </style:style>
    <style:style style:family="text" style:name="T59">
      <style:text-properties fo:background-color="#fff200" fo:color="#ce181e" fo:country="FR" fo:font-weight="normal" fo:language="fr" loext:char-shading-value="0" officeooo:rsid="003ef27d" style:font-weight-asian="normal" style:font-weight-complex="normal"/>
    </style:style>
    <style:style style:family="text" style:name="T60">
      <style:text-properties officeooo:rsid="003ef27d"/>
    </style:style>
    <style:style style:family="text" style:name="T61">
      <style:text-properties officeooo:rsid="004d36f0"/>
    </style:style>
    <style:style style:family="text" style:name="T62">
      <style:text-properties fo:background-color="transparent" fo:country="FR" fo:font-size="10pt" fo:font-style="normal" fo:font-variant="normal" fo:font-weight="normal" fo:language="fr" fo:letter-spacing="normal" fo:text-shadow="none" fo:text-transform="none" style:country-asian="CN" style:country-complex="IN" style:font-name="Times New Roman2" style:font-name-asian="Arial Unicode MS" style:font-name-complex="Mangal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63">
      <style:text-properties fo:background-color="transparent" fo:country="BE" fo:font-size="10pt" fo:font-style="normal" fo:font-variant="normal" fo:font-weight="normal" fo:language="fr" fo:letter-spacing="normal" fo:text-shadow="none" fo:text-transform="none" style:country-asian="CN" style:country-complex="IN" style:font-name="Liberation Serif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33">COMMUNE</text:span> DE <text:span text:style-name="T54"><text:text-input text:description="">tool.getCityName()</text:text-input></text:span></text:p>
      <text:p text:style-name="P17"/>
      <text:p text:style-name="P12"/>
      <text:p text:style-name="P11"><text:span text:style-name="T54">Avis d'</text:span><text:span text:style-name="T55">ENQUÊTE PUBLIQUE<text:line-break/>PERMIS </text:span><text:span text:style-name="T56">INTÉGRÉ</text:span></text:p>
      <text:p text:style-name="P9"/>
      <text:p text:style-name="P10"/>
      <text:p text:style-name="P15">DÉCRET DU 05 FÉVRIER 2015</text:p>
      <text:p text:style-name="P15">RELATIF AUX IMPLANTATIONS COMMERCIALES</text:p>
      <text:p text:style-name="P1"/>
      <text:p text:style-name="P3"><text:span text:style-name="T49">C</text:span><text:span text:style-name="T48">oncerne : </text:span><text:span text:style-name="T51">Demande de permis </text:span><text:span text:style-name="T52">intégré</text:span><text:span text:style-name="T51">.</text:span></text:p>
      <text:p text:style-name="P8"/>
      <text:p text:style-name="P3"><text:span text:style-name="T50"><office:annotation><dc:creator>bleybaert</dc:creator><dc:date>2018-07-17T14:19:36</dc:date><loext:sender-initials>ble</loext:sender-initials><text:p text:style-name="P46"><text:span text:style-name="T62">do text if self.hasSingleApplicant()</text:span></text:p></office:annotation></text:span><text:span text:style-name="T23">Le demandeur est</text:span><text:span text:style-name="T12"> </text:span><text:span text:style-name="T12"><text:text-input text:description="Demandeurs avec adresse">self.getApplicantsSignaletic(withaddress=True)</text:text-input></text:span><text:span text:style-name="T12">.</text:span></text:p>
      <text:p text:style-name="P4"><text:span text:style-name="T12"><office:annotation><dc:creator>bleybaert</dc:creator><dc:date>2018-07-17T14:20:01</dc:date><loext:sender-initials>ble</loext:sender-initials><text:p text:style-name="P46"><text:span text:style-name="T62">do text if self.hasMultipleApplicants()</text:span></text:p></office:annotation></text:span><text:span text:style-name="T12">L</text:span><text:span text:style-name="T9">es demandeurs sont </text:span><text:span text:style-name="T12"><text:text-input text:description="Demandeurs avec adresse">self.getApplicantsSignaletic(withaddress=True)</text:text-input></text:span><text:span text:style-name="T12">.</text:span></text:p>
      <text:p text:style-name="P19"/>
      <text:p text:style-name="P7">Le terrain est situé <text:text-input text:description="Emplacement des travaux">self.getWorkLocationSignaletic()</text:text-input>, cadastré <text:text-input text:description="Cadastre">licence_view.get_parcels()</text:text-input>.</text:p>
      <text:p text:style-name="P19"/>
      <text:p text:style-name="P14"><text:span text:style-name="T37">L</text:span>e projet consiste en <text:text-input text:description="Nature des travaux">self.getLicenceSubject()</text:text-input><text:s/>et présente les caractéristiques suivantes :</text:p>
      <text:p text:style-name="P20"><text:span text:style-name="T19">Zonage au plan de secteur </text:span><text:span text:style-name="T17">:</text:span><text:span text:style-name="T20"> </text:span><text:span text:style-name="T1"><text:text-input text:description="Bien-Parcelles">licence_helper.folderZone</text:text-input></text:span></text:p>
      <text:p text:style-name="P20"><text:span text:style-name="T19">Guide communal d'urbanisme</text:span><text:span text:style-name="T17">:</text:span><text:span text:style-name="T20"> </text:span><text:span text:style-name="T21"><text:text-input text:description="Bien-Parcelles">self.getValueForTemplate('township_guide')</text:text-input></text:span></text:p>
      <text:p text:style-name="P20"><text:span text:style-name="T19">Schéma de développement communal</text:span><text:span text:style-name="T18"> </text:span><text:span text:style-name="T17">:</text:span><text:span text:style-name="T20"> </text:span><text:span text:style-name="T22"><text:text-input text:description="Bien-Parcelles">self.getValueForTemplate('SDC')</text:text-input></text:span><text:span text:style-name="T22"> </text:span></text:p>
      <text:p text:style-name="P24">Permis d'urbanisation (lot.) :</text:p>
      <text:p text:style-name="P21"><text:span text:style-name="T13"><office:annotation><dc:creator>bleybaert</dc:creator><dc:date>2018-11-22T11:31:30.751517122</dc:date><loext:sender-initials>ble</loext:sender-initials><text:p text:style-name="P46"><text:span text:style-name="T63">do text if "Guide Communal" in licence_helper.divergence</text:span></text:p></office:annotation></text:span><text:span text:style-name="T13">et s'écarte </text:span><text:span text:style-name="T29">du </text:span><text:span text:style-name="T31">Guide communal d'urbanisme</text:span><text:span text:style-name="T30"> </text:span><text:span text:style-name="T13">pour</text:span><text:span text:style-name="T11"> </text:span><text:span text:style-name="T15">:<text:line-break/></text:span><text:span text:style-name="T10"><text:text-input text:description="Dérogation détails">self.getDivergenceDetails()</text:text-input></text:span></text:p>
      <text:p text:style-name="P22"><text:span text:style-name="T13"><office:annotation><dc:creator>bleybaert</dc:creator><dc:date>2018-11-22T11:31:30.751517122</dc:date><loext:sender-initials>ble</loext:sender-initials><text:p text:style-name="P46"><text:span text:style-name="T63">do text if "urbanisation" in licence_helper.divergence</text:span></text:p></office:annotation></text:span><text:span text:style-name="T13">et s'écarte </text:span><text:span text:style-name="T29">du </text:span><text:span text:style-name="T32">permis d'urbanisation</text:span><text:span text:style-name="T30"> </text:span><text:span text:style-name="T13">pour</text:span><text:span text:style-name="T11"> </text:span><text:span text:style-name="T15">:<text:line-break/></text:span><text:span text:style-name="T10"><text:text-input text:description="Dérogation détails">self.getDivergenceDetails()</text:text-input></text:span></text:p>
      <text:p text:style-name="P23"/>
      <text:p text:style-name="P18"/>
      <table:table table:name="Tableau2" table:style-name="Tableau2">
        <table:table-column table:number-columns-repeated="4" table:style-name="Tableau2.A"/>
        <table:table-row table:style-name="Tableau2.1">
          <table:table-cell office:value-type="string" table:style-name="Tableau2.A1">
            <text:h text:outline-level="4" text:style-name="P44">Date d’affichage</text:h>
            <text:h text:outline-level="4" text:style-name="P44">de la demande</text:h>
          </table:table-cell>
          <table:table-cell office:value-type="string" table:style-name="Tableau2.A1">
            <text:h text:outline-level="4" text:style-name="P44">Date d’ouverture</text:h>
            <text:h text:outline-level="4" text:style-name="P44">de l’enquête</text:h>
          </table:table-cell>
          <table:table-cell office:value-type="string" table:style-name="Tableau2.A1">
            <text:h text:outline-level="4" text:style-name="P45">Lieu et date </text:h>
            <text:h text:outline-level="4" text:style-name="P45">de clôture de l’enquête</text:h>
          </table:table-cell>
          <table:table-cell office:value-type="string" table:style-name="Tableau2.D1">
            <text:p text:style-name="P31">Les observations écrites</text:p>
            <text:p text:style-name="P31">peuvent être adressées :</text:p>
          </table:table-cell>
        </table:table-row>
        <table:table-row table:style-name="Tableau2.2">
          <table:table-cell office:value-type="string" table:style-name="Tableau2.A1">
            <text:p text:style-name="P32"><text:span text:style-name="T39">Le </text:span><text:span text:style-name="T2"><text:text-input text:description="Date début d'enquête">event_view.display_date('displayDate')</text:text-input></text:span></text:p>
          </table:table-cell>
          <table:table-cell office:value-type="string" table:style-name="Tableau2.A1">
            <text:p text:style-name="P32">Le <text:span text:style-name="T3"><text:text-input text:description="Date début d'enquête">tool.formatDate(licence.getLastInquiry().getInvestigationStart())</text:text-input></text:span></text:p>
          </table:table-cell>
          <table:table-cell office:value-type="string" table:style-name="Tableau2.A1">
            <text:p text:style-name="P33"><text:span text:style-name="T43">Lieu</text:span><text:span text:style-name="T16"> </text:span><text:span text:style-name="T42">: </text:span><text:span text:style-name="T34">ADRESSE</text:span></text:p>
            <text:p text:style-name="P32"><text:span text:style-name="T43">Date de clôture :</text:span><text:span text:style-name="T44"> </text:span><text:span text:style-name="T44"><text:text-input text:description="Date début d'enquête">tool.formatDate(licence.getLastInquiry().getInvestigationEnd())</text:text-input></text:span></text:p>
            <text:p text:style-name="P25"><text:span text:style-name="T16">Heure de clôture</text:span> : <text:span text:style-name="T14"><text:text-input text:description="">urbanEventObj.claimsDate.strftime("%H heures %M")
</text:text-input></text:span><text:span text:style-name="T14"><text:s/>à </text:span><text:span text:style-name="T14"><text:text-input text:description="">urbanEventObj.claimEndSDate.strftime("%H heures %M")</text:text-input></text:span></text:p>
          </table:table-cell>
          <table:table-cell office:value-type="string" table:style-name="Tableau2.D1">
            <text:p text:style-name="P28">Par courrier ordinaire :</text:p>
            <text:p text:style-name="P26">ADRESSE</text:p>
            <text:p text:style-name="P26"/>
            <text:p text:style-name="P29">ou</text:p>
            <text:p text:style-name="P29"/>
            <text:p text:style-name="P30"><text:span text:style-name="T24">Par courrier électronique</text:span><text:span text:style-name="T26"> </text:span><text:span text:style-name="T25">:</text:span></text:p>
            <text:p text:style-name="P27">EMAIL</text:p>
          </table:table-cell>
        </table:table-row>
      </table:table>
      <text:p text:style-name="P36"/>
      <text:p text:style-name="P35">Madame, Monsieur,</text:p>
      <text:p text:style-name="P42"/>
      <text:p text:style-name="P39">Le Bourgmestre,</text:p>
      <text:p text:style-name="P39"/>
      <text:p text:style-name="P39"><text:span text:style-name="T39">Porte à la connaissance du public que l’autorité compétente pour statuer sur la présente demande de permis </text:span><text:span text:style-name="T41">intégré</text:span><text:span text:style-name="T39"> est le </text:span><text:span text:style-name="T40">C</text:span><text:span text:style-name="T39">ollège </text:span><text:span text:style-name="T40">C</text:span><text:span text:style-name="T39">ommunal.</text:span></text:p>
      <text:p text:style-name="P39"/>
      <text:p text:style-name="P39">L’enquête publique <text:span text:style-name="T39">est orga</text:span>nisée selon les modalités prévues par les articles D.29-7 à D.29-19 et R.41-6 du livre 1<text:span text:style-name="T47">er</text:span> du code de l’environnement.</text:p>
      <text:p text:style-name="P39"/>
      <text:p text:style-name="P40">Le dossier peut être consulté, durant la période d'enquête, à l'adresse suivante : <text:span text:style-name="T57">ADRESSE</text:span><text:span text:style-name="T27">.</text:span></text:p>
      <text:p text:style-name="P43">- les jours ouvrables soit du lundi au vendredi de 8h30 à 12h00 ;</text:p>
      <text:p text:style-name="P43">- les <text:text-input text:description="Date permanence">tool.formatDate(urbanEventObj.getClaimsDate())</text:text-input>, … / … / … jusqu'à 20 heures.</text:p>
      <text:p text:style-name="P43"/>
      <text:p text:style-name="P41"><text:soft-page-break/><text:span text:style-name="T53">Pour les consultations jusqu'à 20 heures, rendez-vous doit être pris au plus tard 24 heures à l'avance auprès <text:tab/></text:span><text:span text:style-name="T28">du service Urbanisme - <text:tab/>téléphone : </text:span><text:span text:style-name="T35">TEL</text:span><text:span text:style-name="T28"> - mail : </text:span><text:span text:style-name="T35">MAIL</text:span></text:p>
      <text:p text:style-name="P40"/>
      <text:p text:style-name="P38">Des explications techniques peuvent être obtenues auprès des Fonctionnaires technique, délégué <text:span text:style-name="T60">et des implantations commerciales</text:span> du Service Public de Wallonie, <text:span text:style-name="T36">ADRESSE</text:span> / <text:span text:style-name="T58">NUM TEL </text:span>ou auprès du demandeur : <text:span text:style-name="T45"><text:text-input text:description="Demandeurs">self.getApplicantsSignaletic(withaddress=True)</text:text-input></text:span><text:span text:style-name="T45"><text:s/></text:span><text:span text:style-name="T46">(</text:span><text:span text:style-name="T59">TEL</text:span><text:span text:style-name="T46">)</text:span>.</text:p>
      <text:p text:style-name="P37"/>
      <text:p text:style-name="P34"><text:span text:style-name="T8">T</text:span><text:span text:style-name="T5">out intéressé peut formuler ses observations écrites ou orales auprès de </text:span><text:span text:style-name="T6">la </text:span><text:span text:style-name="T7">Commune de </text:span><text:span text:style-name="T7"><text:text-input text:description="">tool.getCityName()</text:text-input></text:span><text:span text:style-name="T6"><text:s/></text:span><text:span text:style-name="T5">dans le délai mentionné ci-dessus, jusqu’à la clôture de l’enquête.</text:span></text:p>
      <text:p text:style-name="P16"/>
      <text:p text:style-name="P5"><text:span text:style-name="T38"><text:text-input text:description="">tool.getCityName()</text:text-input></text:span><text:span text:style-name="T38">, le </text:span><text:span text:style-name="T4"><text:text-input text:description="Délivré à xxx le xxx">tool.formatDate(urbanEventObj.getEventDate())</text:text-input></text:span><text:span text:style-name="T4">.</text:span></text:p>
      <text:p text:style-name="P2"/>
      <text:p text:style-name="P2"/>
      <text:p text:style-name="P6"><office:annotation><dc:creator>bleybaert</dc:creator><dc:date>2018-07-18T09:41:44</dc:date><loext:sender-initials>ble</loext:sender-initials><text:p text:style-name="P46"><text:span text:style-name="T62">do text</text:span></text:p><text:p text:style-name="P46"><text:span text:style-name="T62">from document(at=signatures, format='odt')</text:span></text:p></office:annotation>Import signatures.<text:span text:style-name="T61">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1" svg:font-family="'Lohit Hindi'"/>
    <style:font-face style:name="OpenSymbol" svg:font-family="OpenSymbol"/>
    <style:font-face style:name="Rubik" svg:font-family="Rubik"/>
    <style:font-face style:name="StarSymbol" svg:font-family="StarSymbol"/>
    <style:font-face style:font-family-generic="modern" style:name="Courier New" svg:font-family="'Courier New'"/>
    <style:font-face style:font-family-generic="roman" style:name="Times New Roman1" svg:font-family="'Times New Roman'"/>
    <style:font-face style:font-family-generic="roman" style:font-pitch="variable" style:name="Liberation Serif" svg:font-family="'Liberation Serif'"/>
    <style:font-face style:font-family-generic="roman" style:font-pitch="variable" style:name="Times New Roman2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adornments="Gras" style:font-family-generic="swiss" style:font-pitch="variable" style:name="Calibri" svg:font-family="Calibri"/>
    <style:font-face style:font-family-generic="swiss" style:font-pitch="variable" style:name="Liberation Sans" svg:font-family="'Liberation Sans'"/>
    <style:font-face style:font-family-generic="system" style:font-pitch="variable" style:name="Arial Unicode MS" svg:font-family="'Arial Unicode MS'"/>
    <style:font-face style:font-family-generic="system" style:font-pitch="variable" style:name="Lohit Hindi" svg:font-family="'Lohit Hindi'"/>
    <style:font-face style:font-family-generic="system" style:font-pitch="variable" style:name="Mangal" svg:font-family="Mangal"/>
    <style:font-face style:font-family-generic="system" style:font-pitch="variable" style:name="WenQuanYi Micro Hei" svg:font-family="'WenQuanYi Micro Hei'"/>
  </office:font-face-decls>
  <office:automatic-styles>
    <style:style style:family="table" style:name="Tableau2">
      <style:table-properties fo:margin-left="-0.132cm" style:width="17.194cm" style:writing-mode="lr-tb" table:align="left"/>
    </style:style>
    <style:style style:family="table-column" style:name="Tableau2.A">
      <style:table-column-properties style:column-width="4.299cm"/>
    </style:style>
    <style:style style:family="table-row" style:name="Tableau2.1">
      <style:table-row-properties fo:keep-together="auto" style:min-row-height="1.217cm"/>
    </style:style>
    <style:style style:family="table-cell" style:name="Tableau2.A1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middle" style:writing-mode="lr-tb"/>
    </style:style>
    <style:style style:family="table-cell" style:name="Tableau2.D1">
      <style:table-cell-properties fo:border="0.5pt solid #000000" fo:padding-bottom="0cm" fo:padding-left="0.123cm" fo:padding-right="0.123cm" fo:padding-top="0cm" style:vertical-align="middle" style:writing-mode="lr-tb"/>
    </style:style>
    <style:style style:family="table-row" style:name="Tableau2.2">
      <style:table-row-properties fo:keep-together="auto" style:min-row-height="1.492cm"/>
    </style:style>
    <style:style style:family="paragraph" style:name="P1" style:parent-style-name="UrbanBody">
      <style:paragraph-properties fo:margin-bottom="0cm" fo:margin-top="0cm" fo:text-align="justify" loext:contextual-spacing="false" style:justify-single-word="false"/>
      <style:text-properties fo:font-size="10pt" style:font-name="Arial" style:font-size-asian="10pt" style:font-size-complex="10pt"/>
    </style:style>
    <style:style style:family="paragraph" style:name="P2" style:parent-style-name="UrbanBody">
      <style:paragraph-properties fo:margin-bottom="0cm" fo:margin-top="0cm" fo:text-align="start" loext:contextual-spacing="false" style:justify-single-word="false"/>
      <style:text-properties fo:font-size="10pt" officeooo:paragraph-rsid="0018a05b" style:font-name="Arial" style:font-size-asian="10pt" style:font-size-complex="10pt"/>
    </style:style>
    <style:style style:family="paragraph" style:name="P3" style:parent-style-name="UrbanBody">
      <style:paragraph-properties fo:margin-bottom="0cm" fo:margin-top="0cm" fo:text-align="justify" loext:contextual-spacing="false" style:justify-single-word="false"/>
      <style:text-properties fo:font-size="11pt" officeooo:paragraph-rsid="002d6398" officeooo:rsid="0020eb3a" style:font-name="Arial" style:font-size-asian="11pt" style:font-size-complex="11pt"/>
    </style:style>
    <style:style style:family="paragraph" style:name="P4" style:parent-style-name="UrbanBody">
      <style:paragraph-properties fo:margin-bottom="0cm" fo:margin-top="0cm" fo:text-align="justify" loext:contextual-spacing="false" style:justify-single-word="false"/>
      <style:text-properties fo:font-size="11pt" officeooo:paragraph-rsid="002d6398" officeooo:rsid="002d6398" style:font-name="Arial" style:font-size-asian="11pt" style:font-size-complex="11pt"/>
    </style:style>
    <style:style style:family="paragraph" style:name="P5" style:parent-style-name="UrbanBody">
      <style:paragraph-properties fo:margin-bottom="0cm" fo:margin-top="0cm" fo:text-align="start" loext:contextual-spacing="false" style:justify-single-word="false"/>
      <style:text-properties fo:font-size="11pt" officeooo:paragraph-rsid="0039cbe2" style:font-name="Arial" style:font-size-asian="11pt" style:font-size-complex="11pt"/>
    </style:style>
    <style:style style:family="paragraph" style:name="P6" style:parent-style-name="UrbanBody">
      <style:paragraph-properties fo:margin-bottom="0cm" fo:margin-top="0cm" fo:text-align="start" loext:contextual-spacing="false" style:justify-single-word="false"/>
      <style:text-properties fo:font-size="11pt" officeooo:paragraph-rsid="0038bac9" officeooo:rsid="0038bac9" style:font-name="Arial" style:font-size-asian="11pt" style:font-size-complex="11pt"/>
    </style:style>
    <style:style style:family="paragraph" style:name="P7" style:parent-style-name="UrbanBody">
      <style:paragraph-properties fo:margin-bottom="0cm" fo:margin-top="0cm" fo:text-align="justify" loext:contextual-spacing="false" style:justify-single-word="false"/>
      <style:text-properties fo:font-size="11pt" fo:font-weight="normal" officeooo:paragraph-rsid="00186935" officeooo:rsid="0016c3f7" style:font-name="Arial" style:font-name-complex="Arial" style:font-size-asian="11pt" style:font-size-complex="11pt" style:font-weight-asian="normal" style:font-weight-complex="normal"/>
    </style:style>
    <style:style style:family="paragraph" style:name="P8" style:parent-style-name="UrbanBody">
      <style:paragraph-properties fo:margin-bottom="0cm" fo:margin-top="0cm" fo:text-align="justify" loext:contextual-spacing="false" style:justify-single-word="false"/>
      <style:text-properties fo:color="#111111" fo:font-size="11pt" officeooo:paragraph-rsid="002d6398" officeooo:rsid="0024ef65" style:font-name="Arial" style:font-name-complex="Arial" style:font-size-asian="11pt" style:font-size-complex="11pt"/>
    </style:style>
    <style:style style:family="paragraph" style:name="P9" style:parent-style-name="UrbanTitle">
      <style:paragraph-properties fo:margin-bottom="0cm" fo:margin-top="0cm" fo:text-align="start" loext:contextual-spacing="false" style:justify-single-word="false"/>
      <style:text-properties fo:font-size="10pt" fo:font-weight="normal" style:font-name="Arial" style:font-size-asian="10pt" style:font-size-complex="10pt" style:font-weight-asian="normal" style:font-weight-complex="normal" style:text-underline-style="none"/>
    </style:style>
    <style:style style:family="paragraph" style:name="P10" style:parent-style-name="UrbanTitle">
      <style:paragraph-properties fo:margin-bottom="0cm" fo:margin-top="0cm" fo:text-align="start" loext:contextual-spacing="false" style:justify-single-word="false"/>
      <style:text-properties fo:font-size="10pt" style:font-name="Arial" style:font-size-asian="10pt" style:font-size-complex="10pt"/>
    </style:style>
    <style:style style:family="paragraph" style:name="P11" style:parent-style-name="UrbanTitle">
      <style:paragraph-properties fo:margin-bottom="0cm" fo:margin-top="0cm" fo:text-align="start" loext:contextual-spacing="false" style:justify-single-word="false"/>
      <style:text-properties fo:font-size="14pt" fo:font-weight="normal" style:font-name="Arial" style:font-size-asian="14pt" style:font-size-complex="14pt" style:font-weight-asian="normal" style:font-weight-complex="normal"/>
    </style:style>
    <style:style style:family="paragraph" style:name="P12" style:parent-style-name="UrbanTitle">
      <style:paragraph-properties fo:margin-bottom="0cm" fo:margin-top="0cm" fo:text-align="start" loext:contextual-spacing="false" style:justify-single-word="false"/>
      <style:text-properties fo:font-size="14pt" fo:font-weight="normal" fo:text-transform="uppercase" style:font-name="Arial" style:font-size-asian="14pt" style:font-size-complex="14pt" style:font-weight-asian="normal" style:font-weight-complex="normal"/>
    </style:style>
    <style:style style:family="paragraph" style:name="P13" style:parent-style-name="Standard">
      <style:paragraph-properties fo:margin-bottom="0cm" fo:margin-top="0cm" fo:text-align="start" loext:contextual-spacing="false" style:justify-single-word="false"/>
      <style:text-properties fo:font-size="10pt" fo:font-weight="bold" style:font-name="Arial" style:font-size-asian="10pt" style:font-size-complex="10pt" style:font-weight-asian="bold" style:font-weight-complex="bold"/>
    </style:style>
    <style:style style:family="paragraph" style:name="P14" style:parent-style-name="Standard">
      <style:paragraph-properties fo:margin-bottom="0cm" fo:margin-top="0cm" fo:text-align="justify" loext:contextual-spacing="false" style:justify-single-word="false"/>
      <style:text-properties fo:font-size="11pt" fo:font-weight="normal" officeooo:paragraph-rsid="00186935" officeooo:rsid="0016c3f7" style:font-name="Arial" style:font-size-asian="11pt" style:font-size-complex="11pt" style:font-weight-asian="normal" style:font-weight-complex="normal"/>
    </style:style>
    <style:style style:family="paragraph" style:name="P15" style:parent-style-name="Standard">
      <style:paragraph-properties fo:margin-bottom="0cm" fo:margin-top="0cm" fo:text-align="center" loext:contextual-spacing="false" style:justify-single-word="false" style:line-height-at-least="0.176cm"/>
      <style:text-properties fo:font-size="15pt" officeooo:paragraph-rsid="003ef27d" style:font-name="Rubik" style:font-name-complex="Rubik" style:font-size-asian="15pt" style:font-size-complex="15pt"/>
    </style:style>
    <style:style style:family="paragraph" style:name="P16" style:parent-style-name="Text_20_body">
      <style:paragraph-properties fo:margin-bottom="0cm" fo:margin-top="0cm" fo:text-align="start" loext:contextual-spacing="false" style:justify-single-word="false"/>
      <style:text-properties fo:font-size="11pt" fo:font-weight="normal" officeooo:paragraph-rsid="001bb43e" officeooo:rsid="0016c3f7" style:font-name="Arial" style:font-size-asian="11pt" style:font-size-complex="11pt" style:font-weight-asian="normal" style:font-weight-complex="normal"/>
    </style:style>
    <style:style style:family="paragraph" style:name="P17" style:parent-style-name="Standard">
      <style:paragraph-properties fo:text-align="start" style:justify-single-word="false"/>
      <style:text-properties fo:font-size="10.5pt" fo:font-weight="normal" style:font-name="Arial" style:font-size-asian="10.5pt" style:font-size-complex="10.5pt" style:font-weight-asian="normal" style:font-weight-complex="normal"/>
    </style:style>
    <style:style style:family="paragraph" style:name="P18" style:parent-style-name="Preformatted_20_Text">
      <style:paragraph-properties fo:text-align="justify" style:justify-single-word="false"/>
      <style:text-properties fo:font-size="10pt" officeooo:paragraph-rsid="00186935" style:font-name="Arial" style:font-name-complex="Arial" style:font-size-asian="10pt" style:font-size-complex="10pt"/>
    </style:style>
    <style:style style:family="paragraph" style:name="P19" style:parent-style-name="Preformatted_20_Text">
      <style:paragraph-properties fo:text-align="justify" style:justify-single-word="false"/>
      <style:text-properties fo:font-size="11pt" officeooo:paragraph-rsid="00186935" style:font-name="Arial" style:font-name-complex="Arial" style:font-size-asian="11pt" style:font-size-complex="11pt"/>
    </style:style>
    <style:style style:family="paragraph" style:name="P20" style:parent-style-name="Preformatted_20_Text">
      <style:paragraph-properties fo:text-align="start" style:justify-single-word="false"/>
      <style:text-properties fo:font-size="11pt" officeooo:paragraph-rsid="005139cf" style:font-name="Arial" style:font-size-asian="11pt" style:font-size-complex="11pt"/>
    </style:style>
    <style:style style:family="paragraph" style:name="P21" style:parent-style-name="Preformatted_20_Text">
      <style:paragraph-properties fo:text-align="start" style:justify-single-word="false"/>
      <style:text-properties fo:font-size="11pt" officeooo:paragraph-rsid="00535cd0" style:font-name="Arial" style:font-size-asian="11pt" style:font-size-complex="11pt"/>
    </style:style>
    <style:style style:family="paragraph" style:name="P22" style:parent-style-name="Preformatted_20_Text">
      <style:paragraph-properties fo:text-align="start" style:justify-single-word="false"/>
      <style:text-properties fo:font-size="11pt" officeooo:paragraph-rsid="0055c485" style:font-name="Arial" style:font-size-asian="11pt" style:font-size-complex="11pt"/>
    </style:style>
    <style:style style:family="paragraph" style:name="P23" style:parent-style-name="Preformatted_20_Text">
      <style:paragraph-properties fo:text-align="start" style:justify-single-word="false"/>
      <style:text-properties fo:font-size="11pt" fo:font-weight="normal" officeooo:paragraph-rsid="001f4b30" officeooo:rsid="0024ef65" style:font-name="Arial" style:font-name-complex="Arial" style:font-size-asian="11pt" style:font-size-complex="11pt" style:font-weight-asian="normal" style:font-weight-complex="normal"/>
    </style:style>
    <style:style style:family="paragraph" style:name="P24" style:parent-style-name="Preformatted_20_Text">
      <style:paragraph-properties fo:text-align="start" style:justify-single-word="false"/>
      <style:text-properties fo:background-color="#fff200" fo:color="#ff3333" fo:font-size="11pt" fo:font-style="normal" fo:font-weight="bold" officeooo:paragraph-rsid="00535cd0" officeooo:rsid="00230ea8" style:font-name="Arial" style:font-name-complex="Arial" style:font-size-asian="11pt" style:font-size-complex="11pt" style:font-style-asian="normal" style:font-weight-asian="bold" style:font-weight-complex="bold" style:text-underline-color="font-color" style:text-underline-style="solid" style:text-underline-width="auto"/>
    </style:style>
    <style:style style:family="paragraph" style:name="P25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country="FR" fo:font-size="10pt" fo:font-weight="normal" fo:language="fr" officeooo:paragraph-rsid="0020eb3a" style:font-name="Arial" style:font-size-asian="10pt" style:font-size-complex="10pt" style:font-weight-asian="normal" style:font-weight-complex="normal"/>
    </style:style>
    <style:style style:family="paragraph" style:name="P26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#fff200" fo:color="#ff3333" fo:country="FR" fo:font-size="10pt" fo:language="fr" officeooo:paragraph-rsid="002d6398" officeooo:rsid="002d6398" style:font-name="Arial" style:font-size-asian="10pt" style:font-size-complex="10pt"/>
    </style:style>
    <style:style style:family="paragraph" style:name="P27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#ffff00" fo:color="#ff3333" fo:country="FR" fo:font-size="10pt" fo:language="fr" officeooo:paragraph-rsid="002d6398" officeooo:rsid="002d6398" style:font-name="Arial" style:font-size-asian="10pt" style:font-size-complex="10pt" style:text-underline-style="none"/>
    </style:style>
    <style:style style:family="paragraph" style:name="P28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transparent" fo:country="FR" fo:font-size="10pt" fo:font-weight="bold" fo:language="fr" officeooo:paragraph-rsid="0020eb3a" style:font-name="Arial" style:font-size-asian="10pt" style:font-size-complex="10pt" style:font-weight-asian="normal" style:font-weight-complex="normal" style:text-underline-color="font-color" style:text-underline-style="solid" style:text-underline-width="auto" style:use-window-font-color="true"/>
    </style:style>
    <style:style style:family="paragraph" style:name="P29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transparent" fo:country="FR" fo:font-size="10pt" fo:font-weight="bold" fo:language="fr" officeooo:paragraph-rsid="0020eb3a" style:font-name="Arial" style:font-size-asian="10pt" style:font-size-complex="10pt" style:use-window-font-color="true"/>
    </style:style>
    <style:style style:family="paragraph" style:name="P30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officeooo:paragraph-rsid="002d6398"/>
    </style:style>
    <style:style style:family="paragraph" style:name="P31" style:parent-style-name="Standard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font-size="10pt" fo:font-weight="bold" officeooo:paragraph-rsid="0020eb3a" style:font-name="Arial" style:font-size-asian="10pt" style:font-size-complex="10pt" style:font-weight-asian="bold" style:font-weight-complex="bold"/>
    </style:style>
    <style:style style:family="paragraph" style:name="P32" style:parent-style-name="Standard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font-size="10pt" fo:font-weight="normal" officeooo:paragraph-rsid="0020eb3a" style:font-name="Arial" style:font-size-asian="10pt" style:font-size-complex="10pt" style:font-weight-asian="normal" style:font-weight-complex="normal"/>
    </style:style>
    <style:style style:family="paragraph" style:name="P33" style:parent-style-name="Standard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transparent" fo:font-size="10pt" fo:font-weight="normal" officeooo:paragraph-rsid="0020eb3a" style:font-name="Arial" style:font-size-asian="10pt" style:font-size-complex="10pt" style:font-weight-asian="normal" style:font-weight-complex="normal"/>
    </style:style>
    <style:style style:family="paragraph" style:name="P34" style:parent-style-name="Standard">
      <style:paragraph-properties fo:margin-bottom="0cm" fo:margin-left="0cm" fo:margin-right="0cm" fo:margin-top="0cm" fo:text-align="start" fo:text-indent="0cm" loext:contextual-spacing="false" style:auto-text-indent="false" style:justify-single-word="false" style:writing-mode="lr-tb"/>
      <style:text-properties fo:font-size="11pt" officeooo:paragraph-rsid="0020eb3a" officeooo:rsid="0016c3f7" style:font-name="Arial" style:font-size-asian="11pt" style:font-size-complex="11pt"/>
    </style:style>
    <style:style style:family="paragraph" style:name="P35" style:parent-style-name="UrbanBody">
      <style:paragraph-properties fo:margin-bottom="0cm" fo:margin-left="0cm" fo:margin-right="0cm" fo:margin-top="0cm" fo:text-align="start" fo:text-indent="0cm" loext:contextual-spacing="false" style:auto-text-indent="false" style:justify-single-word="false" style:writing-mode="lr-tb"/>
      <style:text-properties fo:font-size="11pt" officeooo:paragraph-rsid="0020eb3a" style:font-name="Arial" style:font-size-asian="11pt" style:font-size-complex="11pt"/>
    </style:style>
    <style:style style:family="paragraph" style:name="P36" style:parent-style-name="Text_20_body">
      <style:paragraph-properties fo:margin-bottom="0cm" fo:margin-left="0cm" fo:margin-right="0cm" fo:margin-top="0cm" fo:text-align="start" fo:text-indent="0cm" loext:contextual-spacing="false" style:auto-text-indent="false" style:justify-single-word="false" style:shadow="none" style:writing-mode="lr-tb"/>
      <style:text-properties fo:country="FR" fo:font-size="11pt" fo:font-weight="normal" fo:language="fr" officeooo:paragraph-rsid="0020eb3a" officeooo:rsid="0024ef65" style:font-name="Arial" style:font-name-complex="Arial" style:font-size-asian="11pt" style:font-size-complex="11pt" style:font-weight-asian="normal" style:font-weight-complex="normal"/>
    </style:style>
    <style:style style:family="paragraph" style:name="P37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officeooo:paragraph-rsid="0020eb3a" style:font-name="Arial" style:font-size-asian="11pt" style:font-size-complex="11pt"/>
    </style:style>
    <style:style style:family="paragraph" style:name="P38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officeooo:paragraph-rsid="0022f8f1" style:font-name="Arial" style:font-size-asian="11pt" style:font-size-complex="11pt"/>
    </style:style>
    <style:style style:family="paragraph" style:name="P39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0eb3a" officeooo:rsid="0016c3f7" style:font-name="Arial" style:font-name-complex="Arial" style:font-size-asian="11pt" style:font-size-complex="11pt" style:font-weight-asian="normal" style:font-weight-complex="normal" style:text-underline-style="none"/>
    </style:style>
    <style:style style:family="paragraph" style:name="P40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2e82c" officeooo:rsid="0016c3f7" style:font-name="Arial" style:font-name-complex="Arial" style:font-size-asian="11pt" style:font-size-complex="11pt" style:font-weight-asian="normal" style:font-weight-complex="normal" style:text-underline-style="none"/>
    </style:style>
    <style:style style:family="paragraph" style:name="P41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2e82c" officeooo:rsid="0024ef65" style:font-name="Arial" style:font-name-complex="Arial" style:font-size-asian="11pt" style:font-size-complex="11pt" style:font-weight-asian="normal" style:font-weight-complex="normal"/>
    </style:style>
    <style:style style:family="paragraph" style:name="P42" style:parent-style-name="Preformatted_20_Text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0eb3a" officeooo:rsid="0016c3f7" style:font-name="Arial" style:font-size-asian="11pt" style:font-size-complex="11pt" style:font-weight-asian="normal" style:font-weight-complex="normal"/>
    </style:style>
    <style:style style:family="paragraph" style:name="P43" style:parent-style-name="Preformatted_20_Text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2e82c" officeooo:rsid="0016c3f7" style:font-name="Arial" style:font-name-complex="Arial" style:font-size-asian="11pt" style:font-size-complex="11pt" style:font-weight-asian="normal" style:font-weight-complex="normal" style:text-underline-style="none"/>
    </style:style>
    <style:style style:family="paragraph" style:name="P44" style:parent-style-name="Heading_20_4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font-size="10pt" fo:font-weight="bold" officeooo:paragraph-rsid="0020eb3a" style:font-name="Arial" style:font-size-asian="10pt" style:font-size-complex="10pt" style:font-weight-asian="bold" style:font-weight-complex="bold"/>
    </style:style>
    <style:style style:family="paragraph" style:name="P45" style:parent-style-name="Heading_20_4">
      <style:paragraph-properties fo:line-height="100%" fo:margin-bottom="0cm" fo:margin-left="-0.042cm" fo:margin-right="-0.021cm" fo:margin-top="0cm" fo:text-align="center" fo:text-indent="0cm" loext:contextual-spacing="false" style:auto-text-indent="false" style:justify-single-word="false"/>
      <style:text-properties fo:font-size="10pt" fo:font-weight="bold" officeooo:paragraph-rsid="0020eb3a" style:font-name="Arial" style:font-size-asian="10pt" style:font-size-complex="10pt" style:font-weight-asian="bold" style:font-weight-complex="bold"/>
    </style:style>
    <style:style style:family="paragraph" style:name="P46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fo:font-weight="normal" officeooo:rsid="0024ef65" style:font-name-complex="Arial" style:font-style-asian="normal" style:font-weight-asian="normal" style:text-underline-color="font-color" style:text-underline-style="solid" style:text-underline-width="auto"/>
    </style:style>
    <style:style style:family="text" style:name="T2">
      <style:text-properties fo:background-color="transparent" fo:font-style="normal" fo:font-weight="bold" loext:char-shading-value="0" style:font-style-asian="normal" style:font-style-complex="normal" style:font-weight-asian="bold" style:font-weight-complex="bold" style:text-underline-style="none"/>
    </style:style>
    <style:style style:family="text" style:name="T3">
      <style:text-properties fo:font-style="normal" fo:font-weight="bold" style:font-style-asian="normal" style:font-style-complex="normal" style:font-weight-asian="bold" style:font-weight-complex="bold" style:text-underline-style="none"/>
    </style:style>
    <style:style style:family="text" style:name="T4">
      <style:text-properties fo:font-style="normal" fo:font-weight="normal" officeooo:rsid="001dc90b" style:font-style-asian="normal" style:font-weight-asian="normal" style:font-weight-complex="normal" style:text-underline-style="none"/>
    </style:style>
    <style:style style:family="text" style:name="T5">
      <style:text-properties fo:font-weight="normal" style:font-weight-asian="normal" style:font-weight-complex="normal"/>
    </style:style>
    <style:style style:family="text" style:name="T6">
      <style:text-properties fo:font-weight="normal" officeooo:rsid="0022e82c" style:font-weight-asian="normal" style:font-weight-complex="normal"/>
    </style:style>
    <style:style style:family="text" style:name="T7">
      <style:text-properties fo:font-weight="normal" officeooo:rsid="0033d800" style:font-weight-asian="normal" style:font-weight-complex="normal"/>
    </style:style>
    <style:style style:family="text" style:name="T8">
      <style:text-properties fo:font-weight="normal" officeooo:rsid="00358cac" style:font-weight-asian="normal" style:font-weight-complex="normal"/>
    </style:style>
    <style:style style:family="text" style:name="T9">
      <style:text-properties fo:font-weight="normal" style:font-name-complex="Arial" style:font-weight-asian="normal" style:font-weight-complex="normal"/>
    </style:style>
    <style:style style:family="text" style:name="T10">
      <style:text-properties fo:font-weight="normal" officeooo:rsid="0024ef65" style:font-name-complex="Arial" style:font-weight-asian="normal" style:font-weight-complex="normal"/>
    </style:style>
    <style:style style:family="text" style:name="T11">
      <style:text-properties fo:font-weight="normal" officeooo:rsid="00230ea8" style:font-name-complex="Arial" style:font-weight-asian="normal" style:font-weight-complex="normal"/>
    </style:style>
    <style:style style:family="text" style:name="T12">
      <style:text-properties fo:font-weight="normal" officeooo:rsid="0016c3f7" style:font-name-complex="Arial" style:font-weight-asian="normal" style:font-weight-complex="normal"/>
    </style:style>
    <style:style style:family="text" style:name="T13">
      <style:text-properties fo:font-weight="bold" officeooo:rsid="00230ea8" style:font-name-complex="Arial" style:font-weight-asian="bold" style:font-weight-complex="bold"/>
    </style:style>
    <style:style style:family="text" style:name="T14">
      <style:text-properties fo:font-weight="bold" style:font-weight-asian="bold" style:font-weight-complex="bold"/>
    </style:style>
    <style:style style:family="text" style:name="T15">
      <style:text-properties fo:font-weight="bold" officeooo:rsid="0024ef65" style:font-name-complex="Arial" style:font-weight-asian="normal" style:font-weight-complex="normal"/>
    </style:style>
    <style:style style:family="text" style:name="T16">
      <style:text-properties style:text-underline-color="font-color" style:text-underline-style="solid" style:text-underline-width="auto"/>
    </style:style>
    <style:style style:family="text" style:name="T17">
      <style:text-properties fo:font-weight="bold" officeooo:rsid="0024ef65" style:font-name-complex="Arial" style:text-underline-color="font-color" style:text-underline-style="solid" style:text-underline-width="auto"/>
    </style:style>
    <style:style style:family="text" style:name="T18">
      <style:text-properties fo:font-weight="bold" officeooo:rsid="0016c3f7" style:font-name-complex="Arial" style:text-underline-color="font-color" style:text-underline-style="solid" style:text-underline-width="auto"/>
    </style:style>
    <style:style style:family="text" style:name="T19">
      <style:text-properties fo:font-weight="bold" officeooo:rsid="0049f285" style:font-name-complex="Arial" style:text-underline-color="font-color" style:text-underline-style="solid" style:text-underline-width="auto"/>
    </style:style>
    <style:style style:family="text" style:name="T20">
      <style:text-properties officeooo:rsid="0024ef65" style:font-name-complex="Arial" style:text-underline-color="font-color" style:text-underline-style="solid" style:text-underline-width="auto"/>
    </style:style>
    <style:style style:family="text" style:name="T21">
      <style:text-properties fo:font-style="normal" fo:font-weight="normal" officeooo:rsid="0024ef65" style:font-name-complex="Arial" style:font-style-asian="normal" style:font-weight-asian="normal" style:text-underline-color="font-color" style:text-underline-style="solid" style:text-underline-width="auto" style:use-window-font-color="true"/>
    </style:style>
    <style:style style:family="text" style:name="T22">
      <style:text-properties fo:font-style="normal" fo:font-weight="normal" officeooo:rsid="0024ef65" style:font-name-complex="Arial" style:font-style-asian="normal" style:font-weight-asian="normal" style:font-weight-complex="normal" style:text-underline-color="font-color" style:text-underline-style="solid" style:text-underline-width="auto" style:use-window-font-color="true"/>
    </style:style>
    <style:style style:family="text" style:name="T23">
      <style:text-properties officeooo:rsid="0024ef65" style:font-name-complex="Arial" style:use-window-font-color="true"/>
    </style:style>
    <style:style style:family="text" style:name="T24">
      <style:text-properties fo:background-color="transparent" fo:country="FR" fo:font-size="10pt" fo:font-weight="bold" fo:language="fr" loext:char-shading-value="0" style:font-name="Arial" style:font-size-asian="10pt" style:font-size-complex="10pt" style:text-underline-color="font-color" style:text-underline-style="solid" style:text-underline-width="auto" style:use-window-font-color="true"/>
    </style:style>
    <style:style style:family="text" style:name="T25">
      <style:text-properties fo:background-color="transparent" fo:country="FR" fo:font-size="10pt" fo:language="fr" loext:char-shading-value="0" style:font-name="Arial" style:font-size-asian="10pt" style:font-size-complex="10pt" style:text-underline-color="font-color" style:text-underline-style="solid" style:text-underline-width="auto" style:use-window-font-color="true"/>
    </style:style>
    <style:style style:family="text" style:name="T26">
      <style:text-properties fo:background-color="transparent" fo:font-size="10pt" loext:char-shading-value="0" style:font-name="Arial" style:font-size-asian="10pt" style:font-size-complex="10pt" style:text-underline-color="font-color" style:text-underline-style="solid" style:text-underline-width="auto" style:use-window-font-color="true"/>
    </style:style>
    <style:style style:family="text" style:name="T27">
      <style:text-properties fo:background-color="transparent" loext:char-shading-value="0" officeooo:rsid="0032d9c9" style:use-window-font-color="true"/>
    </style:style>
    <style:style style:family="text" style:name="T28">
      <style:text-properties fo:background-color="transparent" loext:char-shading-value="0" officeooo:rsid="0016c3f7" style:text-underline-style="none" style:use-window-font-color="true"/>
    </style:style>
    <style:style style:family="text" style:name="T29">
      <style:text-properties fo:background-color="transparent" fo:font-weight="bold" loext:char-shading-value="0" officeooo:rsid="00257375" style:font-name-complex="Arial" style:font-weight-asian="bold" style:font-weight-complex="bold" style:use-window-font-color="true"/>
    </style:style>
    <style:style style:family="text" style:name="T30">
      <style:text-properties fo:background-color="transparent" fo:font-weight="bold" loext:char-shading-value="0" officeooo:rsid="00230ea8" style:font-name-complex="Arial" style:font-weight-asian="bold" style:font-weight-complex="bold" style:use-window-font-color="true"/>
    </style:style>
    <style:style style:family="text" style:name="T31">
      <style:text-properties fo:background-color="transparent" fo:font-weight="bold" loext:char-shading-value="0" officeooo:rsid="0054f3cf" style:font-name-complex="Arial" style:font-weight-asian="bold" style:font-weight-complex="bold" style:use-window-font-color="true"/>
    </style:style>
    <style:style style:family="text" style:name="T32">
      <style:text-properties fo:background-color="transparent" fo:font-weight="bold" loext:char-shading-value="0" officeooo:rsid="0055c485" style:font-name-complex="Arial" style:font-weight-asian="bold" style:font-weight-complex="bold" style:use-window-font-color="true"/>
    </style:style>
    <style:style style:family="text" style:name="T33">
      <style:text-properties officeooo:rsid="0016c3f7"/>
    </style:style>
    <style:style style:family="text" style:name="T34">
      <style:text-properties fo:background-color="#ffff00" fo:color="#ff3333" fo:country="FR" fo:language="fr" loext:char-shading-value="0" officeooo:rsid="002d6398"/>
    </style:style>
    <style:style style:family="text" style:name="T35">
      <style:text-properties fo:background-color="#ffff00" fo:color="#ff3333" loext:char-shading-value="0" officeooo:rsid="0032d9c9" style:text-underline-style="none"/>
    </style:style>
    <style:style style:family="text" style:name="T36">
      <style:text-properties fo:background-color="#ffff00" fo:color="#ff3333" loext:char-shading-value="0" officeooo:rsid="0032d9c9"/>
    </style:style>
    <style:style style:family="text" style:name="T37">
      <style:text-properties officeooo:rsid="00186935"/>
    </style:style>
    <style:style style:family="text" style:name="T38">
      <style:text-properties officeooo:rsid="0018a05b"/>
    </style:style>
    <style:style style:family="text" style:name="T39">
      <style:text-properties fo:background-color="transparent" loext:char-shading-value="0"/>
    </style:style>
    <style:style style:family="text" style:name="T40">
      <style:text-properties fo:background-color="transparent" loext:char-shading-value="0" officeooo:rsid="0032d9c9"/>
    </style:style>
    <style:style style:family="text" style:name="T41">
      <style:text-properties fo:background-color="transparent" loext:char-shading-value="0" officeooo:rsid="003ef27d"/>
    </style:style>
    <style:style style:family="text" style:name="T42">
      <style:text-properties fo:country="FR" fo:language="fr"/>
    </style:style>
    <style:style style:family="text" style:name="T43">
      <style:text-properties fo:country="FR" fo:language="fr" style:text-underline-color="font-color" style:text-underline-style="solid" style:text-underline-width="auto"/>
    </style:style>
    <style:style style:family="text" style:name="T44">
      <style:text-properties fo:country="FR" fo:font-style="normal" fo:font-weight="bold" fo:language="fr" style:font-style-asian="normal" style:font-style-complex="normal" style:font-weight-asian="bold" style:font-weight-complex="bold" style:text-underline-style="none"/>
    </style:style>
    <style:style style:family="text" style:name="T45">
      <style:text-properties fo:country="FR" fo:font-weight="normal" fo:language="fr" style:font-weight-asian="normal" style:font-weight-complex="normal"/>
    </style:style>
    <style:style style:family="text" style:name="T46">
      <style:text-properties fo:country="FR" fo:font-weight="normal" fo:language="fr" officeooo:rsid="003ef27d" style:font-weight-asian="normal" style:font-weight-complex="normal"/>
    </style:style>
    <style:style style:family="text" style:name="T47">
      <style:text-properties style:text-position="super 58%"/>
    </style:style>
    <style:style style:family="text" style:name="T48">
      <style:text-properties fo:color="#111111" style:font-name-complex="Arial"/>
    </style:style>
    <style:style style:family="text" style:name="T49">
      <style:text-properties fo:color="#111111" officeooo:rsid="001f4b30" style:font-name-complex="Arial"/>
    </style:style>
    <style:style style:family="text" style:name="T50">
      <style:text-properties fo:color="#111111" officeooo:rsid="0024ef65" style:font-name-complex="Arial"/>
    </style:style>
    <style:style style:family="text" style:name="T51">
      <style:text-properties fo:color="#111111" officeooo:rsid="002d6398" style:font-name-complex="Arial"/>
    </style:style>
    <style:style style:family="text" style:name="T52">
      <style:text-properties fo:color="#111111" officeooo:rsid="003ef27d" style:font-name-complex="Arial"/>
    </style:style>
    <style:style style:family="text" style:name="T53">
      <style:text-properties officeooo:rsid="0016c3f7" style:text-underline-style="none"/>
    </style:style>
    <style:style style:family="text" style:name="T54">
      <style:text-properties fo:text-transform="uppercase"/>
    </style:style>
    <style:style style:family="text" style:name="T55">
      <style:text-properties fo:text-transform="uppercase" officeooo:rsid="0016c3f7"/>
    </style:style>
    <style:style style:family="text" style:name="T56">
      <style:text-properties fo:text-transform="uppercase" officeooo:rsid="003ef27d"/>
    </style:style>
    <style:style style:family="text" style:name="T57">
      <style:text-properties fo:background-color="#ffff00" fo:color="#ce181e" loext:char-shading-value="0" officeooo:rsid="0032d9c9"/>
    </style:style>
    <style:style style:family="text" style:name="T58">
      <style:text-properties fo:background-color="#fff200" fo:color="#ce181e" loext:char-shading-value="0" officeooo:rsid="003ef27d"/>
    </style:style>
    <style:style style:family="text" style:name="T59">
      <style:text-properties fo:background-color="#fff200" fo:color="#ce181e" fo:country="FR" fo:font-weight="normal" fo:language="fr" loext:char-shading-value="0" officeooo:rsid="003ef27d" style:font-weight-asian="normal" style:font-weight-complex="normal"/>
    </style:style>
    <style:style style:family="text" style:name="T60">
      <style:text-properties officeooo:rsid="003ef27d"/>
    </style:style>
    <style:style style:family="text" style:name="T61">
      <style:text-properties officeooo:rsid="004d36f0"/>
    </style:style>
    <style:style style:family="text" style:name="T62">
      <style:text-properties fo:background-color="transparent" fo:country="FR" fo:font-size="10pt" fo:font-style="normal" fo:font-variant="normal" fo:font-weight="normal" fo:language="fr" fo:letter-spacing="normal" fo:text-shadow="none" fo:text-transform="none" style:country-asian="CN" style:country-complex="IN" style:font-name="Times New Roman2" style:font-name-asian="Arial Unicode MS" style:font-name-complex="Mangal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63">
      <style:text-properties fo:background-color="transparent" fo:country="BE" fo:font-size="10pt" fo:font-style="normal" fo:font-variant="normal" fo:font-weight="normal" fo:language="fr" fo:letter-spacing="normal" fo:text-shadow="none" fo:text-transform="none" style:country-asian="CN" style:country-complex="IN" style:font-name="Liberation Serif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33">COMMUNE</text:span> DE <text:span text:style-name="T54"><text:text-input text:description="">tool.getCityName()</text:text-input></text:span></text:p>
      <text:p text:style-name="P17"/>
      <text:p text:style-name="P12"/>
      <text:p text:style-name="P11"><text:span text:style-name="T54">Avis d'</text:span><text:span text:style-name="T55">ENQUÊTE PUBLIQUE<text:line-break/>PERMIS </text:span><text:span text:style-name="T56">INTÉGRÉ</text:span></text:p>
      <text:p text:style-name="P9"/>
      <text:p text:style-name="P10"/>
      <text:p text:style-name="P15">DÉCRET DU 05 FÉVRIER 2015</text:p>
      <text:p text:style-name="P15">RELATIF AUX IMPLANTATIONS COMMERCIALES</text:p>
      <text:p text:style-name="P1"/>
      <text:p text:style-name="P3"><text:span text:style-name="T49">C</text:span><text:span text:style-name="T48">oncerne : </text:span><text:span text:style-name="T51">Demande de permis </text:span><text:span text:style-name="T52">intégré</text:span><text:span text:style-name="T51">.</text:span></text:p>
      <text:p text:style-name="P8"/>
      <text:p text:style-name="P3"><text:span text:style-name="T50"><office:annotation><dc:creator>bleybaert</dc:creator><dc:date>2018-07-17T14:19:36</dc:date><loext:sender-initials>ble</loext:sender-initials><text:p text:style-name="P46"><text:span text:style-name="T62">do text if self.hasSingleApplicant()</text:span></text:p></office:annotation></text:span><text:span text:style-name="T23">Le demandeur est</text:span><text:span text:style-name="T12"> </text:span><text:span text:style-name="T12"><text:text-input text:description="Demandeurs avec adresse">self.getApplicantsSignaletic(withaddress=True)</text:text-input></text:span><text:span text:style-name="T12">.</text:span></text:p>
      <text:p text:style-name="P4"><text:span text:style-name="T12"><office:annotation><dc:creator>bleybaert</dc:creator><dc:date>2018-07-17T14:20:01</dc:date><loext:sender-initials>ble</loext:sender-initials><text:p text:style-name="P46"><text:span text:style-name="T62">do text if self.hasMultipleApplicants()</text:span></text:p></office:annotation></text:span><text:span text:style-name="T12">L</text:span><text:span text:style-name="T9">es demandeurs sont </text:span><text:span text:style-name="T12"><text:text-input text:description="Demandeurs avec adresse">self.getApplicantsSignaletic(withaddress=True)</text:text-input></text:span><text:span text:style-name="T12">.</text:span></text:p>
      <text:p text:style-name="P19"/>
      <text:p text:style-name="P7">Le terrain est situé <text:text-input text:description="Emplacement des travaux">self.getWorkLocationSignaletic()</text:text-input>, cadastré <text:text-input text:description="Cadastre">licence_view.get_parcels()</text:text-input>.</text:p>
      <text:p text:style-name="P19"/>
      <text:p text:style-name="P14"><text:span text:style-name="T37">L</text:span>e projet consiste en <text:text-input text:description="Nature des travaux">self.getLicenceSubject()</text:text-input><text:s/>et présente les caractéristiques suivantes :</text:p>
      <text:p text:style-name="P20"><text:span text:style-name="T19">Zonage au plan de secteur </text:span><text:span text:style-name="T17">:</text:span><text:span text:style-name="T20"> </text:span><text:span text:style-name="T1"><text:text-input text:description="Bien-Parcelles">licence_helper.folderZone</text:text-input></text:span></text:p>
      <text:p text:style-name="P20"><text:span text:style-name="T19">Guide communal d'urbanisme</text:span><text:span text:style-name="T17">:</text:span><text:span text:style-name="T20"> </text:span><text:span text:style-name="T21"><text:text-input text:description="Bien-Parcelles">self.getValueForTemplate('township_guide')</text:text-input></text:span></text:p>
      <text:p text:style-name="P20"><text:span text:style-name="T19">Schéma de développement communal</text:span><text:span text:style-name="T18"> </text:span><text:span text:style-name="T17">:</text:span><text:span text:style-name="T20"> </text:span><text:span text:style-name="T22"><text:text-input text:description="Bien-Parcelles">self.getValueForTemplate('SDC')</text:text-input></text:span><text:span text:style-name="T22"> </text:span></text:p>
      <text:p text:style-name="P24">Permis d'urbanisation (lot.) :</text:p>
      <text:p text:style-name="P21"><text:span text:style-name="T13"><office:annotation><dc:creator>bleybaert</dc:creator><dc:date>2018-11-22T11:31:30.751517122</dc:date><loext:sender-initials>ble</loext:sender-initials><text:p text:style-name="P46"><text:span text:style-name="T63">do text if "Guide Communal" in licence_helper.divergence</text:span></text:p></office:annotation></text:span><text:span text:style-name="T13">et s'écarte </text:span><text:span text:style-name="T29">du </text:span><text:span text:style-name="T31">Guide communal d'urbanisme</text:span><text:span text:style-name="T30"> </text:span><text:span text:style-name="T13">pour</text:span><text:span text:style-name="T11"> </text:span><text:span text:style-name="T15">:<text:line-break/></text:span><text:span text:style-name="T10"><text:text-input text:description="Dérogation détails">self.getDivergenceDetails()</text:text-input></text:span></text:p>
      <text:p text:style-name="P22"><text:span text:style-name="T13"><office:annotation><dc:creator>bleybaert</dc:creator><dc:date>2018-11-22T11:31:30.751517122</dc:date><loext:sender-initials>ble</loext:sender-initials><text:p text:style-name="P46"><text:span text:style-name="T63">do text if "urbanisation" in licence_helper.divergence</text:span></text:p></office:annotation></text:span><text:span text:style-name="T13">et s'écarte </text:span><text:span text:style-name="T29">du </text:span><text:span text:style-name="T32">permis d'urbanisation</text:span><text:span text:style-name="T30"> </text:span><text:span text:style-name="T13">pour</text:span><text:span text:style-name="T11"> </text:span><text:span text:style-name="T15">:<text:line-break/></text:span><text:span text:style-name="T10"><text:text-input text:description="Dérogation détails">self.getDivergenceDetails()</text:text-input></text:span></text:p>
      <text:p text:style-name="P23"/>
      <text:p text:style-name="P18"/>
      <table:table table:name="Tableau2" table:style-name="Tableau2">
        <table:table-column table:number-columns-repeated="4" table:style-name="Tableau2.A"/>
        <table:table-row table:style-name="Tableau2.1">
          <table:table-cell office:value-type="string" table:style-name="Tableau2.A1">
            <text:h text:outline-level="4" text:style-name="P44">Date d’affichage</text:h>
            <text:h text:outline-level="4" text:style-name="P44">de la demande</text:h>
          </table:table-cell>
          <table:table-cell office:value-type="string" table:style-name="Tableau2.A1">
            <text:h text:outline-level="4" text:style-name="P44">Date d’ouverture</text:h>
            <text:h text:outline-level="4" text:style-name="P44">de l’enquête</text:h>
          </table:table-cell>
          <table:table-cell office:value-type="string" table:style-name="Tableau2.A1">
            <text:h text:outline-level="4" text:style-name="P45">Lieu et date </text:h>
            <text:h text:outline-level="4" text:style-name="P45">de clôture de l’enquête</text:h>
          </table:table-cell>
          <table:table-cell office:value-type="string" table:style-name="Tableau2.D1">
            <text:p text:style-name="P31">Les observations écrites</text:p>
            <text:p text:style-name="P31">peuvent être adressées :</text:p>
          </table:table-cell>
        </table:table-row>
        <table:table-row table:style-name="Tableau2.2">
          <table:table-cell office:value-type="string" table:style-name="Tableau2.A1">
            <text:p text:style-name="P32"><text:span text:style-name="T39">Le </text:span><text:span text:style-name="T2"><text:text-input text:description="Date début d'enquête">event_view.display_date('displayDate')</text:text-input></text:span></text:p>
          </table:table-cell>
          <table:table-cell office:value-type="string" table:style-name="Tableau2.A1">
            <text:p text:style-name="P32">Le <text:span text:style-name="T3"><text:text-input text:description="Date début d'enquête">tool.formatDate(licence.getLastInquiry().getInvestigationStart())</text:text-input></text:span></text:p>
          </table:table-cell>
          <table:table-cell office:value-type="string" table:style-name="Tableau2.A1">
            <text:p text:style-name="P33"><text:span text:style-name="T43">Lieu</text:span><text:span text:style-name="T16"> </text:span><text:span text:style-name="T42">: </text:span><text:span text:style-name="T34">ADRESSE</text:span></text:p>
            <text:p text:style-name="P32"><text:span text:style-name="T43">Date de clôture :</text:span><text:span text:style-name="T44"> </text:span><text:span text:style-name="T44"><text:text-input text:description="Date début d'enquête">tool.formatDate(licence.getLastInquiry().getInvestigationEnd())</text:text-input></text:span></text:p>
            <text:p text:style-name="P25"><text:span text:style-name="T16">Heure de clôture</text:span> : <text:span text:style-name="T14"><text:text-input text:description="">urbanEventObj.claimsDate.strftime("%H heures %M")
</text:text-input></text:span><text:span text:style-name="T14"><text:s/>à </text:span><text:span text:style-name="T14"><text:text-input text:description="">urbanEventObj.claimEndSDate.strftime("%H heures %M")</text:text-input></text:span></text:p>
          </table:table-cell>
          <table:table-cell office:value-type="string" table:style-name="Tableau2.D1">
            <text:p text:style-name="P28">Par courrier ordinaire :</text:p>
            <text:p text:style-name="P26">ADRESSE</text:p>
            <text:p text:style-name="P26"/>
            <text:p text:style-name="P29">ou</text:p>
            <text:p text:style-name="P29"/>
            <text:p text:style-name="P30"><text:span text:style-name="T24">Par courrier électronique</text:span><text:span text:style-name="T26"> </text:span><text:span text:style-name="T25">:</text:span></text:p>
            <text:p text:style-name="P27">EMAIL</text:p>
          </table:table-cell>
        </table:table-row>
      </table:table>
      <text:p text:style-name="P36"/>
      <text:p text:style-name="P35">Madame, Monsieur,</text:p>
      <text:p text:style-name="P42"/>
      <text:p text:style-name="P39">Le Bourgmestre,</text:p>
      <text:p text:style-name="P39"/>
      <text:p text:style-name="P39"><text:span text:style-name="T39">Porte à la connaissance du public que l’autorité compétente pour statuer sur la présente demande de permis </text:span><text:span text:style-name="T41">intégré</text:span><text:span text:style-name="T39"> est le </text:span><text:span text:style-name="T40">C</text:span><text:span text:style-name="T39">ollège </text:span><text:span text:style-name="T40">C</text:span><text:span text:style-name="T39">ommunal.</text:span></text:p>
      <text:p text:style-name="P39"/>
      <text:p text:style-name="P39">L’enquête publique <text:span text:style-name="T39">est orga</text:span>nisée selon les modalités prévues par les articles D.29-7 à D.29-19 et R.41-6 du livre 1<text:span text:style-name="T47">er</text:span> du code de l’environnement.</text:p>
      <text:p text:style-name="P39"/>
      <text:p text:style-name="P40">Le dossier peut être consulté, durant la période d'enquête, à l'adresse suivante : <text:span text:style-name="T57">ADRESSE</text:span><text:span text:style-name="T27">.</text:span></text:p>
      <text:p text:style-name="P43">- les jours ouvrables soit du lundi au vendredi de 8h30 à 12h00 ;</text:p>
      <text:p text:style-name="P43">- les <text:text-input text:description="Date permanence">tool.formatDate(urbanEventObj.getClaimsDate())</text:text-input>, … / … / … jusqu'à 20 heures.</text:p>
      <text:p text:style-name="P43"/>
      <text:p text:style-name="P41"><text:soft-page-break/><text:span text:style-name="T53">Pour les consultations jusqu'à 20 heures, rendez-vous doit être pris au plus tard 24 heures à l'avance auprès <text:tab/></text:span><text:span text:style-name="T28">du service Urbanisme - <text:tab/>téléphone : </text:span><text:span text:style-name="T35">TEL</text:span><text:span text:style-name="T28"> - mail : </text:span><text:span text:style-name="T35">MAIL</text:span></text:p>
      <text:p text:style-name="P40"/>
      <text:p text:style-name="P38">Des explications techniques peuvent être obtenues auprès des Fonctionnaires technique, délégué <text:span text:style-name="T60">et des implantations commerciales</text:span> du Service Public de Wallonie, <text:span text:style-name="T36">ADRESSE</text:span> / <text:span text:style-name="T58">NUM TEL </text:span>ou auprès du demandeur : <text:span text:style-name="T45"><text:text-input text:description="Demandeurs">self.getApplicantsSignaletic(withaddress=True)</text:text-input></text:span><text:span text:style-name="T45"><text:s/></text:span><text:span text:style-name="T46">(</text:span><text:span text:style-name="T59">TEL</text:span><text:span text:style-name="T46">)</text:span>.</text:p>
      <text:p text:style-name="P37"/>
      <text:p text:style-name="P34"><text:span text:style-name="T8">T</text:span><text:span text:style-name="T5">out intéressé peut formuler ses observations écrites ou orales auprès de </text:span><text:span text:style-name="T6">la </text:span><text:span text:style-name="T7">Commune de </text:span><text:span text:style-name="T7"><text:text-input text:description="">tool.getCityName()</text:text-input></text:span><text:span text:style-name="T6"><text:s/></text:span><text:span text:style-name="T5">dans le délai mentionné ci-dessus, jusqu’à la clôture de l’enquête.</text:span></text:p>
      <text:p text:style-name="P16"/>
      <text:p text:style-name="P5"><text:span text:style-name="T38"><text:text-input text:description="">tool.getCityName()</text:text-input></text:span><text:span text:style-name="T38">, le </text:span><text:span text:style-name="T4"><text:text-input text:description="Délivré à xxx le xxx">tool.formatDate(urbanEventObj.getEventDate())</text:text-input></text:span><text:span text:style-name="T4">.</text:span></text:p>
      <text:p text:style-name="P2"/>
      <text:p text:style-name="P2"/>
      <text:p text:style-name="P6"><office:annotation><dc:creator>bleybaert</dc:creator><dc:date>2018-07-18T09:41:44</dc:date><loext:sender-initials>ble</loext:sender-initials><text:p text:style-name="P46"><text:span text:style-name="T62">do text</text:span></text:p><text:p text:style-name="P46"><text:span text:style-name="T62">from document(at=signatures, format='odt')</text:span></text:p></office:annotation>Import signatures.<text:span text:style-name="T61">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1" svg:font-family="'Lohit Hindi'"/>
    <style:font-face style:name="OpenSymbol" svg:font-family="OpenSymbol"/>
    <style:font-face style:name="Rubik" svg:font-family="Rubik"/>
    <style:font-face style:name="StarSymbol" svg:font-family="StarSymbol"/>
    <style:font-face style:font-family-generic="modern" style:name="Courier New" svg:font-family="'Courier New'"/>
    <style:font-face style:font-family-generic="roman" style:name="Times New Roman1" svg:font-family="'Times New Roman'"/>
    <style:font-face style:font-family-generic="roman" style:font-pitch="variable" style:name="Liberation Serif" svg:font-family="'Liberation Serif'"/>
    <style:font-face style:font-family-generic="roman" style:font-pitch="variable" style:name="Times New Roman2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adornments="Gras" style:font-family-generic="swiss" style:font-pitch="variable" style:name="Calibri" svg:font-family="Calibri"/>
    <style:font-face style:font-family-generic="swiss" style:font-pitch="variable" style:name="Liberation Sans" svg:font-family="'Liberation Sans'"/>
    <style:font-face style:font-family-generic="system" style:font-pitch="variable" style:name="Arial Unicode MS" svg:font-family="'Arial Unicode MS'"/>
    <style:font-face style:font-family-generic="system" style:font-pitch="variable" style:name="Lohit Hindi" svg:font-family="'Lohit Hindi'"/>
    <style:font-face style:font-family-generic="system" style:font-pitch="variable" style:name="Mangal" svg:font-family="Mangal"/>
    <style:font-face style:font-family-generic="system" style:font-pitch="variable" style:name="WenQuanYi Micro Hei" svg:font-family="'WenQuanYi Micro Hei'"/>
  </office:font-face-decls>
  <office:automatic-styles>
    <style:style style:family="table" style:name="Tableau2">
      <style:table-properties fo:margin-left="-0.132cm" style:width="17.194cm" style:writing-mode="lr-tb" table:align="left"/>
    </style:style>
    <style:style style:family="table-column" style:name="Tableau2.A">
      <style:table-column-properties style:column-width="4.299cm"/>
    </style:style>
    <style:style style:family="table-row" style:name="Tableau2.1">
      <style:table-row-properties fo:keep-together="auto" style:min-row-height="1.217cm"/>
    </style:style>
    <style:style style:family="table-cell" style:name="Tableau2.A1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middle" style:writing-mode="lr-tb"/>
    </style:style>
    <style:style style:family="table-cell" style:name="Tableau2.D1">
      <style:table-cell-properties fo:border="0.5pt solid #000000" fo:padding-bottom="0cm" fo:padding-left="0.123cm" fo:padding-right="0.123cm" fo:padding-top="0cm" style:vertical-align="middle" style:writing-mode="lr-tb"/>
    </style:style>
    <style:style style:family="table-row" style:name="Tableau2.2">
      <style:table-row-properties fo:keep-together="auto" style:min-row-height="1.492cm"/>
    </style:style>
    <style:style style:family="paragraph" style:name="P1" style:parent-style-name="UrbanBody">
      <style:paragraph-properties fo:margin-bottom="0cm" fo:margin-top="0cm" fo:text-align="justify" loext:contextual-spacing="false" style:justify-single-word="false"/>
      <style:text-properties fo:font-size="10pt" style:font-name="Arial" style:font-size-asian="10pt" style:font-size-complex="10pt"/>
    </style:style>
    <style:style style:family="paragraph" style:name="P2" style:parent-style-name="UrbanBody">
      <style:paragraph-properties fo:margin-bottom="0cm" fo:margin-top="0cm" fo:text-align="start" loext:contextual-spacing="false" style:justify-single-word="false"/>
      <style:text-properties fo:font-size="10pt" officeooo:paragraph-rsid="0018a05b" style:font-name="Arial" style:font-size-asian="10pt" style:font-size-complex="10pt"/>
    </style:style>
    <style:style style:family="paragraph" style:name="P3" style:parent-style-name="UrbanBody">
      <style:paragraph-properties fo:margin-bottom="0cm" fo:margin-top="0cm" fo:text-align="justify" loext:contextual-spacing="false" style:justify-single-word="false"/>
      <style:text-properties fo:font-size="11pt" officeooo:paragraph-rsid="002d6398" officeooo:rsid="0020eb3a" style:font-name="Arial" style:font-size-asian="11pt" style:font-size-complex="11pt"/>
    </style:style>
    <style:style style:family="paragraph" style:name="P4" style:parent-style-name="UrbanBody">
      <style:paragraph-properties fo:margin-bottom="0cm" fo:margin-top="0cm" fo:text-align="justify" loext:contextual-spacing="false" style:justify-single-word="false"/>
      <style:text-properties fo:font-size="11pt" officeooo:paragraph-rsid="002d6398" officeooo:rsid="002d6398" style:font-name="Arial" style:font-size-asian="11pt" style:font-size-complex="11pt"/>
    </style:style>
    <style:style style:family="paragraph" style:name="P5" style:parent-style-name="UrbanBody">
      <style:paragraph-properties fo:margin-bottom="0cm" fo:margin-top="0cm" fo:text-align="start" loext:contextual-spacing="false" style:justify-single-word="false"/>
      <style:text-properties fo:font-size="11pt" officeooo:paragraph-rsid="0039cbe2" style:font-name="Arial" style:font-size-asian="11pt" style:font-size-complex="11pt"/>
    </style:style>
    <style:style style:family="paragraph" style:name="P6" style:parent-style-name="UrbanBody">
      <style:paragraph-properties fo:margin-bottom="0cm" fo:margin-top="0cm" fo:text-align="start" loext:contextual-spacing="false" style:justify-single-word="false"/>
      <style:text-properties fo:font-size="11pt" officeooo:paragraph-rsid="0038bac9" officeooo:rsid="0038bac9" style:font-name="Arial" style:font-size-asian="11pt" style:font-size-complex="11pt"/>
    </style:style>
    <style:style style:family="paragraph" style:name="P7" style:parent-style-name="UrbanBody">
      <style:paragraph-properties fo:margin-bottom="0cm" fo:margin-top="0cm" fo:text-align="justify" loext:contextual-spacing="false" style:justify-single-word="false"/>
      <style:text-properties fo:font-size="11pt" fo:font-weight="normal" officeooo:paragraph-rsid="00186935" officeooo:rsid="0016c3f7" style:font-name="Arial" style:font-name-complex="Arial" style:font-size-asian="11pt" style:font-size-complex="11pt" style:font-weight-asian="normal" style:font-weight-complex="normal"/>
    </style:style>
    <style:style style:family="paragraph" style:name="P8" style:parent-style-name="UrbanBody">
      <style:paragraph-properties fo:margin-bottom="0cm" fo:margin-top="0cm" fo:text-align="justify" loext:contextual-spacing="false" style:justify-single-word="false"/>
      <style:text-properties fo:color="#111111" fo:font-size="11pt" officeooo:paragraph-rsid="002d6398" officeooo:rsid="0024ef65" style:font-name="Arial" style:font-name-complex="Arial" style:font-size-asian="11pt" style:font-size-complex="11pt"/>
    </style:style>
    <style:style style:family="paragraph" style:name="P9" style:parent-style-name="UrbanTitle">
      <style:paragraph-properties fo:margin-bottom="0cm" fo:margin-top="0cm" fo:text-align="start" loext:contextual-spacing="false" style:justify-single-word="false"/>
      <style:text-properties fo:font-size="10pt" fo:font-weight="normal" style:font-name="Arial" style:font-size-asian="10pt" style:font-size-complex="10pt" style:font-weight-asian="normal" style:font-weight-complex="normal" style:text-underline-style="none"/>
    </style:style>
    <style:style style:family="paragraph" style:name="P10" style:parent-style-name="UrbanTitle">
      <style:paragraph-properties fo:margin-bottom="0cm" fo:margin-top="0cm" fo:text-align="start" loext:contextual-spacing="false" style:justify-single-word="false"/>
      <style:text-properties fo:font-size="10pt" style:font-name="Arial" style:font-size-asian="10pt" style:font-size-complex="10pt"/>
    </style:style>
    <style:style style:family="paragraph" style:name="P11" style:parent-style-name="UrbanTitle">
      <style:paragraph-properties fo:margin-bottom="0cm" fo:margin-top="0cm" fo:text-align="start" loext:contextual-spacing="false" style:justify-single-word="false"/>
      <style:text-properties fo:font-size="14pt" fo:font-weight="normal" style:font-name="Arial" style:font-size-asian="14pt" style:font-size-complex="14pt" style:font-weight-asian="normal" style:font-weight-complex="normal"/>
    </style:style>
    <style:style style:family="paragraph" style:name="P12" style:parent-style-name="UrbanTitle">
      <style:paragraph-properties fo:margin-bottom="0cm" fo:margin-top="0cm" fo:text-align="start" loext:contextual-spacing="false" style:justify-single-word="false"/>
      <style:text-properties fo:font-size="14pt" fo:font-weight="normal" fo:text-transform="uppercase" style:font-name="Arial" style:font-size-asian="14pt" style:font-size-complex="14pt" style:font-weight-asian="normal" style:font-weight-complex="normal"/>
    </style:style>
    <style:style style:family="paragraph" style:name="P13" style:parent-style-name="Standard">
      <style:paragraph-properties fo:margin-bottom="0cm" fo:margin-top="0cm" fo:text-align="start" loext:contextual-spacing="false" style:justify-single-word="false"/>
      <style:text-properties fo:font-size="10pt" fo:font-weight="bold" style:font-name="Arial" style:font-size-asian="10pt" style:font-size-complex="10pt" style:font-weight-asian="bold" style:font-weight-complex="bold"/>
    </style:style>
    <style:style style:family="paragraph" style:name="P14" style:parent-style-name="Standard">
      <style:paragraph-properties fo:margin-bottom="0cm" fo:margin-top="0cm" fo:text-align="justify" loext:contextual-spacing="false" style:justify-single-word="false"/>
      <style:text-properties fo:font-size="11pt" fo:font-weight="normal" officeooo:paragraph-rsid="00186935" officeooo:rsid="0016c3f7" style:font-name="Arial" style:font-size-asian="11pt" style:font-size-complex="11pt" style:font-weight-asian="normal" style:font-weight-complex="normal"/>
    </style:style>
    <style:style style:family="paragraph" style:name="P15" style:parent-style-name="Standard">
      <style:paragraph-properties fo:margin-bottom="0cm" fo:margin-top="0cm" fo:text-align="center" loext:contextual-spacing="false" style:justify-single-word="false" style:line-height-at-least="0.176cm"/>
      <style:text-properties fo:font-size="15pt" officeooo:paragraph-rsid="003ef27d" style:font-name="Rubik" style:font-name-complex="Rubik" style:font-size-asian="15pt" style:font-size-complex="15pt"/>
    </style:style>
    <style:style style:family="paragraph" style:name="P16" style:parent-style-name="Text_20_body">
      <style:paragraph-properties fo:margin-bottom="0cm" fo:margin-top="0cm" fo:text-align="start" loext:contextual-spacing="false" style:justify-single-word="false"/>
      <style:text-properties fo:font-size="11pt" fo:font-weight="normal" officeooo:paragraph-rsid="001bb43e" officeooo:rsid="0016c3f7" style:font-name="Arial" style:font-size-asian="11pt" style:font-size-complex="11pt" style:font-weight-asian="normal" style:font-weight-complex="normal"/>
    </style:style>
    <style:style style:family="paragraph" style:name="P17" style:parent-style-name="Standard">
      <style:paragraph-properties fo:text-align="start" style:justify-single-word="false"/>
      <style:text-properties fo:font-size="10.5pt" fo:font-weight="normal" style:font-name="Arial" style:font-size-asian="10.5pt" style:font-size-complex="10.5pt" style:font-weight-asian="normal" style:font-weight-complex="normal"/>
    </style:style>
    <style:style style:family="paragraph" style:name="P18" style:parent-style-name="Preformatted_20_Text">
      <style:paragraph-properties fo:text-align="justify" style:justify-single-word="false"/>
      <style:text-properties fo:font-size="10pt" officeooo:paragraph-rsid="00186935" style:font-name="Arial" style:font-name-complex="Arial" style:font-size-asian="10pt" style:font-size-complex="10pt"/>
    </style:style>
    <style:style style:family="paragraph" style:name="P19" style:parent-style-name="Preformatted_20_Text">
      <style:paragraph-properties fo:text-align="justify" style:justify-single-word="false"/>
      <style:text-properties fo:font-size="11pt" officeooo:paragraph-rsid="00186935" style:font-name="Arial" style:font-name-complex="Arial" style:font-size-asian="11pt" style:font-size-complex="11pt"/>
    </style:style>
    <style:style style:family="paragraph" style:name="P20" style:parent-style-name="Preformatted_20_Text">
      <style:paragraph-properties fo:text-align="start" style:justify-single-word="false"/>
      <style:text-properties fo:font-size="11pt" officeooo:paragraph-rsid="005139cf" style:font-name="Arial" style:font-size-asian="11pt" style:font-size-complex="11pt"/>
    </style:style>
    <style:style style:family="paragraph" style:name="P21" style:parent-style-name="Preformatted_20_Text">
      <style:paragraph-properties fo:text-align="start" style:justify-single-word="false"/>
      <style:text-properties fo:font-size="11pt" officeooo:paragraph-rsid="00535cd0" style:font-name="Arial" style:font-size-asian="11pt" style:font-size-complex="11pt"/>
    </style:style>
    <style:style style:family="paragraph" style:name="P22" style:parent-style-name="Preformatted_20_Text">
      <style:paragraph-properties fo:text-align="start" style:justify-single-word="false"/>
      <style:text-properties fo:font-size="11pt" officeooo:paragraph-rsid="0055c485" style:font-name="Arial" style:font-size-asian="11pt" style:font-size-complex="11pt"/>
    </style:style>
    <style:style style:family="paragraph" style:name="P23" style:parent-style-name="Preformatted_20_Text">
      <style:paragraph-properties fo:text-align="start" style:justify-single-word="false"/>
      <style:text-properties fo:font-size="11pt" fo:font-weight="normal" officeooo:paragraph-rsid="001f4b30" officeooo:rsid="0024ef65" style:font-name="Arial" style:font-name-complex="Arial" style:font-size-asian="11pt" style:font-size-complex="11pt" style:font-weight-asian="normal" style:font-weight-complex="normal"/>
    </style:style>
    <style:style style:family="paragraph" style:name="P24" style:parent-style-name="Preformatted_20_Text">
      <style:paragraph-properties fo:text-align="start" style:justify-single-word="false"/>
      <style:text-properties fo:background-color="#fff200" fo:color="#ff3333" fo:font-size="11pt" fo:font-style="normal" fo:font-weight="bold" officeooo:paragraph-rsid="00535cd0" officeooo:rsid="00230ea8" style:font-name="Arial" style:font-name-complex="Arial" style:font-size-asian="11pt" style:font-size-complex="11pt" style:font-style-asian="normal" style:font-weight-asian="bold" style:font-weight-complex="bold" style:text-underline-color="font-color" style:text-underline-style="solid" style:text-underline-width="auto"/>
    </style:style>
    <style:style style:family="paragraph" style:name="P25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country="FR" fo:font-size="10pt" fo:font-weight="normal" fo:language="fr" officeooo:paragraph-rsid="0020eb3a" style:font-name="Arial" style:font-size-asian="10pt" style:font-size-complex="10pt" style:font-weight-asian="normal" style:font-weight-complex="normal"/>
    </style:style>
    <style:style style:family="paragraph" style:name="P26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#fff200" fo:color="#ff3333" fo:country="FR" fo:font-size="10pt" fo:language="fr" officeooo:paragraph-rsid="002d6398" officeooo:rsid="002d6398" style:font-name="Arial" style:font-size-asian="10pt" style:font-size-complex="10pt"/>
    </style:style>
    <style:style style:family="paragraph" style:name="P27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#ffff00" fo:color="#ff3333" fo:country="FR" fo:font-size="10pt" fo:language="fr" officeooo:paragraph-rsid="002d6398" officeooo:rsid="002d6398" style:font-name="Arial" style:font-size-asian="10pt" style:font-size-complex="10pt" style:text-underline-style="none"/>
    </style:style>
    <style:style style:family="paragraph" style:name="P28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transparent" fo:country="FR" fo:font-size="10pt" fo:font-weight="bold" fo:language="fr" officeooo:paragraph-rsid="0020eb3a" style:font-name="Arial" style:font-size-asian="10pt" style:font-size-complex="10pt" style:font-weight-asian="normal" style:font-weight-complex="normal" style:text-underline-color="font-color" style:text-underline-style="solid" style:text-underline-width="auto" style:use-window-font-color="true"/>
    </style:style>
    <style:style style:family="paragraph" style:name="P29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transparent" fo:country="FR" fo:font-size="10pt" fo:font-weight="bold" fo:language="fr" officeooo:paragraph-rsid="0020eb3a" style:font-name="Arial" style:font-size-asian="10pt" style:font-size-complex="10pt" style:use-window-font-color="true"/>
    </style:style>
    <style:style style:family="paragraph" style:name="P30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officeooo:paragraph-rsid="002d6398"/>
    </style:style>
    <style:style style:family="paragraph" style:name="P31" style:parent-style-name="Standard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font-size="10pt" fo:font-weight="bold" officeooo:paragraph-rsid="0020eb3a" style:font-name="Arial" style:font-size-asian="10pt" style:font-size-complex="10pt" style:font-weight-asian="bold" style:font-weight-complex="bold"/>
    </style:style>
    <style:style style:family="paragraph" style:name="P32" style:parent-style-name="Standard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font-size="10pt" fo:font-weight="normal" officeooo:paragraph-rsid="0020eb3a" style:font-name="Arial" style:font-size-asian="10pt" style:font-size-complex="10pt" style:font-weight-asian="normal" style:font-weight-complex="normal"/>
    </style:style>
    <style:style style:family="paragraph" style:name="P33" style:parent-style-name="Standard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transparent" fo:font-size="10pt" fo:font-weight="normal" officeooo:paragraph-rsid="0020eb3a" style:font-name="Arial" style:font-size-asian="10pt" style:font-size-complex="10pt" style:font-weight-asian="normal" style:font-weight-complex="normal"/>
    </style:style>
    <style:style style:family="paragraph" style:name="P34" style:parent-style-name="Standard">
      <style:paragraph-properties fo:margin-bottom="0cm" fo:margin-left="0cm" fo:margin-right="0cm" fo:margin-top="0cm" fo:text-align="start" fo:text-indent="0cm" loext:contextual-spacing="false" style:auto-text-indent="false" style:justify-single-word="false" style:writing-mode="lr-tb"/>
      <style:text-properties fo:font-size="11pt" officeooo:paragraph-rsid="0020eb3a" officeooo:rsid="0016c3f7" style:font-name="Arial" style:font-size-asian="11pt" style:font-size-complex="11pt"/>
    </style:style>
    <style:style style:family="paragraph" style:name="P35" style:parent-style-name="UrbanBody">
      <style:paragraph-properties fo:margin-bottom="0cm" fo:margin-left="0cm" fo:margin-right="0cm" fo:margin-top="0cm" fo:text-align="start" fo:text-indent="0cm" loext:contextual-spacing="false" style:auto-text-indent="false" style:justify-single-word="false" style:writing-mode="lr-tb"/>
      <style:text-properties fo:font-size="11pt" officeooo:paragraph-rsid="0020eb3a" style:font-name="Arial" style:font-size-asian="11pt" style:font-size-complex="11pt"/>
    </style:style>
    <style:style style:family="paragraph" style:name="P36" style:parent-style-name="Text_20_body">
      <style:paragraph-properties fo:margin-bottom="0cm" fo:margin-left="0cm" fo:margin-right="0cm" fo:margin-top="0cm" fo:text-align="start" fo:text-indent="0cm" loext:contextual-spacing="false" style:auto-text-indent="false" style:justify-single-word="false" style:shadow="none" style:writing-mode="lr-tb"/>
      <style:text-properties fo:country="FR" fo:font-size="11pt" fo:font-weight="normal" fo:language="fr" officeooo:paragraph-rsid="0020eb3a" officeooo:rsid="0024ef65" style:font-name="Arial" style:font-name-complex="Arial" style:font-size-asian="11pt" style:font-size-complex="11pt" style:font-weight-asian="normal" style:font-weight-complex="normal"/>
    </style:style>
    <style:style style:family="paragraph" style:name="P37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officeooo:paragraph-rsid="0020eb3a" style:font-name="Arial" style:font-size-asian="11pt" style:font-size-complex="11pt"/>
    </style:style>
    <style:style style:family="paragraph" style:name="P38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officeooo:paragraph-rsid="0022f8f1" style:font-name="Arial" style:font-size-asian="11pt" style:font-size-complex="11pt"/>
    </style:style>
    <style:style style:family="paragraph" style:name="P39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0eb3a" officeooo:rsid="0016c3f7" style:font-name="Arial" style:font-name-complex="Arial" style:font-size-asian="11pt" style:font-size-complex="11pt" style:font-weight-asian="normal" style:font-weight-complex="normal" style:text-underline-style="none"/>
    </style:style>
    <style:style style:family="paragraph" style:name="P40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2e82c" officeooo:rsid="0016c3f7" style:font-name="Arial" style:font-name-complex="Arial" style:font-size-asian="11pt" style:font-size-complex="11pt" style:font-weight-asian="normal" style:font-weight-complex="normal" style:text-underline-style="none"/>
    </style:style>
    <style:style style:family="paragraph" style:name="P41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2e82c" officeooo:rsid="0024ef65" style:font-name="Arial" style:font-name-complex="Arial" style:font-size-asian="11pt" style:font-size-complex="11pt" style:font-weight-asian="normal" style:font-weight-complex="normal"/>
    </style:style>
    <style:style style:family="paragraph" style:name="P42" style:parent-style-name="Preformatted_20_Text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0eb3a" officeooo:rsid="0016c3f7" style:font-name="Arial" style:font-size-asian="11pt" style:font-size-complex="11pt" style:font-weight-asian="normal" style:font-weight-complex="normal"/>
    </style:style>
    <style:style style:family="paragraph" style:name="P43" style:parent-style-name="Preformatted_20_Text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2e82c" officeooo:rsid="0016c3f7" style:font-name="Arial" style:font-name-complex="Arial" style:font-size-asian="11pt" style:font-size-complex="11pt" style:font-weight-asian="normal" style:font-weight-complex="normal" style:text-underline-style="none"/>
    </style:style>
    <style:style style:family="paragraph" style:name="P44" style:parent-style-name="Heading_20_4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font-size="10pt" fo:font-weight="bold" officeooo:paragraph-rsid="0020eb3a" style:font-name="Arial" style:font-size-asian="10pt" style:font-size-complex="10pt" style:font-weight-asian="bold" style:font-weight-complex="bold"/>
    </style:style>
    <style:style style:family="paragraph" style:name="P45" style:parent-style-name="Heading_20_4">
      <style:paragraph-properties fo:line-height="100%" fo:margin-bottom="0cm" fo:margin-left="-0.042cm" fo:margin-right="-0.021cm" fo:margin-top="0cm" fo:text-align="center" fo:text-indent="0cm" loext:contextual-spacing="false" style:auto-text-indent="false" style:justify-single-word="false"/>
      <style:text-properties fo:font-size="10pt" fo:font-weight="bold" officeooo:paragraph-rsid="0020eb3a" style:font-name="Arial" style:font-size-asian="10pt" style:font-size-complex="10pt" style:font-weight-asian="bold" style:font-weight-complex="bold"/>
    </style:style>
    <style:style style:family="paragraph" style:name="P46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fo:font-weight="normal" officeooo:rsid="0024ef65" style:font-name-complex="Arial" style:font-style-asian="normal" style:font-weight-asian="normal" style:text-underline-color="font-color" style:text-underline-style="solid" style:text-underline-width="auto"/>
    </style:style>
    <style:style style:family="text" style:name="T2">
      <style:text-properties fo:background-color="transparent" fo:font-style="normal" fo:font-weight="bold" loext:char-shading-value="0" style:font-style-asian="normal" style:font-style-complex="normal" style:font-weight-asian="bold" style:font-weight-complex="bold" style:text-underline-style="none"/>
    </style:style>
    <style:style style:family="text" style:name="T3">
      <style:text-properties fo:font-style="normal" fo:font-weight="bold" style:font-style-asian="normal" style:font-style-complex="normal" style:font-weight-asian="bold" style:font-weight-complex="bold" style:text-underline-style="none"/>
    </style:style>
    <style:style style:family="text" style:name="T4">
      <style:text-properties fo:font-style="normal" fo:font-weight="normal" officeooo:rsid="001dc90b" style:font-style-asian="normal" style:font-weight-asian="normal" style:font-weight-complex="normal" style:text-underline-style="none"/>
    </style:style>
    <style:style style:family="text" style:name="T5">
      <style:text-properties fo:font-weight="normal" style:font-weight-asian="normal" style:font-weight-complex="normal"/>
    </style:style>
    <style:style style:family="text" style:name="T6">
      <style:text-properties fo:font-weight="normal" officeooo:rsid="0022e82c" style:font-weight-asian="normal" style:font-weight-complex="normal"/>
    </style:style>
    <style:style style:family="text" style:name="T7">
      <style:text-properties fo:font-weight="normal" officeooo:rsid="0033d800" style:font-weight-asian="normal" style:font-weight-complex="normal"/>
    </style:style>
    <style:style style:family="text" style:name="T8">
      <style:text-properties fo:font-weight="normal" officeooo:rsid="00358cac" style:font-weight-asian="normal" style:font-weight-complex="normal"/>
    </style:style>
    <style:style style:family="text" style:name="T9">
      <style:text-properties fo:font-weight="normal" style:font-name-complex="Arial" style:font-weight-asian="normal" style:font-weight-complex="normal"/>
    </style:style>
    <style:style style:family="text" style:name="T10">
      <style:text-properties fo:font-weight="normal" officeooo:rsid="0024ef65" style:font-name-complex="Arial" style:font-weight-asian="normal" style:font-weight-complex="normal"/>
    </style:style>
    <style:style style:family="text" style:name="T11">
      <style:text-properties fo:font-weight="normal" officeooo:rsid="00230ea8" style:font-name-complex="Arial" style:font-weight-asian="normal" style:font-weight-complex="normal"/>
    </style:style>
    <style:style style:family="text" style:name="T12">
      <style:text-properties fo:font-weight="normal" officeooo:rsid="0016c3f7" style:font-name-complex="Arial" style:font-weight-asian="normal" style:font-weight-complex="normal"/>
    </style:style>
    <style:style style:family="text" style:name="T13">
      <style:text-properties fo:font-weight="bold" officeooo:rsid="00230ea8" style:font-name-complex="Arial" style:font-weight-asian="bold" style:font-weight-complex="bold"/>
    </style:style>
    <style:style style:family="text" style:name="T14">
      <style:text-properties fo:font-weight="bold" style:font-weight-asian="bold" style:font-weight-complex="bold"/>
    </style:style>
    <style:style style:family="text" style:name="T15">
      <style:text-properties fo:font-weight="bold" officeooo:rsid="0024ef65" style:font-name-complex="Arial" style:font-weight-asian="normal" style:font-weight-complex="normal"/>
    </style:style>
    <style:style style:family="text" style:name="T16">
      <style:text-properties style:text-underline-color="font-color" style:text-underline-style="solid" style:text-underline-width="auto"/>
    </style:style>
    <style:style style:family="text" style:name="T17">
      <style:text-properties fo:font-weight="bold" officeooo:rsid="0024ef65" style:font-name-complex="Arial" style:text-underline-color="font-color" style:text-underline-style="solid" style:text-underline-width="auto"/>
    </style:style>
    <style:style style:family="text" style:name="T18">
      <style:text-properties fo:font-weight="bold" officeooo:rsid="0016c3f7" style:font-name-complex="Arial" style:text-underline-color="font-color" style:text-underline-style="solid" style:text-underline-width="auto"/>
    </style:style>
    <style:style style:family="text" style:name="T19">
      <style:text-properties fo:font-weight="bold" officeooo:rsid="0049f285" style:font-name-complex="Arial" style:text-underline-color="font-color" style:text-underline-style="solid" style:text-underline-width="auto"/>
    </style:style>
    <style:style style:family="text" style:name="T20">
      <style:text-properties officeooo:rsid="0024ef65" style:font-name-complex="Arial" style:text-underline-color="font-color" style:text-underline-style="solid" style:text-underline-width="auto"/>
    </style:style>
    <style:style style:family="text" style:name="T21">
      <style:text-properties fo:font-style="normal" fo:font-weight="normal" officeooo:rsid="0024ef65" style:font-name-complex="Arial" style:font-style-asian="normal" style:font-weight-asian="normal" style:text-underline-color="font-color" style:text-underline-style="solid" style:text-underline-width="auto" style:use-window-font-color="true"/>
    </style:style>
    <style:style style:family="text" style:name="T22">
      <style:text-properties fo:font-style="normal" fo:font-weight="normal" officeooo:rsid="0024ef65" style:font-name-complex="Arial" style:font-style-asian="normal" style:font-weight-asian="normal" style:font-weight-complex="normal" style:text-underline-color="font-color" style:text-underline-style="solid" style:text-underline-width="auto" style:use-window-font-color="true"/>
    </style:style>
    <style:style style:family="text" style:name="T23">
      <style:text-properties officeooo:rsid="0024ef65" style:font-name-complex="Arial" style:use-window-font-color="true"/>
    </style:style>
    <style:style style:family="text" style:name="T24">
      <style:text-properties fo:background-color="transparent" fo:country="FR" fo:font-size="10pt" fo:font-weight="bold" fo:language="fr" loext:char-shading-value="0" style:font-name="Arial" style:font-size-asian="10pt" style:font-size-complex="10pt" style:text-underline-color="font-color" style:text-underline-style="solid" style:text-underline-width="auto" style:use-window-font-color="true"/>
    </style:style>
    <style:style style:family="text" style:name="T25">
      <style:text-properties fo:background-color="transparent" fo:country="FR" fo:font-size="10pt" fo:language="fr" loext:char-shading-value="0" style:font-name="Arial" style:font-size-asian="10pt" style:font-size-complex="10pt" style:text-underline-color="font-color" style:text-underline-style="solid" style:text-underline-width="auto" style:use-window-font-color="true"/>
    </style:style>
    <style:style style:family="text" style:name="T26">
      <style:text-properties fo:background-color="transparent" fo:font-size="10pt" loext:char-shading-value="0" style:font-name="Arial" style:font-size-asian="10pt" style:font-size-complex="10pt" style:text-underline-color="font-color" style:text-underline-style="solid" style:text-underline-width="auto" style:use-window-font-color="true"/>
    </style:style>
    <style:style style:family="text" style:name="T27">
      <style:text-properties fo:background-color="transparent" loext:char-shading-value="0" officeooo:rsid="0032d9c9" style:use-window-font-color="true"/>
    </style:style>
    <style:style style:family="text" style:name="T28">
      <style:text-properties fo:background-color="transparent" loext:char-shading-value="0" officeooo:rsid="0016c3f7" style:text-underline-style="none" style:use-window-font-color="true"/>
    </style:style>
    <style:style style:family="text" style:name="T29">
      <style:text-properties fo:background-color="transparent" fo:font-weight="bold" loext:char-shading-value="0" officeooo:rsid="00257375" style:font-name-complex="Arial" style:font-weight-asian="bold" style:font-weight-complex="bold" style:use-window-font-color="true"/>
    </style:style>
    <style:style style:family="text" style:name="T30">
      <style:text-properties fo:background-color="transparent" fo:font-weight="bold" loext:char-shading-value="0" officeooo:rsid="00230ea8" style:font-name-complex="Arial" style:font-weight-asian="bold" style:font-weight-complex="bold" style:use-window-font-color="true"/>
    </style:style>
    <style:style style:family="text" style:name="T31">
      <style:text-properties fo:background-color="transparent" fo:font-weight="bold" loext:char-shading-value="0" officeooo:rsid="0054f3cf" style:font-name-complex="Arial" style:font-weight-asian="bold" style:font-weight-complex="bold" style:use-window-font-color="true"/>
    </style:style>
    <style:style style:family="text" style:name="T32">
      <style:text-properties fo:background-color="transparent" fo:font-weight="bold" loext:char-shading-value="0" officeooo:rsid="0055c485" style:font-name-complex="Arial" style:font-weight-asian="bold" style:font-weight-complex="bold" style:use-window-font-color="true"/>
    </style:style>
    <style:style style:family="text" style:name="T33">
      <style:text-properties officeooo:rsid="0016c3f7"/>
    </style:style>
    <style:style style:family="text" style:name="T34">
      <style:text-properties fo:background-color="#ffff00" fo:color="#ff3333" fo:country="FR" fo:language="fr" loext:char-shading-value="0" officeooo:rsid="002d6398"/>
    </style:style>
    <style:style style:family="text" style:name="T35">
      <style:text-properties fo:background-color="#ffff00" fo:color="#ff3333" loext:char-shading-value="0" officeooo:rsid="0032d9c9" style:text-underline-style="none"/>
    </style:style>
    <style:style style:family="text" style:name="T36">
      <style:text-properties fo:background-color="#ffff00" fo:color="#ff3333" loext:char-shading-value="0" officeooo:rsid="0032d9c9"/>
    </style:style>
    <style:style style:family="text" style:name="T37">
      <style:text-properties officeooo:rsid="00186935"/>
    </style:style>
    <style:style style:family="text" style:name="T38">
      <style:text-properties officeooo:rsid="0018a05b"/>
    </style:style>
    <style:style style:family="text" style:name="T39">
      <style:text-properties fo:background-color="transparent" loext:char-shading-value="0"/>
    </style:style>
    <style:style style:family="text" style:name="T40">
      <style:text-properties fo:background-color="transparent" loext:char-shading-value="0" officeooo:rsid="0032d9c9"/>
    </style:style>
    <style:style style:family="text" style:name="T41">
      <style:text-properties fo:background-color="transparent" loext:char-shading-value="0" officeooo:rsid="003ef27d"/>
    </style:style>
    <style:style style:family="text" style:name="T42">
      <style:text-properties fo:country="FR" fo:language="fr"/>
    </style:style>
    <style:style style:family="text" style:name="T43">
      <style:text-properties fo:country="FR" fo:language="fr" style:text-underline-color="font-color" style:text-underline-style="solid" style:text-underline-width="auto"/>
    </style:style>
    <style:style style:family="text" style:name="T44">
      <style:text-properties fo:country="FR" fo:font-style="normal" fo:font-weight="bold" fo:language="fr" style:font-style-asian="normal" style:font-style-complex="normal" style:font-weight-asian="bold" style:font-weight-complex="bold" style:text-underline-style="none"/>
    </style:style>
    <style:style style:family="text" style:name="T45">
      <style:text-properties fo:country="FR" fo:font-weight="normal" fo:language="fr" style:font-weight-asian="normal" style:font-weight-complex="normal"/>
    </style:style>
    <style:style style:family="text" style:name="T46">
      <style:text-properties fo:country="FR" fo:font-weight="normal" fo:language="fr" officeooo:rsid="003ef27d" style:font-weight-asian="normal" style:font-weight-complex="normal"/>
    </style:style>
    <style:style style:family="text" style:name="T47">
      <style:text-properties style:text-position="super 58%"/>
    </style:style>
    <style:style style:family="text" style:name="T48">
      <style:text-properties fo:color="#111111" style:font-name-complex="Arial"/>
    </style:style>
    <style:style style:family="text" style:name="T49">
      <style:text-properties fo:color="#111111" officeooo:rsid="001f4b30" style:font-name-complex="Arial"/>
    </style:style>
    <style:style style:family="text" style:name="T50">
      <style:text-properties fo:color="#111111" officeooo:rsid="0024ef65" style:font-name-complex="Arial"/>
    </style:style>
    <style:style style:family="text" style:name="T51">
      <style:text-properties fo:color="#111111" officeooo:rsid="002d6398" style:font-name-complex="Arial"/>
    </style:style>
    <style:style style:family="text" style:name="T52">
      <style:text-properties fo:color="#111111" officeooo:rsid="003ef27d" style:font-name-complex="Arial"/>
    </style:style>
    <style:style style:family="text" style:name="T53">
      <style:text-properties officeooo:rsid="0016c3f7" style:text-underline-style="none"/>
    </style:style>
    <style:style style:family="text" style:name="T54">
      <style:text-properties fo:text-transform="uppercase"/>
    </style:style>
    <style:style style:family="text" style:name="T55">
      <style:text-properties fo:text-transform="uppercase" officeooo:rsid="0016c3f7"/>
    </style:style>
    <style:style style:family="text" style:name="T56">
      <style:text-properties fo:text-transform="uppercase" officeooo:rsid="003ef27d"/>
    </style:style>
    <style:style style:family="text" style:name="T57">
      <style:text-properties fo:background-color="#ffff00" fo:color="#ce181e" loext:char-shading-value="0" officeooo:rsid="0032d9c9"/>
    </style:style>
    <style:style style:family="text" style:name="T58">
      <style:text-properties fo:background-color="#fff200" fo:color="#ce181e" loext:char-shading-value="0" officeooo:rsid="003ef27d"/>
    </style:style>
    <style:style style:family="text" style:name="T59">
      <style:text-properties fo:background-color="#fff200" fo:color="#ce181e" fo:country="FR" fo:font-weight="normal" fo:language="fr" loext:char-shading-value="0" officeooo:rsid="003ef27d" style:font-weight-asian="normal" style:font-weight-complex="normal"/>
    </style:style>
    <style:style style:family="text" style:name="T60">
      <style:text-properties officeooo:rsid="003ef27d"/>
    </style:style>
    <style:style style:family="text" style:name="T61">
      <style:text-properties officeooo:rsid="004d36f0"/>
    </style:style>
    <style:style style:family="text" style:name="T62">
      <style:text-properties fo:background-color="transparent" fo:country="FR" fo:font-size="10pt" fo:font-style="normal" fo:font-variant="normal" fo:font-weight="normal" fo:language="fr" fo:letter-spacing="normal" fo:text-shadow="none" fo:text-transform="none" style:country-asian="CN" style:country-complex="IN" style:font-name="Times New Roman2" style:font-name-asian="Arial Unicode MS" style:font-name-complex="Mangal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63">
      <style:text-properties fo:background-color="transparent" fo:country="BE" fo:font-size="10pt" fo:font-style="normal" fo:font-variant="normal" fo:font-weight="normal" fo:language="fr" fo:letter-spacing="normal" fo:text-shadow="none" fo:text-transform="none" style:country-asian="CN" style:country-complex="IN" style:font-name="Liberation Serif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33">COMMUNE</text:span> DE <text:span text:style-name="T54"><text:text-input text:description="">tool.getCityName()</text:text-input></text:span></text:p>
      <text:p text:style-name="P17"/>
      <text:p text:style-name="P12"/>
      <text:p text:style-name="P11"><text:span text:style-name="T54">Avis d'</text:span><text:span text:style-name="T55">ENQUÊTE PUBLIQUE<text:line-break/>PERMIS </text:span><text:span text:style-name="T56">INTÉGRÉ</text:span></text:p>
      <text:p text:style-name="P9"/>
      <text:p text:style-name="P10"/>
      <text:p text:style-name="P15">DÉCRET DU 05 FÉVRIER 2015</text:p>
      <text:p text:style-name="P15">RELATIF AUX IMPLANTATIONS COMMERCIALES</text:p>
      <text:p text:style-name="P1"/>
      <text:p text:style-name="P3"><text:span text:style-name="T49">C</text:span><text:span text:style-name="T48">oncerne : </text:span><text:span text:style-name="T51">Demande de permis </text:span><text:span text:style-name="T52">intégré</text:span><text:span text:style-name="T51">.</text:span></text:p>
      <text:p text:style-name="P8"/>
      <text:p text:style-name="P3"><text:span text:style-name="T50"><office:annotation><dc:creator>bleybaert</dc:creator><dc:date>2018-07-17T14:19:36</dc:date><loext:sender-initials>ble</loext:sender-initials><text:p text:style-name="P46"><text:span text:style-name="T62">do text if self.hasSingleApplicant()</text:span></text:p></office:annotation></text:span><text:span text:style-name="T23">Le demandeur est</text:span><text:span text:style-name="T12"> </text:span><text:span text:style-name="T12"><text:text-input text:description="Demandeurs avec adresse">self.getApplicantsSignaletic(withaddress=True)</text:text-input></text:span><text:span text:style-name="T12">.</text:span></text:p>
      <text:p text:style-name="P4"><text:span text:style-name="T12"><office:annotation><dc:creator>bleybaert</dc:creator><dc:date>2018-07-17T14:20:01</dc:date><loext:sender-initials>ble</loext:sender-initials><text:p text:style-name="P46"><text:span text:style-name="T62">do text if self.hasMultipleApplicants()</text:span></text:p></office:annotation></text:span><text:span text:style-name="T12">L</text:span><text:span text:style-name="T9">es demandeurs sont </text:span><text:span text:style-name="T12"><text:text-input text:description="Demandeurs avec adresse">self.getApplicantsSignaletic(withaddress=True)</text:text-input></text:span><text:span text:style-name="T12">.</text:span></text:p>
      <text:p text:style-name="P19"/>
      <text:p text:style-name="P7">Le terrain est situé <text:text-input text:description="Emplacement des travaux">self.getWorkLocationSignaletic()</text:text-input>, cadastré <text:text-input text:description="Cadastre">licence_view.get_parcels()</text:text-input>.</text:p>
      <text:p text:style-name="P19"/>
      <text:p text:style-name="P14"><text:span text:style-name="T37">L</text:span>e projet consiste en <text:text-input text:description="Nature des travaux">self.getLicenceSubject()</text:text-input><text:s/>et présente les caractéristiques suivantes :</text:p>
      <text:p text:style-name="P20"><text:span text:style-name="T19">Zonage au plan de secteur </text:span><text:span text:style-name="T17">:</text:span><text:span text:style-name="T20"> </text:span><text:span text:style-name="T1"><text:text-input text:description="Bien-Parcelles">licence_helper.folderZone</text:text-input></text:span></text:p>
      <text:p text:style-name="P20"><text:span text:style-name="T19">Guide communal d'urbanisme</text:span><text:span text:style-name="T17">:</text:span><text:span text:style-name="T20"> </text:span><text:span text:style-name="T21"><text:text-input text:description="Bien-Parcelles">self.getValueForTemplate('township_guide')</text:text-input></text:span></text:p>
      <text:p text:style-name="P20"><text:span text:style-name="T19">Schéma de développement communal</text:span><text:span text:style-name="T18"> </text:span><text:span text:style-name="T17">:</text:span><text:span text:style-name="T20"> </text:span><text:span text:style-name="T22"><text:text-input text:description="Bien-Parcelles">self.getValueForTemplate('SDC')</text:text-input></text:span><text:span text:style-name="T22"> </text:span></text:p>
      <text:p text:style-name="P24">Permis d'urbanisation (lot.) :</text:p>
      <text:p text:style-name="P21"><text:span text:style-name="T13"><office:annotation><dc:creator>bleybaert</dc:creator><dc:date>2018-11-22T11:31:30.751517122</dc:date><loext:sender-initials>ble</loext:sender-initials><text:p text:style-name="P46"><text:span text:style-name="T63">do text if "Guide Communal" in licence_helper.divergence</text:span></text:p></office:annotation></text:span><text:span text:style-name="T13">et s'écarte </text:span><text:span text:style-name="T29">du </text:span><text:span text:style-name="T31">Guide communal d'urbanisme</text:span><text:span text:style-name="T30"> </text:span><text:span text:style-name="T13">pour</text:span><text:span text:style-name="T11"> </text:span><text:span text:style-name="T15">:<text:line-break/></text:span><text:span text:style-name="T10"><text:text-input text:description="Dérogation détails">self.getDivergenceDetails()</text:text-input></text:span></text:p>
      <text:p text:style-name="P22"><text:span text:style-name="T13"><office:annotation><dc:creator>bleybaert</dc:creator><dc:date>2018-11-22T11:31:30.751517122</dc:date><loext:sender-initials>ble</loext:sender-initials><text:p text:style-name="P46"><text:span text:style-name="T63">do text if "urbanisation" in licence_helper.divergence</text:span></text:p></office:annotation></text:span><text:span text:style-name="T13">et s'écarte </text:span><text:span text:style-name="T29">du </text:span><text:span text:style-name="T32">permis d'urbanisation</text:span><text:span text:style-name="T30"> </text:span><text:span text:style-name="T13">pour</text:span><text:span text:style-name="T11"> </text:span><text:span text:style-name="T15">:<text:line-break/></text:span><text:span text:style-name="T10"><text:text-input text:description="Dérogation détails">self.getDivergenceDetails()</text:text-input></text:span></text:p>
      <text:p text:style-name="P23"/>
      <text:p text:style-name="P18"/>
      <table:table table:name="Tableau2" table:style-name="Tableau2">
        <table:table-column table:number-columns-repeated="4" table:style-name="Tableau2.A"/>
        <table:table-row table:style-name="Tableau2.1">
          <table:table-cell office:value-type="string" table:style-name="Tableau2.A1">
            <text:h text:outline-level="4" text:style-name="P44">Date d’affichage</text:h>
            <text:h text:outline-level="4" text:style-name="P44">de la demande</text:h>
          </table:table-cell>
          <table:table-cell office:value-type="string" table:style-name="Tableau2.A1">
            <text:h text:outline-level="4" text:style-name="P44">Date d’ouverture</text:h>
            <text:h text:outline-level="4" text:style-name="P44">de l’enquête</text:h>
          </table:table-cell>
          <table:table-cell office:value-type="string" table:style-name="Tableau2.A1">
            <text:h text:outline-level="4" text:style-name="P45">Lieu et date </text:h>
            <text:h text:outline-level="4" text:style-name="P45">de clôture de l’enquête</text:h>
          </table:table-cell>
          <table:table-cell office:value-type="string" table:style-name="Tableau2.D1">
            <text:p text:style-name="P31">Les observations écrites</text:p>
            <text:p text:style-name="P31">peuvent être adressées :</text:p>
          </table:table-cell>
        </table:table-row>
        <table:table-row table:style-name="Tableau2.2">
          <table:table-cell office:value-type="string" table:style-name="Tableau2.A1">
            <text:p text:style-name="P32"><text:span text:style-name="T39">Le </text:span><text:span text:style-name="T2"><text:text-input text:description="Date début d'enquête">event_view.display_date('displayDate')</text:text-input></text:span></text:p>
          </table:table-cell>
          <table:table-cell office:value-type="string" table:style-name="Tableau2.A1">
            <text:p text:style-name="P32">Le <text:span text:style-name="T3"><text:text-input text:description="Date début d'enquête">tool.formatDate(licence.getLastInquiry().getInvestigationStart())</text:text-input></text:span></text:p>
          </table:table-cell>
          <table:table-cell office:value-type="string" table:style-name="Tableau2.A1">
            <text:p text:style-name="P33"><text:span text:style-name="T43">Lieu</text:span><text:span text:style-name="T16"> </text:span><text:span text:style-name="T42">: </text:span><text:span text:style-name="T34">ADRESSE</text:span></text:p>
            <text:p text:style-name="P32"><text:span text:style-name="T43">Date de clôture :</text:span><text:span text:style-name="T44"> </text:span><text:span text:style-name="T44"><text:text-input text:description="Date début d'enquête">tool.formatDate(licence.getLastInquiry().getInvestigationEnd())</text:text-input></text:span></text:p>
            <text:p text:style-name="P25"><text:span text:style-name="T16">Heure de clôture</text:span> : <text:span text:style-name="T14"><text:text-input text:description="">urbanEventObj.claimsDate.strftime("%H heures %M")
</text:text-input></text:span><text:span text:style-name="T14"><text:s/>à </text:span><text:span text:style-name="T14"><text:text-input text:description="">urbanEventObj.claimEndSDate.strftime("%H heures %M")</text:text-input></text:span></text:p>
          </table:table-cell>
          <table:table-cell office:value-type="string" table:style-name="Tableau2.D1">
            <text:p text:style-name="P28">Par courrier ordinaire :</text:p>
            <text:p text:style-name="P26">ADRESSE</text:p>
            <text:p text:style-name="P26"/>
            <text:p text:style-name="P29">ou</text:p>
            <text:p text:style-name="P29"/>
            <text:p text:style-name="P30"><text:span text:style-name="T24">Par courrier électronique</text:span><text:span text:style-name="T26"> </text:span><text:span text:style-name="T25">:</text:span></text:p>
            <text:p text:style-name="P27">EMAIL</text:p>
          </table:table-cell>
        </table:table-row>
      </table:table>
      <text:p text:style-name="P36"/>
      <text:p text:style-name="P35">Madame, Monsieur,</text:p>
      <text:p text:style-name="P42"/>
      <text:p text:style-name="P39">Le Bourgmestre,</text:p>
      <text:p text:style-name="P39"/>
      <text:p text:style-name="P39"><text:span text:style-name="T39">Porte à la connaissance du public que l’autorité compétente pour statuer sur la présente demande de permis </text:span><text:span text:style-name="T41">intégré</text:span><text:span text:style-name="T39"> est le </text:span><text:span text:style-name="T40">C</text:span><text:span text:style-name="T39">ollège </text:span><text:span text:style-name="T40">C</text:span><text:span text:style-name="T39">ommunal.</text:span></text:p>
      <text:p text:style-name="P39"/>
      <text:p text:style-name="P39">L’enquête publique <text:span text:style-name="T39">est orga</text:span>nisée selon les modalités prévues par les articles D.29-7 à D.29-19 et R.41-6 du livre 1<text:span text:style-name="T47">er</text:span> du code de l’environnement.</text:p>
      <text:p text:style-name="P39"/>
      <text:p text:style-name="P40">Le dossier peut être consulté, durant la période d'enquête, à l'adresse suivante : <text:span text:style-name="T57">ADRESSE</text:span><text:span text:style-name="T27">.</text:span></text:p>
      <text:p text:style-name="P43">- les jours ouvrables soit du lundi au vendredi de 8h30 à 12h00 ;</text:p>
      <text:p text:style-name="P43">- les <text:text-input text:description="Date permanence">tool.formatDate(urbanEventObj.getClaimsDate())</text:text-input>, … / … / … jusqu'à 20 heures.</text:p>
      <text:p text:style-name="P43"/>
      <text:p text:style-name="P41"><text:soft-page-break/><text:span text:style-name="T53">Pour les consultations jusqu'à 20 heures, rendez-vous doit être pris au plus tard 24 heures à l'avance auprès <text:tab/></text:span><text:span text:style-name="T28">du service Urbanisme - <text:tab/>téléphone : </text:span><text:span text:style-name="T35">TEL</text:span><text:span text:style-name="T28"> - mail : </text:span><text:span text:style-name="T35">MAIL</text:span></text:p>
      <text:p text:style-name="P40"/>
      <text:p text:style-name="P38">Des explications techniques peuvent être obtenues auprès des Fonctionnaires technique, délégué <text:span text:style-name="T60">et des implantations commerciales</text:span> du Service Public de Wallonie, <text:span text:style-name="T36">ADRESSE</text:span> / <text:span text:style-name="T58">NUM TEL </text:span>ou auprès du demandeur : <text:span text:style-name="T45"><text:text-input text:description="Demandeurs">self.getApplicantsSignaletic(withaddress=True)</text:text-input></text:span><text:span text:style-name="T45"><text:s/></text:span><text:span text:style-name="T46">(</text:span><text:span text:style-name="T59">TEL</text:span><text:span text:style-name="T46">)</text:span>.</text:p>
      <text:p text:style-name="P37"/>
      <text:p text:style-name="P34"><text:span text:style-name="T8">T</text:span><text:span text:style-name="T5">out intéressé peut formuler ses observations écrites ou orales auprès de </text:span><text:span text:style-name="T6">la </text:span><text:span text:style-name="T7">Commune de </text:span><text:span text:style-name="T7"><text:text-input text:description="">tool.getCityName()</text:text-input></text:span><text:span text:style-name="T6"><text:s/></text:span><text:span text:style-name="T5">dans le délai mentionné ci-dessus, jusqu’à la clôture de l’enquête.</text:span></text:p>
      <text:p text:style-name="P16"/>
      <text:p text:style-name="P5"><text:span text:style-name="T38"><text:text-input text:description="">tool.getCityName()</text:text-input></text:span><text:span text:style-name="T38">, le </text:span><text:span text:style-name="T4"><text:text-input text:description="Délivré à xxx le xxx">tool.formatDate(urbanEventObj.getEventDate())</text:text-input></text:span><text:span text:style-name="T4">.</text:span></text:p>
      <text:p text:style-name="P2"/>
      <text:p text:style-name="P2"/>
      <text:p text:style-name="P6"><office:annotation><dc:creator>bleybaert</dc:creator><dc:date>2018-07-18T09:41:44</dc:date><loext:sender-initials>ble</loext:sender-initials><text:p text:style-name="P46"><text:span text:style-name="T62">do text</text:span></text:p><text:p text:style-name="P46"><text:span text:style-name="T62">from document(at=signatures, format='odt')</text:span></text:p></office:annotation>Import signatures.<text:span text:style-name="T61">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1" svg:font-family="'Lohit Hindi'"/>
    <style:font-face style:name="OpenSymbol" svg:font-family="OpenSymbol"/>
    <style:font-face style:name="Rubik" svg:font-family="Rubik"/>
    <style:font-face style:name="StarSymbol" svg:font-family="StarSymbol"/>
    <style:font-face style:font-family-generic="modern" style:name="Courier New" svg:font-family="'Courier New'"/>
    <style:font-face style:font-family-generic="roman" style:name="Times New Roman1" svg:font-family="'Times New Roman'"/>
    <style:font-face style:font-family-generic="roman" style:font-pitch="variable" style:name="Liberation Serif" svg:font-family="'Liberation Serif'"/>
    <style:font-face style:font-family-generic="roman" style:font-pitch="variable" style:name="Times New Roman2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adornments="Gras" style:font-family-generic="swiss" style:font-pitch="variable" style:name="Calibri" svg:font-family="Calibri"/>
    <style:font-face style:font-family-generic="swiss" style:font-pitch="variable" style:name="Liberation Sans" svg:font-family="'Liberation Sans'"/>
    <style:font-face style:font-family-generic="system" style:font-pitch="variable" style:name="Arial Unicode MS" svg:font-family="'Arial Unicode MS'"/>
    <style:font-face style:font-family-generic="system" style:font-pitch="variable" style:name="Lohit Hindi" svg:font-family="'Lohit Hindi'"/>
    <style:font-face style:font-family-generic="system" style:font-pitch="variable" style:name="Mangal" svg:font-family="Mangal"/>
    <style:font-face style:font-family-generic="system" style:font-pitch="variable" style:name="WenQuanYi Micro Hei" svg:font-family="'WenQuanYi Micro Hei'"/>
  </office:font-face-decls>
  <office:automatic-styles>
    <style:style style:family="table" style:name="Tableau2">
      <style:table-properties fo:margin-left="-0.132cm" style:width="17.194cm" style:writing-mode="lr-tb" table:align="left"/>
    </style:style>
    <style:style style:family="table-column" style:name="Tableau2.A">
      <style:table-column-properties style:column-width="4.299cm"/>
    </style:style>
    <style:style style:family="table-row" style:name="Tableau2.1">
      <style:table-row-properties fo:keep-together="auto" style:min-row-height="1.217cm"/>
    </style:style>
    <style:style style:family="table-cell" style:name="Tableau2.A1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middle" style:writing-mode="lr-tb"/>
    </style:style>
    <style:style style:family="table-cell" style:name="Tableau2.D1">
      <style:table-cell-properties fo:border="0.5pt solid #000000" fo:padding-bottom="0cm" fo:padding-left="0.123cm" fo:padding-right="0.123cm" fo:padding-top="0cm" style:vertical-align="middle" style:writing-mode="lr-tb"/>
    </style:style>
    <style:style style:family="table-row" style:name="Tableau2.2">
      <style:table-row-properties fo:keep-together="auto" style:min-row-height="1.492cm"/>
    </style:style>
    <style:style style:family="paragraph" style:name="P1" style:parent-style-name="UrbanBody">
      <style:paragraph-properties fo:margin-bottom="0cm" fo:margin-top="0cm" fo:text-align="justify" loext:contextual-spacing="false" style:justify-single-word="false"/>
      <style:text-properties fo:font-size="10pt" style:font-name="Arial" style:font-size-asian="10pt" style:font-size-complex="10pt"/>
    </style:style>
    <style:style style:family="paragraph" style:name="P2" style:parent-style-name="UrbanBody">
      <style:paragraph-properties fo:margin-bottom="0cm" fo:margin-top="0cm" fo:text-align="start" loext:contextual-spacing="false" style:justify-single-word="false"/>
      <style:text-properties fo:font-size="10pt" officeooo:paragraph-rsid="0018a05b" style:font-name="Arial" style:font-size-asian="10pt" style:font-size-complex="10pt"/>
    </style:style>
    <style:style style:family="paragraph" style:name="P3" style:parent-style-name="UrbanBody">
      <style:paragraph-properties fo:margin-bottom="0cm" fo:margin-top="0cm" fo:text-align="justify" loext:contextual-spacing="false" style:justify-single-word="false"/>
      <style:text-properties fo:font-size="11pt" officeooo:paragraph-rsid="002d6398" officeooo:rsid="0020eb3a" style:font-name="Arial" style:font-size-asian="11pt" style:font-size-complex="11pt"/>
    </style:style>
    <style:style style:family="paragraph" style:name="P4" style:parent-style-name="UrbanBody">
      <style:paragraph-properties fo:margin-bottom="0cm" fo:margin-top="0cm" fo:text-align="justify" loext:contextual-spacing="false" style:justify-single-word="false"/>
      <style:text-properties fo:font-size="11pt" officeooo:paragraph-rsid="002d6398" officeooo:rsid="002d6398" style:font-name="Arial" style:font-size-asian="11pt" style:font-size-complex="11pt"/>
    </style:style>
    <style:style style:family="paragraph" style:name="P5" style:parent-style-name="UrbanBody">
      <style:paragraph-properties fo:margin-bottom="0cm" fo:margin-top="0cm" fo:text-align="start" loext:contextual-spacing="false" style:justify-single-word="false"/>
      <style:text-properties fo:font-size="11pt" officeooo:paragraph-rsid="0039cbe2" style:font-name="Arial" style:font-size-asian="11pt" style:font-size-complex="11pt"/>
    </style:style>
    <style:style style:family="paragraph" style:name="P6" style:parent-style-name="UrbanBody">
      <style:paragraph-properties fo:margin-bottom="0cm" fo:margin-top="0cm" fo:text-align="start" loext:contextual-spacing="false" style:justify-single-word="false"/>
      <style:text-properties fo:font-size="11pt" officeooo:paragraph-rsid="0038bac9" officeooo:rsid="0038bac9" style:font-name="Arial" style:font-size-asian="11pt" style:font-size-complex="11pt"/>
    </style:style>
    <style:style style:family="paragraph" style:name="P7" style:parent-style-name="UrbanBody">
      <style:paragraph-properties fo:margin-bottom="0cm" fo:margin-top="0cm" fo:text-align="justify" loext:contextual-spacing="false" style:justify-single-word="false"/>
      <style:text-properties fo:font-size="11pt" fo:font-weight="normal" officeooo:paragraph-rsid="00186935" officeooo:rsid="0016c3f7" style:font-name="Arial" style:font-name-complex="Arial" style:font-size-asian="11pt" style:font-size-complex="11pt" style:font-weight-asian="normal" style:font-weight-complex="normal"/>
    </style:style>
    <style:style style:family="paragraph" style:name="P8" style:parent-style-name="UrbanBody">
      <style:paragraph-properties fo:margin-bottom="0cm" fo:margin-top="0cm" fo:text-align="justify" loext:contextual-spacing="false" style:justify-single-word="false"/>
      <style:text-properties fo:color="#111111" fo:font-size="11pt" officeooo:paragraph-rsid="002d6398" officeooo:rsid="0024ef65" style:font-name="Arial" style:font-name-complex="Arial" style:font-size-asian="11pt" style:font-size-complex="11pt"/>
    </style:style>
    <style:style style:family="paragraph" style:name="P9" style:parent-style-name="UrbanTitle">
      <style:paragraph-properties fo:margin-bottom="0cm" fo:margin-top="0cm" fo:text-align="start" loext:contextual-spacing="false" style:justify-single-word="false"/>
      <style:text-properties fo:font-size="10pt" fo:font-weight="normal" style:font-name="Arial" style:font-size-asian="10pt" style:font-size-complex="10pt" style:font-weight-asian="normal" style:font-weight-complex="normal" style:text-underline-style="none"/>
    </style:style>
    <style:style style:family="paragraph" style:name="P10" style:parent-style-name="UrbanTitle">
      <style:paragraph-properties fo:margin-bottom="0cm" fo:margin-top="0cm" fo:text-align="start" loext:contextual-spacing="false" style:justify-single-word="false"/>
      <style:text-properties fo:font-size="10pt" style:font-name="Arial" style:font-size-asian="10pt" style:font-size-complex="10pt"/>
    </style:style>
    <style:style style:family="paragraph" style:name="P11" style:parent-style-name="UrbanTitle">
      <style:paragraph-properties fo:margin-bottom="0cm" fo:margin-top="0cm" fo:text-align="start" loext:contextual-spacing="false" style:justify-single-word="false"/>
      <style:text-properties fo:font-size="14pt" fo:font-weight="normal" style:font-name="Arial" style:font-size-asian="14pt" style:font-size-complex="14pt" style:font-weight-asian="normal" style:font-weight-complex="normal"/>
    </style:style>
    <style:style style:family="paragraph" style:name="P12" style:parent-style-name="UrbanTitle">
      <style:paragraph-properties fo:margin-bottom="0cm" fo:margin-top="0cm" fo:text-align="start" loext:contextual-spacing="false" style:justify-single-word="false"/>
      <style:text-properties fo:font-size="14pt" fo:font-weight="normal" fo:text-transform="uppercase" style:font-name="Arial" style:font-size-asian="14pt" style:font-size-complex="14pt" style:font-weight-asian="normal" style:font-weight-complex="normal"/>
    </style:style>
    <style:style style:family="paragraph" style:name="P13" style:parent-style-name="Standard">
      <style:paragraph-properties fo:margin-bottom="0cm" fo:margin-top="0cm" fo:text-align="start" loext:contextual-spacing="false" style:justify-single-word="false"/>
      <style:text-properties fo:font-size="10pt" fo:font-weight="bold" style:font-name="Arial" style:font-size-asian="10pt" style:font-size-complex="10pt" style:font-weight-asian="bold" style:font-weight-complex="bold"/>
    </style:style>
    <style:style style:family="paragraph" style:name="P14" style:parent-style-name="Standard">
      <style:paragraph-properties fo:margin-bottom="0cm" fo:margin-top="0cm" fo:text-align="justify" loext:contextual-spacing="false" style:justify-single-word="false"/>
      <style:text-properties fo:font-size="11pt" fo:font-weight="normal" officeooo:paragraph-rsid="00186935" officeooo:rsid="0016c3f7" style:font-name="Arial" style:font-size-asian="11pt" style:font-size-complex="11pt" style:font-weight-asian="normal" style:font-weight-complex="normal"/>
    </style:style>
    <style:style style:family="paragraph" style:name="P15" style:parent-style-name="Standard">
      <style:paragraph-properties fo:margin-bottom="0cm" fo:margin-top="0cm" fo:text-align="center" loext:contextual-spacing="false" style:justify-single-word="false" style:line-height-at-least="0.176cm"/>
      <style:text-properties fo:font-size="15pt" officeooo:paragraph-rsid="003ef27d" style:font-name="Rubik" style:font-name-complex="Rubik" style:font-size-asian="15pt" style:font-size-complex="15pt"/>
    </style:style>
    <style:style style:family="paragraph" style:name="P16" style:parent-style-name="Text_20_body">
      <style:paragraph-properties fo:margin-bottom="0cm" fo:margin-top="0cm" fo:text-align="start" loext:contextual-spacing="false" style:justify-single-word="false"/>
      <style:text-properties fo:font-size="11pt" fo:font-weight="normal" officeooo:paragraph-rsid="001bb43e" officeooo:rsid="0016c3f7" style:font-name="Arial" style:font-size-asian="11pt" style:font-size-complex="11pt" style:font-weight-asian="normal" style:font-weight-complex="normal"/>
    </style:style>
    <style:style style:family="paragraph" style:name="P17" style:parent-style-name="Standard">
      <style:paragraph-properties fo:text-align="start" style:justify-single-word="false"/>
      <style:text-properties fo:font-size="10.5pt" fo:font-weight="normal" style:font-name="Arial" style:font-size-asian="10.5pt" style:font-size-complex="10.5pt" style:font-weight-asian="normal" style:font-weight-complex="normal"/>
    </style:style>
    <style:style style:family="paragraph" style:name="P18" style:parent-style-name="Preformatted_20_Text">
      <style:paragraph-properties fo:text-align="justify" style:justify-single-word="false"/>
      <style:text-properties fo:font-size="10pt" officeooo:paragraph-rsid="00186935" style:font-name="Arial" style:font-name-complex="Arial" style:font-size-asian="10pt" style:font-size-complex="10pt"/>
    </style:style>
    <style:style style:family="paragraph" style:name="P19" style:parent-style-name="Preformatted_20_Text">
      <style:paragraph-properties fo:text-align="justify" style:justify-single-word="false"/>
      <style:text-properties fo:font-size="11pt" officeooo:paragraph-rsid="00186935" style:font-name="Arial" style:font-name-complex="Arial" style:font-size-asian="11pt" style:font-size-complex="11pt"/>
    </style:style>
    <style:style style:family="paragraph" style:name="P20" style:parent-style-name="Preformatted_20_Text">
      <style:paragraph-properties fo:text-align="start" style:justify-single-word="false"/>
      <style:text-properties fo:font-size="11pt" officeooo:paragraph-rsid="005139cf" style:font-name="Arial" style:font-size-asian="11pt" style:font-size-complex="11pt"/>
    </style:style>
    <style:style style:family="paragraph" style:name="P21" style:parent-style-name="Preformatted_20_Text">
      <style:paragraph-properties fo:text-align="start" style:justify-single-word="false"/>
      <style:text-properties fo:font-size="11pt" officeooo:paragraph-rsid="00535cd0" style:font-name="Arial" style:font-size-asian="11pt" style:font-size-complex="11pt"/>
    </style:style>
    <style:style style:family="paragraph" style:name="P22" style:parent-style-name="Preformatted_20_Text">
      <style:paragraph-properties fo:text-align="start" style:justify-single-word="false"/>
      <style:text-properties fo:font-size="11pt" officeooo:paragraph-rsid="0055c485" style:font-name="Arial" style:font-size-asian="11pt" style:font-size-complex="11pt"/>
    </style:style>
    <style:style style:family="paragraph" style:name="P23" style:parent-style-name="Preformatted_20_Text">
      <style:paragraph-properties fo:text-align="start" style:justify-single-word="false"/>
      <style:text-properties fo:font-size="11pt" fo:font-weight="normal" officeooo:paragraph-rsid="001f4b30" officeooo:rsid="0024ef65" style:font-name="Arial" style:font-name-complex="Arial" style:font-size-asian="11pt" style:font-size-complex="11pt" style:font-weight-asian="normal" style:font-weight-complex="normal"/>
    </style:style>
    <style:style style:family="paragraph" style:name="P24" style:parent-style-name="Preformatted_20_Text">
      <style:paragraph-properties fo:text-align="start" style:justify-single-word="false"/>
      <style:text-properties fo:background-color="#fff200" fo:color="#ff3333" fo:font-size="11pt" fo:font-style="normal" fo:font-weight="bold" officeooo:paragraph-rsid="00535cd0" officeooo:rsid="00230ea8" style:font-name="Arial" style:font-name-complex="Arial" style:font-size-asian="11pt" style:font-size-complex="11pt" style:font-style-asian="normal" style:font-weight-asian="bold" style:font-weight-complex="bold" style:text-underline-color="font-color" style:text-underline-style="solid" style:text-underline-width="auto"/>
    </style:style>
    <style:style style:family="paragraph" style:name="P25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country="FR" fo:font-size="10pt" fo:font-weight="normal" fo:language="fr" officeooo:paragraph-rsid="0020eb3a" style:font-name="Arial" style:font-size-asian="10pt" style:font-size-complex="10pt" style:font-weight-asian="normal" style:font-weight-complex="normal"/>
    </style:style>
    <style:style style:family="paragraph" style:name="P26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#fff200" fo:color="#ff3333" fo:country="FR" fo:font-size="10pt" fo:language="fr" officeooo:paragraph-rsid="002d6398" officeooo:rsid="002d6398" style:font-name="Arial" style:font-size-asian="10pt" style:font-size-complex="10pt"/>
    </style:style>
    <style:style style:family="paragraph" style:name="P27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#ffff00" fo:color="#ff3333" fo:country="FR" fo:font-size="10pt" fo:language="fr" officeooo:paragraph-rsid="002d6398" officeooo:rsid="002d6398" style:font-name="Arial" style:font-size-asian="10pt" style:font-size-complex="10pt" style:text-underline-style="none"/>
    </style:style>
    <style:style style:family="paragraph" style:name="P28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transparent" fo:country="FR" fo:font-size="10pt" fo:font-weight="bold" fo:language="fr" officeooo:paragraph-rsid="0020eb3a" style:font-name="Arial" style:font-size-asian="10pt" style:font-size-complex="10pt" style:font-weight-asian="normal" style:font-weight-complex="normal" style:text-underline-color="font-color" style:text-underline-style="solid" style:text-underline-width="auto" style:use-window-font-color="true"/>
    </style:style>
    <style:style style:family="paragraph" style:name="P29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transparent" fo:country="FR" fo:font-size="10pt" fo:font-weight="bold" fo:language="fr" officeooo:paragraph-rsid="0020eb3a" style:font-name="Arial" style:font-size-asian="10pt" style:font-size-complex="10pt" style:use-window-font-color="true"/>
    </style:style>
    <style:style style:family="paragraph" style:name="P30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officeooo:paragraph-rsid="002d6398"/>
    </style:style>
    <style:style style:family="paragraph" style:name="P31" style:parent-style-name="Standard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font-size="10pt" fo:font-weight="bold" officeooo:paragraph-rsid="0020eb3a" style:font-name="Arial" style:font-size-asian="10pt" style:font-size-complex="10pt" style:font-weight-asian="bold" style:font-weight-complex="bold"/>
    </style:style>
    <style:style style:family="paragraph" style:name="P32" style:parent-style-name="Standard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font-size="10pt" fo:font-weight="normal" officeooo:paragraph-rsid="0020eb3a" style:font-name="Arial" style:font-size-asian="10pt" style:font-size-complex="10pt" style:font-weight-asian="normal" style:font-weight-complex="normal"/>
    </style:style>
    <style:style style:family="paragraph" style:name="P33" style:parent-style-name="Standard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transparent" fo:font-size="10pt" fo:font-weight="normal" officeooo:paragraph-rsid="0020eb3a" style:font-name="Arial" style:font-size-asian="10pt" style:font-size-complex="10pt" style:font-weight-asian="normal" style:font-weight-complex="normal"/>
    </style:style>
    <style:style style:family="paragraph" style:name="P34" style:parent-style-name="Standard">
      <style:paragraph-properties fo:margin-bottom="0cm" fo:margin-left="0cm" fo:margin-right="0cm" fo:margin-top="0cm" fo:text-align="start" fo:text-indent="0cm" loext:contextual-spacing="false" style:auto-text-indent="false" style:justify-single-word="false" style:writing-mode="lr-tb"/>
      <style:text-properties fo:font-size="11pt" officeooo:paragraph-rsid="0020eb3a" officeooo:rsid="0016c3f7" style:font-name="Arial" style:font-size-asian="11pt" style:font-size-complex="11pt"/>
    </style:style>
    <style:style style:family="paragraph" style:name="P35" style:parent-style-name="UrbanBody">
      <style:paragraph-properties fo:margin-bottom="0cm" fo:margin-left="0cm" fo:margin-right="0cm" fo:margin-top="0cm" fo:text-align="start" fo:text-indent="0cm" loext:contextual-spacing="false" style:auto-text-indent="false" style:justify-single-word="false" style:writing-mode="lr-tb"/>
      <style:text-properties fo:font-size="11pt" officeooo:paragraph-rsid="0020eb3a" style:font-name="Arial" style:font-size-asian="11pt" style:font-size-complex="11pt"/>
    </style:style>
    <style:style style:family="paragraph" style:name="P36" style:parent-style-name="Text_20_body">
      <style:paragraph-properties fo:margin-bottom="0cm" fo:margin-left="0cm" fo:margin-right="0cm" fo:margin-top="0cm" fo:text-align="start" fo:text-indent="0cm" loext:contextual-spacing="false" style:auto-text-indent="false" style:justify-single-word="false" style:shadow="none" style:writing-mode="lr-tb"/>
      <style:text-properties fo:country="FR" fo:font-size="11pt" fo:font-weight="normal" fo:language="fr" officeooo:paragraph-rsid="0020eb3a" officeooo:rsid="0024ef65" style:font-name="Arial" style:font-name-complex="Arial" style:font-size-asian="11pt" style:font-size-complex="11pt" style:font-weight-asian="normal" style:font-weight-complex="normal"/>
    </style:style>
    <style:style style:family="paragraph" style:name="P37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officeooo:paragraph-rsid="0020eb3a" style:font-name="Arial" style:font-size-asian="11pt" style:font-size-complex="11pt"/>
    </style:style>
    <style:style style:family="paragraph" style:name="P38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officeooo:paragraph-rsid="0022f8f1" style:font-name="Arial" style:font-size-asian="11pt" style:font-size-complex="11pt"/>
    </style:style>
    <style:style style:family="paragraph" style:name="P39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0eb3a" officeooo:rsid="0016c3f7" style:font-name="Arial" style:font-name-complex="Arial" style:font-size-asian="11pt" style:font-size-complex="11pt" style:font-weight-asian="normal" style:font-weight-complex="normal" style:text-underline-style="none"/>
    </style:style>
    <style:style style:family="paragraph" style:name="P40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2e82c" officeooo:rsid="0016c3f7" style:font-name="Arial" style:font-name-complex="Arial" style:font-size-asian="11pt" style:font-size-complex="11pt" style:font-weight-asian="normal" style:font-weight-complex="normal" style:text-underline-style="none"/>
    </style:style>
    <style:style style:family="paragraph" style:name="P41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2e82c" officeooo:rsid="0024ef65" style:font-name="Arial" style:font-name-complex="Arial" style:font-size-asian="11pt" style:font-size-complex="11pt" style:font-weight-asian="normal" style:font-weight-complex="normal"/>
    </style:style>
    <style:style style:family="paragraph" style:name="P42" style:parent-style-name="Preformatted_20_Text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0eb3a" officeooo:rsid="0016c3f7" style:font-name="Arial" style:font-size-asian="11pt" style:font-size-complex="11pt" style:font-weight-asian="normal" style:font-weight-complex="normal"/>
    </style:style>
    <style:style style:family="paragraph" style:name="P43" style:parent-style-name="Preformatted_20_Text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2e82c" officeooo:rsid="0016c3f7" style:font-name="Arial" style:font-name-complex="Arial" style:font-size-asian="11pt" style:font-size-complex="11pt" style:font-weight-asian="normal" style:font-weight-complex="normal" style:text-underline-style="none"/>
    </style:style>
    <style:style style:family="paragraph" style:name="P44" style:parent-style-name="Heading_20_4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font-size="10pt" fo:font-weight="bold" officeooo:paragraph-rsid="0020eb3a" style:font-name="Arial" style:font-size-asian="10pt" style:font-size-complex="10pt" style:font-weight-asian="bold" style:font-weight-complex="bold"/>
    </style:style>
    <style:style style:family="paragraph" style:name="P45" style:parent-style-name="Heading_20_4">
      <style:paragraph-properties fo:line-height="100%" fo:margin-bottom="0cm" fo:margin-left="-0.042cm" fo:margin-right="-0.021cm" fo:margin-top="0cm" fo:text-align="center" fo:text-indent="0cm" loext:contextual-spacing="false" style:auto-text-indent="false" style:justify-single-word="false"/>
      <style:text-properties fo:font-size="10pt" fo:font-weight="bold" officeooo:paragraph-rsid="0020eb3a" style:font-name="Arial" style:font-size-asian="10pt" style:font-size-complex="10pt" style:font-weight-asian="bold" style:font-weight-complex="bold"/>
    </style:style>
    <style:style style:family="paragraph" style:name="P46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fo:font-weight="normal" officeooo:rsid="0024ef65" style:font-name-complex="Arial" style:font-style-asian="normal" style:font-weight-asian="normal" style:text-underline-color="font-color" style:text-underline-style="solid" style:text-underline-width="auto"/>
    </style:style>
    <style:style style:family="text" style:name="T2">
      <style:text-properties fo:background-color="transparent" fo:font-style="normal" fo:font-weight="bold" loext:char-shading-value="0" style:font-style-asian="normal" style:font-style-complex="normal" style:font-weight-asian="bold" style:font-weight-complex="bold" style:text-underline-style="none"/>
    </style:style>
    <style:style style:family="text" style:name="T3">
      <style:text-properties fo:font-style="normal" fo:font-weight="bold" style:font-style-asian="normal" style:font-style-complex="normal" style:font-weight-asian="bold" style:font-weight-complex="bold" style:text-underline-style="none"/>
    </style:style>
    <style:style style:family="text" style:name="T4">
      <style:text-properties fo:font-style="normal" fo:font-weight="normal" officeooo:rsid="001dc90b" style:font-style-asian="normal" style:font-weight-asian="normal" style:font-weight-complex="normal" style:text-underline-style="none"/>
    </style:style>
    <style:style style:family="text" style:name="T5">
      <style:text-properties fo:font-weight="normal" style:font-weight-asian="normal" style:font-weight-complex="normal"/>
    </style:style>
    <style:style style:family="text" style:name="T6">
      <style:text-properties fo:font-weight="normal" officeooo:rsid="0022e82c" style:font-weight-asian="normal" style:font-weight-complex="normal"/>
    </style:style>
    <style:style style:family="text" style:name="T7">
      <style:text-properties fo:font-weight="normal" officeooo:rsid="0033d800" style:font-weight-asian="normal" style:font-weight-complex="normal"/>
    </style:style>
    <style:style style:family="text" style:name="T8">
      <style:text-properties fo:font-weight="normal" officeooo:rsid="00358cac" style:font-weight-asian="normal" style:font-weight-complex="normal"/>
    </style:style>
    <style:style style:family="text" style:name="T9">
      <style:text-properties fo:font-weight="normal" style:font-name-complex="Arial" style:font-weight-asian="normal" style:font-weight-complex="normal"/>
    </style:style>
    <style:style style:family="text" style:name="T10">
      <style:text-properties fo:font-weight="normal" officeooo:rsid="0024ef65" style:font-name-complex="Arial" style:font-weight-asian="normal" style:font-weight-complex="normal"/>
    </style:style>
    <style:style style:family="text" style:name="T11">
      <style:text-properties fo:font-weight="normal" officeooo:rsid="00230ea8" style:font-name-complex="Arial" style:font-weight-asian="normal" style:font-weight-complex="normal"/>
    </style:style>
    <style:style style:family="text" style:name="T12">
      <style:text-properties fo:font-weight="normal" officeooo:rsid="0016c3f7" style:font-name-complex="Arial" style:font-weight-asian="normal" style:font-weight-complex="normal"/>
    </style:style>
    <style:style style:family="text" style:name="T13">
      <style:text-properties fo:font-weight="bold" officeooo:rsid="00230ea8" style:font-name-complex="Arial" style:font-weight-asian="bold" style:font-weight-complex="bold"/>
    </style:style>
    <style:style style:family="text" style:name="T14">
      <style:text-properties fo:font-weight="bold" style:font-weight-asian="bold" style:font-weight-complex="bold"/>
    </style:style>
    <style:style style:family="text" style:name="T15">
      <style:text-properties fo:font-weight="bold" officeooo:rsid="0024ef65" style:font-name-complex="Arial" style:font-weight-asian="normal" style:font-weight-complex="normal"/>
    </style:style>
    <style:style style:family="text" style:name="T16">
      <style:text-properties style:text-underline-color="font-color" style:text-underline-style="solid" style:text-underline-width="auto"/>
    </style:style>
    <style:style style:family="text" style:name="T17">
      <style:text-properties fo:font-weight="bold" officeooo:rsid="0024ef65" style:font-name-complex="Arial" style:text-underline-color="font-color" style:text-underline-style="solid" style:text-underline-width="auto"/>
    </style:style>
    <style:style style:family="text" style:name="T18">
      <style:text-properties fo:font-weight="bold" officeooo:rsid="0016c3f7" style:font-name-complex="Arial" style:text-underline-color="font-color" style:text-underline-style="solid" style:text-underline-width="auto"/>
    </style:style>
    <style:style style:family="text" style:name="T19">
      <style:text-properties fo:font-weight="bold" officeooo:rsid="0049f285" style:font-name-complex="Arial" style:text-underline-color="font-color" style:text-underline-style="solid" style:text-underline-width="auto"/>
    </style:style>
    <style:style style:family="text" style:name="T20">
      <style:text-properties officeooo:rsid="0024ef65" style:font-name-complex="Arial" style:text-underline-color="font-color" style:text-underline-style="solid" style:text-underline-width="auto"/>
    </style:style>
    <style:style style:family="text" style:name="T21">
      <style:text-properties fo:font-style="normal" fo:font-weight="normal" officeooo:rsid="0024ef65" style:font-name-complex="Arial" style:font-style-asian="normal" style:font-weight-asian="normal" style:text-underline-color="font-color" style:text-underline-style="solid" style:text-underline-width="auto" style:use-window-font-color="true"/>
    </style:style>
    <style:style style:family="text" style:name="T22">
      <style:text-properties fo:font-style="normal" fo:font-weight="normal" officeooo:rsid="0024ef65" style:font-name-complex="Arial" style:font-style-asian="normal" style:font-weight-asian="normal" style:font-weight-complex="normal" style:text-underline-color="font-color" style:text-underline-style="solid" style:text-underline-width="auto" style:use-window-font-color="true"/>
    </style:style>
    <style:style style:family="text" style:name="T23">
      <style:text-properties officeooo:rsid="0024ef65" style:font-name-complex="Arial" style:use-window-font-color="true"/>
    </style:style>
    <style:style style:family="text" style:name="T24">
      <style:text-properties fo:background-color="transparent" fo:country="FR" fo:font-size="10pt" fo:font-weight="bold" fo:language="fr" loext:char-shading-value="0" style:font-name="Arial" style:font-size-asian="10pt" style:font-size-complex="10pt" style:text-underline-color="font-color" style:text-underline-style="solid" style:text-underline-width="auto" style:use-window-font-color="true"/>
    </style:style>
    <style:style style:family="text" style:name="T25">
      <style:text-properties fo:background-color="transparent" fo:country="FR" fo:font-size="10pt" fo:language="fr" loext:char-shading-value="0" style:font-name="Arial" style:font-size-asian="10pt" style:font-size-complex="10pt" style:text-underline-color="font-color" style:text-underline-style="solid" style:text-underline-width="auto" style:use-window-font-color="true"/>
    </style:style>
    <style:style style:family="text" style:name="T26">
      <style:text-properties fo:background-color="transparent" fo:font-size="10pt" loext:char-shading-value="0" style:font-name="Arial" style:font-size-asian="10pt" style:font-size-complex="10pt" style:text-underline-color="font-color" style:text-underline-style="solid" style:text-underline-width="auto" style:use-window-font-color="true"/>
    </style:style>
    <style:style style:family="text" style:name="T27">
      <style:text-properties fo:background-color="transparent" loext:char-shading-value="0" officeooo:rsid="0032d9c9" style:use-window-font-color="true"/>
    </style:style>
    <style:style style:family="text" style:name="T28">
      <style:text-properties fo:background-color="transparent" loext:char-shading-value="0" officeooo:rsid="0016c3f7" style:text-underline-style="none" style:use-window-font-color="true"/>
    </style:style>
    <style:style style:family="text" style:name="T29">
      <style:text-properties fo:background-color="transparent" fo:font-weight="bold" loext:char-shading-value="0" officeooo:rsid="00257375" style:font-name-complex="Arial" style:font-weight-asian="bold" style:font-weight-complex="bold" style:use-window-font-color="true"/>
    </style:style>
    <style:style style:family="text" style:name="T30">
      <style:text-properties fo:background-color="transparent" fo:font-weight="bold" loext:char-shading-value="0" officeooo:rsid="00230ea8" style:font-name-complex="Arial" style:font-weight-asian="bold" style:font-weight-complex="bold" style:use-window-font-color="true"/>
    </style:style>
    <style:style style:family="text" style:name="T31">
      <style:text-properties fo:background-color="transparent" fo:font-weight="bold" loext:char-shading-value="0" officeooo:rsid="0054f3cf" style:font-name-complex="Arial" style:font-weight-asian="bold" style:font-weight-complex="bold" style:use-window-font-color="true"/>
    </style:style>
    <style:style style:family="text" style:name="T32">
      <style:text-properties fo:background-color="transparent" fo:font-weight="bold" loext:char-shading-value="0" officeooo:rsid="0055c485" style:font-name-complex="Arial" style:font-weight-asian="bold" style:font-weight-complex="bold" style:use-window-font-color="true"/>
    </style:style>
    <style:style style:family="text" style:name="T33">
      <style:text-properties officeooo:rsid="0016c3f7"/>
    </style:style>
    <style:style style:family="text" style:name="T34">
      <style:text-properties fo:background-color="#ffff00" fo:color="#ff3333" fo:country="FR" fo:language="fr" loext:char-shading-value="0" officeooo:rsid="002d6398"/>
    </style:style>
    <style:style style:family="text" style:name="T35">
      <style:text-properties fo:background-color="#ffff00" fo:color="#ff3333" loext:char-shading-value="0" officeooo:rsid="0032d9c9" style:text-underline-style="none"/>
    </style:style>
    <style:style style:family="text" style:name="T36">
      <style:text-properties fo:background-color="#ffff00" fo:color="#ff3333" loext:char-shading-value="0" officeooo:rsid="0032d9c9"/>
    </style:style>
    <style:style style:family="text" style:name="T37">
      <style:text-properties officeooo:rsid="00186935"/>
    </style:style>
    <style:style style:family="text" style:name="T38">
      <style:text-properties officeooo:rsid="0018a05b"/>
    </style:style>
    <style:style style:family="text" style:name="T39">
      <style:text-properties fo:background-color="transparent" loext:char-shading-value="0"/>
    </style:style>
    <style:style style:family="text" style:name="T40">
      <style:text-properties fo:background-color="transparent" loext:char-shading-value="0" officeooo:rsid="0032d9c9"/>
    </style:style>
    <style:style style:family="text" style:name="T41">
      <style:text-properties fo:background-color="transparent" loext:char-shading-value="0" officeooo:rsid="003ef27d"/>
    </style:style>
    <style:style style:family="text" style:name="T42">
      <style:text-properties fo:country="FR" fo:language="fr"/>
    </style:style>
    <style:style style:family="text" style:name="T43">
      <style:text-properties fo:country="FR" fo:language="fr" style:text-underline-color="font-color" style:text-underline-style="solid" style:text-underline-width="auto"/>
    </style:style>
    <style:style style:family="text" style:name="T44">
      <style:text-properties fo:country="FR" fo:font-style="normal" fo:font-weight="bold" fo:language="fr" style:font-style-asian="normal" style:font-style-complex="normal" style:font-weight-asian="bold" style:font-weight-complex="bold" style:text-underline-style="none"/>
    </style:style>
    <style:style style:family="text" style:name="T45">
      <style:text-properties fo:country="FR" fo:font-weight="normal" fo:language="fr" style:font-weight-asian="normal" style:font-weight-complex="normal"/>
    </style:style>
    <style:style style:family="text" style:name="T46">
      <style:text-properties fo:country="FR" fo:font-weight="normal" fo:language="fr" officeooo:rsid="003ef27d" style:font-weight-asian="normal" style:font-weight-complex="normal"/>
    </style:style>
    <style:style style:family="text" style:name="T47">
      <style:text-properties style:text-position="super 58%"/>
    </style:style>
    <style:style style:family="text" style:name="T48">
      <style:text-properties fo:color="#111111" style:font-name-complex="Arial"/>
    </style:style>
    <style:style style:family="text" style:name="T49">
      <style:text-properties fo:color="#111111" officeooo:rsid="001f4b30" style:font-name-complex="Arial"/>
    </style:style>
    <style:style style:family="text" style:name="T50">
      <style:text-properties fo:color="#111111" officeooo:rsid="0024ef65" style:font-name-complex="Arial"/>
    </style:style>
    <style:style style:family="text" style:name="T51">
      <style:text-properties fo:color="#111111" officeooo:rsid="002d6398" style:font-name-complex="Arial"/>
    </style:style>
    <style:style style:family="text" style:name="T52">
      <style:text-properties fo:color="#111111" officeooo:rsid="003ef27d" style:font-name-complex="Arial"/>
    </style:style>
    <style:style style:family="text" style:name="T53">
      <style:text-properties officeooo:rsid="0016c3f7" style:text-underline-style="none"/>
    </style:style>
    <style:style style:family="text" style:name="T54">
      <style:text-properties fo:text-transform="uppercase"/>
    </style:style>
    <style:style style:family="text" style:name="T55">
      <style:text-properties fo:text-transform="uppercase" officeooo:rsid="0016c3f7"/>
    </style:style>
    <style:style style:family="text" style:name="T56">
      <style:text-properties fo:text-transform="uppercase" officeooo:rsid="003ef27d"/>
    </style:style>
    <style:style style:family="text" style:name="T57">
      <style:text-properties fo:background-color="#ffff00" fo:color="#ce181e" loext:char-shading-value="0" officeooo:rsid="0032d9c9"/>
    </style:style>
    <style:style style:family="text" style:name="T58">
      <style:text-properties fo:background-color="#fff200" fo:color="#ce181e" loext:char-shading-value="0" officeooo:rsid="003ef27d"/>
    </style:style>
    <style:style style:family="text" style:name="T59">
      <style:text-properties fo:background-color="#fff200" fo:color="#ce181e" fo:country="FR" fo:font-weight="normal" fo:language="fr" loext:char-shading-value="0" officeooo:rsid="003ef27d" style:font-weight-asian="normal" style:font-weight-complex="normal"/>
    </style:style>
    <style:style style:family="text" style:name="T60">
      <style:text-properties officeooo:rsid="003ef27d"/>
    </style:style>
    <style:style style:family="text" style:name="T61">
      <style:text-properties officeooo:rsid="004d36f0"/>
    </style:style>
    <style:style style:family="text" style:name="T62">
      <style:text-properties fo:background-color="transparent" fo:country="FR" fo:font-size="10pt" fo:font-style="normal" fo:font-variant="normal" fo:font-weight="normal" fo:language="fr" fo:letter-spacing="normal" fo:text-shadow="none" fo:text-transform="none" style:country-asian="CN" style:country-complex="IN" style:font-name="Times New Roman2" style:font-name-asian="Arial Unicode MS" style:font-name-complex="Mangal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63">
      <style:text-properties fo:background-color="transparent" fo:country="BE" fo:font-size="10pt" fo:font-style="normal" fo:font-variant="normal" fo:font-weight="normal" fo:language="fr" fo:letter-spacing="normal" fo:text-shadow="none" fo:text-transform="none" style:country-asian="CN" style:country-complex="IN" style:font-name="Liberation Serif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33">COMMUNE</text:span> DE <text:span text:style-name="T54"><text:text-input text:description="">tool.getCityName()</text:text-input></text:span></text:p>
      <text:p text:style-name="P17"/>
      <text:p text:style-name="P12"/>
      <text:p text:style-name="P11"><text:span text:style-name="T54">Avis d'</text:span><text:span text:style-name="T55">ENQUÊTE PUBLIQUE<text:line-break/>PERMIS </text:span><text:span text:style-name="T56">INTÉGRÉ</text:span></text:p>
      <text:p text:style-name="P9"/>
      <text:p text:style-name="P10"/>
      <text:p text:style-name="P15">DÉCRET DU 05 FÉVRIER 2015</text:p>
      <text:p text:style-name="P15">RELATIF AUX IMPLANTATIONS COMMERCIALES</text:p>
      <text:p text:style-name="P1"/>
      <text:p text:style-name="P3"><text:span text:style-name="T49">C</text:span><text:span text:style-name="T48">oncerne : </text:span><text:span text:style-name="T51">Demande de permis </text:span><text:span text:style-name="T52">intégré</text:span><text:span text:style-name="T51">.</text:span></text:p>
      <text:p text:style-name="P8"/>
      <text:p text:style-name="P3"><text:span text:style-name="T50"><office:annotation><dc:creator>bleybaert</dc:creator><dc:date>2018-07-17T14:19:36</dc:date><loext:sender-initials>ble</loext:sender-initials><text:p text:style-name="P46"><text:span text:style-name="T62">do text if self.hasSingleApplicant()</text:span></text:p></office:annotation></text:span><text:span text:style-name="T23">Le demandeur est</text:span><text:span text:style-name="T12"> </text:span><text:span text:style-name="T12"><text:text-input text:description="Demandeurs avec adresse">self.getApplicantsSignaletic(withaddress=True)</text:text-input></text:span><text:span text:style-name="T12">.</text:span></text:p>
      <text:p text:style-name="P4"><text:span text:style-name="T12"><office:annotation><dc:creator>bleybaert</dc:creator><dc:date>2018-07-17T14:20:01</dc:date><loext:sender-initials>ble</loext:sender-initials><text:p text:style-name="P46"><text:span text:style-name="T62">do text if self.hasMultipleApplicants()</text:span></text:p></office:annotation></text:span><text:span text:style-name="T12">L</text:span><text:span text:style-name="T9">es demandeurs sont </text:span><text:span text:style-name="T12"><text:text-input text:description="Demandeurs avec adresse">self.getApplicantsSignaletic(withaddress=True)</text:text-input></text:span><text:span text:style-name="T12">.</text:span></text:p>
      <text:p text:style-name="P19"/>
      <text:p text:style-name="P7">Le terrain est situé <text:text-input text:description="Emplacement des travaux">self.getWorkLocationSignaletic()</text:text-input>, cadastré <text:text-input text:description="Cadastre">licence_view.get_parcels()</text:text-input>.</text:p>
      <text:p text:style-name="P19"/>
      <text:p text:style-name="P14"><text:span text:style-name="T37">L</text:span>e projet consiste en <text:text-input text:description="Nature des travaux">self.getLicenceSubject()</text:text-input><text:s/>et présente les caractéristiques suivantes :</text:p>
      <text:p text:style-name="P20"><text:span text:style-name="T19">Zonage au plan de secteur </text:span><text:span text:style-name="T17">:</text:span><text:span text:style-name="T20"> </text:span><text:span text:style-name="T1"><text:text-input text:description="Bien-Parcelles">licence_helper.folderZone</text:text-input></text:span></text:p>
      <text:p text:style-name="P20"><text:span text:style-name="T19">Guide communal d'urbanisme</text:span><text:span text:style-name="T17">:</text:span><text:span text:style-name="T20"> </text:span><text:span text:style-name="T21"><text:text-input text:description="Bien-Parcelles">self.getValueForTemplate('township_guide')</text:text-input></text:span></text:p>
      <text:p text:style-name="P20"><text:span text:style-name="T19">Schéma de développement communal</text:span><text:span text:style-name="T18"> </text:span><text:span text:style-name="T17">:</text:span><text:span text:style-name="T20"> </text:span><text:span text:style-name="T22"><text:text-input text:description="Bien-Parcelles">self.getValueForTemplate('SDC')</text:text-input></text:span><text:span text:style-name="T22"> </text:span></text:p>
      <text:p text:style-name="P24">Permis d'urbanisation (lot.) :</text:p>
      <text:p text:style-name="P21"><text:span text:style-name="T13"><office:annotation><dc:creator>bleybaert</dc:creator><dc:date>2018-11-22T11:31:30.751517122</dc:date><loext:sender-initials>ble</loext:sender-initials><text:p text:style-name="P46"><text:span text:style-name="T63">do text if "Guide Communal" in licence_helper.divergence</text:span></text:p></office:annotation></text:span><text:span text:style-name="T13">et s'écarte </text:span><text:span text:style-name="T29">du </text:span><text:span text:style-name="T31">Guide communal d'urbanisme</text:span><text:span text:style-name="T30"> </text:span><text:span text:style-name="T13">pour</text:span><text:span text:style-name="T11"> </text:span><text:span text:style-name="T15">:<text:line-break/></text:span><text:span text:style-name="T10"><text:text-input text:description="Dérogation détails">self.getDivergenceDetails()</text:text-input></text:span></text:p>
      <text:p text:style-name="P22"><text:span text:style-name="T13"><office:annotation><dc:creator>bleybaert</dc:creator><dc:date>2018-11-22T11:31:30.751517122</dc:date><loext:sender-initials>ble</loext:sender-initials><text:p text:style-name="P46"><text:span text:style-name="T63">do text if "urbanisation" in licence_helper.divergence</text:span></text:p></office:annotation></text:span><text:span text:style-name="T13">et s'écarte </text:span><text:span text:style-name="T29">du </text:span><text:span text:style-name="T32">permis d'urbanisation</text:span><text:span text:style-name="T30"> </text:span><text:span text:style-name="T13">pour</text:span><text:span text:style-name="T11"> </text:span><text:span text:style-name="T15">:<text:line-break/></text:span><text:span text:style-name="T10"><text:text-input text:description="Dérogation détails">self.getDivergenceDetails()</text:text-input></text:span></text:p>
      <text:p text:style-name="P23"/>
      <text:p text:style-name="P18"/>
      <table:table table:name="Tableau2" table:style-name="Tableau2">
        <table:table-column table:number-columns-repeated="4" table:style-name="Tableau2.A"/>
        <table:table-row table:style-name="Tableau2.1">
          <table:table-cell office:value-type="string" table:style-name="Tableau2.A1">
            <text:h text:outline-level="4" text:style-name="P44">Date d’affichage</text:h>
            <text:h text:outline-level="4" text:style-name="P44">de la demande</text:h>
          </table:table-cell>
          <table:table-cell office:value-type="string" table:style-name="Tableau2.A1">
            <text:h text:outline-level="4" text:style-name="P44">Date d’ouverture</text:h>
            <text:h text:outline-level="4" text:style-name="P44">de l’enquête</text:h>
          </table:table-cell>
          <table:table-cell office:value-type="string" table:style-name="Tableau2.A1">
            <text:h text:outline-level="4" text:style-name="P45">Lieu et date </text:h>
            <text:h text:outline-level="4" text:style-name="P45">de clôture de l’enquête</text:h>
          </table:table-cell>
          <table:table-cell office:value-type="string" table:style-name="Tableau2.D1">
            <text:p text:style-name="P31">Les observations écrites</text:p>
            <text:p text:style-name="P31">peuvent être adressées :</text:p>
          </table:table-cell>
        </table:table-row>
        <table:table-row table:style-name="Tableau2.2">
          <table:table-cell office:value-type="string" table:style-name="Tableau2.A1">
            <text:p text:style-name="P32"><text:span text:style-name="T39">Le </text:span><text:span text:style-name="T2"><text:text-input text:description="Date début d'enquête">event_view.display_date('displayDate')</text:text-input></text:span></text:p>
          </table:table-cell>
          <table:table-cell office:value-type="string" table:style-name="Tableau2.A1">
            <text:p text:style-name="P32">Le <text:span text:style-name="T3"><text:text-input text:description="Date début d'enquête">tool.formatDate(licence.getLastInquiry().getInvestigationStart())</text:text-input></text:span></text:p>
          </table:table-cell>
          <table:table-cell office:value-type="string" table:style-name="Tableau2.A1">
            <text:p text:style-name="P33"><text:span text:style-name="T43">Lieu</text:span><text:span text:style-name="T16"> </text:span><text:span text:style-name="T42">: </text:span><text:span text:style-name="T34">ADRESSE</text:span></text:p>
            <text:p text:style-name="P32"><text:span text:style-name="T43">Date de clôture :</text:span><text:span text:style-name="T44"> </text:span><text:span text:style-name="T44"><text:text-input text:description="Date début d'enquête">tool.formatDate(licence.getLastInquiry().getInvestigationEnd())</text:text-input></text:span></text:p>
            <text:p text:style-name="P25"><text:span text:style-name="T16">Heure de clôture</text:span> : <text:span text:style-name="T14"><text:text-input text:description="">urbanEventObj.claimsDate.strftime("%H heures %M")
</text:text-input></text:span><text:span text:style-name="T14"><text:s/>à </text:span><text:span text:style-name="T14"><text:text-input text:description="">urbanEventObj.claimEndSDate.strftime("%H heures %M")</text:text-input></text:span></text:p>
          </table:table-cell>
          <table:table-cell office:value-type="string" table:style-name="Tableau2.D1">
            <text:p text:style-name="P28">Par courrier ordinaire :</text:p>
            <text:p text:style-name="P26">ADRESSE</text:p>
            <text:p text:style-name="P26"/>
            <text:p text:style-name="P29">ou</text:p>
            <text:p text:style-name="P29"/>
            <text:p text:style-name="P30"><text:span text:style-name="T24">Par courrier électronique</text:span><text:span text:style-name="T26"> </text:span><text:span text:style-name="T25">:</text:span></text:p>
            <text:p text:style-name="P27">EMAIL</text:p>
          </table:table-cell>
        </table:table-row>
      </table:table>
      <text:p text:style-name="P36"/>
      <text:p text:style-name="P35">Madame, Monsieur,</text:p>
      <text:p text:style-name="P42"/>
      <text:p text:style-name="P39">Le Bourgmestre,</text:p>
      <text:p text:style-name="P39"/>
      <text:p text:style-name="P39"><text:span text:style-name="T39">Porte à la connaissance du public que l’autorité compétente pour statuer sur la présente demande de permis </text:span><text:span text:style-name="T41">intégré</text:span><text:span text:style-name="T39"> est le </text:span><text:span text:style-name="T40">C</text:span><text:span text:style-name="T39">ollège </text:span><text:span text:style-name="T40">C</text:span><text:span text:style-name="T39">ommunal.</text:span></text:p>
      <text:p text:style-name="P39"/>
      <text:p text:style-name="P39">L’enquête publique <text:span text:style-name="T39">est orga</text:span>nisée selon les modalités prévues par les articles D.29-7 à D.29-19 et R.41-6 du livre 1<text:span text:style-name="T47">er</text:span> du code de l’environnement.</text:p>
      <text:p text:style-name="P39"/>
      <text:p text:style-name="P40">Le dossier peut être consulté, durant la période d'enquête, à l'adresse suivante : <text:span text:style-name="T57">ADRESSE</text:span><text:span text:style-name="T27">.</text:span></text:p>
      <text:p text:style-name="P43">- les jours ouvrables soit du lundi au vendredi de 8h30 à 12h00 ;</text:p>
      <text:p text:style-name="P43">- les <text:text-input text:description="Date permanence">tool.formatDate(urbanEventObj.getClaimsDate())</text:text-input>, … / … / … jusqu'à 20 heures.</text:p>
      <text:p text:style-name="P43"/>
      <text:p text:style-name="P41"><text:soft-page-break/><text:span text:style-name="T53">Pour les consultations jusqu'à 20 heures, rendez-vous doit être pris au plus tard 24 heures à l'avance auprès <text:tab/></text:span><text:span text:style-name="T28">du service Urbanisme - <text:tab/>téléphone : </text:span><text:span text:style-name="T35">TEL</text:span><text:span text:style-name="T28"> - mail : </text:span><text:span text:style-name="T35">MAIL</text:span></text:p>
      <text:p text:style-name="P40"/>
      <text:p text:style-name="P38">Des explications techniques peuvent être obtenues auprès des Fonctionnaires technique, délégué <text:span text:style-name="T60">et des implantations commerciales</text:span> du Service Public de Wallonie, <text:span text:style-name="T36">ADRESSE</text:span> / <text:span text:style-name="T58">NUM TEL </text:span>ou auprès du demandeur : <text:span text:style-name="T45"><text:text-input text:description="Demandeurs">self.getApplicantsSignaletic(withaddress=True)</text:text-input></text:span><text:span text:style-name="T45"><text:s/></text:span><text:span text:style-name="T46">(</text:span><text:span text:style-name="T59">TEL</text:span><text:span text:style-name="T46">)</text:span>.</text:p>
      <text:p text:style-name="P37"/>
      <text:p text:style-name="P34"><text:span text:style-name="T8">T</text:span><text:span text:style-name="T5">out intéressé peut formuler ses observations écrites ou orales auprès de </text:span><text:span text:style-name="T6">la </text:span><text:span text:style-name="T7">Commune de </text:span><text:span text:style-name="T7"><text:text-input text:description="">tool.getCityName()</text:text-input></text:span><text:span text:style-name="T6"><text:s/></text:span><text:span text:style-name="T5">dans le délai mentionné ci-dessus, jusqu’à la clôture de l’enquête.</text:span></text:p>
      <text:p text:style-name="P16"/>
      <text:p text:style-name="P5"><text:span text:style-name="T38"><text:text-input text:description="">tool.getCityName()</text:text-input></text:span><text:span text:style-name="T38">, le </text:span><text:span text:style-name="T4"><text:text-input text:description="Délivré à xxx le xxx">tool.formatDate(urbanEventObj.getEventDate())</text:text-input></text:span><text:span text:style-name="T4">.</text:span></text:p>
      <text:p text:style-name="P2"/>
      <text:p text:style-name="P2"/>
      <text:p text:style-name="P6"><office:annotation><dc:creator>bleybaert</dc:creator><dc:date>2018-07-18T09:41:44</dc:date><loext:sender-initials>ble</loext:sender-initials><text:p text:style-name="P46"><text:span text:style-name="T62">do text</text:span></text:p><text:p text:style-name="P46"><text:span text:style-name="T62">from document(at=signatures, format='odt')</text:span></text:p></office:annotation>Import signatures.<text:span text:style-name="T61">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1" svg:font-family="'Lohit Hindi'"/>
    <style:font-face style:name="OpenSymbol" svg:font-family="OpenSymbol"/>
    <style:font-face style:name="Rubik" svg:font-family="Rubik"/>
    <style:font-face style:name="StarSymbol" svg:font-family="StarSymbol"/>
    <style:font-face style:font-family-generic="modern" style:name="Courier New" svg:font-family="'Courier New'"/>
    <style:font-face style:font-family-generic="roman" style:name="Times New Roman1" svg:font-family="'Times New Roman'"/>
    <style:font-face style:font-family-generic="roman" style:font-pitch="variable" style:name="Liberation Serif" svg:font-family="'Liberation Serif'"/>
    <style:font-face style:font-family-generic="roman" style:font-pitch="variable" style:name="Times New Roman2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adornments="Gras" style:font-family-generic="swiss" style:font-pitch="variable" style:name="Calibri" svg:font-family="Calibri"/>
    <style:font-face style:font-family-generic="swiss" style:font-pitch="variable" style:name="Liberation Sans" svg:font-family="'Liberation Sans'"/>
    <style:font-face style:font-family-generic="system" style:font-pitch="variable" style:name="Arial Unicode MS" svg:font-family="'Arial Unicode MS'"/>
    <style:font-face style:font-family-generic="system" style:font-pitch="variable" style:name="Lohit Hindi" svg:font-family="'Lohit Hindi'"/>
    <style:font-face style:font-family-generic="system" style:font-pitch="variable" style:name="Mangal" svg:font-family="Mangal"/>
    <style:font-face style:font-family-generic="system" style:font-pitch="variable" style:name="WenQuanYi Micro Hei" svg:font-family="'WenQuanYi Micro Hei'"/>
  </office:font-face-decls>
  <office:automatic-styles>
    <style:style style:family="table" style:name="Tableau2">
      <style:table-properties fo:margin-left="-0.132cm" style:width="17.194cm" style:writing-mode="lr-tb" table:align="left"/>
    </style:style>
    <style:style style:family="table-column" style:name="Tableau2.A">
      <style:table-column-properties style:column-width="4.299cm"/>
    </style:style>
    <style:style style:family="table-row" style:name="Tableau2.1">
      <style:table-row-properties fo:keep-together="auto" style:min-row-height="1.217cm"/>
    </style:style>
    <style:style style:family="table-cell" style:name="Tableau2.A1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middle" style:writing-mode="lr-tb"/>
    </style:style>
    <style:style style:family="table-cell" style:name="Tableau2.D1">
      <style:table-cell-properties fo:border="0.5pt solid #000000" fo:padding-bottom="0cm" fo:padding-left="0.123cm" fo:padding-right="0.123cm" fo:padding-top="0cm" style:vertical-align="middle" style:writing-mode="lr-tb"/>
    </style:style>
    <style:style style:family="table-row" style:name="Tableau2.2">
      <style:table-row-properties fo:keep-together="auto" style:min-row-height="1.492cm"/>
    </style:style>
    <style:style style:family="paragraph" style:name="P1" style:parent-style-name="UrbanBody">
      <style:paragraph-properties fo:margin-bottom="0cm" fo:margin-top="0cm" fo:text-align="justify" loext:contextual-spacing="false" style:justify-single-word="false"/>
      <style:text-properties fo:font-size="10pt" style:font-name="Arial" style:font-size-asian="10pt" style:font-size-complex="10pt"/>
    </style:style>
    <style:style style:family="paragraph" style:name="P2" style:parent-style-name="UrbanBody">
      <style:paragraph-properties fo:margin-bottom="0cm" fo:margin-top="0cm" fo:text-align="start" loext:contextual-spacing="false" style:justify-single-word="false"/>
      <style:text-properties fo:font-size="10pt" officeooo:paragraph-rsid="0018a05b" style:font-name="Arial" style:font-size-asian="10pt" style:font-size-complex="10pt"/>
    </style:style>
    <style:style style:family="paragraph" style:name="P3" style:parent-style-name="UrbanBody">
      <style:paragraph-properties fo:margin-bottom="0cm" fo:margin-top="0cm" fo:text-align="justify" loext:contextual-spacing="false" style:justify-single-word="false"/>
      <style:text-properties fo:font-size="11pt" officeooo:paragraph-rsid="002d6398" officeooo:rsid="0020eb3a" style:font-name="Arial" style:font-size-asian="11pt" style:font-size-complex="11pt"/>
    </style:style>
    <style:style style:family="paragraph" style:name="P4" style:parent-style-name="UrbanBody">
      <style:paragraph-properties fo:margin-bottom="0cm" fo:margin-top="0cm" fo:text-align="justify" loext:contextual-spacing="false" style:justify-single-word="false"/>
      <style:text-properties fo:font-size="11pt" officeooo:paragraph-rsid="002d6398" officeooo:rsid="002d6398" style:font-name="Arial" style:font-size-asian="11pt" style:font-size-complex="11pt"/>
    </style:style>
    <style:style style:family="paragraph" style:name="P5" style:parent-style-name="UrbanBody">
      <style:paragraph-properties fo:margin-bottom="0cm" fo:margin-top="0cm" fo:text-align="start" loext:contextual-spacing="false" style:justify-single-word="false"/>
      <style:text-properties fo:font-size="11pt" officeooo:paragraph-rsid="0039cbe2" style:font-name="Arial" style:font-size-asian="11pt" style:font-size-complex="11pt"/>
    </style:style>
    <style:style style:family="paragraph" style:name="P6" style:parent-style-name="UrbanBody">
      <style:paragraph-properties fo:margin-bottom="0cm" fo:margin-top="0cm" fo:text-align="start" loext:contextual-spacing="false" style:justify-single-word="false"/>
      <style:text-properties fo:font-size="11pt" officeooo:paragraph-rsid="0038bac9" officeooo:rsid="0038bac9" style:font-name="Arial" style:font-size-asian="11pt" style:font-size-complex="11pt"/>
    </style:style>
    <style:style style:family="paragraph" style:name="P7" style:parent-style-name="UrbanBody">
      <style:paragraph-properties fo:margin-bottom="0cm" fo:margin-top="0cm" fo:text-align="justify" loext:contextual-spacing="false" style:justify-single-word="false"/>
      <style:text-properties fo:font-size="11pt" fo:font-weight="normal" officeooo:paragraph-rsid="00186935" officeooo:rsid="0016c3f7" style:font-name="Arial" style:font-name-complex="Arial" style:font-size-asian="11pt" style:font-size-complex="11pt" style:font-weight-asian="normal" style:font-weight-complex="normal"/>
    </style:style>
    <style:style style:family="paragraph" style:name="P8" style:parent-style-name="UrbanBody">
      <style:paragraph-properties fo:margin-bottom="0cm" fo:margin-top="0cm" fo:text-align="justify" loext:contextual-spacing="false" style:justify-single-word="false"/>
      <style:text-properties fo:color="#111111" fo:font-size="11pt" officeooo:paragraph-rsid="002d6398" officeooo:rsid="0024ef65" style:font-name="Arial" style:font-name-complex="Arial" style:font-size-asian="11pt" style:font-size-complex="11pt"/>
    </style:style>
    <style:style style:family="paragraph" style:name="P9" style:parent-style-name="UrbanTitle">
      <style:paragraph-properties fo:margin-bottom="0cm" fo:margin-top="0cm" fo:text-align="start" loext:contextual-spacing="false" style:justify-single-word="false"/>
      <style:text-properties fo:font-size="10pt" fo:font-weight="normal" style:font-name="Arial" style:font-size-asian="10pt" style:font-size-complex="10pt" style:font-weight-asian="normal" style:font-weight-complex="normal" style:text-underline-style="none"/>
    </style:style>
    <style:style style:family="paragraph" style:name="P10" style:parent-style-name="UrbanTitle">
      <style:paragraph-properties fo:margin-bottom="0cm" fo:margin-top="0cm" fo:text-align="start" loext:contextual-spacing="false" style:justify-single-word="false"/>
      <style:text-properties fo:font-size="10pt" style:font-name="Arial" style:font-size-asian="10pt" style:font-size-complex="10pt"/>
    </style:style>
    <style:style style:family="paragraph" style:name="P11" style:parent-style-name="UrbanTitle">
      <style:paragraph-properties fo:margin-bottom="0cm" fo:margin-top="0cm" fo:text-align="start" loext:contextual-spacing="false" style:justify-single-word="false"/>
      <style:text-properties fo:font-size="14pt" fo:font-weight="normal" style:font-name="Arial" style:font-size-asian="14pt" style:font-size-complex="14pt" style:font-weight-asian="normal" style:font-weight-complex="normal"/>
    </style:style>
    <style:style style:family="paragraph" style:name="P12" style:parent-style-name="UrbanTitle">
      <style:paragraph-properties fo:margin-bottom="0cm" fo:margin-top="0cm" fo:text-align="start" loext:contextual-spacing="false" style:justify-single-word="false"/>
      <style:text-properties fo:font-size="14pt" fo:font-weight="normal" fo:text-transform="uppercase" style:font-name="Arial" style:font-size-asian="14pt" style:font-size-complex="14pt" style:font-weight-asian="normal" style:font-weight-complex="normal"/>
    </style:style>
    <style:style style:family="paragraph" style:name="P13" style:parent-style-name="Standard">
      <style:paragraph-properties fo:margin-bottom="0cm" fo:margin-top="0cm" fo:text-align="start" loext:contextual-spacing="false" style:justify-single-word="false"/>
      <style:text-properties fo:font-size="10pt" fo:font-weight="bold" style:font-name="Arial" style:font-size-asian="10pt" style:font-size-complex="10pt" style:font-weight-asian="bold" style:font-weight-complex="bold"/>
    </style:style>
    <style:style style:family="paragraph" style:name="P14" style:parent-style-name="Standard">
      <style:paragraph-properties fo:margin-bottom="0cm" fo:margin-top="0cm" fo:text-align="justify" loext:contextual-spacing="false" style:justify-single-word="false"/>
      <style:text-properties fo:font-size="11pt" fo:font-weight="normal" officeooo:paragraph-rsid="00186935" officeooo:rsid="0016c3f7" style:font-name="Arial" style:font-size-asian="11pt" style:font-size-complex="11pt" style:font-weight-asian="normal" style:font-weight-complex="normal"/>
    </style:style>
    <style:style style:family="paragraph" style:name="P15" style:parent-style-name="Standard">
      <style:paragraph-properties fo:margin-bottom="0cm" fo:margin-top="0cm" fo:text-align="center" loext:contextual-spacing="false" style:justify-single-word="false" style:line-height-at-least="0.176cm"/>
      <style:text-properties fo:font-size="15pt" officeooo:paragraph-rsid="003ef27d" style:font-name="Rubik" style:font-name-complex="Rubik" style:font-size-asian="15pt" style:font-size-complex="15pt"/>
    </style:style>
    <style:style style:family="paragraph" style:name="P16" style:parent-style-name="Text_20_body">
      <style:paragraph-properties fo:margin-bottom="0cm" fo:margin-top="0cm" fo:text-align="start" loext:contextual-spacing="false" style:justify-single-word="false"/>
      <style:text-properties fo:font-size="11pt" fo:font-weight="normal" officeooo:paragraph-rsid="001bb43e" officeooo:rsid="0016c3f7" style:font-name="Arial" style:font-size-asian="11pt" style:font-size-complex="11pt" style:font-weight-asian="normal" style:font-weight-complex="normal"/>
    </style:style>
    <style:style style:family="paragraph" style:name="P17" style:parent-style-name="Standard">
      <style:paragraph-properties fo:text-align="start" style:justify-single-word="false"/>
      <style:text-properties fo:font-size="10.5pt" fo:font-weight="normal" style:font-name="Arial" style:font-size-asian="10.5pt" style:font-size-complex="10.5pt" style:font-weight-asian="normal" style:font-weight-complex="normal"/>
    </style:style>
    <style:style style:family="paragraph" style:name="P18" style:parent-style-name="Preformatted_20_Text">
      <style:paragraph-properties fo:text-align="justify" style:justify-single-word="false"/>
      <style:text-properties fo:font-size="10pt" officeooo:paragraph-rsid="00186935" style:font-name="Arial" style:font-name-complex="Arial" style:font-size-asian="10pt" style:font-size-complex="10pt"/>
    </style:style>
    <style:style style:family="paragraph" style:name="P19" style:parent-style-name="Preformatted_20_Text">
      <style:paragraph-properties fo:text-align="justify" style:justify-single-word="false"/>
      <style:text-properties fo:font-size="11pt" officeooo:paragraph-rsid="00186935" style:font-name="Arial" style:font-name-complex="Arial" style:font-size-asian="11pt" style:font-size-complex="11pt"/>
    </style:style>
    <style:style style:family="paragraph" style:name="P20" style:parent-style-name="Preformatted_20_Text">
      <style:paragraph-properties fo:text-align="start" style:justify-single-word="false"/>
      <style:text-properties fo:font-size="11pt" officeooo:paragraph-rsid="005139cf" style:font-name="Arial" style:font-size-asian="11pt" style:font-size-complex="11pt"/>
    </style:style>
    <style:style style:family="paragraph" style:name="P21" style:parent-style-name="Preformatted_20_Text">
      <style:paragraph-properties fo:text-align="start" style:justify-single-word="false"/>
      <style:text-properties fo:font-size="11pt" officeooo:paragraph-rsid="00535cd0" style:font-name="Arial" style:font-size-asian="11pt" style:font-size-complex="11pt"/>
    </style:style>
    <style:style style:family="paragraph" style:name="P22" style:parent-style-name="Preformatted_20_Text">
      <style:paragraph-properties fo:text-align="start" style:justify-single-word="false"/>
      <style:text-properties fo:font-size="11pt" officeooo:paragraph-rsid="0055c485" style:font-name="Arial" style:font-size-asian="11pt" style:font-size-complex="11pt"/>
    </style:style>
    <style:style style:family="paragraph" style:name="P23" style:parent-style-name="Preformatted_20_Text">
      <style:paragraph-properties fo:text-align="start" style:justify-single-word="false"/>
      <style:text-properties fo:font-size="11pt" fo:font-weight="normal" officeooo:paragraph-rsid="001f4b30" officeooo:rsid="0024ef65" style:font-name="Arial" style:font-name-complex="Arial" style:font-size-asian="11pt" style:font-size-complex="11pt" style:font-weight-asian="normal" style:font-weight-complex="normal"/>
    </style:style>
    <style:style style:family="paragraph" style:name="P24" style:parent-style-name="Preformatted_20_Text">
      <style:paragraph-properties fo:text-align="start" style:justify-single-word="false"/>
      <style:text-properties fo:background-color="#fff200" fo:color="#ff3333" fo:font-size="11pt" fo:font-style="normal" fo:font-weight="bold" officeooo:paragraph-rsid="00535cd0" officeooo:rsid="00230ea8" style:font-name="Arial" style:font-name-complex="Arial" style:font-size-asian="11pt" style:font-size-complex="11pt" style:font-style-asian="normal" style:font-weight-asian="bold" style:font-weight-complex="bold" style:text-underline-color="font-color" style:text-underline-style="solid" style:text-underline-width="auto"/>
    </style:style>
    <style:style style:family="paragraph" style:name="P25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country="FR" fo:font-size="10pt" fo:font-weight="normal" fo:language="fr" officeooo:paragraph-rsid="0020eb3a" style:font-name="Arial" style:font-size-asian="10pt" style:font-size-complex="10pt" style:font-weight-asian="normal" style:font-weight-complex="normal"/>
    </style:style>
    <style:style style:family="paragraph" style:name="P26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#fff200" fo:color="#ff3333" fo:country="FR" fo:font-size="10pt" fo:language="fr" officeooo:paragraph-rsid="002d6398" officeooo:rsid="002d6398" style:font-name="Arial" style:font-size-asian="10pt" style:font-size-complex="10pt"/>
    </style:style>
    <style:style style:family="paragraph" style:name="P27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#ffff00" fo:color="#ff3333" fo:country="FR" fo:font-size="10pt" fo:language="fr" officeooo:paragraph-rsid="002d6398" officeooo:rsid="002d6398" style:font-name="Arial" style:font-size-asian="10pt" style:font-size-complex="10pt" style:text-underline-style="none"/>
    </style:style>
    <style:style style:family="paragraph" style:name="P28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transparent" fo:country="FR" fo:font-size="10pt" fo:font-weight="bold" fo:language="fr" officeooo:paragraph-rsid="0020eb3a" style:font-name="Arial" style:font-size-asian="10pt" style:font-size-complex="10pt" style:font-weight-asian="normal" style:font-weight-complex="normal" style:text-underline-color="font-color" style:text-underline-style="solid" style:text-underline-width="auto" style:use-window-font-color="true"/>
    </style:style>
    <style:style style:family="paragraph" style:name="P29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transparent" fo:country="FR" fo:font-size="10pt" fo:font-weight="bold" fo:language="fr" officeooo:paragraph-rsid="0020eb3a" style:font-name="Arial" style:font-size-asian="10pt" style:font-size-complex="10pt" style:use-window-font-color="true"/>
    </style:style>
    <style:style style:family="paragraph" style:name="P30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officeooo:paragraph-rsid="002d6398"/>
    </style:style>
    <style:style style:family="paragraph" style:name="P31" style:parent-style-name="Standard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font-size="10pt" fo:font-weight="bold" officeooo:paragraph-rsid="0020eb3a" style:font-name="Arial" style:font-size-asian="10pt" style:font-size-complex="10pt" style:font-weight-asian="bold" style:font-weight-complex="bold"/>
    </style:style>
    <style:style style:family="paragraph" style:name="P32" style:parent-style-name="Standard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font-size="10pt" fo:font-weight="normal" officeooo:paragraph-rsid="0020eb3a" style:font-name="Arial" style:font-size-asian="10pt" style:font-size-complex="10pt" style:font-weight-asian="normal" style:font-weight-complex="normal"/>
    </style:style>
    <style:style style:family="paragraph" style:name="P33" style:parent-style-name="Standard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transparent" fo:font-size="10pt" fo:font-weight="normal" officeooo:paragraph-rsid="0020eb3a" style:font-name="Arial" style:font-size-asian="10pt" style:font-size-complex="10pt" style:font-weight-asian="normal" style:font-weight-complex="normal"/>
    </style:style>
    <style:style style:family="paragraph" style:name="P34" style:parent-style-name="Standard">
      <style:paragraph-properties fo:margin-bottom="0cm" fo:margin-left="0cm" fo:margin-right="0cm" fo:margin-top="0cm" fo:text-align="start" fo:text-indent="0cm" loext:contextual-spacing="false" style:auto-text-indent="false" style:justify-single-word="false" style:writing-mode="lr-tb"/>
      <style:text-properties fo:font-size="11pt" officeooo:paragraph-rsid="0020eb3a" officeooo:rsid="0016c3f7" style:font-name="Arial" style:font-size-asian="11pt" style:font-size-complex="11pt"/>
    </style:style>
    <style:style style:family="paragraph" style:name="P35" style:parent-style-name="UrbanBody">
      <style:paragraph-properties fo:margin-bottom="0cm" fo:margin-left="0cm" fo:margin-right="0cm" fo:margin-top="0cm" fo:text-align="start" fo:text-indent="0cm" loext:contextual-spacing="false" style:auto-text-indent="false" style:justify-single-word="false" style:writing-mode="lr-tb"/>
      <style:text-properties fo:font-size="11pt" officeooo:paragraph-rsid="0020eb3a" style:font-name="Arial" style:font-size-asian="11pt" style:font-size-complex="11pt"/>
    </style:style>
    <style:style style:family="paragraph" style:name="P36" style:parent-style-name="Text_20_body">
      <style:paragraph-properties fo:margin-bottom="0cm" fo:margin-left="0cm" fo:margin-right="0cm" fo:margin-top="0cm" fo:text-align="start" fo:text-indent="0cm" loext:contextual-spacing="false" style:auto-text-indent="false" style:justify-single-word="false" style:shadow="none" style:writing-mode="lr-tb"/>
      <style:text-properties fo:country="FR" fo:font-size="11pt" fo:font-weight="normal" fo:language="fr" officeooo:paragraph-rsid="0020eb3a" officeooo:rsid="0024ef65" style:font-name="Arial" style:font-name-complex="Arial" style:font-size-asian="11pt" style:font-size-complex="11pt" style:font-weight-asian="normal" style:font-weight-complex="normal"/>
    </style:style>
    <style:style style:family="paragraph" style:name="P37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officeooo:paragraph-rsid="0020eb3a" style:font-name="Arial" style:font-size-asian="11pt" style:font-size-complex="11pt"/>
    </style:style>
    <style:style style:family="paragraph" style:name="P38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officeooo:paragraph-rsid="0022f8f1" style:font-name="Arial" style:font-size-asian="11pt" style:font-size-complex="11pt"/>
    </style:style>
    <style:style style:family="paragraph" style:name="P39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0eb3a" officeooo:rsid="0016c3f7" style:font-name="Arial" style:font-name-complex="Arial" style:font-size-asian="11pt" style:font-size-complex="11pt" style:font-weight-asian="normal" style:font-weight-complex="normal" style:text-underline-style="none"/>
    </style:style>
    <style:style style:family="paragraph" style:name="P40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2e82c" officeooo:rsid="0016c3f7" style:font-name="Arial" style:font-name-complex="Arial" style:font-size-asian="11pt" style:font-size-complex="11pt" style:font-weight-asian="normal" style:font-weight-complex="normal" style:text-underline-style="none"/>
    </style:style>
    <style:style style:family="paragraph" style:name="P41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2e82c" officeooo:rsid="0024ef65" style:font-name="Arial" style:font-name-complex="Arial" style:font-size-asian="11pt" style:font-size-complex="11pt" style:font-weight-asian="normal" style:font-weight-complex="normal"/>
    </style:style>
    <style:style style:family="paragraph" style:name="P42" style:parent-style-name="Preformatted_20_Text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0eb3a" officeooo:rsid="0016c3f7" style:font-name="Arial" style:font-size-asian="11pt" style:font-size-complex="11pt" style:font-weight-asian="normal" style:font-weight-complex="normal"/>
    </style:style>
    <style:style style:family="paragraph" style:name="P43" style:parent-style-name="Preformatted_20_Text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2e82c" officeooo:rsid="0016c3f7" style:font-name="Arial" style:font-name-complex="Arial" style:font-size-asian="11pt" style:font-size-complex="11pt" style:font-weight-asian="normal" style:font-weight-complex="normal" style:text-underline-style="none"/>
    </style:style>
    <style:style style:family="paragraph" style:name="P44" style:parent-style-name="Heading_20_4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font-size="10pt" fo:font-weight="bold" officeooo:paragraph-rsid="0020eb3a" style:font-name="Arial" style:font-size-asian="10pt" style:font-size-complex="10pt" style:font-weight-asian="bold" style:font-weight-complex="bold"/>
    </style:style>
    <style:style style:family="paragraph" style:name="P45" style:parent-style-name="Heading_20_4">
      <style:paragraph-properties fo:line-height="100%" fo:margin-bottom="0cm" fo:margin-left="-0.042cm" fo:margin-right="-0.021cm" fo:margin-top="0cm" fo:text-align="center" fo:text-indent="0cm" loext:contextual-spacing="false" style:auto-text-indent="false" style:justify-single-word="false"/>
      <style:text-properties fo:font-size="10pt" fo:font-weight="bold" officeooo:paragraph-rsid="0020eb3a" style:font-name="Arial" style:font-size-asian="10pt" style:font-size-complex="10pt" style:font-weight-asian="bold" style:font-weight-complex="bold"/>
    </style:style>
    <style:style style:family="paragraph" style:name="P46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fo:font-weight="normal" officeooo:rsid="0024ef65" style:font-name-complex="Arial" style:font-style-asian="normal" style:font-weight-asian="normal" style:text-underline-color="font-color" style:text-underline-style="solid" style:text-underline-width="auto"/>
    </style:style>
    <style:style style:family="text" style:name="T2">
      <style:text-properties fo:background-color="transparent" fo:font-style="normal" fo:font-weight="bold" loext:char-shading-value="0" style:font-style-asian="normal" style:font-style-complex="normal" style:font-weight-asian="bold" style:font-weight-complex="bold" style:text-underline-style="none"/>
    </style:style>
    <style:style style:family="text" style:name="T3">
      <style:text-properties fo:font-style="normal" fo:font-weight="bold" style:font-style-asian="normal" style:font-style-complex="normal" style:font-weight-asian="bold" style:font-weight-complex="bold" style:text-underline-style="none"/>
    </style:style>
    <style:style style:family="text" style:name="T4">
      <style:text-properties fo:font-style="normal" fo:font-weight="normal" officeooo:rsid="001dc90b" style:font-style-asian="normal" style:font-weight-asian="normal" style:font-weight-complex="normal" style:text-underline-style="none"/>
    </style:style>
    <style:style style:family="text" style:name="T5">
      <style:text-properties fo:font-weight="normal" style:font-weight-asian="normal" style:font-weight-complex="normal"/>
    </style:style>
    <style:style style:family="text" style:name="T6">
      <style:text-properties fo:font-weight="normal" officeooo:rsid="0022e82c" style:font-weight-asian="normal" style:font-weight-complex="normal"/>
    </style:style>
    <style:style style:family="text" style:name="T7">
      <style:text-properties fo:font-weight="normal" officeooo:rsid="0033d800" style:font-weight-asian="normal" style:font-weight-complex="normal"/>
    </style:style>
    <style:style style:family="text" style:name="T8">
      <style:text-properties fo:font-weight="normal" officeooo:rsid="00358cac" style:font-weight-asian="normal" style:font-weight-complex="normal"/>
    </style:style>
    <style:style style:family="text" style:name="T9">
      <style:text-properties fo:font-weight="normal" style:font-name-complex="Arial" style:font-weight-asian="normal" style:font-weight-complex="normal"/>
    </style:style>
    <style:style style:family="text" style:name="T10">
      <style:text-properties fo:font-weight="normal" officeooo:rsid="0024ef65" style:font-name-complex="Arial" style:font-weight-asian="normal" style:font-weight-complex="normal"/>
    </style:style>
    <style:style style:family="text" style:name="T11">
      <style:text-properties fo:font-weight="normal" officeooo:rsid="00230ea8" style:font-name-complex="Arial" style:font-weight-asian="normal" style:font-weight-complex="normal"/>
    </style:style>
    <style:style style:family="text" style:name="T12">
      <style:text-properties fo:font-weight="normal" officeooo:rsid="0016c3f7" style:font-name-complex="Arial" style:font-weight-asian="normal" style:font-weight-complex="normal"/>
    </style:style>
    <style:style style:family="text" style:name="T13">
      <style:text-properties fo:font-weight="bold" officeooo:rsid="00230ea8" style:font-name-complex="Arial" style:font-weight-asian="bold" style:font-weight-complex="bold"/>
    </style:style>
    <style:style style:family="text" style:name="T14">
      <style:text-properties fo:font-weight="bold" style:font-weight-asian="bold" style:font-weight-complex="bold"/>
    </style:style>
    <style:style style:family="text" style:name="T15">
      <style:text-properties fo:font-weight="bold" officeooo:rsid="0024ef65" style:font-name-complex="Arial" style:font-weight-asian="normal" style:font-weight-complex="normal"/>
    </style:style>
    <style:style style:family="text" style:name="T16">
      <style:text-properties style:text-underline-color="font-color" style:text-underline-style="solid" style:text-underline-width="auto"/>
    </style:style>
    <style:style style:family="text" style:name="T17">
      <style:text-properties fo:font-weight="bold" officeooo:rsid="0024ef65" style:font-name-complex="Arial" style:text-underline-color="font-color" style:text-underline-style="solid" style:text-underline-width="auto"/>
    </style:style>
    <style:style style:family="text" style:name="T18">
      <style:text-properties fo:font-weight="bold" officeooo:rsid="0016c3f7" style:font-name-complex="Arial" style:text-underline-color="font-color" style:text-underline-style="solid" style:text-underline-width="auto"/>
    </style:style>
    <style:style style:family="text" style:name="T19">
      <style:text-properties fo:font-weight="bold" officeooo:rsid="0049f285" style:font-name-complex="Arial" style:text-underline-color="font-color" style:text-underline-style="solid" style:text-underline-width="auto"/>
    </style:style>
    <style:style style:family="text" style:name="T20">
      <style:text-properties officeooo:rsid="0024ef65" style:font-name-complex="Arial" style:text-underline-color="font-color" style:text-underline-style="solid" style:text-underline-width="auto"/>
    </style:style>
    <style:style style:family="text" style:name="T21">
      <style:text-properties fo:font-style="normal" fo:font-weight="normal" officeooo:rsid="0024ef65" style:font-name-complex="Arial" style:font-style-asian="normal" style:font-weight-asian="normal" style:text-underline-color="font-color" style:text-underline-style="solid" style:text-underline-width="auto" style:use-window-font-color="true"/>
    </style:style>
    <style:style style:family="text" style:name="T22">
      <style:text-properties fo:font-style="normal" fo:font-weight="normal" officeooo:rsid="0024ef65" style:font-name-complex="Arial" style:font-style-asian="normal" style:font-weight-asian="normal" style:font-weight-complex="normal" style:text-underline-color="font-color" style:text-underline-style="solid" style:text-underline-width="auto" style:use-window-font-color="true"/>
    </style:style>
    <style:style style:family="text" style:name="T23">
      <style:text-properties officeooo:rsid="0024ef65" style:font-name-complex="Arial" style:use-window-font-color="true"/>
    </style:style>
    <style:style style:family="text" style:name="T24">
      <style:text-properties fo:background-color="transparent" fo:country="FR" fo:font-size="10pt" fo:font-weight="bold" fo:language="fr" loext:char-shading-value="0" style:font-name="Arial" style:font-size-asian="10pt" style:font-size-complex="10pt" style:text-underline-color="font-color" style:text-underline-style="solid" style:text-underline-width="auto" style:use-window-font-color="true"/>
    </style:style>
    <style:style style:family="text" style:name="T25">
      <style:text-properties fo:background-color="transparent" fo:country="FR" fo:font-size="10pt" fo:language="fr" loext:char-shading-value="0" style:font-name="Arial" style:font-size-asian="10pt" style:font-size-complex="10pt" style:text-underline-color="font-color" style:text-underline-style="solid" style:text-underline-width="auto" style:use-window-font-color="true"/>
    </style:style>
    <style:style style:family="text" style:name="T26">
      <style:text-properties fo:background-color="transparent" fo:font-size="10pt" loext:char-shading-value="0" style:font-name="Arial" style:font-size-asian="10pt" style:font-size-complex="10pt" style:text-underline-color="font-color" style:text-underline-style="solid" style:text-underline-width="auto" style:use-window-font-color="true"/>
    </style:style>
    <style:style style:family="text" style:name="T27">
      <style:text-properties fo:background-color="transparent" loext:char-shading-value="0" officeooo:rsid="0032d9c9" style:use-window-font-color="true"/>
    </style:style>
    <style:style style:family="text" style:name="T28">
      <style:text-properties fo:background-color="transparent" loext:char-shading-value="0" officeooo:rsid="0016c3f7" style:text-underline-style="none" style:use-window-font-color="true"/>
    </style:style>
    <style:style style:family="text" style:name="T29">
      <style:text-properties fo:background-color="transparent" fo:font-weight="bold" loext:char-shading-value="0" officeooo:rsid="00257375" style:font-name-complex="Arial" style:font-weight-asian="bold" style:font-weight-complex="bold" style:use-window-font-color="true"/>
    </style:style>
    <style:style style:family="text" style:name="T30">
      <style:text-properties fo:background-color="transparent" fo:font-weight="bold" loext:char-shading-value="0" officeooo:rsid="00230ea8" style:font-name-complex="Arial" style:font-weight-asian="bold" style:font-weight-complex="bold" style:use-window-font-color="true"/>
    </style:style>
    <style:style style:family="text" style:name="T31">
      <style:text-properties fo:background-color="transparent" fo:font-weight="bold" loext:char-shading-value="0" officeooo:rsid="0054f3cf" style:font-name-complex="Arial" style:font-weight-asian="bold" style:font-weight-complex="bold" style:use-window-font-color="true"/>
    </style:style>
    <style:style style:family="text" style:name="T32">
      <style:text-properties fo:background-color="transparent" fo:font-weight="bold" loext:char-shading-value="0" officeooo:rsid="0055c485" style:font-name-complex="Arial" style:font-weight-asian="bold" style:font-weight-complex="bold" style:use-window-font-color="true"/>
    </style:style>
    <style:style style:family="text" style:name="T33">
      <style:text-properties officeooo:rsid="0016c3f7"/>
    </style:style>
    <style:style style:family="text" style:name="T34">
      <style:text-properties fo:background-color="#ffff00" fo:color="#ff3333" fo:country="FR" fo:language="fr" loext:char-shading-value="0" officeooo:rsid="002d6398"/>
    </style:style>
    <style:style style:family="text" style:name="T35">
      <style:text-properties fo:background-color="#ffff00" fo:color="#ff3333" loext:char-shading-value="0" officeooo:rsid="0032d9c9" style:text-underline-style="none"/>
    </style:style>
    <style:style style:family="text" style:name="T36">
      <style:text-properties fo:background-color="#ffff00" fo:color="#ff3333" loext:char-shading-value="0" officeooo:rsid="0032d9c9"/>
    </style:style>
    <style:style style:family="text" style:name="T37">
      <style:text-properties officeooo:rsid="00186935"/>
    </style:style>
    <style:style style:family="text" style:name="T38">
      <style:text-properties officeooo:rsid="0018a05b"/>
    </style:style>
    <style:style style:family="text" style:name="T39">
      <style:text-properties fo:background-color="transparent" loext:char-shading-value="0"/>
    </style:style>
    <style:style style:family="text" style:name="T40">
      <style:text-properties fo:background-color="transparent" loext:char-shading-value="0" officeooo:rsid="0032d9c9"/>
    </style:style>
    <style:style style:family="text" style:name="T41">
      <style:text-properties fo:background-color="transparent" loext:char-shading-value="0" officeooo:rsid="003ef27d"/>
    </style:style>
    <style:style style:family="text" style:name="T42">
      <style:text-properties fo:country="FR" fo:language="fr"/>
    </style:style>
    <style:style style:family="text" style:name="T43">
      <style:text-properties fo:country="FR" fo:language="fr" style:text-underline-color="font-color" style:text-underline-style="solid" style:text-underline-width="auto"/>
    </style:style>
    <style:style style:family="text" style:name="T44">
      <style:text-properties fo:country="FR" fo:font-style="normal" fo:font-weight="bold" fo:language="fr" style:font-style-asian="normal" style:font-style-complex="normal" style:font-weight-asian="bold" style:font-weight-complex="bold" style:text-underline-style="none"/>
    </style:style>
    <style:style style:family="text" style:name="T45">
      <style:text-properties fo:country="FR" fo:font-weight="normal" fo:language="fr" style:font-weight-asian="normal" style:font-weight-complex="normal"/>
    </style:style>
    <style:style style:family="text" style:name="T46">
      <style:text-properties fo:country="FR" fo:font-weight="normal" fo:language="fr" officeooo:rsid="003ef27d" style:font-weight-asian="normal" style:font-weight-complex="normal"/>
    </style:style>
    <style:style style:family="text" style:name="T47">
      <style:text-properties style:text-position="super 58%"/>
    </style:style>
    <style:style style:family="text" style:name="T48">
      <style:text-properties fo:color="#111111" style:font-name-complex="Arial"/>
    </style:style>
    <style:style style:family="text" style:name="T49">
      <style:text-properties fo:color="#111111" officeooo:rsid="001f4b30" style:font-name-complex="Arial"/>
    </style:style>
    <style:style style:family="text" style:name="T50">
      <style:text-properties fo:color="#111111" officeooo:rsid="0024ef65" style:font-name-complex="Arial"/>
    </style:style>
    <style:style style:family="text" style:name="T51">
      <style:text-properties fo:color="#111111" officeooo:rsid="002d6398" style:font-name-complex="Arial"/>
    </style:style>
    <style:style style:family="text" style:name="T52">
      <style:text-properties fo:color="#111111" officeooo:rsid="003ef27d" style:font-name-complex="Arial"/>
    </style:style>
    <style:style style:family="text" style:name="T53">
      <style:text-properties officeooo:rsid="0016c3f7" style:text-underline-style="none"/>
    </style:style>
    <style:style style:family="text" style:name="T54">
      <style:text-properties fo:text-transform="uppercase"/>
    </style:style>
    <style:style style:family="text" style:name="T55">
      <style:text-properties fo:text-transform="uppercase" officeooo:rsid="0016c3f7"/>
    </style:style>
    <style:style style:family="text" style:name="T56">
      <style:text-properties fo:text-transform="uppercase" officeooo:rsid="003ef27d"/>
    </style:style>
    <style:style style:family="text" style:name="T57">
      <style:text-properties fo:background-color="#ffff00" fo:color="#ce181e" loext:char-shading-value="0" officeooo:rsid="0032d9c9"/>
    </style:style>
    <style:style style:family="text" style:name="T58">
      <style:text-properties fo:background-color="#fff200" fo:color="#ce181e" loext:char-shading-value="0" officeooo:rsid="003ef27d"/>
    </style:style>
    <style:style style:family="text" style:name="T59">
      <style:text-properties fo:background-color="#fff200" fo:color="#ce181e" fo:country="FR" fo:font-weight="normal" fo:language="fr" loext:char-shading-value="0" officeooo:rsid="003ef27d" style:font-weight-asian="normal" style:font-weight-complex="normal"/>
    </style:style>
    <style:style style:family="text" style:name="T60">
      <style:text-properties officeooo:rsid="003ef27d"/>
    </style:style>
    <style:style style:family="text" style:name="T61">
      <style:text-properties officeooo:rsid="004d36f0"/>
    </style:style>
    <style:style style:family="text" style:name="T62">
      <style:text-properties fo:background-color="transparent" fo:country="FR" fo:font-size="10pt" fo:font-style="normal" fo:font-variant="normal" fo:font-weight="normal" fo:language="fr" fo:letter-spacing="normal" fo:text-shadow="none" fo:text-transform="none" style:country-asian="CN" style:country-complex="IN" style:font-name="Times New Roman2" style:font-name-asian="Arial Unicode MS" style:font-name-complex="Mangal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63">
      <style:text-properties fo:background-color="transparent" fo:country="BE" fo:font-size="10pt" fo:font-style="normal" fo:font-variant="normal" fo:font-weight="normal" fo:language="fr" fo:letter-spacing="normal" fo:text-shadow="none" fo:text-transform="none" style:country-asian="CN" style:country-complex="IN" style:font-name="Liberation Serif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33">COMMUNE</text:span> DE <text:span text:style-name="T54"><text:text-input text:description="">tool.getCityName()</text:text-input></text:span></text:p>
      <text:p text:style-name="P17"/>
      <text:p text:style-name="P12"/>
      <text:p text:style-name="P11"><text:span text:style-name="T54">Avis d'</text:span><text:span text:style-name="T55">ENQUÊTE PUBLIQUE<text:line-break/>PERMIS </text:span><text:span text:style-name="T56">INTÉGRÉ</text:span></text:p>
      <text:p text:style-name="P9"/>
      <text:p text:style-name="P10"/>
      <text:p text:style-name="P15">DÉCRET DU 05 FÉVRIER 2015</text:p>
      <text:p text:style-name="P15">RELATIF AUX IMPLANTATIONS COMMERCIALES</text:p>
      <text:p text:style-name="P1"/>
      <text:p text:style-name="P3"><text:span text:style-name="T49">C</text:span><text:span text:style-name="T48">oncerne : </text:span><text:span text:style-name="T51">Demande de permis </text:span><text:span text:style-name="T52">intégré</text:span><text:span text:style-name="T51">.</text:span></text:p>
      <text:p text:style-name="P8"/>
      <text:p text:style-name="P3"><text:span text:style-name="T50"><office:annotation><dc:creator>bleybaert</dc:creator><dc:date>2018-07-17T14:19:36</dc:date><loext:sender-initials>ble</loext:sender-initials><text:p text:style-name="P46"><text:span text:style-name="T62">do text if self.hasSingleApplicant()</text:span></text:p></office:annotation></text:span><text:span text:style-name="T23">Le demandeur est</text:span><text:span text:style-name="T12"> </text:span><text:span text:style-name="T12"><text:text-input text:description="Demandeurs avec adresse">self.getApplicantsSignaletic(withaddress=True)</text:text-input></text:span><text:span text:style-name="T12">.</text:span></text:p>
      <text:p text:style-name="P4"><text:span text:style-name="T12"><office:annotation><dc:creator>bleybaert</dc:creator><dc:date>2018-07-17T14:20:01</dc:date><loext:sender-initials>ble</loext:sender-initials><text:p text:style-name="P46"><text:span text:style-name="T62">do text if self.hasMultipleApplicants()</text:span></text:p></office:annotation></text:span><text:span text:style-name="T12">L</text:span><text:span text:style-name="T9">es demandeurs sont </text:span><text:span text:style-name="T12"><text:text-input text:description="Demandeurs avec adresse">self.getApplicantsSignaletic(withaddress=True)</text:text-input></text:span><text:span text:style-name="T12">.</text:span></text:p>
      <text:p text:style-name="P19"/>
      <text:p text:style-name="P7">Le terrain est situé <text:text-input text:description="Emplacement des travaux">self.getWorkLocationSignaletic()</text:text-input>, cadastré <text:text-input text:description="Cadastre">licence_view.get_parcels()</text:text-input>.</text:p>
      <text:p text:style-name="P19"/>
      <text:p text:style-name="P14"><text:span text:style-name="T37">L</text:span>e projet consiste en <text:text-input text:description="Nature des travaux">self.getLicenceSubject()</text:text-input><text:s/>et présente les caractéristiques suivantes :</text:p>
      <text:p text:style-name="P20"><text:span text:style-name="T19">Zonage au plan de secteur </text:span><text:span text:style-name="T17">:</text:span><text:span text:style-name="T20"> </text:span><text:span text:style-name="T1"><text:text-input text:description="Bien-Parcelles">licence_helper.folderZone</text:text-input></text:span></text:p>
      <text:p text:style-name="P20"><text:span text:style-name="T19">Guide communal d'urbanisme</text:span><text:span text:style-name="T17">:</text:span><text:span text:style-name="T20"> </text:span><text:span text:style-name="T21"><text:text-input text:description="Bien-Parcelles">self.getValueForTemplate('township_guide')</text:text-input></text:span></text:p>
      <text:p text:style-name="P20"><text:span text:style-name="T19">Schéma de développement communal</text:span><text:span text:style-name="T18"> </text:span><text:span text:style-name="T17">:</text:span><text:span text:style-name="T20"> </text:span><text:span text:style-name="T22"><text:text-input text:description="Bien-Parcelles">self.getValueForTemplate('SDC')</text:text-input></text:span><text:span text:style-name="T22"> </text:span></text:p>
      <text:p text:style-name="P24">Permis d'urbanisation (lot.) :</text:p>
      <text:p text:style-name="P21"><text:span text:style-name="T13"><office:annotation><dc:creator>bleybaert</dc:creator><dc:date>2018-11-22T11:31:30.751517122</dc:date><loext:sender-initials>ble</loext:sender-initials><text:p text:style-name="P46"><text:span text:style-name="T63">do text if "Guide Communal" in licence_helper.divergence</text:span></text:p></office:annotation></text:span><text:span text:style-name="T13">et s'écarte </text:span><text:span text:style-name="T29">du </text:span><text:span text:style-name="T31">Guide communal d'urbanisme</text:span><text:span text:style-name="T30"> </text:span><text:span text:style-name="T13">pour</text:span><text:span text:style-name="T11"> </text:span><text:span text:style-name="T15">:<text:line-break/></text:span><text:span text:style-name="T10"><text:text-input text:description="Dérogation détails">self.getDivergenceDetails()</text:text-input></text:span></text:p>
      <text:p text:style-name="P22"><text:span text:style-name="T13"><office:annotation><dc:creator>bleybaert</dc:creator><dc:date>2018-11-22T11:31:30.751517122</dc:date><loext:sender-initials>ble</loext:sender-initials><text:p text:style-name="P46"><text:span text:style-name="T63">do text if "urbanisation" in licence_helper.divergence</text:span></text:p></office:annotation></text:span><text:span text:style-name="T13">et s'écarte </text:span><text:span text:style-name="T29">du </text:span><text:span text:style-name="T32">permis d'urbanisation</text:span><text:span text:style-name="T30"> </text:span><text:span text:style-name="T13">pour</text:span><text:span text:style-name="T11"> </text:span><text:span text:style-name="T15">:<text:line-break/></text:span><text:span text:style-name="T10"><text:text-input text:description="Dérogation détails">self.getDivergenceDetails()</text:text-input></text:span></text:p>
      <text:p text:style-name="P23"/>
      <text:p text:style-name="P18"/>
      <table:table table:name="Tableau2" table:style-name="Tableau2">
        <table:table-column table:number-columns-repeated="4" table:style-name="Tableau2.A"/>
        <table:table-row table:style-name="Tableau2.1">
          <table:table-cell office:value-type="string" table:style-name="Tableau2.A1">
            <text:h text:outline-level="4" text:style-name="P44">Date d’affichage</text:h>
            <text:h text:outline-level="4" text:style-name="P44">de la demande</text:h>
          </table:table-cell>
          <table:table-cell office:value-type="string" table:style-name="Tableau2.A1">
            <text:h text:outline-level="4" text:style-name="P44">Date d’ouverture</text:h>
            <text:h text:outline-level="4" text:style-name="P44">de l’enquête</text:h>
          </table:table-cell>
          <table:table-cell office:value-type="string" table:style-name="Tableau2.A1">
            <text:h text:outline-level="4" text:style-name="P45">Lieu et date </text:h>
            <text:h text:outline-level="4" text:style-name="P45">de clôture de l’enquête</text:h>
          </table:table-cell>
          <table:table-cell office:value-type="string" table:style-name="Tableau2.D1">
            <text:p text:style-name="P31">Les observations écrites</text:p>
            <text:p text:style-name="P31">peuvent être adressées :</text:p>
          </table:table-cell>
        </table:table-row>
        <table:table-row table:style-name="Tableau2.2">
          <table:table-cell office:value-type="string" table:style-name="Tableau2.A1">
            <text:p text:style-name="P32"><text:span text:style-name="T39">Le </text:span><text:span text:style-name="T2"><text:text-input text:description="Date début d'enquête">event_view.display_date('displayDate')</text:text-input></text:span></text:p>
          </table:table-cell>
          <table:table-cell office:value-type="string" table:style-name="Tableau2.A1">
            <text:p text:style-name="P32">Le <text:span text:style-name="T3"><text:text-input text:description="Date début d'enquête">tool.formatDate(licence.getLastInquiry().getInvestigationStart())</text:text-input></text:span></text:p>
          </table:table-cell>
          <table:table-cell office:value-type="string" table:style-name="Tableau2.A1">
            <text:p text:style-name="P33"><text:span text:style-name="T43">Lieu</text:span><text:span text:style-name="T16"> </text:span><text:span text:style-name="T42">: </text:span><text:span text:style-name="T34">ADRESSE</text:span></text:p>
            <text:p text:style-name="P32"><text:span text:style-name="T43">Date de clôture :</text:span><text:span text:style-name="T44"> </text:span><text:span text:style-name="T44"><text:text-input text:description="Date début d'enquête">tool.formatDate(licence.getLastInquiry().getInvestigationEnd())</text:text-input></text:span></text:p>
            <text:p text:style-name="P25"><text:span text:style-name="T16">Heure de clôture</text:span> : <text:span text:style-name="T14"><text:text-input text:description="">urbanEventObj.claimsDate.strftime("%H heures %M")
</text:text-input></text:span><text:span text:style-name="T14"><text:s/>à </text:span><text:span text:style-name="T14"><text:text-input text:description="">urbanEventObj.claimEndSDate.strftime("%H heures %M")</text:text-input></text:span></text:p>
          </table:table-cell>
          <table:table-cell office:value-type="string" table:style-name="Tableau2.D1">
            <text:p text:style-name="P28">Par courrier ordinaire :</text:p>
            <text:p text:style-name="P26">ADRESSE</text:p>
            <text:p text:style-name="P26"/>
            <text:p text:style-name="P29">ou</text:p>
            <text:p text:style-name="P29"/>
            <text:p text:style-name="P30"><text:span text:style-name="T24">Par courrier électronique</text:span><text:span text:style-name="T26"> </text:span><text:span text:style-name="T25">:</text:span></text:p>
            <text:p text:style-name="P27">EMAIL</text:p>
          </table:table-cell>
        </table:table-row>
      </table:table>
      <text:p text:style-name="P36"/>
      <text:p text:style-name="P35">Madame, Monsieur,</text:p>
      <text:p text:style-name="P42"/>
      <text:p text:style-name="P39">Le Bourgmestre,</text:p>
      <text:p text:style-name="P39"/>
      <text:p text:style-name="P39"><text:span text:style-name="T39">Porte à la connaissance du public que l’autorité compétente pour statuer sur la présente demande de permis </text:span><text:span text:style-name="T41">intégré</text:span><text:span text:style-name="T39"> est le </text:span><text:span text:style-name="T40">C</text:span><text:span text:style-name="T39">ollège </text:span><text:span text:style-name="T40">C</text:span><text:span text:style-name="T39">ommunal.</text:span></text:p>
      <text:p text:style-name="P39"/>
      <text:p text:style-name="P39">L’enquête publique <text:span text:style-name="T39">est orga</text:span>nisée selon les modalités prévues par les articles D.29-7 à D.29-19 et R.41-6 du livre 1<text:span text:style-name="T47">er</text:span> du code de l’environnement.</text:p>
      <text:p text:style-name="P39"/>
      <text:p text:style-name="P40">Le dossier peut être consulté, durant la période d'enquête, à l'adresse suivante : <text:span text:style-name="T57">ADRESSE</text:span><text:span text:style-name="T27">.</text:span></text:p>
      <text:p text:style-name="P43">- les jours ouvrables soit du lundi au vendredi de 8h30 à 12h00 ;</text:p>
      <text:p text:style-name="P43">- les <text:text-input text:description="Date permanence">tool.formatDate(urbanEventObj.getClaimsDate())</text:text-input>, … / … / … jusqu'à 20 heures.</text:p>
      <text:p text:style-name="P43"/>
      <text:p text:style-name="P41"><text:soft-page-break/><text:span text:style-name="T53">Pour les consultations jusqu'à 20 heures, rendez-vous doit être pris au plus tard 24 heures à l'avance auprès <text:tab/></text:span><text:span text:style-name="T28">du service Urbanisme - <text:tab/>téléphone : </text:span><text:span text:style-name="T35">TEL</text:span><text:span text:style-name="T28"> - mail : </text:span><text:span text:style-name="T35">MAIL</text:span></text:p>
      <text:p text:style-name="P40"/>
      <text:p text:style-name="P38">Des explications techniques peuvent être obtenues auprès des Fonctionnaires technique, délégué <text:span text:style-name="T60">et des implantations commerciales</text:span> du Service Public de Wallonie, <text:span text:style-name="T36">ADRESSE</text:span> / <text:span text:style-name="T58">NUM TEL </text:span>ou auprès du demandeur : <text:span text:style-name="T45"><text:text-input text:description="Demandeurs">self.getApplicantsSignaletic(withaddress=True)</text:text-input></text:span><text:span text:style-name="T45"><text:s/></text:span><text:span text:style-name="T46">(</text:span><text:span text:style-name="T59">TEL</text:span><text:span text:style-name="T46">)</text:span>.</text:p>
      <text:p text:style-name="P37"/>
      <text:p text:style-name="P34"><text:span text:style-name="T8">T</text:span><text:span text:style-name="T5">out intéressé peut formuler ses observations écrites ou orales auprès de </text:span><text:span text:style-name="T6">la </text:span><text:span text:style-name="T7">Commune de </text:span><text:span text:style-name="T7"><text:text-input text:description="">tool.getCityName()</text:text-input></text:span><text:span text:style-name="T6"><text:s/></text:span><text:span text:style-name="T5">dans le délai mentionné ci-dessus, jusqu’à la clôture de l’enquête.</text:span></text:p>
      <text:p text:style-name="P16"/>
      <text:p text:style-name="P5"><text:span text:style-name="T38"><text:text-input text:description="">tool.getCityName()</text:text-input></text:span><text:span text:style-name="T38">, le </text:span><text:span text:style-name="T4"><text:text-input text:description="Délivré à xxx le xxx">tool.formatDate(urbanEventObj.getEventDate())</text:text-input></text:span><text:span text:style-name="T4">.</text:span></text:p>
      <text:p text:style-name="P2"/>
      <text:p text:style-name="P2"/>
      <text:p text:style-name="P6"><office:annotation><dc:creator>bleybaert</dc:creator><dc:date>2018-07-18T09:41:44</dc:date><loext:sender-initials>ble</loext:sender-initials><text:p text:style-name="P46"><text:span text:style-name="T62">do text</text:span></text:p><text:p text:style-name="P46"><text:span text:style-name="T62">from document(at=signatures, format='odt')</text:span></text:p></office:annotation>Import signatures.<text:span text:style-name="T61">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1" svg:font-family="'Lohit Hindi'"/>
    <style:font-face style:name="OpenSymbol" svg:font-family="OpenSymbol"/>
    <style:font-face style:name="Rubik" svg:font-family="Rubik"/>
    <style:font-face style:name="StarSymbol" svg:font-family="StarSymbol"/>
    <style:font-face style:font-family-generic="modern" style:name="Courier New" svg:font-family="'Courier New'"/>
    <style:font-face style:font-family-generic="roman" style:name="Times New Roman1" svg:font-family="'Times New Roman'"/>
    <style:font-face style:font-family-generic="roman" style:font-pitch="variable" style:name="Liberation Serif" svg:font-family="'Liberation Serif'"/>
    <style:font-face style:font-family-generic="roman" style:font-pitch="variable" style:name="Times New Roman2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adornments="Gras" style:font-family-generic="swiss" style:font-pitch="variable" style:name="Calibri" svg:font-family="Calibri"/>
    <style:font-face style:font-family-generic="swiss" style:font-pitch="variable" style:name="Liberation Sans" svg:font-family="'Liberation Sans'"/>
    <style:font-face style:font-family-generic="system" style:font-pitch="variable" style:name="Arial Unicode MS" svg:font-family="'Arial Unicode MS'"/>
    <style:font-face style:font-family-generic="system" style:font-pitch="variable" style:name="Lohit Hindi" svg:font-family="'Lohit Hindi'"/>
    <style:font-face style:font-family-generic="system" style:font-pitch="variable" style:name="Mangal" svg:font-family="Mangal"/>
    <style:font-face style:font-family-generic="system" style:font-pitch="variable" style:name="WenQuanYi Micro Hei" svg:font-family="'WenQuanYi Micro Hei'"/>
  </office:font-face-decls>
  <office:automatic-styles>
    <style:style style:family="table" style:name="Tableau2">
      <style:table-properties fo:margin-left="-0.132cm" style:width="17.194cm" style:writing-mode="lr-tb" table:align="left"/>
    </style:style>
    <style:style style:family="table-column" style:name="Tableau2.A">
      <style:table-column-properties style:column-width="4.299cm"/>
    </style:style>
    <style:style style:family="table-row" style:name="Tableau2.1">
      <style:table-row-properties fo:keep-together="auto" style:min-row-height="1.217cm"/>
    </style:style>
    <style:style style:family="table-cell" style:name="Tableau2.A1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middle" style:writing-mode="lr-tb"/>
    </style:style>
    <style:style style:family="table-cell" style:name="Tableau2.D1">
      <style:table-cell-properties fo:border="0.5pt solid #000000" fo:padding-bottom="0cm" fo:padding-left="0.123cm" fo:padding-right="0.123cm" fo:padding-top="0cm" style:vertical-align="middle" style:writing-mode="lr-tb"/>
    </style:style>
    <style:style style:family="table-row" style:name="Tableau2.2">
      <style:table-row-properties fo:keep-together="auto" style:min-row-height="1.492cm"/>
    </style:style>
    <style:style style:family="paragraph" style:name="P1" style:parent-style-name="UrbanBody">
      <style:paragraph-properties fo:margin-bottom="0cm" fo:margin-top="0cm" fo:text-align="justify" loext:contextual-spacing="false" style:justify-single-word="false"/>
      <style:text-properties fo:font-size="10pt" style:font-name="Arial" style:font-size-asian="10pt" style:font-size-complex="10pt"/>
    </style:style>
    <style:style style:family="paragraph" style:name="P2" style:parent-style-name="UrbanBody">
      <style:paragraph-properties fo:margin-bottom="0cm" fo:margin-top="0cm" fo:text-align="start" loext:contextual-spacing="false" style:justify-single-word="false"/>
      <style:text-properties fo:font-size="10pt" officeooo:paragraph-rsid="0018a05b" style:font-name="Arial" style:font-size-asian="10pt" style:font-size-complex="10pt"/>
    </style:style>
    <style:style style:family="paragraph" style:name="P3" style:parent-style-name="UrbanBody">
      <style:paragraph-properties fo:margin-bottom="0cm" fo:margin-top="0cm" fo:text-align="justify" loext:contextual-spacing="false" style:justify-single-word="false"/>
      <style:text-properties fo:font-size="11pt" officeooo:paragraph-rsid="002d6398" officeooo:rsid="0020eb3a" style:font-name="Arial" style:font-size-asian="11pt" style:font-size-complex="11pt"/>
    </style:style>
    <style:style style:family="paragraph" style:name="P4" style:parent-style-name="UrbanBody">
      <style:paragraph-properties fo:margin-bottom="0cm" fo:margin-top="0cm" fo:text-align="justify" loext:contextual-spacing="false" style:justify-single-word="false"/>
      <style:text-properties fo:font-size="11pt" officeooo:paragraph-rsid="002d6398" officeooo:rsid="002d6398" style:font-name="Arial" style:font-size-asian="11pt" style:font-size-complex="11pt"/>
    </style:style>
    <style:style style:family="paragraph" style:name="P5" style:parent-style-name="UrbanBody">
      <style:paragraph-properties fo:margin-bottom="0cm" fo:margin-top="0cm" fo:text-align="start" loext:contextual-spacing="false" style:justify-single-word="false"/>
      <style:text-properties fo:font-size="11pt" officeooo:paragraph-rsid="0039cbe2" style:font-name="Arial" style:font-size-asian="11pt" style:font-size-complex="11pt"/>
    </style:style>
    <style:style style:family="paragraph" style:name="P6" style:parent-style-name="UrbanBody">
      <style:paragraph-properties fo:margin-bottom="0cm" fo:margin-top="0cm" fo:text-align="start" loext:contextual-spacing="false" style:justify-single-word="false"/>
      <style:text-properties fo:font-size="11pt" officeooo:paragraph-rsid="0038bac9" officeooo:rsid="0038bac9" style:font-name="Arial" style:font-size-asian="11pt" style:font-size-complex="11pt"/>
    </style:style>
    <style:style style:family="paragraph" style:name="P7" style:parent-style-name="UrbanBody">
      <style:paragraph-properties fo:margin-bottom="0cm" fo:margin-top="0cm" fo:text-align="justify" loext:contextual-spacing="false" style:justify-single-word="false"/>
      <style:text-properties fo:font-size="11pt" fo:font-weight="normal" officeooo:paragraph-rsid="00186935" officeooo:rsid="0016c3f7" style:font-name="Arial" style:font-name-complex="Arial" style:font-size-asian="11pt" style:font-size-complex="11pt" style:font-weight-asian="normal" style:font-weight-complex="normal"/>
    </style:style>
    <style:style style:family="paragraph" style:name="P8" style:parent-style-name="UrbanBody">
      <style:paragraph-properties fo:margin-bottom="0cm" fo:margin-top="0cm" fo:text-align="justify" loext:contextual-spacing="false" style:justify-single-word="false"/>
      <style:text-properties fo:color="#111111" fo:font-size="11pt" officeooo:paragraph-rsid="002d6398" officeooo:rsid="0024ef65" style:font-name="Arial" style:font-name-complex="Arial" style:font-size-asian="11pt" style:font-size-complex="11pt"/>
    </style:style>
    <style:style style:family="paragraph" style:name="P9" style:parent-style-name="UrbanTitle">
      <style:paragraph-properties fo:margin-bottom="0cm" fo:margin-top="0cm" fo:text-align="start" loext:contextual-spacing="false" style:justify-single-word="false"/>
      <style:text-properties fo:font-size="10pt" fo:font-weight="normal" style:font-name="Arial" style:font-size-asian="10pt" style:font-size-complex="10pt" style:font-weight-asian="normal" style:font-weight-complex="normal" style:text-underline-style="none"/>
    </style:style>
    <style:style style:family="paragraph" style:name="P10" style:parent-style-name="UrbanTitle">
      <style:paragraph-properties fo:margin-bottom="0cm" fo:margin-top="0cm" fo:text-align="start" loext:contextual-spacing="false" style:justify-single-word="false"/>
      <style:text-properties fo:font-size="10pt" style:font-name="Arial" style:font-size-asian="10pt" style:font-size-complex="10pt"/>
    </style:style>
    <style:style style:family="paragraph" style:name="P11" style:parent-style-name="UrbanTitle">
      <style:paragraph-properties fo:margin-bottom="0cm" fo:margin-top="0cm" fo:text-align="start" loext:contextual-spacing="false" style:justify-single-word="false"/>
      <style:text-properties fo:font-size="14pt" fo:font-weight="normal" style:font-name="Arial" style:font-size-asian="14pt" style:font-size-complex="14pt" style:font-weight-asian="normal" style:font-weight-complex="normal"/>
    </style:style>
    <style:style style:family="paragraph" style:name="P12" style:parent-style-name="UrbanTitle">
      <style:paragraph-properties fo:margin-bottom="0cm" fo:margin-top="0cm" fo:text-align="start" loext:contextual-spacing="false" style:justify-single-word="false"/>
      <style:text-properties fo:font-size="14pt" fo:font-weight="normal" fo:text-transform="uppercase" style:font-name="Arial" style:font-size-asian="14pt" style:font-size-complex="14pt" style:font-weight-asian="normal" style:font-weight-complex="normal"/>
    </style:style>
    <style:style style:family="paragraph" style:name="P13" style:parent-style-name="Standard">
      <style:paragraph-properties fo:margin-bottom="0cm" fo:margin-top="0cm" fo:text-align="start" loext:contextual-spacing="false" style:justify-single-word="false"/>
      <style:text-properties fo:font-size="10pt" fo:font-weight="bold" style:font-name="Arial" style:font-size-asian="10pt" style:font-size-complex="10pt" style:font-weight-asian="bold" style:font-weight-complex="bold"/>
    </style:style>
    <style:style style:family="paragraph" style:name="P14" style:parent-style-name="Standard">
      <style:paragraph-properties fo:margin-bottom="0cm" fo:margin-top="0cm" fo:text-align="justify" loext:contextual-spacing="false" style:justify-single-word="false"/>
      <style:text-properties fo:font-size="11pt" fo:font-weight="normal" officeooo:paragraph-rsid="00186935" officeooo:rsid="0016c3f7" style:font-name="Arial" style:font-size-asian="11pt" style:font-size-complex="11pt" style:font-weight-asian="normal" style:font-weight-complex="normal"/>
    </style:style>
    <style:style style:family="paragraph" style:name="P15" style:parent-style-name="Standard">
      <style:paragraph-properties fo:margin-bottom="0cm" fo:margin-top="0cm" fo:text-align="center" loext:contextual-spacing="false" style:justify-single-word="false" style:line-height-at-least="0.176cm"/>
      <style:text-properties fo:font-size="15pt" officeooo:paragraph-rsid="003ef27d" style:font-name="Rubik" style:font-name-complex="Rubik" style:font-size-asian="15pt" style:font-size-complex="15pt"/>
    </style:style>
    <style:style style:family="paragraph" style:name="P16" style:parent-style-name="Text_20_body">
      <style:paragraph-properties fo:margin-bottom="0cm" fo:margin-top="0cm" fo:text-align="start" loext:contextual-spacing="false" style:justify-single-word="false"/>
      <style:text-properties fo:font-size="11pt" fo:font-weight="normal" officeooo:paragraph-rsid="001bb43e" officeooo:rsid="0016c3f7" style:font-name="Arial" style:font-size-asian="11pt" style:font-size-complex="11pt" style:font-weight-asian="normal" style:font-weight-complex="normal"/>
    </style:style>
    <style:style style:family="paragraph" style:name="P17" style:parent-style-name="Standard">
      <style:paragraph-properties fo:text-align="start" style:justify-single-word="false"/>
      <style:text-properties fo:font-size="10.5pt" fo:font-weight="normal" style:font-name="Arial" style:font-size-asian="10.5pt" style:font-size-complex="10.5pt" style:font-weight-asian="normal" style:font-weight-complex="normal"/>
    </style:style>
    <style:style style:family="paragraph" style:name="P18" style:parent-style-name="Preformatted_20_Text">
      <style:paragraph-properties fo:text-align="justify" style:justify-single-word="false"/>
      <style:text-properties fo:font-size="10pt" officeooo:paragraph-rsid="00186935" style:font-name="Arial" style:font-name-complex="Arial" style:font-size-asian="10pt" style:font-size-complex="10pt"/>
    </style:style>
    <style:style style:family="paragraph" style:name="P19" style:parent-style-name="Preformatted_20_Text">
      <style:paragraph-properties fo:text-align="justify" style:justify-single-word="false"/>
      <style:text-properties fo:font-size="11pt" officeooo:paragraph-rsid="00186935" style:font-name="Arial" style:font-name-complex="Arial" style:font-size-asian="11pt" style:font-size-complex="11pt"/>
    </style:style>
    <style:style style:family="paragraph" style:name="P20" style:parent-style-name="Preformatted_20_Text">
      <style:paragraph-properties fo:text-align="start" style:justify-single-word="false"/>
      <style:text-properties fo:font-size="11pt" officeooo:paragraph-rsid="005139cf" style:font-name="Arial" style:font-size-asian="11pt" style:font-size-complex="11pt"/>
    </style:style>
    <style:style style:family="paragraph" style:name="P21" style:parent-style-name="Preformatted_20_Text">
      <style:paragraph-properties fo:text-align="start" style:justify-single-word="false"/>
      <style:text-properties fo:font-size="11pt" officeooo:paragraph-rsid="00535cd0" style:font-name="Arial" style:font-size-asian="11pt" style:font-size-complex="11pt"/>
    </style:style>
    <style:style style:family="paragraph" style:name="P22" style:parent-style-name="Preformatted_20_Text">
      <style:paragraph-properties fo:text-align="start" style:justify-single-word="false"/>
      <style:text-properties fo:font-size="11pt" officeooo:paragraph-rsid="0055c485" style:font-name="Arial" style:font-size-asian="11pt" style:font-size-complex="11pt"/>
    </style:style>
    <style:style style:family="paragraph" style:name="P23" style:parent-style-name="Preformatted_20_Text">
      <style:paragraph-properties fo:text-align="start" style:justify-single-word="false"/>
      <style:text-properties fo:font-size="11pt" fo:font-weight="normal" officeooo:paragraph-rsid="001f4b30" officeooo:rsid="0024ef65" style:font-name="Arial" style:font-name-complex="Arial" style:font-size-asian="11pt" style:font-size-complex="11pt" style:font-weight-asian="normal" style:font-weight-complex="normal"/>
    </style:style>
    <style:style style:family="paragraph" style:name="P24" style:parent-style-name="Preformatted_20_Text">
      <style:paragraph-properties fo:text-align="start" style:justify-single-word="false"/>
      <style:text-properties fo:background-color="#fff200" fo:color="#ff3333" fo:font-size="11pt" fo:font-style="normal" fo:font-weight="bold" officeooo:paragraph-rsid="00535cd0" officeooo:rsid="00230ea8" style:font-name="Arial" style:font-name-complex="Arial" style:font-size-asian="11pt" style:font-size-complex="11pt" style:font-style-asian="normal" style:font-weight-asian="bold" style:font-weight-complex="bold" style:text-underline-color="font-color" style:text-underline-style="solid" style:text-underline-width="auto"/>
    </style:style>
    <style:style style:family="paragraph" style:name="P25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country="FR" fo:font-size="10pt" fo:font-weight="normal" fo:language="fr" officeooo:paragraph-rsid="0020eb3a" style:font-name="Arial" style:font-size-asian="10pt" style:font-size-complex="10pt" style:font-weight-asian="normal" style:font-weight-complex="normal"/>
    </style:style>
    <style:style style:family="paragraph" style:name="P26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#fff200" fo:color="#ff3333" fo:country="FR" fo:font-size="10pt" fo:language="fr" officeooo:paragraph-rsid="002d6398" officeooo:rsid="002d6398" style:font-name="Arial" style:font-size-asian="10pt" style:font-size-complex="10pt"/>
    </style:style>
    <style:style style:family="paragraph" style:name="P27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#ffff00" fo:color="#ff3333" fo:country="FR" fo:font-size="10pt" fo:language="fr" officeooo:paragraph-rsid="002d6398" officeooo:rsid="002d6398" style:font-name="Arial" style:font-size-asian="10pt" style:font-size-complex="10pt" style:text-underline-style="none"/>
    </style:style>
    <style:style style:family="paragraph" style:name="P28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transparent" fo:country="FR" fo:font-size="10pt" fo:font-weight="bold" fo:language="fr" officeooo:paragraph-rsid="0020eb3a" style:font-name="Arial" style:font-size-asian="10pt" style:font-size-complex="10pt" style:font-weight-asian="normal" style:font-weight-complex="normal" style:text-underline-color="font-color" style:text-underline-style="solid" style:text-underline-width="auto" style:use-window-font-color="true"/>
    </style:style>
    <style:style style:family="paragraph" style:name="P29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transparent" fo:country="FR" fo:font-size="10pt" fo:font-weight="bold" fo:language="fr" officeooo:paragraph-rsid="0020eb3a" style:font-name="Arial" style:font-size-asian="10pt" style:font-size-complex="10pt" style:use-window-font-color="true"/>
    </style:style>
    <style:style style:family="paragraph" style:name="P30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officeooo:paragraph-rsid="002d6398"/>
    </style:style>
    <style:style style:family="paragraph" style:name="P31" style:parent-style-name="Standard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font-size="10pt" fo:font-weight="bold" officeooo:paragraph-rsid="0020eb3a" style:font-name="Arial" style:font-size-asian="10pt" style:font-size-complex="10pt" style:font-weight-asian="bold" style:font-weight-complex="bold"/>
    </style:style>
    <style:style style:family="paragraph" style:name="P32" style:parent-style-name="Standard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font-size="10pt" fo:font-weight="normal" officeooo:paragraph-rsid="0020eb3a" style:font-name="Arial" style:font-size-asian="10pt" style:font-size-complex="10pt" style:font-weight-asian="normal" style:font-weight-complex="normal"/>
    </style:style>
    <style:style style:family="paragraph" style:name="P33" style:parent-style-name="Standard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transparent" fo:font-size="10pt" fo:font-weight="normal" officeooo:paragraph-rsid="0020eb3a" style:font-name="Arial" style:font-size-asian="10pt" style:font-size-complex="10pt" style:font-weight-asian="normal" style:font-weight-complex="normal"/>
    </style:style>
    <style:style style:family="paragraph" style:name="P34" style:parent-style-name="Standard">
      <style:paragraph-properties fo:margin-bottom="0cm" fo:margin-left="0cm" fo:margin-right="0cm" fo:margin-top="0cm" fo:text-align="start" fo:text-indent="0cm" loext:contextual-spacing="false" style:auto-text-indent="false" style:justify-single-word="false" style:writing-mode="lr-tb"/>
      <style:text-properties fo:font-size="11pt" officeooo:paragraph-rsid="0020eb3a" officeooo:rsid="0016c3f7" style:font-name="Arial" style:font-size-asian="11pt" style:font-size-complex="11pt"/>
    </style:style>
    <style:style style:family="paragraph" style:name="P35" style:parent-style-name="UrbanBody">
      <style:paragraph-properties fo:margin-bottom="0cm" fo:margin-left="0cm" fo:margin-right="0cm" fo:margin-top="0cm" fo:text-align="start" fo:text-indent="0cm" loext:contextual-spacing="false" style:auto-text-indent="false" style:justify-single-word="false" style:writing-mode="lr-tb"/>
      <style:text-properties fo:font-size="11pt" officeooo:paragraph-rsid="0020eb3a" style:font-name="Arial" style:font-size-asian="11pt" style:font-size-complex="11pt"/>
    </style:style>
    <style:style style:family="paragraph" style:name="P36" style:parent-style-name="Text_20_body">
      <style:paragraph-properties fo:margin-bottom="0cm" fo:margin-left="0cm" fo:margin-right="0cm" fo:margin-top="0cm" fo:text-align="start" fo:text-indent="0cm" loext:contextual-spacing="false" style:auto-text-indent="false" style:justify-single-word="false" style:shadow="none" style:writing-mode="lr-tb"/>
      <style:text-properties fo:country="FR" fo:font-size="11pt" fo:font-weight="normal" fo:language="fr" officeooo:paragraph-rsid="0020eb3a" officeooo:rsid="0024ef65" style:font-name="Arial" style:font-name-complex="Arial" style:font-size-asian="11pt" style:font-size-complex="11pt" style:font-weight-asian="normal" style:font-weight-complex="normal"/>
    </style:style>
    <style:style style:family="paragraph" style:name="P37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officeooo:paragraph-rsid="0020eb3a" style:font-name="Arial" style:font-size-asian="11pt" style:font-size-complex="11pt"/>
    </style:style>
    <style:style style:family="paragraph" style:name="P38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officeooo:paragraph-rsid="0022f8f1" style:font-name="Arial" style:font-size-asian="11pt" style:font-size-complex="11pt"/>
    </style:style>
    <style:style style:family="paragraph" style:name="P39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0eb3a" officeooo:rsid="0016c3f7" style:font-name="Arial" style:font-name-complex="Arial" style:font-size-asian="11pt" style:font-size-complex="11pt" style:font-weight-asian="normal" style:font-weight-complex="normal" style:text-underline-style="none"/>
    </style:style>
    <style:style style:family="paragraph" style:name="P40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2e82c" officeooo:rsid="0016c3f7" style:font-name="Arial" style:font-name-complex="Arial" style:font-size-asian="11pt" style:font-size-complex="11pt" style:font-weight-asian="normal" style:font-weight-complex="normal" style:text-underline-style="none"/>
    </style:style>
    <style:style style:family="paragraph" style:name="P41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2e82c" officeooo:rsid="0024ef65" style:font-name="Arial" style:font-name-complex="Arial" style:font-size-asian="11pt" style:font-size-complex="11pt" style:font-weight-asian="normal" style:font-weight-complex="normal"/>
    </style:style>
    <style:style style:family="paragraph" style:name="P42" style:parent-style-name="Preformatted_20_Text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0eb3a" officeooo:rsid="0016c3f7" style:font-name="Arial" style:font-size-asian="11pt" style:font-size-complex="11pt" style:font-weight-asian="normal" style:font-weight-complex="normal"/>
    </style:style>
    <style:style style:family="paragraph" style:name="P43" style:parent-style-name="Preformatted_20_Text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2e82c" officeooo:rsid="0016c3f7" style:font-name="Arial" style:font-name-complex="Arial" style:font-size-asian="11pt" style:font-size-complex="11pt" style:font-weight-asian="normal" style:font-weight-complex="normal" style:text-underline-style="none"/>
    </style:style>
    <style:style style:family="paragraph" style:name="P44" style:parent-style-name="Heading_20_4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font-size="10pt" fo:font-weight="bold" officeooo:paragraph-rsid="0020eb3a" style:font-name="Arial" style:font-size-asian="10pt" style:font-size-complex="10pt" style:font-weight-asian="bold" style:font-weight-complex="bold"/>
    </style:style>
    <style:style style:family="paragraph" style:name="P45" style:parent-style-name="Heading_20_4">
      <style:paragraph-properties fo:line-height="100%" fo:margin-bottom="0cm" fo:margin-left="-0.042cm" fo:margin-right="-0.021cm" fo:margin-top="0cm" fo:text-align="center" fo:text-indent="0cm" loext:contextual-spacing="false" style:auto-text-indent="false" style:justify-single-word="false"/>
      <style:text-properties fo:font-size="10pt" fo:font-weight="bold" officeooo:paragraph-rsid="0020eb3a" style:font-name="Arial" style:font-size-asian="10pt" style:font-size-complex="10pt" style:font-weight-asian="bold" style:font-weight-complex="bold"/>
    </style:style>
    <style:style style:family="paragraph" style:name="P46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fo:font-weight="normal" officeooo:rsid="0024ef65" style:font-name-complex="Arial" style:font-style-asian="normal" style:font-weight-asian="normal" style:text-underline-color="font-color" style:text-underline-style="solid" style:text-underline-width="auto"/>
    </style:style>
    <style:style style:family="text" style:name="T2">
      <style:text-properties fo:background-color="transparent" fo:font-style="normal" fo:font-weight="bold" loext:char-shading-value="0" style:font-style-asian="normal" style:font-style-complex="normal" style:font-weight-asian="bold" style:font-weight-complex="bold" style:text-underline-style="none"/>
    </style:style>
    <style:style style:family="text" style:name="T3">
      <style:text-properties fo:font-style="normal" fo:font-weight="bold" style:font-style-asian="normal" style:font-style-complex="normal" style:font-weight-asian="bold" style:font-weight-complex="bold" style:text-underline-style="none"/>
    </style:style>
    <style:style style:family="text" style:name="T4">
      <style:text-properties fo:font-style="normal" fo:font-weight="normal" officeooo:rsid="001dc90b" style:font-style-asian="normal" style:font-weight-asian="normal" style:font-weight-complex="normal" style:text-underline-style="none"/>
    </style:style>
    <style:style style:family="text" style:name="T5">
      <style:text-properties fo:font-weight="normal" style:font-weight-asian="normal" style:font-weight-complex="normal"/>
    </style:style>
    <style:style style:family="text" style:name="T6">
      <style:text-properties fo:font-weight="normal" officeooo:rsid="0022e82c" style:font-weight-asian="normal" style:font-weight-complex="normal"/>
    </style:style>
    <style:style style:family="text" style:name="T7">
      <style:text-properties fo:font-weight="normal" officeooo:rsid="0033d800" style:font-weight-asian="normal" style:font-weight-complex="normal"/>
    </style:style>
    <style:style style:family="text" style:name="T8">
      <style:text-properties fo:font-weight="normal" officeooo:rsid="00358cac" style:font-weight-asian="normal" style:font-weight-complex="normal"/>
    </style:style>
    <style:style style:family="text" style:name="T9">
      <style:text-properties fo:font-weight="normal" style:font-name-complex="Arial" style:font-weight-asian="normal" style:font-weight-complex="normal"/>
    </style:style>
    <style:style style:family="text" style:name="T10">
      <style:text-properties fo:font-weight="normal" officeooo:rsid="0024ef65" style:font-name-complex="Arial" style:font-weight-asian="normal" style:font-weight-complex="normal"/>
    </style:style>
    <style:style style:family="text" style:name="T11">
      <style:text-properties fo:font-weight="normal" officeooo:rsid="00230ea8" style:font-name-complex="Arial" style:font-weight-asian="normal" style:font-weight-complex="normal"/>
    </style:style>
    <style:style style:family="text" style:name="T12">
      <style:text-properties fo:font-weight="normal" officeooo:rsid="0016c3f7" style:font-name-complex="Arial" style:font-weight-asian="normal" style:font-weight-complex="normal"/>
    </style:style>
    <style:style style:family="text" style:name="T13">
      <style:text-properties fo:font-weight="bold" officeooo:rsid="00230ea8" style:font-name-complex="Arial" style:font-weight-asian="bold" style:font-weight-complex="bold"/>
    </style:style>
    <style:style style:family="text" style:name="T14">
      <style:text-properties fo:font-weight="bold" style:font-weight-asian="bold" style:font-weight-complex="bold"/>
    </style:style>
    <style:style style:family="text" style:name="T15">
      <style:text-properties fo:font-weight="bold" officeooo:rsid="0024ef65" style:font-name-complex="Arial" style:font-weight-asian="normal" style:font-weight-complex="normal"/>
    </style:style>
    <style:style style:family="text" style:name="T16">
      <style:text-properties style:text-underline-color="font-color" style:text-underline-style="solid" style:text-underline-width="auto"/>
    </style:style>
    <style:style style:family="text" style:name="T17">
      <style:text-properties fo:font-weight="bold" officeooo:rsid="0024ef65" style:font-name-complex="Arial" style:text-underline-color="font-color" style:text-underline-style="solid" style:text-underline-width="auto"/>
    </style:style>
    <style:style style:family="text" style:name="T18">
      <style:text-properties fo:font-weight="bold" officeooo:rsid="0016c3f7" style:font-name-complex="Arial" style:text-underline-color="font-color" style:text-underline-style="solid" style:text-underline-width="auto"/>
    </style:style>
    <style:style style:family="text" style:name="T19">
      <style:text-properties fo:font-weight="bold" officeooo:rsid="0049f285" style:font-name-complex="Arial" style:text-underline-color="font-color" style:text-underline-style="solid" style:text-underline-width="auto"/>
    </style:style>
    <style:style style:family="text" style:name="T20">
      <style:text-properties officeooo:rsid="0024ef65" style:font-name-complex="Arial" style:text-underline-color="font-color" style:text-underline-style="solid" style:text-underline-width="auto"/>
    </style:style>
    <style:style style:family="text" style:name="T21">
      <style:text-properties fo:font-style="normal" fo:font-weight="normal" officeooo:rsid="0024ef65" style:font-name-complex="Arial" style:font-style-asian="normal" style:font-weight-asian="normal" style:text-underline-color="font-color" style:text-underline-style="solid" style:text-underline-width="auto" style:use-window-font-color="true"/>
    </style:style>
    <style:style style:family="text" style:name="T22">
      <style:text-properties fo:font-style="normal" fo:font-weight="normal" officeooo:rsid="0024ef65" style:font-name-complex="Arial" style:font-style-asian="normal" style:font-weight-asian="normal" style:font-weight-complex="normal" style:text-underline-color="font-color" style:text-underline-style="solid" style:text-underline-width="auto" style:use-window-font-color="true"/>
    </style:style>
    <style:style style:family="text" style:name="T23">
      <style:text-properties officeooo:rsid="0024ef65" style:font-name-complex="Arial" style:use-window-font-color="true"/>
    </style:style>
    <style:style style:family="text" style:name="T24">
      <style:text-properties fo:background-color="transparent" fo:country="FR" fo:font-size="10pt" fo:font-weight="bold" fo:language="fr" loext:char-shading-value="0" style:font-name="Arial" style:font-size-asian="10pt" style:font-size-complex="10pt" style:text-underline-color="font-color" style:text-underline-style="solid" style:text-underline-width="auto" style:use-window-font-color="true"/>
    </style:style>
    <style:style style:family="text" style:name="T25">
      <style:text-properties fo:background-color="transparent" fo:country="FR" fo:font-size="10pt" fo:language="fr" loext:char-shading-value="0" style:font-name="Arial" style:font-size-asian="10pt" style:font-size-complex="10pt" style:text-underline-color="font-color" style:text-underline-style="solid" style:text-underline-width="auto" style:use-window-font-color="true"/>
    </style:style>
    <style:style style:family="text" style:name="T26">
      <style:text-properties fo:background-color="transparent" fo:font-size="10pt" loext:char-shading-value="0" style:font-name="Arial" style:font-size-asian="10pt" style:font-size-complex="10pt" style:text-underline-color="font-color" style:text-underline-style="solid" style:text-underline-width="auto" style:use-window-font-color="true"/>
    </style:style>
    <style:style style:family="text" style:name="T27">
      <style:text-properties fo:background-color="transparent" loext:char-shading-value="0" officeooo:rsid="0032d9c9" style:use-window-font-color="true"/>
    </style:style>
    <style:style style:family="text" style:name="T28">
      <style:text-properties fo:background-color="transparent" loext:char-shading-value="0" officeooo:rsid="0016c3f7" style:text-underline-style="none" style:use-window-font-color="true"/>
    </style:style>
    <style:style style:family="text" style:name="T29">
      <style:text-properties fo:background-color="transparent" fo:font-weight="bold" loext:char-shading-value="0" officeooo:rsid="00257375" style:font-name-complex="Arial" style:font-weight-asian="bold" style:font-weight-complex="bold" style:use-window-font-color="true"/>
    </style:style>
    <style:style style:family="text" style:name="T30">
      <style:text-properties fo:background-color="transparent" fo:font-weight="bold" loext:char-shading-value="0" officeooo:rsid="00230ea8" style:font-name-complex="Arial" style:font-weight-asian="bold" style:font-weight-complex="bold" style:use-window-font-color="true"/>
    </style:style>
    <style:style style:family="text" style:name="T31">
      <style:text-properties fo:background-color="transparent" fo:font-weight="bold" loext:char-shading-value="0" officeooo:rsid="0054f3cf" style:font-name-complex="Arial" style:font-weight-asian="bold" style:font-weight-complex="bold" style:use-window-font-color="true"/>
    </style:style>
    <style:style style:family="text" style:name="T32">
      <style:text-properties fo:background-color="transparent" fo:font-weight="bold" loext:char-shading-value="0" officeooo:rsid="0055c485" style:font-name-complex="Arial" style:font-weight-asian="bold" style:font-weight-complex="bold" style:use-window-font-color="true"/>
    </style:style>
    <style:style style:family="text" style:name="T33">
      <style:text-properties officeooo:rsid="0016c3f7"/>
    </style:style>
    <style:style style:family="text" style:name="T34">
      <style:text-properties fo:background-color="#ffff00" fo:color="#ff3333" fo:country="FR" fo:language="fr" loext:char-shading-value="0" officeooo:rsid="002d6398"/>
    </style:style>
    <style:style style:family="text" style:name="T35">
      <style:text-properties fo:background-color="#ffff00" fo:color="#ff3333" loext:char-shading-value="0" officeooo:rsid="0032d9c9" style:text-underline-style="none"/>
    </style:style>
    <style:style style:family="text" style:name="T36">
      <style:text-properties fo:background-color="#ffff00" fo:color="#ff3333" loext:char-shading-value="0" officeooo:rsid="0032d9c9"/>
    </style:style>
    <style:style style:family="text" style:name="T37">
      <style:text-properties officeooo:rsid="00186935"/>
    </style:style>
    <style:style style:family="text" style:name="T38">
      <style:text-properties officeooo:rsid="0018a05b"/>
    </style:style>
    <style:style style:family="text" style:name="T39">
      <style:text-properties fo:background-color="transparent" loext:char-shading-value="0"/>
    </style:style>
    <style:style style:family="text" style:name="T40">
      <style:text-properties fo:background-color="transparent" loext:char-shading-value="0" officeooo:rsid="0032d9c9"/>
    </style:style>
    <style:style style:family="text" style:name="T41">
      <style:text-properties fo:background-color="transparent" loext:char-shading-value="0" officeooo:rsid="003ef27d"/>
    </style:style>
    <style:style style:family="text" style:name="T42">
      <style:text-properties fo:country="FR" fo:language="fr"/>
    </style:style>
    <style:style style:family="text" style:name="T43">
      <style:text-properties fo:country="FR" fo:language="fr" style:text-underline-color="font-color" style:text-underline-style="solid" style:text-underline-width="auto"/>
    </style:style>
    <style:style style:family="text" style:name="T44">
      <style:text-properties fo:country="FR" fo:font-style="normal" fo:font-weight="bold" fo:language="fr" style:font-style-asian="normal" style:font-style-complex="normal" style:font-weight-asian="bold" style:font-weight-complex="bold" style:text-underline-style="none"/>
    </style:style>
    <style:style style:family="text" style:name="T45">
      <style:text-properties fo:country="FR" fo:font-weight="normal" fo:language="fr" style:font-weight-asian="normal" style:font-weight-complex="normal"/>
    </style:style>
    <style:style style:family="text" style:name="T46">
      <style:text-properties fo:country="FR" fo:font-weight="normal" fo:language="fr" officeooo:rsid="003ef27d" style:font-weight-asian="normal" style:font-weight-complex="normal"/>
    </style:style>
    <style:style style:family="text" style:name="T47">
      <style:text-properties style:text-position="super 58%"/>
    </style:style>
    <style:style style:family="text" style:name="T48">
      <style:text-properties fo:color="#111111" style:font-name-complex="Arial"/>
    </style:style>
    <style:style style:family="text" style:name="T49">
      <style:text-properties fo:color="#111111" officeooo:rsid="001f4b30" style:font-name-complex="Arial"/>
    </style:style>
    <style:style style:family="text" style:name="T50">
      <style:text-properties fo:color="#111111" officeooo:rsid="0024ef65" style:font-name-complex="Arial"/>
    </style:style>
    <style:style style:family="text" style:name="T51">
      <style:text-properties fo:color="#111111" officeooo:rsid="002d6398" style:font-name-complex="Arial"/>
    </style:style>
    <style:style style:family="text" style:name="T52">
      <style:text-properties fo:color="#111111" officeooo:rsid="003ef27d" style:font-name-complex="Arial"/>
    </style:style>
    <style:style style:family="text" style:name="T53">
      <style:text-properties officeooo:rsid="0016c3f7" style:text-underline-style="none"/>
    </style:style>
    <style:style style:family="text" style:name="T54">
      <style:text-properties fo:text-transform="uppercase"/>
    </style:style>
    <style:style style:family="text" style:name="T55">
      <style:text-properties fo:text-transform="uppercase" officeooo:rsid="0016c3f7"/>
    </style:style>
    <style:style style:family="text" style:name="T56">
      <style:text-properties fo:text-transform="uppercase" officeooo:rsid="003ef27d"/>
    </style:style>
    <style:style style:family="text" style:name="T57">
      <style:text-properties fo:background-color="#ffff00" fo:color="#ce181e" loext:char-shading-value="0" officeooo:rsid="0032d9c9"/>
    </style:style>
    <style:style style:family="text" style:name="T58">
      <style:text-properties fo:background-color="#fff200" fo:color="#ce181e" loext:char-shading-value="0" officeooo:rsid="003ef27d"/>
    </style:style>
    <style:style style:family="text" style:name="T59">
      <style:text-properties fo:background-color="#fff200" fo:color="#ce181e" fo:country="FR" fo:font-weight="normal" fo:language="fr" loext:char-shading-value="0" officeooo:rsid="003ef27d" style:font-weight-asian="normal" style:font-weight-complex="normal"/>
    </style:style>
    <style:style style:family="text" style:name="T60">
      <style:text-properties officeooo:rsid="003ef27d"/>
    </style:style>
    <style:style style:family="text" style:name="T61">
      <style:text-properties officeooo:rsid="004d36f0"/>
    </style:style>
    <style:style style:family="text" style:name="T62">
      <style:text-properties fo:background-color="transparent" fo:country="FR" fo:font-size="10pt" fo:font-style="normal" fo:font-variant="normal" fo:font-weight="normal" fo:language="fr" fo:letter-spacing="normal" fo:text-shadow="none" fo:text-transform="none" style:country-asian="CN" style:country-complex="IN" style:font-name="Times New Roman2" style:font-name-asian="Arial Unicode MS" style:font-name-complex="Mangal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63">
      <style:text-properties fo:background-color="transparent" fo:country="BE" fo:font-size="10pt" fo:font-style="normal" fo:font-variant="normal" fo:font-weight="normal" fo:language="fr" fo:letter-spacing="normal" fo:text-shadow="none" fo:text-transform="none" style:country-asian="CN" style:country-complex="IN" style:font-name="Liberation Serif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33">COMMUNE</text:span> DE <text:span text:style-name="T54"><text:text-input text:description="">tool.getCityName()</text:text-input></text:span></text:p>
      <text:p text:style-name="P17"/>
      <text:p text:style-name="P12"/>
      <text:p text:style-name="P11"><text:span text:style-name="T54">Avis d'</text:span><text:span text:style-name="T55">ENQUÊTE PUBLIQUE<text:line-break/>PERMIS </text:span><text:span text:style-name="T56">INTÉGRÉ</text:span></text:p>
      <text:p text:style-name="P9"/>
      <text:p text:style-name="P10"/>
      <text:p text:style-name="P15">DÉCRET DU 05 FÉVRIER 2015</text:p>
      <text:p text:style-name="P15">RELATIF AUX IMPLANTATIONS COMMERCIALES</text:p>
      <text:p text:style-name="P1"/>
      <text:p text:style-name="P3"><text:span text:style-name="T49">C</text:span><text:span text:style-name="T48">oncerne : </text:span><text:span text:style-name="T51">Demande de permis </text:span><text:span text:style-name="T52">intégré</text:span><text:span text:style-name="T51">.</text:span></text:p>
      <text:p text:style-name="P8"/>
      <text:p text:style-name="P3"><text:span text:style-name="T50"><office:annotation><dc:creator>bleybaert</dc:creator><dc:date>2018-07-17T14:19:36</dc:date><loext:sender-initials>ble</loext:sender-initials><text:p text:style-name="P46"><text:span text:style-name="T62">do text if self.hasSingleApplicant()</text:span></text:p></office:annotation></text:span><text:span text:style-name="T23">Le demandeur est</text:span><text:span text:style-name="T12"> </text:span><text:span text:style-name="T12"><text:text-input text:description="Demandeurs avec adresse">self.getApplicantsSignaletic(withaddress=True)</text:text-input></text:span><text:span text:style-name="T12">.</text:span></text:p>
      <text:p text:style-name="P4"><text:span text:style-name="T12"><office:annotation><dc:creator>bleybaert</dc:creator><dc:date>2018-07-17T14:20:01</dc:date><loext:sender-initials>ble</loext:sender-initials><text:p text:style-name="P46"><text:span text:style-name="T62">do text if self.hasMultipleApplicants()</text:span></text:p></office:annotation></text:span><text:span text:style-name="T12">L</text:span><text:span text:style-name="T9">es demandeurs sont </text:span><text:span text:style-name="T12"><text:text-input text:description="Demandeurs avec adresse">self.getApplicantsSignaletic(withaddress=True)</text:text-input></text:span><text:span text:style-name="T12">.</text:span></text:p>
      <text:p text:style-name="P19"/>
      <text:p text:style-name="P7">Le terrain est situé <text:text-input text:description="Emplacement des travaux">self.getWorkLocationSignaletic()</text:text-input>, cadastré <text:text-input text:description="Cadastre">licence_view.get_parcels()</text:text-input>.</text:p>
      <text:p text:style-name="P19"/>
      <text:p text:style-name="P14"><text:span text:style-name="T37">L</text:span>e projet consiste en <text:text-input text:description="Nature des travaux">self.getLicenceSubject()</text:text-input><text:s/>et présente les caractéristiques suivantes :</text:p>
      <text:p text:style-name="P20"><text:span text:style-name="T19">Zonage au plan de secteur </text:span><text:span text:style-name="T17">:</text:span><text:span text:style-name="T20"> </text:span><text:span text:style-name="T1"><text:text-input text:description="Bien-Parcelles">licence_helper.folderZone</text:text-input></text:span></text:p>
      <text:p text:style-name="P20"><text:span text:style-name="T19">Guide communal d'urbanisme</text:span><text:span text:style-name="T17">:</text:span><text:span text:style-name="T20"> </text:span><text:span text:style-name="T21"><text:text-input text:description="Bien-Parcelles">self.getValueForTemplate('township_guide')</text:text-input></text:span></text:p>
      <text:p text:style-name="P20"><text:span text:style-name="T19">Schéma de développement communal</text:span><text:span text:style-name="T18"> </text:span><text:span text:style-name="T17">:</text:span><text:span text:style-name="T20"> </text:span><text:span text:style-name="T22"><text:text-input text:description="Bien-Parcelles">self.getValueForTemplate('SDC')</text:text-input></text:span><text:span text:style-name="T22"> </text:span></text:p>
      <text:p text:style-name="P24">Permis d'urbanisation (lot.) :</text:p>
      <text:p text:style-name="P21"><text:span text:style-name="T13"><office:annotation><dc:creator>bleybaert</dc:creator><dc:date>2018-11-22T11:31:30.751517122</dc:date><loext:sender-initials>ble</loext:sender-initials><text:p text:style-name="P46"><text:span text:style-name="T63">do text if "Guide Communal" in licence_helper.divergence</text:span></text:p></office:annotation></text:span><text:span text:style-name="T13">et s'écarte </text:span><text:span text:style-name="T29">du </text:span><text:span text:style-name="T31">Guide communal d'urbanisme</text:span><text:span text:style-name="T30"> </text:span><text:span text:style-name="T13">pour</text:span><text:span text:style-name="T11"> </text:span><text:span text:style-name="T15">:<text:line-break/></text:span><text:span text:style-name="T10"><text:text-input text:description="Dérogation détails">self.getDivergenceDetails()</text:text-input></text:span></text:p>
      <text:p text:style-name="P22"><text:span text:style-name="T13"><office:annotation><dc:creator>bleybaert</dc:creator><dc:date>2018-11-22T11:31:30.751517122</dc:date><loext:sender-initials>ble</loext:sender-initials><text:p text:style-name="P46"><text:span text:style-name="T63">do text if "urbanisation" in licence_helper.divergence</text:span></text:p></office:annotation></text:span><text:span text:style-name="T13">et s'écarte </text:span><text:span text:style-name="T29">du </text:span><text:span text:style-name="T32">permis d'urbanisation</text:span><text:span text:style-name="T30"> </text:span><text:span text:style-name="T13">pour</text:span><text:span text:style-name="T11"> </text:span><text:span text:style-name="T15">:<text:line-break/></text:span><text:span text:style-name="T10"><text:text-input text:description="Dérogation détails">self.getDivergenceDetails()</text:text-input></text:span></text:p>
      <text:p text:style-name="P23"/>
      <text:p text:style-name="P18"/>
      <table:table table:name="Tableau2" table:style-name="Tableau2">
        <table:table-column table:number-columns-repeated="4" table:style-name="Tableau2.A"/>
        <table:table-row table:style-name="Tableau2.1">
          <table:table-cell office:value-type="string" table:style-name="Tableau2.A1">
            <text:h text:outline-level="4" text:style-name="P44">Date d’affichage</text:h>
            <text:h text:outline-level="4" text:style-name="P44">de la demande</text:h>
          </table:table-cell>
          <table:table-cell office:value-type="string" table:style-name="Tableau2.A1">
            <text:h text:outline-level="4" text:style-name="P44">Date d’ouverture</text:h>
            <text:h text:outline-level="4" text:style-name="P44">de l’enquête</text:h>
          </table:table-cell>
          <table:table-cell office:value-type="string" table:style-name="Tableau2.A1">
            <text:h text:outline-level="4" text:style-name="P45">Lieu et date </text:h>
            <text:h text:outline-level="4" text:style-name="P45">de clôture de l’enquête</text:h>
          </table:table-cell>
          <table:table-cell office:value-type="string" table:style-name="Tableau2.D1">
            <text:p text:style-name="P31">Les observations écrites</text:p>
            <text:p text:style-name="P31">peuvent être adressées :</text:p>
          </table:table-cell>
        </table:table-row>
        <table:table-row table:style-name="Tableau2.2">
          <table:table-cell office:value-type="string" table:style-name="Tableau2.A1">
            <text:p text:style-name="P32"><text:span text:style-name="T39">Le </text:span><text:span text:style-name="T2"><text:text-input text:description="Date début d'enquête">event_view.display_date('displayDate')</text:text-input></text:span></text:p>
          </table:table-cell>
          <table:table-cell office:value-type="string" table:style-name="Tableau2.A1">
            <text:p text:style-name="P32">Le <text:span text:style-name="T3"><text:text-input text:description="Date début d'enquête">tool.formatDate(licence.getLastInquiry().getInvestigationStart())</text:text-input></text:span></text:p>
          </table:table-cell>
          <table:table-cell office:value-type="string" table:style-name="Tableau2.A1">
            <text:p text:style-name="P33"><text:span text:style-name="T43">Lieu</text:span><text:span text:style-name="T16"> </text:span><text:span text:style-name="T42">: </text:span><text:span text:style-name="T34">ADRESSE</text:span></text:p>
            <text:p text:style-name="P32"><text:span text:style-name="T43">Date de clôture :</text:span><text:span text:style-name="T44"> </text:span><text:span text:style-name="T44"><text:text-input text:description="Date début d'enquête">tool.formatDate(licence.getLastInquiry().getInvestigationEnd())</text:text-input></text:span></text:p>
            <text:p text:style-name="P25"><text:span text:style-name="T16">Heure de clôture</text:span> : <text:span text:style-name="T14"><text:text-input text:description="">urbanEventObj.claimsDate.strftime("%H heures %M")
</text:text-input></text:span><text:span text:style-name="T14"><text:s/>à </text:span><text:span text:style-name="T14"><text:text-input text:description="">urbanEventObj.claimEndSDate.strftime("%H heures %M")</text:text-input></text:span></text:p>
          </table:table-cell>
          <table:table-cell office:value-type="string" table:style-name="Tableau2.D1">
            <text:p text:style-name="P28">Par courrier ordinaire :</text:p>
            <text:p text:style-name="P26">ADRESSE</text:p>
            <text:p text:style-name="P26"/>
            <text:p text:style-name="P29">ou</text:p>
            <text:p text:style-name="P29"/>
            <text:p text:style-name="P30"><text:span text:style-name="T24">Par courrier électronique</text:span><text:span text:style-name="T26"> </text:span><text:span text:style-name="T25">:</text:span></text:p>
            <text:p text:style-name="P27">EMAIL</text:p>
          </table:table-cell>
        </table:table-row>
      </table:table>
      <text:p text:style-name="P36"/>
      <text:p text:style-name="P35">Madame, Monsieur,</text:p>
      <text:p text:style-name="P42"/>
      <text:p text:style-name="P39">Le Bourgmestre,</text:p>
      <text:p text:style-name="P39"/>
      <text:p text:style-name="P39"><text:span text:style-name="T39">Porte à la connaissance du public que l’autorité compétente pour statuer sur la présente demande de permis </text:span><text:span text:style-name="T41">intégré</text:span><text:span text:style-name="T39"> est le </text:span><text:span text:style-name="T40">C</text:span><text:span text:style-name="T39">ollège </text:span><text:span text:style-name="T40">C</text:span><text:span text:style-name="T39">ommunal.</text:span></text:p>
      <text:p text:style-name="P39"/>
      <text:p text:style-name="P39">L’enquête publique <text:span text:style-name="T39">est orga</text:span>nisée selon les modalités prévues par les articles D.29-7 à D.29-19 et R.41-6 du livre 1<text:span text:style-name="T47">er</text:span> du code de l’environnement.</text:p>
      <text:p text:style-name="P39"/>
      <text:p text:style-name="P40">Le dossier peut être consulté, durant la période d'enquête, à l'adresse suivante : <text:span text:style-name="T57">ADRESSE</text:span><text:span text:style-name="T27">.</text:span></text:p>
      <text:p text:style-name="P43">- les jours ouvrables soit du lundi au vendredi de 8h30 à 12h00 ;</text:p>
      <text:p text:style-name="P43">- les <text:text-input text:description="Date permanence">tool.formatDate(urbanEventObj.getClaimsDate())</text:text-input>, … / … / … jusqu'à 20 heures.</text:p>
      <text:p text:style-name="P43"/>
      <text:p text:style-name="P41"><text:soft-page-break/><text:span text:style-name="T53">Pour les consultations jusqu'à 20 heures, rendez-vous doit être pris au plus tard 24 heures à l'avance auprès <text:tab/></text:span><text:span text:style-name="T28">du service Urbanisme - <text:tab/>téléphone : </text:span><text:span text:style-name="T35">TEL</text:span><text:span text:style-name="T28"> - mail : </text:span><text:span text:style-name="T35">MAIL</text:span></text:p>
      <text:p text:style-name="P40"/>
      <text:p text:style-name="P38">Des explications techniques peuvent être obtenues auprès des Fonctionnaires technique, délégué <text:span text:style-name="T60">et des implantations commerciales</text:span> du Service Public de Wallonie, <text:span text:style-name="T36">ADRESSE</text:span> / <text:span text:style-name="T58">NUM TEL </text:span>ou auprès du demandeur : <text:span text:style-name="T45"><text:text-input text:description="Demandeurs">self.getApplicantsSignaletic(withaddress=True)</text:text-input></text:span><text:span text:style-name="T45"><text:s/></text:span><text:span text:style-name="T46">(</text:span><text:span text:style-name="T59">TEL</text:span><text:span text:style-name="T46">)</text:span>.</text:p>
      <text:p text:style-name="P37"/>
      <text:p text:style-name="P34"><text:span text:style-name="T8">T</text:span><text:span text:style-name="T5">out intéressé peut formuler ses observations écrites ou orales auprès de </text:span><text:span text:style-name="T6">la </text:span><text:span text:style-name="T7">Commune de </text:span><text:span text:style-name="T7"><text:text-input text:description="">tool.getCityName()</text:text-input></text:span><text:span text:style-name="T6"><text:s/></text:span><text:span text:style-name="T5">dans le délai mentionné ci-dessus, jusqu’à la clôture de l’enquête.</text:span></text:p>
      <text:p text:style-name="P16"/>
      <text:p text:style-name="P5"><text:span text:style-name="T38"><text:text-input text:description="">tool.getCityName()</text:text-input></text:span><text:span text:style-name="T38">, le </text:span><text:span text:style-name="T4"><text:text-input text:description="Délivré à xxx le xxx">tool.formatDate(urbanEventObj.getEventDate())</text:text-input></text:span><text:span text:style-name="T4">.</text:span></text:p>
      <text:p text:style-name="P2"/>
      <text:p text:style-name="P2"/>
      <text:p text:style-name="P6"><office:annotation><dc:creator>bleybaert</dc:creator><dc:date>2018-07-18T09:41:44</dc:date><loext:sender-initials>ble</loext:sender-initials><text:p text:style-name="P46"><text:span text:style-name="T62">do text</text:span></text:p><text:p text:style-name="P46"><text:span text:style-name="T62">from document(at=signatures, format='odt')</text:span></text:p></office:annotation>Import signatures.<text:span text:style-name="T61">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1" svg:font-family="'Lohit Hindi'"/>
    <style:font-face style:name="OpenSymbol" svg:font-family="OpenSymbol"/>
    <style:font-face style:name="Rubik" svg:font-family="Rubik"/>
    <style:font-face style:name="StarSymbol" svg:font-family="StarSymbol"/>
    <style:font-face style:font-family-generic="modern" style:name="Courier New" svg:font-family="'Courier New'"/>
    <style:font-face style:font-family-generic="roman" style:name="Times New Roman1" svg:font-family="'Times New Roman'"/>
    <style:font-face style:font-family-generic="roman" style:font-pitch="variable" style:name="Liberation Serif" svg:font-family="'Liberation Serif'"/>
    <style:font-face style:font-family-generic="roman" style:font-pitch="variable" style:name="Times New Roman2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adornments="Gras" style:font-family-generic="swiss" style:font-pitch="variable" style:name="Calibri" svg:font-family="Calibri"/>
    <style:font-face style:font-family-generic="swiss" style:font-pitch="variable" style:name="Liberation Sans" svg:font-family="'Liberation Sans'"/>
    <style:font-face style:font-family-generic="system" style:font-pitch="variable" style:name="Arial Unicode MS" svg:font-family="'Arial Unicode MS'"/>
    <style:font-face style:font-family-generic="system" style:font-pitch="variable" style:name="Lohit Hindi" svg:font-family="'Lohit Hindi'"/>
    <style:font-face style:font-family-generic="system" style:font-pitch="variable" style:name="Mangal" svg:font-family="Mangal"/>
    <style:font-face style:font-family-generic="system" style:font-pitch="variable" style:name="WenQuanYi Micro Hei" svg:font-family="'WenQuanYi Micro Hei'"/>
  </office:font-face-decls>
  <office:automatic-styles>
    <style:style style:family="table" style:name="Tableau2">
      <style:table-properties fo:margin-left="-0.132cm" style:width="17.194cm" style:writing-mode="lr-tb" table:align="left"/>
    </style:style>
    <style:style style:family="table-column" style:name="Tableau2.A">
      <style:table-column-properties style:column-width="4.299cm"/>
    </style:style>
    <style:style style:family="table-row" style:name="Tableau2.1">
      <style:table-row-properties fo:keep-together="auto" style:min-row-height="1.217cm"/>
    </style:style>
    <style:style style:family="table-cell" style:name="Tableau2.A1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middle" style:writing-mode="lr-tb"/>
    </style:style>
    <style:style style:family="table-cell" style:name="Tableau2.D1">
      <style:table-cell-properties fo:border="0.5pt solid #000000" fo:padding-bottom="0cm" fo:padding-left="0.123cm" fo:padding-right="0.123cm" fo:padding-top="0cm" style:vertical-align="middle" style:writing-mode="lr-tb"/>
    </style:style>
    <style:style style:family="table-row" style:name="Tableau2.2">
      <style:table-row-properties fo:keep-together="auto" style:min-row-height="1.492cm"/>
    </style:style>
    <style:style style:family="paragraph" style:name="P1" style:parent-style-name="UrbanBody">
      <style:paragraph-properties fo:margin-bottom="0cm" fo:margin-top="0cm" fo:text-align="justify" loext:contextual-spacing="false" style:justify-single-word="false"/>
      <style:text-properties fo:font-size="10pt" style:font-name="Arial" style:font-size-asian="10pt" style:font-size-complex="10pt"/>
    </style:style>
    <style:style style:family="paragraph" style:name="P2" style:parent-style-name="UrbanBody">
      <style:paragraph-properties fo:margin-bottom="0cm" fo:margin-top="0cm" fo:text-align="start" loext:contextual-spacing="false" style:justify-single-word="false"/>
      <style:text-properties fo:font-size="10pt" officeooo:paragraph-rsid="0018a05b" style:font-name="Arial" style:font-size-asian="10pt" style:font-size-complex="10pt"/>
    </style:style>
    <style:style style:family="paragraph" style:name="P3" style:parent-style-name="UrbanBody">
      <style:paragraph-properties fo:margin-bottom="0cm" fo:margin-top="0cm" fo:text-align="justify" loext:contextual-spacing="false" style:justify-single-word="false"/>
      <style:text-properties fo:font-size="11pt" officeooo:paragraph-rsid="002d6398" officeooo:rsid="0020eb3a" style:font-name="Arial" style:font-size-asian="11pt" style:font-size-complex="11pt"/>
    </style:style>
    <style:style style:family="paragraph" style:name="P4" style:parent-style-name="UrbanBody">
      <style:paragraph-properties fo:margin-bottom="0cm" fo:margin-top="0cm" fo:text-align="justify" loext:contextual-spacing="false" style:justify-single-word="false"/>
      <style:text-properties fo:font-size="11pt" officeooo:paragraph-rsid="002d6398" officeooo:rsid="002d6398" style:font-name="Arial" style:font-size-asian="11pt" style:font-size-complex="11pt"/>
    </style:style>
    <style:style style:family="paragraph" style:name="P5" style:parent-style-name="UrbanBody">
      <style:paragraph-properties fo:margin-bottom="0cm" fo:margin-top="0cm" fo:text-align="start" loext:contextual-spacing="false" style:justify-single-word="false"/>
      <style:text-properties fo:font-size="11pt" officeooo:paragraph-rsid="0039cbe2" style:font-name="Arial" style:font-size-asian="11pt" style:font-size-complex="11pt"/>
    </style:style>
    <style:style style:family="paragraph" style:name="P6" style:parent-style-name="UrbanBody">
      <style:paragraph-properties fo:margin-bottom="0cm" fo:margin-top="0cm" fo:text-align="start" loext:contextual-spacing="false" style:justify-single-word="false"/>
      <style:text-properties fo:font-size="11pt" officeooo:paragraph-rsid="0038bac9" officeooo:rsid="0038bac9" style:font-name="Arial" style:font-size-asian="11pt" style:font-size-complex="11pt"/>
    </style:style>
    <style:style style:family="paragraph" style:name="P7" style:parent-style-name="UrbanBody">
      <style:paragraph-properties fo:margin-bottom="0cm" fo:margin-top="0cm" fo:text-align="justify" loext:contextual-spacing="false" style:justify-single-word="false"/>
      <style:text-properties fo:font-size="11pt" fo:font-weight="normal" officeooo:paragraph-rsid="00186935" officeooo:rsid="0016c3f7" style:font-name="Arial" style:font-name-complex="Arial" style:font-size-asian="11pt" style:font-size-complex="11pt" style:font-weight-asian="normal" style:font-weight-complex="normal"/>
    </style:style>
    <style:style style:family="paragraph" style:name="P8" style:parent-style-name="UrbanBody">
      <style:paragraph-properties fo:margin-bottom="0cm" fo:margin-top="0cm" fo:text-align="justify" loext:contextual-spacing="false" style:justify-single-word="false"/>
      <style:text-properties fo:color="#111111" fo:font-size="11pt" officeooo:paragraph-rsid="002d6398" officeooo:rsid="0024ef65" style:font-name="Arial" style:font-name-complex="Arial" style:font-size-asian="11pt" style:font-size-complex="11pt"/>
    </style:style>
    <style:style style:family="paragraph" style:name="P9" style:parent-style-name="UrbanTitle">
      <style:paragraph-properties fo:margin-bottom="0cm" fo:margin-top="0cm" fo:text-align="start" loext:contextual-spacing="false" style:justify-single-word="false"/>
      <style:text-properties fo:font-size="10pt" fo:font-weight="normal" style:font-name="Arial" style:font-size-asian="10pt" style:font-size-complex="10pt" style:font-weight-asian="normal" style:font-weight-complex="normal" style:text-underline-style="none"/>
    </style:style>
    <style:style style:family="paragraph" style:name="P10" style:parent-style-name="UrbanTitle">
      <style:paragraph-properties fo:margin-bottom="0cm" fo:margin-top="0cm" fo:text-align="start" loext:contextual-spacing="false" style:justify-single-word="false"/>
      <style:text-properties fo:font-size="10pt" style:font-name="Arial" style:font-size-asian="10pt" style:font-size-complex="10pt"/>
    </style:style>
    <style:style style:family="paragraph" style:name="P11" style:parent-style-name="UrbanTitle">
      <style:paragraph-properties fo:margin-bottom="0cm" fo:margin-top="0cm" fo:text-align="start" loext:contextual-spacing="false" style:justify-single-word="false"/>
      <style:text-properties fo:font-size="14pt" fo:font-weight="normal" style:font-name="Arial" style:font-size-asian="14pt" style:font-size-complex="14pt" style:font-weight-asian="normal" style:font-weight-complex="normal"/>
    </style:style>
    <style:style style:family="paragraph" style:name="P12" style:parent-style-name="UrbanTitle">
      <style:paragraph-properties fo:margin-bottom="0cm" fo:margin-top="0cm" fo:text-align="start" loext:contextual-spacing="false" style:justify-single-word="false"/>
      <style:text-properties fo:font-size="14pt" fo:font-weight="normal" fo:text-transform="uppercase" style:font-name="Arial" style:font-size-asian="14pt" style:font-size-complex="14pt" style:font-weight-asian="normal" style:font-weight-complex="normal"/>
    </style:style>
    <style:style style:family="paragraph" style:name="P13" style:parent-style-name="Standard">
      <style:paragraph-properties fo:margin-bottom="0cm" fo:margin-top="0cm" fo:text-align="start" loext:contextual-spacing="false" style:justify-single-word="false"/>
      <style:text-properties fo:font-size="10pt" fo:font-weight="bold" style:font-name="Arial" style:font-size-asian="10pt" style:font-size-complex="10pt" style:font-weight-asian="bold" style:font-weight-complex="bold"/>
    </style:style>
    <style:style style:family="paragraph" style:name="P14" style:parent-style-name="Standard">
      <style:paragraph-properties fo:margin-bottom="0cm" fo:margin-top="0cm" fo:text-align="justify" loext:contextual-spacing="false" style:justify-single-word="false"/>
      <style:text-properties fo:font-size="11pt" fo:font-weight="normal" officeooo:paragraph-rsid="00186935" officeooo:rsid="0016c3f7" style:font-name="Arial" style:font-size-asian="11pt" style:font-size-complex="11pt" style:font-weight-asian="normal" style:font-weight-complex="normal"/>
    </style:style>
    <style:style style:family="paragraph" style:name="P15" style:parent-style-name="Standard">
      <style:paragraph-properties fo:margin-bottom="0cm" fo:margin-top="0cm" fo:text-align="center" loext:contextual-spacing="false" style:justify-single-word="false" style:line-height-at-least="0.176cm"/>
      <style:text-properties fo:font-size="15pt" officeooo:paragraph-rsid="003ef27d" style:font-name="Rubik" style:font-name-complex="Rubik" style:font-size-asian="15pt" style:font-size-complex="15pt"/>
    </style:style>
    <style:style style:family="paragraph" style:name="P16" style:parent-style-name="Text_20_body">
      <style:paragraph-properties fo:margin-bottom="0cm" fo:margin-top="0cm" fo:text-align="start" loext:contextual-spacing="false" style:justify-single-word="false"/>
      <style:text-properties fo:font-size="11pt" fo:font-weight="normal" officeooo:paragraph-rsid="001bb43e" officeooo:rsid="0016c3f7" style:font-name="Arial" style:font-size-asian="11pt" style:font-size-complex="11pt" style:font-weight-asian="normal" style:font-weight-complex="normal"/>
    </style:style>
    <style:style style:family="paragraph" style:name="P17" style:parent-style-name="Standard">
      <style:paragraph-properties fo:text-align="start" style:justify-single-word="false"/>
      <style:text-properties fo:font-size="10.5pt" fo:font-weight="normal" style:font-name="Arial" style:font-size-asian="10.5pt" style:font-size-complex="10.5pt" style:font-weight-asian="normal" style:font-weight-complex="normal"/>
    </style:style>
    <style:style style:family="paragraph" style:name="P18" style:parent-style-name="Preformatted_20_Text">
      <style:paragraph-properties fo:text-align="justify" style:justify-single-word="false"/>
      <style:text-properties fo:font-size="10pt" officeooo:paragraph-rsid="00186935" style:font-name="Arial" style:font-name-complex="Arial" style:font-size-asian="10pt" style:font-size-complex="10pt"/>
    </style:style>
    <style:style style:family="paragraph" style:name="P19" style:parent-style-name="Preformatted_20_Text">
      <style:paragraph-properties fo:text-align="justify" style:justify-single-word="false"/>
      <style:text-properties fo:font-size="11pt" officeooo:paragraph-rsid="00186935" style:font-name="Arial" style:font-name-complex="Arial" style:font-size-asian="11pt" style:font-size-complex="11pt"/>
    </style:style>
    <style:style style:family="paragraph" style:name="P20" style:parent-style-name="Preformatted_20_Text">
      <style:paragraph-properties fo:text-align="start" style:justify-single-word="false"/>
      <style:text-properties fo:font-size="11pt" officeooo:paragraph-rsid="005139cf" style:font-name="Arial" style:font-size-asian="11pt" style:font-size-complex="11pt"/>
    </style:style>
    <style:style style:family="paragraph" style:name="P21" style:parent-style-name="Preformatted_20_Text">
      <style:paragraph-properties fo:text-align="start" style:justify-single-word="false"/>
      <style:text-properties fo:font-size="11pt" officeooo:paragraph-rsid="00535cd0" style:font-name="Arial" style:font-size-asian="11pt" style:font-size-complex="11pt"/>
    </style:style>
    <style:style style:family="paragraph" style:name="P22" style:parent-style-name="Preformatted_20_Text">
      <style:paragraph-properties fo:text-align="start" style:justify-single-word="false"/>
      <style:text-properties fo:font-size="11pt" officeooo:paragraph-rsid="0055c485" style:font-name="Arial" style:font-size-asian="11pt" style:font-size-complex="11pt"/>
    </style:style>
    <style:style style:family="paragraph" style:name="P23" style:parent-style-name="Preformatted_20_Text">
      <style:paragraph-properties fo:text-align="start" style:justify-single-word="false"/>
      <style:text-properties fo:font-size="11pt" fo:font-weight="normal" officeooo:paragraph-rsid="001f4b30" officeooo:rsid="0024ef65" style:font-name="Arial" style:font-name-complex="Arial" style:font-size-asian="11pt" style:font-size-complex="11pt" style:font-weight-asian="normal" style:font-weight-complex="normal"/>
    </style:style>
    <style:style style:family="paragraph" style:name="P24" style:parent-style-name="Preformatted_20_Text">
      <style:paragraph-properties fo:text-align="start" style:justify-single-word="false"/>
      <style:text-properties fo:background-color="#fff200" fo:color="#ff3333" fo:font-size="11pt" fo:font-style="normal" fo:font-weight="bold" officeooo:paragraph-rsid="00535cd0" officeooo:rsid="00230ea8" style:font-name="Arial" style:font-name-complex="Arial" style:font-size-asian="11pt" style:font-size-complex="11pt" style:font-style-asian="normal" style:font-weight-asian="bold" style:font-weight-complex="bold" style:text-underline-color="font-color" style:text-underline-style="solid" style:text-underline-width="auto"/>
    </style:style>
    <style:style style:family="paragraph" style:name="P25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country="FR" fo:font-size="10pt" fo:font-weight="normal" fo:language="fr" officeooo:paragraph-rsid="0020eb3a" style:font-name="Arial" style:font-size-asian="10pt" style:font-size-complex="10pt" style:font-weight-asian="normal" style:font-weight-complex="normal"/>
    </style:style>
    <style:style style:family="paragraph" style:name="P26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#fff200" fo:color="#ff3333" fo:country="FR" fo:font-size="10pt" fo:language="fr" officeooo:paragraph-rsid="002d6398" officeooo:rsid="002d6398" style:font-name="Arial" style:font-size-asian="10pt" style:font-size-complex="10pt"/>
    </style:style>
    <style:style style:family="paragraph" style:name="P27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#ffff00" fo:color="#ff3333" fo:country="FR" fo:font-size="10pt" fo:language="fr" officeooo:paragraph-rsid="002d6398" officeooo:rsid="002d6398" style:font-name="Arial" style:font-size-asian="10pt" style:font-size-complex="10pt" style:text-underline-style="none"/>
    </style:style>
    <style:style style:family="paragraph" style:name="P28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transparent" fo:country="FR" fo:font-size="10pt" fo:font-weight="bold" fo:language="fr" officeooo:paragraph-rsid="0020eb3a" style:font-name="Arial" style:font-size-asian="10pt" style:font-size-complex="10pt" style:font-weight-asian="normal" style:font-weight-complex="normal" style:text-underline-color="font-color" style:text-underline-style="solid" style:text-underline-width="auto" style:use-window-font-color="true"/>
    </style:style>
    <style:style style:family="paragraph" style:name="P29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transparent" fo:country="FR" fo:font-size="10pt" fo:font-weight="bold" fo:language="fr" officeooo:paragraph-rsid="0020eb3a" style:font-name="Arial" style:font-size-asian="10pt" style:font-size-complex="10pt" style:use-window-font-color="true"/>
    </style:style>
    <style:style style:family="paragraph" style:name="P30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officeooo:paragraph-rsid="002d6398"/>
    </style:style>
    <style:style style:family="paragraph" style:name="P31" style:parent-style-name="Standard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font-size="10pt" fo:font-weight="bold" officeooo:paragraph-rsid="0020eb3a" style:font-name="Arial" style:font-size-asian="10pt" style:font-size-complex="10pt" style:font-weight-asian="bold" style:font-weight-complex="bold"/>
    </style:style>
    <style:style style:family="paragraph" style:name="P32" style:parent-style-name="Standard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font-size="10pt" fo:font-weight="normal" officeooo:paragraph-rsid="0020eb3a" style:font-name="Arial" style:font-size-asian="10pt" style:font-size-complex="10pt" style:font-weight-asian="normal" style:font-weight-complex="normal"/>
    </style:style>
    <style:style style:family="paragraph" style:name="P33" style:parent-style-name="Standard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transparent" fo:font-size="10pt" fo:font-weight="normal" officeooo:paragraph-rsid="0020eb3a" style:font-name="Arial" style:font-size-asian="10pt" style:font-size-complex="10pt" style:font-weight-asian="normal" style:font-weight-complex="normal"/>
    </style:style>
    <style:style style:family="paragraph" style:name="P34" style:parent-style-name="Standard">
      <style:paragraph-properties fo:margin-bottom="0cm" fo:margin-left="0cm" fo:margin-right="0cm" fo:margin-top="0cm" fo:text-align="start" fo:text-indent="0cm" loext:contextual-spacing="false" style:auto-text-indent="false" style:justify-single-word="false" style:writing-mode="lr-tb"/>
      <style:text-properties fo:font-size="11pt" officeooo:paragraph-rsid="0020eb3a" officeooo:rsid="0016c3f7" style:font-name="Arial" style:font-size-asian="11pt" style:font-size-complex="11pt"/>
    </style:style>
    <style:style style:family="paragraph" style:name="P35" style:parent-style-name="UrbanBody">
      <style:paragraph-properties fo:margin-bottom="0cm" fo:margin-left="0cm" fo:margin-right="0cm" fo:margin-top="0cm" fo:text-align="start" fo:text-indent="0cm" loext:contextual-spacing="false" style:auto-text-indent="false" style:justify-single-word="false" style:writing-mode="lr-tb"/>
      <style:text-properties fo:font-size="11pt" officeooo:paragraph-rsid="0020eb3a" style:font-name="Arial" style:font-size-asian="11pt" style:font-size-complex="11pt"/>
    </style:style>
    <style:style style:family="paragraph" style:name="P36" style:parent-style-name="Text_20_body">
      <style:paragraph-properties fo:margin-bottom="0cm" fo:margin-left="0cm" fo:margin-right="0cm" fo:margin-top="0cm" fo:text-align="start" fo:text-indent="0cm" loext:contextual-spacing="false" style:auto-text-indent="false" style:justify-single-word="false" style:shadow="none" style:writing-mode="lr-tb"/>
      <style:text-properties fo:country="FR" fo:font-size="11pt" fo:font-weight="normal" fo:language="fr" officeooo:paragraph-rsid="0020eb3a" officeooo:rsid="0024ef65" style:font-name="Arial" style:font-name-complex="Arial" style:font-size-asian="11pt" style:font-size-complex="11pt" style:font-weight-asian="normal" style:font-weight-complex="normal"/>
    </style:style>
    <style:style style:family="paragraph" style:name="P37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officeooo:paragraph-rsid="0020eb3a" style:font-name="Arial" style:font-size-asian="11pt" style:font-size-complex="11pt"/>
    </style:style>
    <style:style style:family="paragraph" style:name="P38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officeooo:paragraph-rsid="0022f8f1" style:font-name="Arial" style:font-size-asian="11pt" style:font-size-complex="11pt"/>
    </style:style>
    <style:style style:family="paragraph" style:name="P39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0eb3a" officeooo:rsid="0016c3f7" style:font-name="Arial" style:font-name-complex="Arial" style:font-size-asian="11pt" style:font-size-complex="11pt" style:font-weight-asian="normal" style:font-weight-complex="normal" style:text-underline-style="none"/>
    </style:style>
    <style:style style:family="paragraph" style:name="P40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2e82c" officeooo:rsid="0016c3f7" style:font-name="Arial" style:font-name-complex="Arial" style:font-size-asian="11pt" style:font-size-complex="11pt" style:font-weight-asian="normal" style:font-weight-complex="normal" style:text-underline-style="none"/>
    </style:style>
    <style:style style:family="paragraph" style:name="P41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2e82c" officeooo:rsid="0024ef65" style:font-name="Arial" style:font-name-complex="Arial" style:font-size-asian="11pt" style:font-size-complex="11pt" style:font-weight-asian="normal" style:font-weight-complex="normal"/>
    </style:style>
    <style:style style:family="paragraph" style:name="P42" style:parent-style-name="Preformatted_20_Text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0eb3a" officeooo:rsid="0016c3f7" style:font-name="Arial" style:font-size-asian="11pt" style:font-size-complex="11pt" style:font-weight-asian="normal" style:font-weight-complex="normal"/>
    </style:style>
    <style:style style:family="paragraph" style:name="P43" style:parent-style-name="Preformatted_20_Text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2e82c" officeooo:rsid="0016c3f7" style:font-name="Arial" style:font-name-complex="Arial" style:font-size-asian="11pt" style:font-size-complex="11pt" style:font-weight-asian="normal" style:font-weight-complex="normal" style:text-underline-style="none"/>
    </style:style>
    <style:style style:family="paragraph" style:name="P44" style:parent-style-name="Heading_20_4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font-size="10pt" fo:font-weight="bold" officeooo:paragraph-rsid="0020eb3a" style:font-name="Arial" style:font-size-asian="10pt" style:font-size-complex="10pt" style:font-weight-asian="bold" style:font-weight-complex="bold"/>
    </style:style>
    <style:style style:family="paragraph" style:name="P45" style:parent-style-name="Heading_20_4">
      <style:paragraph-properties fo:line-height="100%" fo:margin-bottom="0cm" fo:margin-left="-0.042cm" fo:margin-right="-0.021cm" fo:margin-top="0cm" fo:text-align="center" fo:text-indent="0cm" loext:contextual-spacing="false" style:auto-text-indent="false" style:justify-single-word="false"/>
      <style:text-properties fo:font-size="10pt" fo:font-weight="bold" officeooo:paragraph-rsid="0020eb3a" style:font-name="Arial" style:font-size-asian="10pt" style:font-size-complex="10pt" style:font-weight-asian="bold" style:font-weight-complex="bold"/>
    </style:style>
    <style:style style:family="paragraph" style:name="P46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fo:font-weight="normal" officeooo:rsid="0024ef65" style:font-name-complex="Arial" style:font-style-asian="normal" style:font-weight-asian="normal" style:text-underline-color="font-color" style:text-underline-style="solid" style:text-underline-width="auto"/>
    </style:style>
    <style:style style:family="text" style:name="T2">
      <style:text-properties fo:background-color="transparent" fo:font-style="normal" fo:font-weight="bold" loext:char-shading-value="0" style:font-style-asian="normal" style:font-style-complex="normal" style:font-weight-asian="bold" style:font-weight-complex="bold" style:text-underline-style="none"/>
    </style:style>
    <style:style style:family="text" style:name="T3">
      <style:text-properties fo:font-style="normal" fo:font-weight="bold" style:font-style-asian="normal" style:font-style-complex="normal" style:font-weight-asian="bold" style:font-weight-complex="bold" style:text-underline-style="none"/>
    </style:style>
    <style:style style:family="text" style:name="T4">
      <style:text-properties fo:font-style="normal" fo:font-weight="normal" officeooo:rsid="001dc90b" style:font-style-asian="normal" style:font-weight-asian="normal" style:font-weight-complex="normal" style:text-underline-style="none"/>
    </style:style>
    <style:style style:family="text" style:name="T5">
      <style:text-properties fo:font-weight="normal" style:font-weight-asian="normal" style:font-weight-complex="normal"/>
    </style:style>
    <style:style style:family="text" style:name="T6">
      <style:text-properties fo:font-weight="normal" officeooo:rsid="0022e82c" style:font-weight-asian="normal" style:font-weight-complex="normal"/>
    </style:style>
    <style:style style:family="text" style:name="T7">
      <style:text-properties fo:font-weight="normal" officeooo:rsid="0033d800" style:font-weight-asian="normal" style:font-weight-complex="normal"/>
    </style:style>
    <style:style style:family="text" style:name="T8">
      <style:text-properties fo:font-weight="normal" officeooo:rsid="00358cac" style:font-weight-asian="normal" style:font-weight-complex="normal"/>
    </style:style>
    <style:style style:family="text" style:name="T9">
      <style:text-properties fo:font-weight="normal" style:font-name-complex="Arial" style:font-weight-asian="normal" style:font-weight-complex="normal"/>
    </style:style>
    <style:style style:family="text" style:name="T10">
      <style:text-properties fo:font-weight="normal" officeooo:rsid="0024ef65" style:font-name-complex="Arial" style:font-weight-asian="normal" style:font-weight-complex="normal"/>
    </style:style>
    <style:style style:family="text" style:name="T11">
      <style:text-properties fo:font-weight="normal" officeooo:rsid="00230ea8" style:font-name-complex="Arial" style:font-weight-asian="normal" style:font-weight-complex="normal"/>
    </style:style>
    <style:style style:family="text" style:name="T12">
      <style:text-properties fo:font-weight="normal" officeooo:rsid="0016c3f7" style:font-name-complex="Arial" style:font-weight-asian="normal" style:font-weight-complex="normal"/>
    </style:style>
    <style:style style:family="text" style:name="T13">
      <style:text-properties fo:font-weight="bold" officeooo:rsid="00230ea8" style:font-name-complex="Arial" style:font-weight-asian="bold" style:font-weight-complex="bold"/>
    </style:style>
    <style:style style:family="text" style:name="T14">
      <style:text-properties fo:font-weight="bold" style:font-weight-asian="bold" style:font-weight-complex="bold"/>
    </style:style>
    <style:style style:family="text" style:name="T15">
      <style:text-properties fo:font-weight="bold" officeooo:rsid="0024ef65" style:font-name-complex="Arial" style:font-weight-asian="normal" style:font-weight-complex="normal"/>
    </style:style>
    <style:style style:family="text" style:name="T16">
      <style:text-properties style:text-underline-color="font-color" style:text-underline-style="solid" style:text-underline-width="auto"/>
    </style:style>
    <style:style style:family="text" style:name="T17">
      <style:text-properties fo:font-weight="bold" officeooo:rsid="0024ef65" style:font-name-complex="Arial" style:text-underline-color="font-color" style:text-underline-style="solid" style:text-underline-width="auto"/>
    </style:style>
    <style:style style:family="text" style:name="T18">
      <style:text-properties fo:font-weight="bold" officeooo:rsid="0016c3f7" style:font-name-complex="Arial" style:text-underline-color="font-color" style:text-underline-style="solid" style:text-underline-width="auto"/>
    </style:style>
    <style:style style:family="text" style:name="T19">
      <style:text-properties fo:font-weight="bold" officeooo:rsid="0049f285" style:font-name-complex="Arial" style:text-underline-color="font-color" style:text-underline-style="solid" style:text-underline-width="auto"/>
    </style:style>
    <style:style style:family="text" style:name="T20">
      <style:text-properties officeooo:rsid="0024ef65" style:font-name-complex="Arial" style:text-underline-color="font-color" style:text-underline-style="solid" style:text-underline-width="auto"/>
    </style:style>
    <style:style style:family="text" style:name="T21">
      <style:text-properties fo:font-style="normal" fo:font-weight="normal" officeooo:rsid="0024ef65" style:font-name-complex="Arial" style:font-style-asian="normal" style:font-weight-asian="normal" style:text-underline-color="font-color" style:text-underline-style="solid" style:text-underline-width="auto" style:use-window-font-color="true"/>
    </style:style>
    <style:style style:family="text" style:name="T22">
      <style:text-properties fo:font-style="normal" fo:font-weight="normal" officeooo:rsid="0024ef65" style:font-name-complex="Arial" style:font-style-asian="normal" style:font-weight-asian="normal" style:font-weight-complex="normal" style:text-underline-color="font-color" style:text-underline-style="solid" style:text-underline-width="auto" style:use-window-font-color="true"/>
    </style:style>
    <style:style style:family="text" style:name="T23">
      <style:text-properties officeooo:rsid="0024ef65" style:font-name-complex="Arial" style:use-window-font-color="true"/>
    </style:style>
    <style:style style:family="text" style:name="T24">
      <style:text-properties fo:background-color="transparent" fo:country="FR" fo:font-size="10pt" fo:font-weight="bold" fo:language="fr" loext:char-shading-value="0" style:font-name="Arial" style:font-size-asian="10pt" style:font-size-complex="10pt" style:text-underline-color="font-color" style:text-underline-style="solid" style:text-underline-width="auto" style:use-window-font-color="true"/>
    </style:style>
    <style:style style:family="text" style:name="T25">
      <style:text-properties fo:background-color="transparent" fo:country="FR" fo:font-size="10pt" fo:language="fr" loext:char-shading-value="0" style:font-name="Arial" style:font-size-asian="10pt" style:font-size-complex="10pt" style:text-underline-color="font-color" style:text-underline-style="solid" style:text-underline-width="auto" style:use-window-font-color="true"/>
    </style:style>
    <style:style style:family="text" style:name="T26">
      <style:text-properties fo:background-color="transparent" fo:font-size="10pt" loext:char-shading-value="0" style:font-name="Arial" style:font-size-asian="10pt" style:font-size-complex="10pt" style:text-underline-color="font-color" style:text-underline-style="solid" style:text-underline-width="auto" style:use-window-font-color="true"/>
    </style:style>
    <style:style style:family="text" style:name="T27">
      <style:text-properties fo:background-color="transparent" loext:char-shading-value="0" officeooo:rsid="0032d9c9" style:use-window-font-color="true"/>
    </style:style>
    <style:style style:family="text" style:name="T28">
      <style:text-properties fo:background-color="transparent" loext:char-shading-value="0" officeooo:rsid="0016c3f7" style:text-underline-style="none" style:use-window-font-color="true"/>
    </style:style>
    <style:style style:family="text" style:name="T29">
      <style:text-properties fo:background-color="transparent" fo:font-weight="bold" loext:char-shading-value="0" officeooo:rsid="00257375" style:font-name-complex="Arial" style:font-weight-asian="bold" style:font-weight-complex="bold" style:use-window-font-color="true"/>
    </style:style>
    <style:style style:family="text" style:name="T30">
      <style:text-properties fo:background-color="transparent" fo:font-weight="bold" loext:char-shading-value="0" officeooo:rsid="00230ea8" style:font-name-complex="Arial" style:font-weight-asian="bold" style:font-weight-complex="bold" style:use-window-font-color="true"/>
    </style:style>
    <style:style style:family="text" style:name="T31">
      <style:text-properties fo:background-color="transparent" fo:font-weight="bold" loext:char-shading-value="0" officeooo:rsid="0054f3cf" style:font-name-complex="Arial" style:font-weight-asian="bold" style:font-weight-complex="bold" style:use-window-font-color="true"/>
    </style:style>
    <style:style style:family="text" style:name="T32">
      <style:text-properties fo:background-color="transparent" fo:font-weight="bold" loext:char-shading-value="0" officeooo:rsid="0055c485" style:font-name-complex="Arial" style:font-weight-asian="bold" style:font-weight-complex="bold" style:use-window-font-color="true"/>
    </style:style>
    <style:style style:family="text" style:name="T33">
      <style:text-properties officeooo:rsid="0016c3f7"/>
    </style:style>
    <style:style style:family="text" style:name="T34">
      <style:text-properties fo:background-color="#ffff00" fo:color="#ff3333" fo:country="FR" fo:language="fr" loext:char-shading-value="0" officeooo:rsid="002d6398"/>
    </style:style>
    <style:style style:family="text" style:name="T35">
      <style:text-properties fo:background-color="#ffff00" fo:color="#ff3333" loext:char-shading-value="0" officeooo:rsid="0032d9c9" style:text-underline-style="none"/>
    </style:style>
    <style:style style:family="text" style:name="T36">
      <style:text-properties fo:background-color="#ffff00" fo:color="#ff3333" loext:char-shading-value="0" officeooo:rsid="0032d9c9"/>
    </style:style>
    <style:style style:family="text" style:name="T37">
      <style:text-properties officeooo:rsid="00186935"/>
    </style:style>
    <style:style style:family="text" style:name="T38">
      <style:text-properties officeooo:rsid="0018a05b"/>
    </style:style>
    <style:style style:family="text" style:name="T39">
      <style:text-properties fo:background-color="transparent" loext:char-shading-value="0"/>
    </style:style>
    <style:style style:family="text" style:name="T40">
      <style:text-properties fo:background-color="transparent" loext:char-shading-value="0" officeooo:rsid="0032d9c9"/>
    </style:style>
    <style:style style:family="text" style:name="T41">
      <style:text-properties fo:background-color="transparent" loext:char-shading-value="0" officeooo:rsid="003ef27d"/>
    </style:style>
    <style:style style:family="text" style:name="T42">
      <style:text-properties fo:country="FR" fo:language="fr"/>
    </style:style>
    <style:style style:family="text" style:name="T43">
      <style:text-properties fo:country="FR" fo:language="fr" style:text-underline-color="font-color" style:text-underline-style="solid" style:text-underline-width="auto"/>
    </style:style>
    <style:style style:family="text" style:name="T44">
      <style:text-properties fo:country="FR" fo:font-style="normal" fo:font-weight="bold" fo:language="fr" style:font-style-asian="normal" style:font-style-complex="normal" style:font-weight-asian="bold" style:font-weight-complex="bold" style:text-underline-style="none"/>
    </style:style>
    <style:style style:family="text" style:name="T45">
      <style:text-properties fo:country="FR" fo:font-weight="normal" fo:language="fr" style:font-weight-asian="normal" style:font-weight-complex="normal"/>
    </style:style>
    <style:style style:family="text" style:name="T46">
      <style:text-properties fo:country="FR" fo:font-weight="normal" fo:language="fr" officeooo:rsid="003ef27d" style:font-weight-asian="normal" style:font-weight-complex="normal"/>
    </style:style>
    <style:style style:family="text" style:name="T47">
      <style:text-properties style:text-position="super 58%"/>
    </style:style>
    <style:style style:family="text" style:name="T48">
      <style:text-properties fo:color="#111111" style:font-name-complex="Arial"/>
    </style:style>
    <style:style style:family="text" style:name="T49">
      <style:text-properties fo:color="#111111" officeooo:rsid="001f4b30" style:font-name-complex="Arial"/>
    </style:style>
    <style:style style:family="text" style:name="T50">
      <style:text-properties fo:color="#111111" officeooo:rsid="0024ef65" style:font-name-complex="Arial"/>
    </style:style>
    <style:style style:family="text" style:name="T51">
      <style:text-properties fo:color="#111111" officeooo:rsid="002d6398" style:font-name-complex="Arial"/>
    </style:style>
    <style:style style:family="text" style:name="T52">
      <style:text-properties fo:color="#111111" officeooo:rsid="003ef27d" style:font-name-complex="Arial"/>
    </style:style>
    <style:style style:family="text" style:name="T53">
      <style:text-properties officeooo:rsid="0016c3f7" style:text-underline-style="none"/>
    </style:style>
    <style:style style:family="text" style:name="T54">
      <style:text-properties fo:text-transform="uppercase"/>
    </style:style>
    <style:style style:family="text" style:name="T55">
      <style:text-properties fo:text-transform="uppercase" officeooo:rsid="0016c3f7"/>
    </style:style>
    <style:style style:family="text" style:name="T56">
      <style:text-properties fo:text-transform="uppercase" officeooo:rsid="003ef27d"/>
    </style:style>
    <style:style style:family="text" style:name="T57">
      <style:text-properties fo:background-color="#ffff00" fo:color="#ce181e" loext:char-shading-value="0" officeooo:rsid="0032d9c9"/>
    </style:style>
    <style:style style:family="text" style:name="T58">
      <style:text-properties fo:background-color="#fff200" fo:color="#ce181e" loext:char-shading-value="0" officeooo:rsid="003ef27d"/>
    </style:style>
    <style:style style:family="text" style:name="T59">
      <style:text-properties fo:background-color="#fff200" fo:color="#ce181e" fo:country="FR" fo:font-weight="normal" fo:language="fr" loext:char-shading-value="0" officeooo:rsid="003ef27d" style:font-weight-asian="normal" style:font-weight-complex="normal"/>
    </style:style>
    <style:style style:family="text" style:name="T60">
      <style:text-properties officeooo:rsid="003ef27d"/>
    </style:style>
    <style:style style:family="text" style:name="T61">
      <style:text-properties officeooo:rsid="004d36f0"/>
    </style:style>
    <style:style style:family="text" style:name="T62">
      <style:text-properties fo:background-color="transparent" fo:country="FR" fo:font-size="10pt" fo:font-style="normal" fo:font-variant="normal" fo:font-weight="normal" fo:language="fr" fo:letter-spacing="normal" fo:text-shadow="none" fo:text-transform="none" style:country-asian="CN" style:country-complex="IN" style:font-name="Times New Roman2" style:font-name-asian="Arial Unicode MS" style:font-name-complex="Mangal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63">
      <style:text-properties fo:background-color="transparent" fo:country="BE" fo:font-size="10pt" fo:font-style="normal" fo:font-variant="normal" fo:font-weight="normal" fo:language="fr" fo:letter-spacing="normal" fo:text-shadow="none" fo:text-transform="none" style:country-asian="CN" style:country-complex="IN" style:font-name="Liberation Serif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33">COMMUNE</text:span> DE <text:span text:style-name="T54"><text:text-input text:description="">tool.getCityName()</text:text-input></text:span></text:p>
      <text:p text:style-name="P17"/>
      <text:p text:style-name="P12"/>
      <text:p text:style-name="P11"><text:span text:style-name="T54">Avis d'</text:span><text:span text:style-name="T55">ENQUÊTE PUBLIQUE<text:line-break/>PERMIS </text:span><text:span text:style-name="T56">INTÉGRÉ</text:span></text:p>
      <text:p text:style-name="P9"/>
      <text:p text:style-name="P10"/>
      <text:p text:style-name="P15">DÉCRET DU 05 FÉVRIER 2015</text:p>
      <text:p text:style-name="P15">RELATIF AUX IMPLANTATIONS COMMERCIALES</text:p>
      <text:p text:style-name="P1"/>
      <text:p text:style-name="P3"><text:span text:style-name="T49">C</text:span><text:span text:style-name="T48">oncerne : </text:span><text:span text:style-name="T51">Demande de permis </text:span><text:span text:style-name="T52">intégré</text:span><text:span text:style-name="T51">.</text:span></text:p>
      <text:p text:style-name="P8"/>
      <text:p text:style-name="P3"><text:span text:style-name="T50"><office:annotation><dc:creator>bleybaert</dc:creator><dc:date>2018-07-17T14:19:36</dc:date><loext:sender-initials>ble</loext:sender-initials><text:p text:style-name="P46"><text:span text:style-name="T62">do text if self.hasSingleApplicant()</text:span></text:p></office:annotation></text:span><text:span text:style-name="T23">Le demandeur est</text:span><text:span text:style-name="T12"> </text:span><text:span text:style-name="T12"><text:text-input text:description="Demandeurs avec adresse">self.getApplicantsSignaletic(withaddress=True)</text:text-input></text:span><text:span text:style-name="T12">.</text:span></text:p>
      <text:p text:style-name="P4"><text:span text:style-name="T12"><office:annotation><dc:creator>bleybaert</dc:creator><dc:date>2018-07-17T14:20:01</dc:date><loext:sender-initials>ble</loext:sender-initials><text:p text:style-name="P46"><text:span text:style-name="T62">do text if self.hasMultipleApplicants()</text:span></text:p></office:annotation></text:span><text:span text:style-name="T12">L</text:span><text:span text:style-name="T9">es demandeurs sont </text:span><text:span text:style-name="T12"><text:text-input text:description="Demandeurs avec adresse">self.getApplicantsSignaletic(withaddress=True)</text:text-input></text:span><text:span text:style-name="T12">.</text:span></text:p>
      <text:p text:style-name="P19"/>
      <text:p text:style-name="P7">Le terrain est situé <text:text-input text:description="Emplacement des travaux">self.getWorkLocationSignaletic()</text:text-input>, cadastré <text:text-input text:description="Cadastre">licence_view.get_parcels()</text:text-input>.</text:p>
      <text:p text:style-name="P19"/>
      <text:p text:style-name="P14"><text:span text:style-name="T37">L</text:span>e projet consiste en <text:text-input text:description="Nature des travaux">self.getLicenceSubject()</text:text-input><text:s/>et présente les caractéristiques suivantes :</text:p>
      <text:p text:style-name="P20"><text:span text:style-name="T19">Zonage au plan de secteur </text:span><text:span text:style-name="T17">:</text:span><text:span text:style-name="T20"> </text:span><text:span text:style-name="T1"><text:text-input text:description="Bien-Parcelles">licence_helper.folderZone</text:text-input></text:span></text:p>
      <text:p text:style-name="P20"><text:span text:style-name="T19">Guide communal d'urbanisme</text:span><text:span text:style-name="T17">:</text:span><text:span text:style-name="T20"> </text:span><text:span text:style-name="T21"><text:text-input text:description="Bien-Parcelles">self.getValueForTemplate('township_guide')</text:text-input></text:span></text:p>
      <text:p text:style-name="P20"><text:span text:style-name="T19">Schéma de développement communal</text:span><text:span text:style-name="T18"> </text:span><text:span text:style-name="T17">:</text:span><text:span text:style-name="T20"> </text:span><text:span text:style-name="T22"><text:text-input text:description="Bien-Parcelles">self.getValueForTemplate('SDC')</text:text-input></text:span><text:span text:style-name="T22"> </text:span></text:p>
      <text:p text:style-name="P24">Permis d'urbanisation (lot.) :</text:p>
      <text:p text:style-name="P21"><text:span text:style-name="T13"><office:annotation><dc:creator>bleybaert</dc:creator><dc:date>2018-11-22T11:31:30.751517122</dc:date><loext:sender-initials>ble</loext:sender-initials><text:p text:style-name="P46"><text:span text:style-name="T63">do text if "Guide Communal" in licence_helper.divergence</text:span></text:p></office:annotation></text:span><text:span text:style-name="T13">et s'écarte </text:span><text:span text:style-name="T29">du </text:span><text:span text:style-name="T31">Guide communal d'urbanisme</text:span><text:span text:style-name="T30"> </text:span><text:span text:style-name="T13">pour</text:span><text:span text:style-name="T11"> </text:span><text:span text:style-name="T15">:<text:line-break/></text:span><text:span text:style-name="T10"><text:text-input text:description="Dérogation détails">self.getDivergenceDetails()</text:text-input></text:span></text:p>
      <text:p text:style-name="P22"><text:span text:style-name="T13"><office:annotation><dc:creator>bleybaert</dc:creator><dc:date>2018-11-22T11:31:30.751517122</dc:date><loext:sender-initials>ble</loext:sender-initials><text:p text:style-name="P46"><text:span text:style-name="T63">do text if "urbanisation" in licence_helper.divergence</text:span></text:p></office:annotation></text:span><text:span text:style-name="T13">et s'écarte </text:span><text:span text:style-name="T29">du </text:span><text:span text:style-name="T32">permis d'urbanisation</text:span><text:span text:style-name="T30"> </text:span><text:span text:style-name="T13">pour</text:span><text:span text:style-name="T11"> </text:span><text:span text:style-name="T15">:<text:line-break/></text:span><text:span text:style-name="T10"><text:text-input text:description="Dérogation détails">self.getDivergenceDetails()</text:text-input></text:span></text:p>
      <text:p text:style-name="P23"/>
      <text:p text:style-name="P18"/>
      <table:table table:name="Tableau2" table:style-name="Tableau2">
        <table:table-column table:number-columns-repeated="4" table:style-name="Tableau2.A"/>
        <table:table-row table:style-name="Tableau2.1">
          <table:table-cell office:value-type="string" table:style-name="Tableau2.A1">
            <text:h text:outline-level="4" text:style-name="P44">Date d’affichage</text:h>
            <text:h text:outline-level="4" text:style-name="P44">de la demande</text:h>
          </table:table-cell>
          <table:table-cell office:value-type="string" table:style-name="Tableau2.A1">
            <text:h text:outline-level="4" text:style-name="P44">Date d’ouverture</text:h>
            <text:h text:outline-level="4" text:style-name="P44">de l’enquête</text:h>
          </table:table-cell>
          <table:table-cell office:value-type="string" table:style-name="Tableau2.A1">
            <text:h text:outline-level="4" text:style-name="P45">Lieu et date </text:h>
            <text:h text:outline-level="4" text:style-name="P45">de clôture de l’enquête</text:h>
          </table:table-cell>
          <table:table-cell office:value-type="string" table:style-name="Tableau2.D1">
            <text:p text:style-name="P31">Les observations écrites</text:p>
            <text:p text:style-name="P31">peuvent être adressées :</text:p>
          </table:table-cell>
        </table:table-row>
        <table:table-row table:style-name="Tableau2.2">
          <table:table-cell office:value-type="string" table:style-name="Tableau2.A1">
            <text:p text:style-name="P32"><text:span text:style-name="T39">Le </text:span><text:span text:style-name="T2"><text:text-input text:description="Date début d'enquête">event_view.display_date('displayDate')</text:text-input></text:span></text:p>
          </table:table-cell>
          <table:table-cell office:value-type="string" table:style-name="Tableau2.A1">
            <text:p text:style-name="P32">Le <text:span text:style-name="T3"><text:text-input text:description="Date début d'enquête">tool.formatDate(licence.getLastInquiry().getInvestigationStart())</text:text-input></text:span></text:p>
          </table:table-cell>
          <table:table-cell office:value-type="string" table:style-name="Tableau2.A1">
            <text:p text:style-name="P33"><text:span text:style-name="T43">Lieu</text:span><text:span text:style-name="T16"> </text:span><text:span text:style-name="T42">: </text:span><text:span text:style-name="T34">ADRESSE</text:span></text:p>
            <text:p text:style-name="P32"><text:span text:style-name="T43">Date de clôture :</text:span><text:span text:style-name="T44"> </text:span><text:span text:style-name="T44"><text:text-input text:description="Date début d'enquête">tool.formatDate(licence.getLastInquiry().getInvestigationEnd())</text:text-input></text:span></text:p>
            <text:p text:style-name="P25"><text:span text:style-name="T16">Heure de clôture</text:span> : <text:span text:style-name="T14"><text:text-input text:description="">urbanEventObj.claimsDate.strftime("%H heures %M")
</text:text-input></text:span><text:span text:style-name="T14"><text:s/>à </text:span><text:span text:style-name="T14"><text:text-input text:description="">urbanEventObj.claimEndSDate.strftime("%H heures %M")</text:text-input></text:span></text:p>
          </table:table-cell>
          <table:table-cell office:value-type="string" table:style-name="Tableau2.D1">
            <text:p text:style-name="P28">Par courrier ordinaire :</text:p>
            <text:p text:style-name="P26">ADRESSE</text:p>
            <text:p text:style-name="P26"/>
            <text:p text:style-name="P29">ou</text:p>
            <text:p text:style-name="P29"/>
            <text:p text:style-name="P30"><text:span text:style-name="T24">Par courrier électronique</text:span><text:span text:style-name="T26"> </text:span><text:span text:style-name="T25">:</text:span></text:p>
            <text:p text:style-name="P27">EMAIL</text:p>
          </table:table-cell>
        </table:table-row>
      </table:table>
      <text:p text:style-name="P36"/>
      <text:p text:style-name="P35">Madame, Monsieur,</text:p>
      <text:p text:style-name="P42"/>
      <text:p text:style-name="P39">Le Bourgmestre,</text:p>
      <text:p text:style-name="P39"/>
      <text:p text:style-name="P39"><text:span text:style-name="T39">Porte à la connaissance du public que l’autorité compétente pour statuer sur la présente demande de permis </text:span><text:span text:style-name="T41">intégré</text:span><text:span text:style-name="T39"> est le </text:span><text:span text:style-name="T40">C</text:span><text:span text:style-name="T39">ollège </text:span><text:span text:style-name="T40">C</text:span><text:span text:style-name="T39">ommunal.</text:span></text:p>
      <text:p text:style-name="P39"/>
      <text:p text:style-name="P39">L’enquête publique <text:span text:style-name="T39">est orga</text:span>nisée selon les modalités prévues par les articles D.29-7 à D.29-19 et R.41-6 du livre 1<text:span text:style-name="T47">er</text:span> du code de l’environnement.</text:p>
      <text:p text:style-name="P39"/>
      <text:p text:style-name="P40">Le dossier peut être consulté, durant la période d'enquête, à l'adresse suivante : <text:span text:style-name="T57">ADRESSE</text:span><text:span text:style-name="T27">.</text:span></text:p>
      <text:p text:style-name="P43">- les jours ouvrables soit du lundi au vendredi de 8h30 à 12h00 ;</text:p>
      <text:p text:style-name="P43">- les <text:text-input text:description="Date permanence">tool.formatDate(urbanEventObj.getClaimsDate())</text:text-input>, … / … / … jusqu'à 20 heures.</text:p>
      <text:p text:style-name="P43"/>
      <text:p text:style-name="P41"><text:soft-page-break/><text:span text:style-name="T53">Pour les consultations jusqu'à 20 heures, rendez-vous doit être pris au plus tard 24 heures à l'avance auprès <text:tab/></text:span><text:span text:style-name="T28">du service Urbanisme - <text:tab/>téléphone : </text:span><text:span text:style-name="T35">TEL</text:span><text:span text:style-name="T28"> - mail : </text:span><text:span text:style-name="T35">MAIL</text:span></text:p>
      <text:p text:style-name="P40"/>
      <text:p text:style-name="P38">Des explications techniques peuvent être obtenues auprès des Fonctionnaires technique, délégué <text:span text:style-name="T60">et des implantations commerciales</text:span> du Service Public de Wallonie, <text:span text:style-name="T36">ADRESSE</text:span> / <text:span text:style-name="T58">NUM TEL </text:span>ou auprès du demandeur : <text:span text:style-name="T45"><text:text-input text:description="Demandeurs">self.getApplicantsSignaletic(withaddress=True)</text:text-input></text:span><text:span text:style-name="T45"><text:s/></text:span><text:span text:style-name="T46">(</text:span><text:span text:style-name="T59">TEL</text:span><text:span text:style-name="T46">)</text:span>.</text:p>
      <text:p text:style-name="P37"/>
      <text:p text:style-name="P34"><text:span text:style-name="T8">T</text:span><text:span text:style-name="T5">out intéressé peut formuler ses observations écrites ou orales auprès de </text:span><text:span text:style-name="T6">la </text:span><text:span text:style-name="T7">Commune de </text:span><text:span text:style-name="T7"><text:text-input text:description="">tool.getCityName()</text:text-input></text:span><text:span text:style-name="T6"><text:s/></text:span><text:span text:style-name="T5">dans le délai mentionné ci-dessus, jusqu’à la clôture de l’enquête.</text:span></text:p>
      <text:p text:style-name="P16"/>
      <text:p text:style-name="P5"><text:span text:style-name="T38"><text:text-input text:description="">tool.getCityName()</text:text-input></text:span><text:span text:style-name="T38">, le </text:span><text:span text:style-name="T4"><text:text-input text:description="Délivré à xxx le xxx">tool.formatDate(urbanEventObj.getEventDate())</text:text-input></text:span><text:span text:style-name="T4">.</text:span></text:p>
      <text:p text:style-name="P2"/>
      <text:p text:style-name="P2"/>
      <text:p text:style-name="P6"><office:annotation><dc:creator>bleybaert</dc:creator><dc:date>2018-07-18T09:41:44</dc:date><loext:sender-initials>ble</loext:sender-initials><text:p text:style-name="P46"><text:span text:style-name="T62">do text</text:span></text:p><text:p text:style-name="P46"><text:span text:style-name="T62">from document(at=signatures, format='odt')</text:span></text:p></office:annotation>Import signatures.<text:span text:style-name="T61">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1" svg:font-family="'Lohit Hindi'"/>
    <style:font-face style:name="OpenSymbol" svg:font-family="OpenSymbol"/>
    <style:font-face style:name="Rubik" svg:font-family="Rubik"/>
    <style:font-face style:name="StarSymbol" svg:font-family="StarSymbol"/>
    <style:font-face style:font-family-generic="modern" style:name="Courier New" svg:font-family="'Courier New'"/>
    <style:font-face style:font-family-generic="roman" style:name="Times New Roman1" svg:font-family="'Times New Roman'"/>
    <style:font-face style:font-family-generic="roman" style:font-pitch="variable" style:name="Liberation Serif" svg:font-family="'Liberation Serif'"/>
    <style:font-face style:font-family-generic="roman" style:font-pitch="variable" style:name="Times New Roman2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adornments="Gras" style:font-family-generic="swiss" style:font-pitch="variable" style:name="Calibri" svg:font-family="Calibri"/>
    <style:font-face style:font-family-generic="swiss" style:font-pitch="variable" style:name="Liberation Sans" svg:font-family="'Liberation Sans'"/>
    <style:font-face style:font-family-generic="system" style:font-pitch="variable" style:name="Arial Unicode MS" svg:font-family="'Arial Unicode MS'"/>
    <style:font-face style:font-family-generic="system" style:font-pitch="variable" style:name="Lohit Hindi" svg:font-family="'Lohit Hindi'"/>
    <style:font-face style:font-family-generic="system" style:font-pitch="variable" style:name="Mangal" svg:font-family="Mangal"/>
    <style:font-face style:font-family-generic="system" style:font-pitch="variable" style:name="WenQuanYi Micro Hei" svg:font-family="'WenQuanYi Micro Hei'"/>
  </office:font-face-decls>
  <office:automatic-styles>
    <style:style style:family="table" style:name="Tableau2">
      <style:table-properties fo:margin-left="-0.132cm" style:width="17.194cm" style:writing-mode="lr-tb" table:align="left"/>
    </style:style>
    <style:style style:family="table-column" style:name="Tableau2.A">
      <style:table-column-properties style:column-width="4.299cm"/>
    </style:style>
    <style:style style:family="table-row" style:name="Tableau2.1">
      <style:table-row-properties fo:keep-together="auto" style:min-row-height="1.217cm"/>
    </style:style>
    <style:style style:family="table-cell" style:name="Tableau2.A1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middle" style:writing-mode="lr-tb"/>
    </style:style>
    <style:style style:family="table-cell" style:name="Tableau2.D1">
      <style:table-cell-properties fo:border="0.5pt solid #000000" fo:padding-bottom="0cm" fo:padding-left="0.123cm" fo:padding-right="0.123cm" fo:padding-top="0cm" style:vertical-align="middle" style:writing-mode="lr-tb"/>
    </style:style>
    <style:style style:family="table-row" style:name="Tableau2.2">
      <style:table-row-properties fo:keep-together="auto" style:min-row-height="1.492cm"/>
    </style:style>
    <style:style style:family="paragraph" style:name="P1" style:parent-style-name="UrbanBody">
      <style:paragraph-properties fo:margin-bottom="0cm" fo:margin-top="0cm" fo:text-align="justify" loext:contextual-spacing="false" style:justify-single-word="false"/>
      <style:text-properties fo:font-size="10pt" style:font-name="Arial" style:font-size-asian="10pt" style:font-size-complex="10pt"/>
    </style:style>
    <style:style style:family="paragraph" style:name="P2" style:parent-style-name="UrbanBody">
      <style:paragraph-properties fo:margin-bottom="0cm" fo:margin-top="0cm" fo:text-align="start" loext:contextual-spacing="false" style:justify-single-word="false"/>
      <style:text-properties fo:font-size="10pt" officeooo:paragraph-rsid="0018a05b" style:font-name="Arial" style:font-size-asian="10pt" style:font-size-complex="10pt"/>
    </style:style>
    <style:style style:family="paragraph" style:name="P3" style:parent-style-name="UrbanBody">
      <style:paragraph-properties fo:margin-bottom="0cm" fo:margin-top="0cm" fo:text-align="justify" loext:contextual-spacing="false" style:justify-single-word="false"/>
      <style:text-properties fo:font-size="11pt" officeooo:paragraph-rsid="002d6398" officeooo:rsid="0020eb3a" style:font-name="Arial" style:font-size-asian="11pt" style:font-size-complex="11pt"/>
    </style:style>
    <style:style style:family="paragraph" style:name="P4" style:parent-style-name="UrbanBody">
      <style:paragraph-properties fo:margin-bottom="0cm" fo:margin-top="0cm" fo:text-align="justify" loext:contextual-spacing="false" style:justify-single-word="false"/>
      <style:text-properties fo:font-size="11pt" officeooo:paragraph-rsid="002d6398" officeooo:rsid="002d6398" style:font-name="Arial" style:font-size-asian="11pt" style:font-size-complex="11pt"/>
    </style:style>
    <style:style style:family="paragraph" style:name="P5" style:parent-style-name="UrbanBody">
      <style:paragraph-properties fo:margin-bottom="0cm" fo:margin-top="0cm" fo:text-align="start" loext:contextual-spacing="false" style:justify-single-word="false"/>
      <style:text-properties fo:font-size="11pt" officeooo:paragraph-rsid="0039cbe2" style:font-name="Arial" style:font-size-asian="11pt" style:font-size-complex="11pt"/>
    </style:style>
    <style:style style:family="paragraph" style:name="P6" style:parent-style-name="UrbanBody">
      <style:paragraph-properties fo:margin-bottom="0cm" fo:margin-top="0cm" fo:text-align="start" loext:contextual-spacing="false" style:justify-single-word="false"/>
      <style:text-properties fo:font-size="11pt" officeooo:paragraph-rsid="0038bac9" officeooo:rsid="0038bac9" style:font-name="Arial" style:font-size-asian="11pt" style:font-size-complex="11pt"/>
    </style:style>
    <style:style style:family="paragraph" style:name="P7" style:parent-style-name="UrbanBody">
      <style:paragraph-properties fo:margin-bottom="0cm" fo:margin-top="0cm" fo:text-align="justify" loext:contextual-spacing="false" style:justify-single-word="false"/>
      <style:text-properties fo:font-size="11pt" fo:font-weight="normal" officeooo:paragraph-rsid="00186935" officeooo:rsid="0016c3f7" style:font-name="Arial" style:font-name-complex="Arial" style:font-size-asian="11pt" style:font-size-complex="11pt" style:font-weight-asian="normal" style:font-weight-complex="normal"/>
    </style:style>
    <style:style style:family="paragraph" style:name="P8" style:parent-style-name="UrbanBody">
      <style:paragraph-properties fo:margin-bottom="0cm" fo:margin-top="0cm" fo:text-align="justify" loext:contextual-spacing="false" style:justify-single-word="false"/>
      <style:text-properties fo:color="#111111" fo:font-size="11pt" officeooo:paragraph-rsid="002d6398" officeooo:rsid="0024ef65" style:font-name="Arial" style:font-name-complex="Arial" style:font-size-asian="11pt" style:font-size-complex="11pt"/>
    </style:style>
    <style:style style:family="paragraph" style:name="P9" style:parent-style-name="UrbanTitle">
      <style:paragraph-properties fo:margin-bottom="0cm" fo:margin-top="0cm" fo:text-align="start" loext:contextual-spacing="false" style:justify-single-word="false"/>
      <style:text-properties fo:font-size="10pt" fo:font-weight="normal" style:font-name="Arial" style:font-size-asian="10pt" style:font-size-complex="10pt" style:font-weight-asian="normal" style:font-weight-complex="normal" style:text-underline-style="none"/>
    </style:style>
    <style:style style:family="paragraph" style:name="P10" style:parent-style-name="UrbanTitle">
      <style:paragraph-properties fo:margin-bottom="0cm" fo:margin-top="0cm" fo:text-align="start" loext:contextual-spacing="false" style:justify-single-word="false"/>
      <style:text-properties fo:font-size="10pt" style:font-name="Arial" style:font-size-asian="10pt" style:font-size-complex="10pt"/>
    </style:style>
    <style:style style:family="paragraph" style:name="P11" style:parent-style-name="UrbanTitle">
      <style:paragraph-properties fo:margin-bottom="0cm" fo:margin-top="0cm" fo:text-align="start" loext:contextual-spacing="false" style:justify-single-word="false"/>
      <style:text-properties fo:font-size="14pt" fo:font-weight="normal" style:font-name="Arial" style:font-size-asian="14pt" style:font-size-complex="14pt" style:font-weight-asian="normal" style:font-weight-complex="normal"/>
    </style:style>
    <style:style style:family="paragraph" style:name="P12" style:parent-style-name="UrbanTitle">
      <style:paragraph-properties fo:margin-bottom="0cm" fo:margin-top="0cm" fo:text-align="start" loext:contextual-spacing="false" style:justify-single-word="false"/>
      <style:text-properties fo:font-size="14pt" fo:font-weight="normal" fo:text-transform="uppercase" style:font-name="Arial" style:font-size-asian="14pt" style:font-size-complex="14pt" style:font-weight-asian="normal" style:font-weight-complex="normal"/>
    </style:style>
    <style:style style:family="paragraph" style:name="P13" style:parent-style-name="Standard">
      <style:paragraph-properties fo:margin-bottom="0cm" fo:margin-top="0cm" fo:text-align="start" loext:contextual-spacing="false" style:justify-single-word="false"/>
      <style:text-properties fo:font-size="10pt" fo:font-weight="bold" style:font-name="Arial" style:font-size-asian="10pt" style:font-size-complex="10pt" style:font-weight-asian="bold" style:font-weight-complex="bold"/>
    </style:style>
    <style:style style:family="paragraph" style:name="P14" style:parent-style-name="Standard">
      <style:paragraph-properties fo:margin-bottom="0cm" fo:margin-top="0cm" fo:text-align="justify" loext:contextual-spacing="false" style:justify-single-word="false"/>
      <style:text-properties fo:font-size="11pt" fo:font-weight="normal" officeooo:paragraph-rsid="00186935" officeooo:rsid="0016c3f7" style:font-name="Arial" style:font-size-asian="11pt" style:font-size-complex="11pt" style:font-weight-asian="normal" style:font-weight-complex="normal"/>
    </style:style>
    <style:style style:family="paragraph" style:name="P15" style:parent-style-name="Standard">
      <style:paragraph-properties fo:margin-bottom="0cm" fo:margin-top="0cm" fo:text-align="center" loext:contextual-spacing="false" style:justify-single-word="false" style:line-height-at-least="0.176cm"/>
      <style:text-properties fo:font-size="15pt" officeooo:paragraph-rsid="003ef27d" style:font-name="Rubik" style:font-name-complex="Rubik" style:font-size-asian="15pt" style:font-size-complex="15pt"/>
    </style:style>
    <style:style style:family="paragraph" style:name="P16" style:parent-style-name="Text_20_body">
      <style:paragraph-properties fo:margin-bottom="0cm" fo:margin-top="0cm" fo:text-align="start" loext:contextual-spacing="false" style:justify-single-word="false"/>
      <style:text-properties fo:font-size="11pt" fo:font-weight="normal" officeooo:paragraph-rsid="001bb43e" officeooo:rsid="0016c3f7" style:font-name="Arial" style:font-size-asian="11pt" style:font-size-complex="11pt" style:font-weight-asian="normal" style:font-weight-complex="normal"/>
    </style:style>
    <style:style style:family="paragraph" style:name="P17" style:parent-style-name="Standard">
      <style:paragraph-properties fo:text-align="start" style:justify-single-word="false"/>
      <style:text-properties fo:font-size="10.5pt" fo:font-weight="normal" style:font-name="Arial" style:font-size-asian="10.5pt" style:font-size-complex="10.5pt" style:font-weight-asian="normal" style:font-weight-complex="normal"/>
    </style:style>
    <style:style style:family="paragraph" style:name="P18" style:parent-style-name="Preformatted_20_Text">
      <style:paragraph-properties fo:text-align="justify" style:justify-single-word="false"/>
      <style:text-properties fo:font-size="10pt" officeooo:paragraph-rsid="00186935" style:font-name="Arial" style:font-name-complex="Arial" style:font-size-asian="10pt" style:font-size-complex="10pt"/>
    </style:style>
    <style:style style:family="paragraph" style:name="P19" style:parent-style-name="Preformatted_20_Text">
      <style:paragraph-properties fo:text-align="justify" style:justify-single-word="false"/>
      <style:text-properties fo:font-size="11pt" officeooo:paragraph-rsid="00186935" style:font-name="Arial" style:font-name-complex="Arial" style:font-size-asian="11pt" style:font-size-complex="11pt"/>
    </style:style>
    <style:style style:family="paragraph" style:name="P20" style:parent-style-name="Preformatted_20_Text">
      <style:paragraph-properties fo:text-align="start" style:justify-single-word="false"/>
      <style:text-properties fo:font-size="11pt" officeooo:paragraph-rsid="005139cf" style:font-name="Arial" style:font-size-asian="11pt" style:font-size-complex="11pt"/>
    </style:style>
    <style:style style:family="paragraph" style:name="P21" style:parent-style-name="Preformatted_20_Text">
      <style:paragraph-properties fo:text-align="start" style:justify-single-word="false"/>
      <style:text-properties fo:font-size="11pt" officeooo:paragraph-rsid="00535cd0" style:font-name="Arial" style:font-size-asian="11pt" style:font-size-complex="11pt"/>
    </style:style>
    <style:style style:family="paragraph" style:name="P22" style:parent-style-name="Preformatted_20_Text">
      <style:paragraph-properties fo:text-align="start" style:justify-single-word="false"/>
      <style:text-properties fo:font-size="11pt" officeooo:paragraph-rsid="0055c485" style:font-name="Arial" style:font-size-asian="11pt" style:font-size-complex="11pt"/>
    </style:style>
    <style:style style:family="paragraph" style:name="P23" style:parent-style-name="Preformatted_20_Text">
      <style:paragraph-properties fo:text-align="start" style:justify-single-word="false"/>
      <style:text-properties fo:font-size="11pt" fo:font-weight="normal" officeooo:paragraph-rsid="001f4b30" officeooo:rsid="0024ef65" style:font-name="Arial" style:font-name-complex="Arial" style:font-size-asian="11pt" style:font-size-complex="11pt" style:font-weight-asian="normal" style:font-weight-complex="normal"/>
    </style:style>
    <style:style style:family="paragraph" style:name="P24" style:parent-style-name="Preformatted_20_Text">
      <style:paragraph-properties fo:text-align="start" style:justify-single-word="false"/>
      <style:text-properties fo:background-color="#fff200" fo:color="#ff3333" fo:font-size="11pt" fo:font-style="normal" fo:font-weight="bold" officeooo:paragraph-rsid="00535cd0" officeooo:rsid="00230ea8" style:font-name="Arial" style:font-name-complex="Arial" style:font-size-asian="11pt" style:font-size-complex="11pt" style:font-style-asian="normal" style:font-weight-asian="bold" style:font-weight-complex="bold" style:text-underline-color="font-color" style:text-underline-style="solid" style:text-underline-width="auto"/>
    </style:style>
    <style:style style:family="paragraph" style:name="P25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country="FR" fo:font-size="10pt" fo:font-weight="normal" fo:language="fr" officeooo:paragraph-rsid="0020eb3a" style:font-name="Arial" style:font-size-asian="10pt" style:font-size-complex="10pt" style:font-weight-asian="normal" style:font-weight-complex="normal"/>
    </style:style>
    <style:style style:family="paragraph" style:name="P26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#fff200" fo:color="#ff3333" fo:country="FR" fo:font-size="10pt" fo:language="fr" officeooo:paragraph-rsid="002d6398" officeooo:rsid="002d6398" style:font-name="Arial" style:font-size-asian="10pt" style:font-size-complex="10pt"/>
    </style:style>
    <style:style style:family="paragraph" style:name="P27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#ffff00" fo:color="#ff3333" fo:country="FR" fo:font-size="10pt" fo:language="fr" officeooo:paragraph-rsid="002d6398" officeooo:rsid="002d6398" style:font-name="Arial" style:font-size-asian="10pt" style:font-size-complex="10pt" style:text-underline-style="none"/>
    </style:style>
    <style:style style:family="paragraph" style:name="P28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transparent" fo:country="FR" fo:font-size="10pt" fo:font-weight="bold" fo:language="fr" officeooo:paragraph-rsid="0020eb3a" style:font-name="Arial" style:font-size-asian="10pt" style:font-size-complex="10pt" style:font-weight-asian="normal" style:font-weight-complex="normal" style:text-underline-color="font-color" style:text-underline-style="solid" style:text-underline-width="auto" style:use-window-font-color="true"/>
    </style:style>
    <style:style style:family="paragraph" style:name="P29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transparent" fo:country="FR" fo:font-size="10pt" fo:font-weight="bold" fo:language="fr" officeooo:paragraph-rsid="0020eb3a" style:font-name="Arial" style:font-size-asian="10pt" style:font-size-complex="10pt" style:use-window-font-color="true"/>
    </style:style>
    <style:style style:family="paragraph" style:name="P30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officeooo:paragraph-rsid="002d6398"/>
    </style:style>
    <style:style style:family="paragraph" style:name="P31" style:parent-style-name="Standard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font-size="10pt" fo:font-weight="bold" officeooo:paragraph-rsid="0020eb3a" style:font-name="Arial" style:font-size-asian="10pt" style:font-size-complex="10pt" style:font-weight-asian="bold" style:font-weight-complex="bold"/>
    </style:style>
    <style:style style:family="paragraph" style:name="P32" style:parent-style-name="Standard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font-size="10pt" fo:font-weight="normal" officeooo:paragraph-rsid="0020eb3a" style:font-name="Arial" style:font-size-asian="10pt" style:font-size-complex="10pt" style:font-weight-asian="normal" style:font-weight-complex="normal"/>
    </style:style>
    <style:style style:family="paragraph" style:name="P33" style:parent-style-name="Standard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transparent" fo:font-size="10pt" fo:font-weight="normal" officeooo:paragraph-rsid="0020eb3a" style:font-name="Arial" style:font-size-asian="10pt" style:font-size-complex="10pt" style:font-weight-asian="normal" style:font-weight-complex="normal"/>
    </style:style>
    <style:style style:family="paragraph" style:name="P34" style:parent-style-name="Standard">
      <style:paragraph-properties fo:margin-bottom="0cm" fo:margin-left="0cm" fo:margin-right="0cm" fo:margin-top="0cm" fo:text-align="start" fo:text-indent="0cm" loext:contextual-spacing="false" style:auto-text-indent="false" style:justify-single-word="false" style:writing-mode="lr-tb"/>
      <style:text-properties fo:font-size="11pt" officeooo:paragraph-rsid="0020eb3a" officeooo:rsid="0016c3f7" style:font-name="Arial" style:font-size-asian="11pt" style:font-size-complex="11pt"/>
    </style:style>
    <style:style style:family="paragraph" style:name="P35" style:parent-style-name="UrbanBody">
      <style:paragraph-properties fo:margin-bottom="0cm" fo:margin-left="0cm" fo:margin-right="0cm" fo:margin-top="0cm" fo:text-align="start" fo:text-indent="0cm" loext:contextual-spacing="false" style:auto-text-indent="false" style:justify-single-word="false" style:writing-mode="lr-tb"/>
      <style:text-properties fo:font-size="11pt" officeooo:paragraph-rsid="0020eb3a" style:font-name="Arial" style:font-size-asian="11pt" style:font-size-complex="11pt"/>
    </style:style>
    <style:style style:family="paragraph" style:name="P36" style:parent-style-name="Text_20_body">
      <style:paragraph-properties fo:margin-bottom="0cm" fo:margin-left="0cm" fo:margin-right="0cm" fo:margin-top="0cm" fo:text-align="start" fo:text-indent="0cm" loext:contextual-spacing="false" style:auto-text-indent="false" style:justify-single-word="false" style:shadow="none" style:writing-mode="lr-tb"/>
      <style:text-properties fo:country="FR" fo:font-size="11pt" fo:font-weight="normal" fo:language="fr" officeooo:paragraph-rsid="0020eb3a" officeooo:rsid="0024ef65" style:font-name="Arial" style:font-name-complex="Arial" style:font-size-asian="11pt" style:font-size-complex="11pt" style:font-weight-asian="normal" style:font-weight-complex="normal"/>
    </style:style>
    <style:style style:family="paragraph" style:name="P37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officeooo:paragraph-rsid="0020eb3a" style:font-name="Arial" style:font-size-asian="11pt" style:font-size-complex="11pt"/>
    </style:style>
    <style:style style:family="paragraph" style:name="P38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officeooo:paragraph-rsid="0022f8f1" style:font-name="Arial" style:font-size-asian="11pt" style:font-size-complex="11pt"/>
    </style:style>
    <style:style style:family="paragraph" style:name="P39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0eb3a" officeooo:rsid="0016c3f7" style:font-name="Arial" style:font-name-complex="Arial" style:font-size-asian="11pt" style:font-size-complex="11pt" style:font-weight-asian="normal" style:font-weight-complex="normal" style:text-underline-style="none"/>
    </style:style>
    <style:style style:family="paragraph" style:name="P40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2e82c" officeooo:rsid="0016c3f7" style:font-name="Arial" style:font-name-complex="Arial" style:font-size-asian="11pt" style:font-size-complex="11pt" style:font-weight-asian="normal" style:font-weight-complex="normal" style:text-underline-style="none"/>
    </style:style>
    <style:style style:family="paragraph" style:name="P41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2e82c" officeooo:rsid="0024ef65" style:font-name="Arial" style:font-name-complex="Arial" style:font-size-asian="11pt" style:font-size-complex="11pt" style:font-weight-asian="normal" style:font-weight-complex="normal"/>
    </style:style>
    <style:style style:family="paragraph" style:name="P42" style:parent-style-name="Preformatted_20_Text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0eb3a" officeooo:rsid="0016c3f7" style:font-name="Arial" style:font-size-asian="11pt" style:font-size-complex="11pt" style:font-weight-asian="normal" style:font-weight-complex="normal"/>
    </style:style>
    <style:style style:family="paragraph" style:name="P43" style:parent-style-name="Preformatted_20_Text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2e82c" officeooo:rsid="0016c3f7" style:font-name="Arial" style:font-name-complex="Arial" style:font-size-asian="11pt" style:font-size-complex="11pt" style:font-weight-asian="normal" style:font-weight-complex="normal" style:text-underline-style="none"/>
    </style:style>
    <style:style style:family="paragraph" style:name="P44" style:parent-style-name="Heading_20_4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font-size="10pt" fo:font-weight="bold" officeooo:paragraph-rsid="0020eb3a" style:font-name="Arial" style:font-size-asian="10pt" style:font-size-complex="10pt" style:font-weight-asian="bold" style:font-weight-complex="bold"/>
    </style:style>
    <style:style style:family="paragraph" style:name="P45" style:parent-style-name="Heading_20_4">
      <style:paragraph-properties fo:line-height="100%" fo:margin-bottom="0cm" fo:margin-left="-0.042cm" fo:margin-right="-0.021cm" fo:margin-top="0cm" fo:text-align="center" fo:text-indent="0cm" loext:contextual-spacing="false" style:auto-text-indent="false" style:justify-single-word="false"/>
      <style:text-properties fo:font-size="10pt" fo:font-weight="bold" officeooo:paragraph-rsid="0020eb3a" style:font-name="Arial" style:font-size-asian="10pt" style:font-size-complex="10pt" style:font-weight-asian="bold" style:font-weight-complex="bold"/>
    </style:style>
    <style:style style:family="paragraph" style:name="P46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fo:font-weight="normal" officeooo:rsid="0024ef65" style:font-name-complex="Arial" style:font-style-asian="normal" style:font-weight-asian="normal" style:text-underline-color="font-color" style:text-underline-style="solid" style:text-underline-width="auto"/>
    </style:style>
    <style:style style:family="text" style:name="T2">
      <style:text-properties fo:background-color="transparent" fo:font-style="normal" fo:font-weight="bold" loext:char-shading-value="0" style:font-style-asian="normal" style:font-style-complex="normal" style:font-weight-asian="bold" style:font-weight-complex="bold" style:text-underline-style="none"/>
    </style:style>
    <style:style style:family="text" style:name="T3">
      <style:text-properties fo:font-style="normal" fo:font-weight="bold" style:font-style-asian="normal" style:font-style-complex="normal" style:font-weight-asian="bold" style:font-weight-complex="bold" style:text-underline-style="none"/>
    </style:style>
    <style:style style:family="text" style:name="T4">
      <style:text-properties fo:font-style="normal" fo:font-weight="normal" officeooo:rsid="001dc90b" style:font-style-asian="normal" style:font-weight-asian="normal" style:font-weight-complex="normal" style:text-underline-style="none"/>
    </style:style>
    <style:style style:family="text" style:name="T5">
      <style:text-properties fo:font-weight="normal" style:font-weight-asian="normal" style:font-weight-complex="normal"/>
    </style:style>
    <style:style style:family="text" style:name="T6">
      <style:text-properties fo:font-weight="normal" officeooo:rsid="0022e82c" style:font-weight-asian="normal" style:font-weight-complex="normal"/>
    </style:style>
    <style:style style:family="text" style:name="T7">
      <style:text-properties fo:font-weight="normal" officeooo:rsid="0033d800" style:font-weight-asian="normal" style:font-weight-complex="normal"/>
    </style:style>
    <style:style style:family="text" style:name="T8">
      <style:text-properties fo:font-weight="normal" officeooo:rsid="00358cac" style:font-weight-asian="normal" style:font-weight-complex="normal"/>
    </style:style>
    <style:style style:family="text" style:name="T9">
      <style:text-properties fo:font-weight="normal" style:font-name-complex="Arial" style:font-weight-asian="normal" style:font-weight-complex="normal"/>
    </style:style>
    <style:style style:family="text" style:name="T10">
      <style:text-properties fo:font-weight="normal" officeooo:rsid="0024ef65" style:font-name-complex="Arial" style:font-weight-asian="normal" style:font-weight-complex="normal"/>
    </style:style>
    <style:style style:family="text" style:name="T11">
      <style:text-properties fo:font-weight="normal" officeooo:rsid="00230ea8" style:font-name-complex="Arial" style:font-weight-asian="normal" style:font-weight-complex="normal"/>
    </style:style>
    <style:style style:family="text" style:name="T12">
      <style:text-properties fo:font-weight="normal" officeooo:rsid="0016c3f7" style:font-name-complex="Arial" style:font-weight-asian="normal" style:font-weight-complex="normal"/>
    </style:style>
    <style:style style:family="text" style:name="T13">
      <style:text-properties fo:font-weight="bold" officeooo:rsid="00230ea8" style:font-name-complex="Arial" style:font-weight-asian="bold" style:font-weight-complex="bold"/>
    </style:style>
    <style:style style:family="text" style:name="T14">
      <style:text-properties fo:font-weight="bold" style:font-weight-asian="bold" style:font-weight-complex="bold"/>
    </style:style>
    <style:style style:family="text" style:name="T15">
      <style:text-properties fo:font-weight="bold" officeooo:rsid="0024ef65" style:font-name-complex="Arial" style:font-weight-asian="normal" style:font-weight-complex="normal"/>
    </style:style>
    <style:style style:family="text" style:name="T16">
      <style:text-properties style:text-underline-color="font-color" style:text-underline-style="solid" style:text-underline-width="auto"/>
    </style:style>
    <style:style style:family="text" style:name="T17">
      <style:text-properties fo:font-weight="bold" officeooo:rsid="0024ef65" style:font-name-complex="Arial" style:text-underline-color="font-color" style:text-underline-style="solid" style:text-underline-width="auto"/>
    </style:style>
    <style:style style:family="text" style:name="T18">
      <style:text-properties fo:font-weight="bold" officeooo:rsid="0016c3f7" style:font-name-complex="Arial" style:text-underline-color="font-color" style:text-underline-style="solid" style:text-underline-width="auto"/>
    </style:style>
    <style:style style:family="text" style:name="T19">
      <style:text-properties fo:font-weight="bold" officeooo:rsid="0049f285" style:font-name-complex="Arial" style:text-underline-color="font-color" style:text-underline-style="solid" style:text-underline-width="auto"/>
    </style:style>
    <style:style style:family="text" style:name="T20">
      <style:text-properties officeooo:rsid="0024ef65" style:font-name-complex="Arial" style:text-underline-color="font-color" style:text-underline-style="solid" style:text-underline-width="auto"/>
    </style:style>
    <style:style style:family="text" style:name="T21">
      <style:text-properties fo:font-style="normal" fo:font-weight="normal" officeooo:rsid="0024ef65" style:font-name-complex="Arial" style:font-style-asian="normal" style:font-weight-asian="normal" style:text-underline-color="font-color" style:text-underline-style="solid" style:text-underline-width="auto" style:use-window-font-color="true"/>
    </style:style>
    <style:style style:family="text" style:name="T22">
      <style:text-properties fo:font-style="normal" fo:font-weight="normal" officeooo:rsid="0024ef65" style:font-name-complex="Arial" style:font-style-asian="normal" style:font-weight-asian="normal" style:font-weight-complex="normal" style:text-underline-color="font-color" style:text-underline-style="solid" style:text-underline-width="auto" style:use-window-font-color="true"/>
    </style:style>
    <style:style style:family="text" style:name="T23">
      <style:text-properties officeooo:rsid="0024ef65" style:font-name-complex="Arial" style:use-window-font-color="true"/>
    </style:style>
    <style:style style:family="text" style:name="T24">
      <style:text-properties fo:background-color="transparent" fo:country="FR" fo:font-size="10pt" fo:font-weight="bold" fo:language="fr" loext:char-shading-value="0" style:font-name="Arial" style:font-size-asian="10pt" style:font-size-complex="10pt" style:text-underline-color="font-color" style:text-underline-style="solid" style:text-underline-width="auto" style:use-window-font-color="true"/>
    </style:style>
    <style:style style:family="text" style:name="T25">
      <style:text-properties fo:background-color="transparent" fo:country="FR" fo:font-size="10pt" fo:language="fr" loext:char-shading-value="0" style:font-name="Arial" style:font-size-asian="10pt" style:font-size-complex="10pt" style:text-underline-color="font-color" style:text-underline-style="solid" style:text-underline-width="auto" style:use-window-font-color="true"/>
    </style:style>
    <style:style style:family="text" style:name="T26">
      <style:text-properties fo:background-color="transparent" fo:font-size="10pt" loext:char-shading-value="0" style:font-name="Arial" style:font-size-asian="10pt" style:font-size-complex="10pt" style:text-underline-color="font-color" style:text-underline-style="solid" style:text-underline-width="auto" style:use-window-font-color="true"/>
    </style:style>
    <style:style style:family="text" style:name="T27">
      <style:text-properties fo:background-color="transparent" loext:char-shading-value="0" officeooo:rsid="0032d9c9" style:use-window-font-color="true"/>
    </style:style>
    <style:style style:family="text" style:name="T28">
      <style:text-properties fo:background-color="transparent" loext:char-shading-value="0" officeooo:rsid="0016c3f7" style:text-underline-style="none" style:use-window-font-color="true"/>
    </style:style>
    <style:style style:family="text" style:name="T29">
      <style:text-properties fo:background-color="transparent" fo:font-weight="bold" loext:char-shading-value="0" officeooo:rsid="00257375" style:font-name-complex="Arial" style:font-weight-asian="bold" style:font-weight-complex="bold" style:use-window-font-color="true"/>
    </style:style>
    <style:style style:family="text" style:name="T30">
      <style:text-properties fo:background-color="transparent" fo:font-weight="bold" loext:char-shading-value="0" officeooo:rsid="00230ea8" style:font-name-complex="Arial" style:font-weight-asian="bold" style:font-weight-complex="bold" style:use-window-font-color="true"/>
    </style:style>
    <style:style style:family="text" style:name="T31">
      <style:text-properties fo:background-color="transparent" fo:font-weight="bold" loext:char-shading-value="0" officeooo:rsid="0054f3cf" style:font-name-complex="Arial" style:font-weight-asian="bold" style:font-weight-complex="bold" style:use-window-font-color="true"/>
    </style:style>
    <style:style style:family="text" style:name="T32">
      <style:text-properties fo:background-color="transparent" fo:font-weight="bold" loext:char-shading-value="0" officeooo:rsid="0055c485" style:font-name-complex="Arial" style:font-weight-asian="bold" style:font-weight-complex="bold" style:use-window-font-color="true"/>
    </style:style>
    <style:style style:family="text" style:name="T33">
      <style:text-properties officeooo:rsid="0016c3f7"/>
    </style:style>
    <style:style style:family="text" style:name="T34">
      <style:text-properties fo:background-color="#ffff00" fo:color="#ff3333" fo:country="FR" fo:language="fr" loext:char-shading-value="0" officeooo:rsid="002d6398"/>
    </style:style>
    <style:style style:family="text" style:name="T35">
      <style:text-properties fo:background-color="#ffff00" fo:color="#ff3333" loext:char-shading-value="0" officeooo:rsid="0032d9c9" style:text-underline-style="none"/>
    </style:style>
    <style:style style:family="text" style:name="T36">
      <style:text-properties fo:background-color="#ffff00" fo:color="#ff3333" loext:char-shading-value="0" officeooo:rsid="0032d9c9"/>
    </style:style>
    <style:style style:family="text" style:name="T37">
      <style:text-properties officeooo:rsid="00186935"/>
    </style:style>
    <style:style style:family="text" style:name="T38">
      <style:text-properties officeooo:rsid="0018a05b"/>
    </style:style>
    <style:style style:family="text" style:name="T39">
      <style:text-properties fo:background-color="transparent" loext:char-shading-value="0"/>
    </style:style>
    <style:style style:family="text" style:name="T40">
      <style:text-properties fo:background-color="transparent" loext:char-shading-value="0" officeooo:rsid="0032d9c9"/>
    </style:style>
    <style:style style:family="text" style:name="T41">
      <style:text-properties fo:background-color="transparent" loext:char-shading-value="0" officeooo:rsid="003ef27d"/>
    </style:style>
    <style:style style:family="text" style:name="T42">
      <style:text-properties fo:country="FR" fo:language="fr"/>
    </style:style>
    <style:style style:family="text" style:name="T43">
      <style:text-properties fo:country="FR" fo:language="fr" style:text-underline-color="font-color" style:text-underline-style="solid" style:text-underline-width="auto"/>
    </style:style>
    <style:style style:family="text" style:name="T44">
      <style:text-properties fo:country="FR" fo:font-style="normal" fo:font-weight="bold" fo:language="fr" style:font-style-asian="normal" style:font-style-complex="normal" style:font-weight-asian="bold" style:font-weight-complex="bold" style:text-underline-style="none"/>
    </style:style>
    <style:style style:family="text" style:name="T45">
      <style:text-properties fo:country="FR" fo:font-weight="normal" fo:language="fr" style:font-weight-asian="normal" style:font-weight-complex="normal"/>
    </style:style>
    <style:style style:family="text" style:name="T46">
      <style:text-properties fo:country="FR" fo:font-weight="normal" fo:language="fr" officeooo:rsid="003ef27d" style:font-weight-asian="normal" style:font-weight-complex="normal"/>
    </style:style>
    <style:style style:family="text" style:name="T47">
      <style:text-properties style:text-position="super 58%"/>
    </style:style>
    <style:style style:family="text" style:name="T48">
      <style:text-properties fo:color="#111111" style:font-name-complex="Arial"/>
    </style:style>
    <style:style style:family="text" style:name="T49">
      <style:text-properties fo:color="#111111" officeooo:rsid="001f4b30" style:font-name-complex="Arial"/>
    </style:style>
    <style:style style:family="text" style:name="T50">
      <style:text-properties fo:color="#111111" officeooo:rsid="0024ef65" style:font-name-complex="Arial"/>
    </style:style>
    <style:style style:family="text" style:name="T51">
      <style:text-properties fo:color="#111111" officeooo:rsid="002d6398" style:font-name-complex="Arial"/>
    </style:style>
    <style:style style:family="text" style:name="T52">
      <style:text-properties fo:color="#111111" officeooo:rsid="003ef27d" style:font-name-complex="Arial"/>
    </style:style>
    <style:style style:family="text" style:name="T53">
      <style:text-properties officeooo:rsid="0016c3f7" style:text-underline-style="none"/>
    </style:style>
    <style:style style:family="text" style:name="T54">
      <style:text-properties fo:text-transform="uppercase"/>
    </style:style>
    <style:style style:family="text" style:name="T55">
      <style:text-properties fo:text-transform="uppercase" officeooo:rsid="0016c3f7"/>
    </style:style>
    <style:style style:family="text" style:name="T56">
      <style:text-properties fo:text-transform="uppercase" officeooo:rsid="003ef27d"/>
    </style:style>
    <style:style style:family="text" style:name="T57">
      <style:text-properties fo:background-color="#ffff00" fo:color="#ce181e" loext:char-shading-value="0" officeooo:rsid="0032d9c9"/>
    </style:style>
    <style:style style:family="text" style:name="T58">
      <style:text-properties fo:background-color="#fff200" fo:color="#ce181e" loext:char-shading-value="0" officeooo:rsid="003ef27d"/>
    </style:style>
    <style:style style:family="text" style:name="T59">
      <style:text-properties fo:background-color="#fff200" fo:color="#ce181e" fo:country="FR" fo:font-weight="normal" fo:language="fr" loext:char-shading-value="0" officeooo:rsid="003ef27d" style:font-weight-asian="normal" style:font-weight-complex="normal"/>
    </style:style>
    <style:style style:family="text" style:name="T60">
      <style:text-properties officeooo:rsid="003ef27d"/>
    </style:style>
    <style:style style:family="text" style:name="T61">
      <style:text-properties officeooo:rsid="004d36f0"/>
    </style:style>
    <style:style style:family="text" style:name="T62">
      <style:text-properties fo:background-color="transparent" fo:country="FR" fo:font-size="10pt" fo:font-style="normal" fo:font-variant="normal" fo:font-weight="normal" fo:language="fr" fo:letter-spacing="normal" fo:text-shadow="none" fo:text-transform="none" style:country-asian="CN" style:country-complex="IN" style:font-name="Times New Roman2" style:font-name-asian="Arial Unicode MS" style:font-name-complex="Mangal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63">
      <style:text-properties fo:background-color="transparent" fo:country="BE" fo:font-size="10pt" fo:font-style="normal" fo:font-variant="normal" fo:font-weight="normal" fo:language="fr" fo:letter-spacing="normal" fo:text-shadow="none" fo:text-transform="none" style:country-asian="CN" style:country-complex="IN" style:font-name="Liberation Serif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33">COMMUNE</text:span> DE <text:span text:style-name="T54"><text:text-input text:description="">tool.getCityName()</text:text-input></text:span></text:p>
      <text:p text:style-name="P17"/>
      <text:p text:style-name="P12"/>
      <text:p text:style-name="P11"><text:span text:style-name="T54">Avis d'</text:span><text:span text:style-name="T55">ENQUÊTE PUBLIQUE<text:line-break/>PERMIS </text:span><text:span text:style-name="T56">INTÉGRÉ</text:span></text:p>
      <text:p text:style-name="P9"/>
      <text:p text:style-name="P10"/>
      <text:p text:style-name="P15">DÉCRET DU 05 FÉVRIER 2015</text:p>
      <text:p text:style-name="P15">RELATIF AUX IMPLANTATIONS COMMERCIALES</text:p>
      <text:p text:style-name="P1"/>
      <text:p text:style-name="P3"><text:span text:style-name="T49">C</text:span><text:span text:style-name="T48">oncerne : </text:span><text:span text:style-name="T51">Demande de permis </text:span><text:span text:style-name="T52">intégré</text:span><text:span text:style-name="T51">.</text:span></text:p>
      <text:p text:style-name="P8"/>
      <text:p text:style-name="P3"><text:span text:style-name="T50"><office:annotation><dc:creator>bleybaert</dc:creator><dc:date>2018-07-17T14:19:36</dc:date><loext:sender-initials>ble</loext:sender-initials><text:p text:style-name="P46"><text:span text:style-name="T62">do text if self.hasSingleApplicant()</text:span></text:p></office:annotation></text:span><text:span text:style-name="T23">Le demandeur est</text:span><text:span text:style-name="T12"> </text:span><text:span text:style-name="T12"><text:text-input text:description="Demandeurs avec adresse">self.getApplicantsSignaletic(withaddress=True)</text:text-input></text:span><text:span text:style-name="T12">.</text:span></text:p>
      <text:p text:style-name="P4"><text:span text:style-name="T12"><office:annotation><dc:creator>bleybaert</dc:creator><dc:date>2018-07-17T14:20:01</dc:date><loext:sender-initials>ble</loext:sender-initials><text:p text:style-name="P46"><text:span text:style-name="T62">do text if self.hasMultipleApplicants()</text:span></text:p></office:annotation></text:span><text:span text:style-name="T12">L</text:span><text:span text:style-name="T9">es demandeurs sont </text:span><text:span text:style-name="T12"><text:text-input text:description="Demandeurs avec adresse">self.getApplicantsSignaletic(withaddress=True)</text:text-input></text:span><text:span text:style-name="T12">.</text:span></text:p>
      <text:p text:style-name="P19"/>
      <text:p text:style-name="P7">Le terrain est situé <text:text-input text:description="Emplacement des travaux">self.getWorkLocationSignaletic()</text:text-input>, cadastré <text:text-input text:description="Cadastre">licence_view.get_parcels()</text:text-input>.</text:p>
      <text:p text:style-name="P19"/>
      <text:p text:style-name="P14"><text:span text:style-name="T37">L</text:span>e projet consiste en <text:text-input text:description="Nature des travaux">self.getLicenceSubject()</text:text-input><text:s/>et présente les caractéristiques suivantes :</text:p>
      <text:p text:style-name="P20"><text:span text:style-name="T19">Zonage au plan de secteur </text:span><text:span text:style-name="T17">:</text:span><text:span text:style-name="T20"> </text:span><text:span text:style-name="T1"><text:text-input text:description="Bien-Parcelles">licence_helper.folderZone</text:text-input></text:span></text:p>
      <text:p text:style-name="P20"><text:span text:style-name="T19">Guide communal d'urbanisme</text:span><text:span text:style-name="T17">:</text:span><text:span text:style-name="T20"> </text:span><text:span text:style-name="T21"><text:text-input text:description="Bien-Parcelles">self.getValueForTemplate('township_guide')</text:text-input></text:span></text:p>
      <text:p text:style-name="P20"><text:span text:style-name="T19">Schéma de développement communal</text:span><text:span text:style-name="T18"> </text:span><text:span text:style-name="T17">:</text:span><text:span text:style-name="T20"> </text:span><text:span text:style-name="T22"><text:text-input text:description="Bien-Parcelles">self.getValueForTemplate('SDC')</text:text-input></text:span><text:span text:style-name="T22"> </text:span></text:p>
      <text:p text:style-name="P24">Permis d'urbanisation (lot.) :</text:p>
      <text:p text:style-name="P21"><text:span text:style-name="T13"><office:annotation><dc:creator>bleybaert</dc:creator><dc:date>2018-11-22T11:31:30.751517122</dc:date><loext:sender-initials>ble</loext:sender-initials><text:p text:style-name="P46"><text:span text:style-name="T63">do text if "Guide Communal" in licence_helper.divergence</text:span></text:p></office:annotation></text:span><text:span text:style-name="T13">et s'écarte </text:span><text:span text:style-name="T29">du </text:span><text:span text:style-name="T31">Guide communal d'urbanisme</text:span><text:span text:style-name="T30"> </text:span><text:span text:style-name="T13">pour</text:span><text:span text:style-name="T11"> </text:span><text:span text:style-name="T15">:<text:line-break/></text:span><text:span text:style-name="T10"><text:text-input text:description="Dérogation détails">self.getDivergenceDetails()</text:text-input></text:span></text:p>
      <text:p text:style-name="P22"><text:span text:style-name="T13"><office:annotation><dc:creator>bleybaert</dc:creator><dc:date>2018-11-22T11:31:30.751517122</dc:date><loext:sender-initials>ble</loext:sender-initials><text:p text:style-name="P46"><text:span text:style-name="T63">do text if "urbanisation" in licence_helper.divergence</text:span></text:p></office:annotation></text:span><text:span text:style-name="T13">et s'écarte </text:span><text:span text:style-name="T29">du </text:span><text:span text:style-name="T32">permis d'urbanisation</text:span><text:span text:style-name="T30"> </text:span><text:span text:style-name="T13">pour</text:span><text:span text:style-name="T11"> </text:span><text:span text:style-name="T15">:<text:line-break/></text:span><text:span text:style-name="T10"><text:text-input text:description="Dérogation détails">self.getDivergenceDetails()</text:text-input></text:span></text:p>
      <text:p text:style-name="P23"/>
      <text:p text:style-name="P18"/>
      <table:table table:name="Tableau2" table:style-name="Tableau2">
        <table:table-column table:number-columns-repeated="4" table:style-name="Tableau2.A"/>
        <table:table-row table:style-name="Tableau2.1">
          <table:table-cell office:value-type="string" table:style-name="Tableau2.A1">
            <text:h text:outline-level="4" text:style-name="P44">Date d’affichage</text:h>
            <text:h text:outline-level="4" text:style-name="P44">de la demande</text:h>
          </table:table-cell>
          <table:table-cell office:value-type="string" table:style-name="Tableau2.A1">
            <text:h text:outline-level="4" text:style-name="P44">Date d’ouverture</text:h>
            <text:h text:outline-level="4" text:style-name="P44">de l’enquête</text:h>
          </table:table-cell>
          <table:table-cell office:value-type="string" table:style-name="Tableau2.A1">
            <text:h text:outline-level="4" text:style-name="P45">Lieu et date </text:h>
            <text:h text:outline-level="4" text:style-name="P45">de clôture de l’enquête</text:h>
          </table:table-cell>
          <table:table-cell office:value-type="string" table:style-name="Tableau2.D1">
            <text:p text:style-name="P31">Les observations écrites</text:p>
            <text:p text:style-name="P31">peuvent être adressées :</text:p>
          </table:table-cell>
        </table:table-row>
        <table:table-row table:style-name="Tableau2.2">
          <table:table-cell office:value-type="string" table:style-name="Tableau2.A1">
            <text:p text:style-name="P32"><text:span text:style-name="T39">Le </text:span><text:span text:style-name="T2"><text:text-input text:description="Date début d'enquête">event_view.display_date('displayDate')</text:text-input></text:span></text:p>
          </table:table-cell>
          <table:table-cell office:value-type="string" table:style-name="Tableau2.A1">
            <text:p text:style-name="P32">Le <text:span text:style-name="T3"><text:text-input text:description="Date début d'enquête">tool.formatDate(licence.getLastInquiry().getInvestigationStart())</text:text-input></text:span></text:p>
          </table:table-cell>
          <table:table-cell office:value-type="string" table:style-name="Tableau2.A1">
            <text:p text:style-name="P33"><text:span text:style-name="T43">Lieu</text:span><text:span text:style-name="T16"> </text:span><text:span text:style-name="T42">: </text:span><text:span text:style-name="T34">ADRESSE</text:span></text:p>
            <text:p text:style-name="P32"><text:span text:style-name="T43">Date de clôture :</text:span><text:span text:style-name="T44"> </text:span><text:span text:style-name="T44"><text:text-input text:description="Date début d'enquête">tool.formatDate(licence.getLastInquiry().getInvestigationEnd())</text:text-input></text:span></text:p>
            <text:p text:style-name="P25"><text:span text:style-name="T16">Heure de clôture</text:span> : <text:span text:style-name="T14"><text:text-input text:description="">urbanEventObj.claimsDate.strftime("%H heures %M")
</text:text-input></text:span><text:span text:style-name="T14"><text:s/>à </text:span><text:span text:style-name="T14"><text:text-input text:description="">urbanEventObj.claimEndSDate.strftime("%H heures %M")</text:text-input></text:span></text:p>
          </table:table-cell>
          <table:table-cell office:value-type="string" table:style-name="Tableau2.D1">
            <text:p text:style-name="P28">Par courrier ordinaire :</text:p>
            <text:p text:style-name="P26">ADRESSE</text:p>
            <text:p text:style-name="P26"/>
            <text:p text:style-name="P29">ou</text:p>
            <text:p text:style-name="P29"/>
            <text:p text:style-name="P30"><text:span text:style-name="T24">Par courrier électronique</text:span><text:span text:style-name="T26"> </text:span><text:span text:style-name="T25">:</text:span></text:p>
            <text:p text:style-name="P27">EMAIL</text:p>
          </table:table-cell>
        </table:table-row>
      </table:table>
      <text:p text:style-name="P36"/>
      <text:p text:style-name="P35">Madame, Monsieur,</text:p>
      <text:p text:style-name="P42"/>
      <text:p text:style-name="P39">Le Bourgmestre,</text:p>
      <text:p text:style-name="P39"/>
      <text:p text:style-name="P39"><text:span text:style-name="T39">Porte à la connaissance du public que l’autorité compétente pour statuer sur la présente demande de permis </text:span><text:span text:style-name="T41">intégré</text:span><text:span text:style-name="T39"> est le </text:span><text:span text:style-name="T40">C</text:span><text:span text:style-name="T39">ollège </text:span><text:span text:style-name="T40">C</text:span><text:span text:style-name="T39">ommunal.</text:span></text:p>
      <text:p text:style-name="P39"/>
      <text:p text:style-name="P39">L’enquête publique <text:span text:style-name="T39">est orga</text:span>nisée selon les modalités prévues par les articles D.29-7 à D.29-19 et R.41-6 du livre 1<text:span text:style-name="T47">er</text:span> du code de l’environnement.</text:p>
      <text:p text:style-name="P39"/>
      <text:p text:style-name="P40">Le dossier peut être consulté, durant la période d'enquête, à l'adresse suivante : <text:span text:style-name="T57">ADRESSE</text:span><text:span text:style-name="T27">.</text:span></text:p>
      <text:p text:style-name="P43">- les jours ouvrables soit du lundi au vendredi de 8h30 à 12h00 ;</text:p>
      <text:p text:style-name="P43">- les <text:text-input text:description="Date permanence">tool.formatDate(urbanEventObj.getClaimsDate())</text:text-input>, … / … / … jusqu'à 20 heures.</text:p>
      <text:p text:style-name="P43"/>
      <text:p text:style-name="P41"><text:soft-page-break/><text:span text:style-name="T53">Pour les consultations jusqu'à 20 heures, rendez-vous doit être pris au plus tard 24 heures à l'avance auprès <text:tab/></text:span><text:span text:style-name="T28">du service Urbanisme - <text:tab/>téléphone : </text:span><text:span text:style-name="T35">TEL</text:span><text:span text:style-name="T28"> - mail : </text:span><text:span text:style-name="T35">MAIL</text:span></text:p>
      <text:p text:style-name="P40"/>
      <text:p text:style-name="P38">Des explications techniques peuvent être obtenues auprès des Fonctionnaires technique, délégué <text:span text:style-name="T60">et des implantations commerciales</text:span> du Service Public de Wallonie, <text:span text:style-name="T36">ADRESSE</text:span> / <text:span text:style-name="T58">NUM TEL </text:span>ou auprès du demandeur : <text:span text:style-name="T45"><text:text-input text:description="Demandeurs">self.getApplicantsSignaletic(withaddress=True)</text:text-input></text:span><text:span text:style-name="T45"><text:s/></text:span><text:span text:style-name="T46">(</text:span><text:span text:style-name="T59">TEL</text:span><text:span text:style-name="T46">)</text:span>.</text:p>
      <text:p text:style-name="P37"/>
      <text:p text:style-name="P34"><text:span text:style-name="T8">T</text:span><text:span text:style-name="T5">out intéressé peut formuler ses observations écrites ou orales auprès de </text:span><text:span text:style-name="T6">la </text:span><text:span text:style-name="T7">Commune de </text:span><text:span text:style-name="T7"><text:text-input text:description="">tool.getCityName()</text:text-input></text:span><text:span text:style-name="T6"><text:s/></text:span><text:span text:style-name="T5">dans le délai mentionné ci-dessus, jusqu’à la clôture de l’enquête.</text:span></text:p>
      <text:p text:style-name="P16"/>
      <text:p text:style-name="P5"><text:span text:style-name="T38"><text:text-input text:description="">tool.getCityName()</text:text-input></text:span><text:span text:style-name="T38">, le </text:span><text:span text:style-name="T4"><text:text-input text:description="Délivré à xxx le xxx">tool.formatDate(urbanEventObj.getEventDate())</text:text-input></text:span><text:span text:style-name="T4">.</text:span></text:p>
      <text:p text:style-name="P2"/>
      <text:p text:style-name="P2"/>
      <text:p text:style-name="P6"><office:annotation><dc:creator>bleybaert</dc:creator><dc:date>2018-07-18T09:41:44</dc:date><loext:sender-initials>ble</loext:sender-initials><text:p text:style-name="P46"><text:span text:style-name="T62">do text</text:span></text:p><text:p text:style-name="P46"><text:span text:style-name="T62">from document(at=signatures, format='odt')</text:span></text:p></office:annotation>Import signatures.<text:span text:style-name="T61">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Rubik" svg:font-family="Rubik"/>
    <style:font-face style:name="StarSymbol" svg:font-family="StarSymbol"/>
    <style:font-face style:name="Courier New" svg:font-family="'Courier New'" style:font-family-generic="modern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adornments="Gras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fo:font-size="10pt" style:font-name-asian="Courier New" style:font-family-asian="'Courier New'" style:font-family-generic-asian="modern" style:font-size-asian="10pt" style:font-name-complex="Courier New" style:font-family-complex="'Courier New'" style:font-family-generic-complex="modern" style:font-size-complex="10pt"/>
    </style:style>
    <style:style style:name="Default" style:family="paragraph" style:default-outline-level="">
      <style:paragraph-properties fo:text-align="start" style:justify-single-word="false"/>
      <style:text-properties fo:color="#000000" style:font-name="Times New Roman1" fo:font-family="'Times New Roman'" style:font-family-generic="roman" fo:font-size="12pt" style:font-size-asian="12pt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Calibri" fo:font-family="Calibri" style:font-style-name="Gras" style:font-family-generic="swiss" style:font-pitch="variable" fo:font-size="10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09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meta:creation-date>2009-07-27T10:37:25</meta:creation-date>
    <dc:date>2018-11-22T11:37:23.466619627</dc:date>
    <dc:language>fr-FR</dc:language>
    <meta:editing-cycles>164</meta:editing-cycles>
    <meta:editing-duration>P1DT13H38M46S</meta:editing-duration>
    <dc:creator>bleybaert</dc:creator>
    <meta:document-statistic meta:table-count="1" meta:image-count="0" meta:object-count="0" meta:page-count="2" meta:paragraph-count="45" meta:word-count="371" meta:character-count="2620" meta:non-whitespace-character-count="2338"/>
    <meta:user-defined meta:name="Info 1"/>
    <meta:user-defined meta:name="Info 2"/>
    <meta:user-defined meta:name="Info 3"/>
    <meta:user-defined meta:name="Info 4"/>
  </office:meta>
</office:document-meta>
</file>